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1.766in" style:rel-column-width="16345*"/>
    </style:style>
    <style:style style:name="Table120.B" style:family="table-column">
      <style:table-column-properties style:column-width="5.3146in" style:rel-column-width="49190*"/>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1.766in" style:rel-column-width="16345*"/>
    </style:style>
    <style:style style:name="Table121.B" style:family="table-column">
      <style:table-column-properties style:column-width="5.3146in" style:rel-column-width="49190*"/>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1.766in" style:rel-column-width="16345*"/>
    </style:style>
    <style:style style:name="Table122.B" style:family="table-column">
      <style:table-column-properties style:column-width="5.3146in" style:rel-column-width="49190*"/>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1.766in" style:rel-column-width="16345*"/>
    </style:style>
    <style:style style:name="Table123.B" style:family="table-column">
      <style:table-column-properties style:column-width="5.3146in" style:rel-column-width="49190*"/>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1.766in" style:rel-column-width="16345*"/>
    </style:style>
    <style:style style:name="Table124.B" style:family="table-column">
      <style:table-column-properties style:column-width="5.3146in" style:rel-column-width="49190*"/>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1.766in" style:rel-column-width="16345*"/>
    </style:style>
    <style:style style:name="Table125.B" style:family="table-column">
      <style:table-column-properties style:column-width="5.3146in" style:rel-column-width="49190*"/>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1.766in" style:rel-column-width="16345*"/>
    </style:style>
    <style:style style:name="Table126.B" style:family="table-column">
      <style:table-column-properties style:column-width="5.3146in" style:rel-column-width="49190*"/>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1.766in" style:rel-column-width="16345*"/>
    </style:style>
    <style:style style:name="Table127.B" style:family="table-column">
      <style:table-column-properties style:column-width="5.3146in" style:rel-column-width="49190*"/>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1.766in" style:rel-column-width="16345*"/>
    </style:style>
    <style:style style:name="Table128.B" style:family="table-column">
      <style:table-column-properties style:column-width="5.3146in" style:rel-column-width="49190*"/>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1.766in" style:rel-column-width="16345*"/>
    </style:style>
    <style:style style:name="Table129.B" style:family="table-column">
      <style:table-column-properties style:column-width="5.3146in" style:rel-column-width="49190*"/>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1.766in" style:rel-column-width="16345*"/>
    </style:style>
    <style:style style:name="Table130.B" style:family="table-column">
      <style:table-column-properties style:column-width="5.3146in" style:rel-column-width="49190*"/>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1.766in" style:rel-column-width="16345*"/>
    </style:style>
    <style:style style:name="Table131.B" style:family="table-column">
      <style:table-column-properties style:column-width="5.3146in" style:rel-column-width="49190*"/>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1.766in" style:rel-column-width="16345*"/>
    </style:style>
    <style:style style:name="Table200.B" style:family="table-column">
      <style:table-column-properties style:column-width="5.3146in" style:rel-column-width="49190*"/>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1.766in" style:rel-column-width="16345*"/>
    </style:style>
    <style:style style:name="Table201.B" style:family="table-column">
      <style:table-column-properties style:column-width="5.3146in" style:rel-column-width="49190*"/>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1.766in" style:rel-column-width="16345*"/>
    </style:style>
    <style:style style:name="Table202.B" style:family="table-column">
      <style:table-column-properties style:column-width="5.3146in" style:rel-column-width="49190*"/>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1.766in" style:rel-column-width="16345*"/>
    </style:style>
    <style:style style:name="Table132.B" style:family="table-column">
      <style:table-column-properties style:column-width="5.3146in" style:rel-column-width="49190*"/>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1.766in" style:rel-column-width="16345*"/>
    </style:style>
    <style:style style:name="Table133.B" style:family="table-column">
      <style:table-column-properties style:column-width="5.3146in" style:rel-column-width="49190*"/>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1.766in" style:rel-column-width="16345*"/>
    </style:style>
    <style:style style:name="Table134.B" style:family="table-column">
      <style:table-column-properties style:column-width="5.3146in" style:rel-column-width="49190*"/>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1.766in" style:rel-column-width="16345*"/>
    </style:style>
    <style:style style:name="Table135.B" style:family="table-column">
      <style:table-column-properties style:column-width="5.3146in" style:rel-column-width="49190*"/>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1.766in" style:rel-column-width="16345*"/>
    </style:style>
    <style:style style:name="Table136.B" style:family="table-column">
      <style:table-column-properties style:column-width="5.3146in" style:rel-column-width="49190*"/>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1.766in" style:rel-column-width="16345*"/>
    </style:style>
    <style:style style:name="Table137.B" style:family="table-column">
      <style:table-column-properties style:column-width="5.3146in" style:rel-column-width="49190*"/>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1.766in" style:rel-column-width="16345*"/>
    </style:style>
    <style:style style:name="Table138.B" style:family="table-column">
      <style:table-column-properties style:column-width="5.3146in" style:rel-column-width="49190*"/>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1.766in" style:rel-column-width="16345*"/>
    </style:style>
    <style:style style:name="Table139.B" style:family="table-column">
      <style:table-column-properties style:column-width="5.3146in" style:rel-column-width="49190*"/>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1.766in" style:rel-column-width="16345*"/>
    </style:style>
    <style:style style:name="Table140.B" style:family="table-column">
      <style:table-column-properties style:column-width="5.3146in" style:rel-column-width="49190*"/>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1.766in" style:rel-column-width="16345*"/>
    </style:style>
    <style:style style:name="Table141.B" style:family="table-column">
      <style:table-column-properties style:column-width="5.3146in" style:rel-column-width="49190*"/>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1.766in" style:rel-column-width="16345*"/>
    </style:style>
    <style:style style:name="Table142.B" style:family="table-column">
      <style:table-column-properties style:column-width="5.3146in" style:rel-column-width="49190*"/>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1.766in" style:rel-column-width="16345*"/>
    </style:style>
    <style:style style:name="Table143.B" style:family="table-column">
      <style:table-column-properties style:column-width="5.3146in" style:rel-column-width="49190*"/>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1.766in" style:rel-column-width="16345*"/>
    </style:style>
    <style:style style:name="Table144.B" style:family="table-column">
      <style:table-column-properties style:column-width="5.3146in" style:rel-column-width="49190*"/>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1.766in" style:rel-column-width="16345*"/>
    </style:style>
    <style:style style:name="Table145.B" style:family="table-column">
      <style:table-column-properties style:column-width="5.3146in" style:rel-column-width="49190*"/>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1.766in" style:rel-column-width="16345*"/>
    </style:style>
    <style:style style:name="Table146.B" style:family="table-column">
      <style:table-column-properties style:column-width="5.3146in" style:rel-column-width="49190*"/>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1.766in" style:rel-column-width="16345*"/>
    </style:style>
    <style:style style:name="Table147.B" style:family="table-column">
      <style:table-column-properties style:column-width="5.3146in" style:rel-column-width="49190*"/>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1.766in" style:rel-column-width="16345*"/>
    </style:style>
    <style:style style:name="Table148.B" style:family="table-column">
      <style:table-column-properties style:column-width="5.3146in" style:rel-column-width="49190*"/>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1.766in" style:rel-column-width="16345*"/>
    </style:style>
    <style:style style:name="Table149.B" style:family="table-column">
      <style:table-column-properties style:column-width="5.3146in" style:rel-column-width="49190*"/>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1.766in" style:rel-column-width="16345*"/>
    </style:style>
    <style:style style:name="Table150.B" style:family="table-column">
      <style:table-column-properties style:column-width="5.3146in" style:rel-column-width="49190*"/>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1.766in" style:rel-column-width="16345*"/>
    </style:style>
    <style:style style:name="Table151.B" style:family="table-column">
      <style:table-column-properties style:column-width="5.3146in" style:rel-column-width="49190*"/>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1.766in" style:rel-column-width="16345*"/>
    </style:style>
    <style:style style:name="Table152.B" style:family="table-column">
      <style:table-column-properties style:column-width="5.3146in" style:rel-column-width="49190*"/>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1.766in" style:rel-column-width="16345*"/>
    </style:style>
    <style:style style:name="Table153.B" style:family="table-column">
      <style:table-column-properties style:column-width="5.3146in" style:rel-column-width="49190*"/>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1.766in" style:rel-column-width="16345*"/>
    </style:style>
    <style:style style:name="Table154.B" style:family="table-column">
      <style:table-column-properties style:column-width="5.3146in" style:rel-column-width="49190*"/>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1.766in" style:rel-column-width="16345*"/>
    </style:style>
    <style:style style:name="Table155.B" style:family="table-column">
      <style:table-column-properties style:column-width="5.3146in" style:rel-column-width="49190*"/>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806in" table:align="margins" style:may-break-between-rows="false"/>
    </style:style>
    <style:style style:name="Table156.A" style:family="table-column">
      <style:table-column-properties style:column-width="1.766in" style:rel-column-width="16345*"/>
    </style:style>
    <style:style style:name="Table156.B" style:family="table-column">
      <style:table-column-properties style:column-width="5.3146in" style:rel-column-width="49190*"/>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1.766in" style:rel-column-width="16345*"/>
    </style:style>
    <style:style style:name="Table157.B" style:family="table-column">
      <style:table-column-properties style:column-width="5.3146in" style:rel-column-width="49190*"/>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1.766in" style:rel-column-width="16345*"/>
    </style:style>
    <style:style style:name="Table158.B" style:family="table-column">
      <style:table-column-properties style:column-width="5.3146in" style:rel-column-width="49190*"/>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1.766in" style:rel-column-width="16345*"/>
    </style:style>
    <style:style style:name="Table159.B" style:family="table-column">
      <style:table-column-properties style:column-width="5.3146in" style:rel-column-width="49190*"/>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1.766in" style:rel-column-width="16345*"/>
    </style:style>
    <style:style style:name="Table160.B" style:family="table-column">
      <style:table-column-properties style:column-width="5.3146in" style:rel-column-width="49190*"/>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1.766in" style:rel-column-width="16345*"/>
    </style:style>
    <style:style style:name="Table161.B" style:family="table-column">
      <style:table-column-properties style:column-width="5.3146in" style:rel-column-width="49190*"/>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1.766in" style:rel-column-width="16345*"/>
    </style:style>
    <style:style style:name="Table162.B" style:family="table-column">
      <style:table-column-properties style:column-width="5.3146in" style:rel-column-width="49190*"/>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1.766in" style:rel-column-width="16345*"/>
    </style:style>
    <style:style style:name="Table163.B" style:family="table-column">
      <style:table-column-properties style:column-width="5.3146in" style:rel-column-width="49190*"/>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1.766in" style:rel-column-width="16345*"/>
    </style:style>
    <style:style style:name="Table164.B" style:family="table-column">
      <style:table-column-properties style:column-width="5.3146in" style:rel-column-width="49190*"/>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1.766in" style:rel-column-width="16345*"/>
    </style:style>
    <style:style style:name="Table165.B" style:family="table-column">
      <style:table-column-properties style:column-width="5.3146in" style:rel-column-width="49190*"/>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806in" table:align="margins" style:may-break-between-rows="false"/>
    </style:style>
    <style:style style:name="Table166.A" style:family="table-column">
      <style:table-column-properties style:column-width="1.766in" style:rel-column-width="16345*"/>
    </style:style>
    <style:style style:name="Table166.B" style:family="table-column">
      <style:table-column-properties style:column-width="5.3146in" style:rel-column-width="49190*"/>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1.766in" style:rel-column-width="16345*"/>
    </style:style>
    <style:style style:name="Table167.B" style:family="table-column">
      <style:table-column-properties style:column-width="5.3146in" style:rel-column-width="49190*"/>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1.766in" style:rel-column-width="16345*"/>
    </style:style>
    <style:style style:name="Table168.B" style:family="table-column">
      <style:table-column-properties style:column-width="5.3146in" style:rel-column-width="49190*"/>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1.766in" style:rel-column-width="16345*"/>
    </style:style>
    <style:style style:name="Table169.B" style:family="table-column">
      <style:table-column-properties style:column-width="5.3146in" style:rel-column-width="49190*"/>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1.766in" style:rel-column-width="16345*"/>
    </style:style>
    <style:style style:name="Table170.B" style:family="table-column">
      <style:table-column-properties style:column-width="5.3146in" style:rel-column-width="49190*"/>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1.766in" style:rel-column-width="16345*"/>
    </style:style>
    <style:style style:name="Table171.B" style:family="table-column">
      <style:table-column-properties style:column-width="5.3146in" style:rel-column-width="49190*"/>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1.766in" style:rel-column-width="16345*"/>
    </style:style>
    <style:style style:name="Table172.B" style:family="table-column">
      <style:table-column-properties style:column-width="5.3146in" style:rel-column-width="49190*"/>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1.766in" style:rel-column-width="16345*"/>
    </style:style>
    <style:style style:name="Table173.B" style:family="table-column">
      <style:table-column-properties style:column-width="5.3146in" style:rel-column-width="49190*"/>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1.766in" style:rel-column-width="16345*"/>
    </style:style>
    <style:style style:name="Table174.B" style:family="table-column">
      <style:table-column-properties style:column-width="5.3146in" style:rel-column-width="49190*"/>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4.A2" style:family="table-cell">
      <style:table-cell-properties fo:padding="0.0382in" fo:border-left="0.0007in solid #000000" fo:border-right="none" fo:border-top="none" fo:border-bottom="0.0007in solid #000000"/>
    </style:style>
    <style:style style:name="Table174.B2" style:family="table-cell">
      <style:table-cell-properties fo:padding="0.0382in" fo:border-left="0.0007in solid #000000" fo:border-right="0.0007in solid #000000" fo:border-top="none" fo:border-bottom="0.0007in solid #000000"/>
    </style:style>
    <style:style style:name="Table175" style:family="table">
      <style:table-properties style:width="7.0806in" table:align="margins" style:may-break-between-rows="false"/>
    </style:style>
    <style:style style:name="Table175.A" style:family="table-column">
      <style:table-column-properties style:column-width="1.766in" style:rel-column-width="16345*"/>
    </style:style>
    <style:style style:name="Table175.B" style:family="table-column">
      <style:table-column-properties style:column-width="5.3146in" style:rel-column-width="49190*"/>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1.766in" style:rel-column-width="16345*"/>
    </style:style>
    <style:style style:name="Table176.B" style:family="table-column">
      <style:table-column-properties style:column-width="5.3146in" style:rel-column-width="49190*"/>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1.766in" style:rel-column-width="16345*"/>
    </style:style>
    <style:style style:name="Table177.B" style:family="table-column">
      <style:table-column-properties style:column-width="5.3146in" style:rel-column-width="49190*"/>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1.766in" style:rel-column-width="16345*"/>
    </style:style>
    <style:style style:name="Table178.B" style:family="table-column">
      <style:table-column-properties style:column-width="5.3146in" style:rel-column-width="49190*"/>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1.766in" style:rel-column-width="16345*"/>
    </style:style>
    <style:style style:name="Table179.B" style:family="table-column">
      <style:table-column-properties style:column-width="5.3146in" style:rel-column-width="49190*"/>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1.766in" style:rel-column-width="16345*"/>
    </style:style>
    <style:style style:name="Table180.B" style:family="table-column">
      <style:table-column-properties style:column-width="5.3146in" style:rel-column-width="49190*"/>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1.766in" style:rel-column-width="16345*"/>
    </style:style>
    <style:style style:name="Table181.B" style:family="table-column">
      <style:table-column-properties style:column-width="5.3146in" style:rel-column-width="49190*"/>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1.766in" style:rel-column-width="16345*"/>
    </style:style>
    <style:style style:name="Table182.B" style:family="table-column">
      <style:table-column-properties style:column-width="5.3146in" style:rel-column-width="49190*"/>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1.766in" style:rel-column-width="16345*"/>
    </style:style>
    <style:style style:name="Table183.B" style:family="table-column">
      <style:table-column-properties style:column-width="5.3146in" style:rel-column-width="49190*"/>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1.766in" style:rel-column-width="16345*"/>
    </style:style>
    <style:style style:name="Table184.B" style:family="table-column">
      <style:table-column-properties style:column-width="5.3146in" style:rel-column-width="49190*"/>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1.766in" style:rel-column-width="16345*"/>
    </style:style>
    <style:style style:name="Table185.B" style:family="table-column">
      <style:table-column-properties style:column-width="5.3146in" style:rel-column-width="49190*"/>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1.766in" style:rel-column-width="16345*"/>
    </style:style>
    <style:style style:name="Table186.B" style:family="table-column">
      <style:table-column-properties style:column-width="5.3146in" style:rel-column-width="49190*"/>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1.766in" style:rel-column-width="16345*"/>
    </style:style>
    <style:style style:name="Table187.B" style:family="table-column">
      <style:table-column-properties style:column-width="5.3146in" style:rel-column-width="49190*"/>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1.766in" style:rel-column-width="16345*"/>
    </style:style>
    <style:style style:name="Table188.B" style:family="table-column">
      <style:table-column-properties style:column-width="5.3146in" style:rel-column-width="49190*"/>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1.766in" style:rel-column-width="16345*"/>
    </style:style>
    <style:style style:name="Table189.B" style:family="table-column">
      <style:table-column-properties style:column-width="5.3146in" style:rel-column-width="49190*"/>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1.766in" style:rel-column-width="16345*"/>
    </style:style>
    <style:style style:name="Table190.B" style:family="table-column">
      <style:table-column-properties style:column-width="5.3146in" style:rel-column-width="49190*"/>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1.766in" style:rel-column-width="16345*"/>
    </style:style>
    <style:style style:name="Table191.B" style:family="table-column">
      <style:table-column-properties style:column-width="5.3146in" style:rel-column-width="49190*"/>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1.766in" style:rel-column-width="16345*"/>
    </style:style>
    <style:style style:name="Table192.B" style:family="table-column">
      <style:table-column-properties style:column-width="5.3146in" style:rel-column-width="49190*"/>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1.766in" style:rel-column-width="16345*"/>
    </style:style>
    <style:style style:name="Table193.B" style:family="table-column">
      <style:table-column-properties style:column-width="5.3146in" style:rel-column-width="49190*"/>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1.766in" style:rel-column-width="16345*"/>
    </style:style>
    <style:style style:name="Table194.B" style:family="table-column">
      <style:table-column-properties style:column-width="5.3146in" style:rel-column-width="49190*"/>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1.766in" style:rel-column-width="16345*"/>
    </style:style>
    <style:style style:name="Table195.B" style:family="table-column">
      <style:table-column-properties style:column-width="5.3146in" style:rel-column-width="49190*"/>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1.766in" style:rel-column-width="16345*"/>
    </style:style>
    <style:style style:name="Table196.B" style:family="table-column">
      <style:table-column-properties style:column-width="5.3146in" style:rel-column-width="49190*"/>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1.766in" style:rel-column-width="16345*"/>
    </style:style>
    <style:style style:name="Table197.B" style:family="table-column">
      <style:table-column-properties style:column-width="5.3146in" style:rel-column-width="49190*"/>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1.766in" style:rel-column-width="16345*"/>
    </style:style>
    <style:style style:name="Table198.B" style:family="table-column">
      <style:table-column-properties style:column-width="5.3146in" style:rel-column-width="49190*"/>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1.766in" style:rel-column-width="16345*"/>
    </style:style>
    <style:style style:name="Table199.B" style:family="table-column">
      <style:table-column-properties style:column-width="5.3146in" style:rel-column-width="49190*"/>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0" style:family="table">
      <style:table-properties style:width="7.0806in" table:align="margins" style:may-break-between-rows="false"/>
    </style:style>
    <style:style style:name="Table10.A" style:family="table-column">
      <style:table-column-properties style:column-width="1.766in" style:rel-column-width="16345*"/>
    </style:style>
    <style:style style:name="Table10.B" style:family="table-column">
      <style:table-column-properties style:column-width="5.3146in" style:rel-column-width="49190*"/>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806in" table:align="margins" style:may-break-between-rows="false"/>
    </style:style>
    <style:style style:name="Table14.A" style:family="table-column">
      <style:table-column-properties style:column-width="1.766in" style:rel-column-width="16345*"/>
    </style:style>
    <style:style style:name="Table14.B" style:family="table-column">
      <style:table-column-properties style:column-width="5.3146in" style:rel-column-width="49190*"/>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7.0806in" table:align="margins" style:may-break-between-rows="false"/>
    </style:style>
    <style:style style:name="Table15.A" style:family="table-column">
      <style:table-column-properties style:column-width="1.766in" style:rel-column-width="16345*"/>
    </style:style>
    <style:style style:name="Table15.B" style:family="table-column">
      <style:table-column-properties style:column-width="5.3146in" style:rel-column-width="49190*"/>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806in" table:align="margins" style:may-break-between-rows="false"/>
    </style:style>
    <style:style style:name="Table16.A" style:family="table-column">
      <style:table-column-properties style:column-width="1.766in" style:rel-column-width="16345*"/>
    </style:style>
    <style:style style:name="Table16.B" style:family="table-column">
      <style:table-column-properties style:column-width="5.3146in" style:rel-column-width="49190*"/>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style>
    <style:style style:name="Table53.A" style:family="table-column">
      <style:table-column-properties style:column-width="1.7646in" style:rel-column-width="16332*"/>
    </style:style>
    <style:style style:name="Table53.B" style:family="table-column">
      <style:table-column-properties style:column-width="1.6986in" style:rel-column-width="15721*"/>
    </style:style>
    <style:style style:name="Table53.C" style:family="table-column">
      <style:table-column-properties style:column-width="3.6174in" style:rel-column-width="33482*"/>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C2" style:family="table-cell">
      <style:table-cell-properties fo:padding="0.0382in" fo:border-left="0.0007in solid #000000" fo:border-right="0.0007in solid #000000" fo:border-top="none" fo:border-bottom="0.0007in solid #000000"/>
    </style:style>
    <style:style style:name="Table53.A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3.C13" style:family="table-cell">
      <style:table-cell-properties style:vertical-align="middle" fo:padding="0.0382in" fo:border-left="0.0007in solid #000000" fo:border-right="0.0007in solid #000000" fo:border-top="none" fo:border-bottom="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text-properties fo:font-weight="bold" style:font-weight-asian="bold" style:font-weight-complex="bold"/>
    </style:style>
    <style:style style:name="P16" style:family="paragraph" style:parent-style-name="Table_20_Contents">
      <style:paragraph-properties fo:text-align="start" style:justify-single-word="false"/>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normal" style:font-weight-asian="normal" style:font-weight-complex="normal"/>
    </style:style>
    <style:style style:name="P18" style:family="paragraph" style:parent-style-name="Table_20_Contents">
      <style:paragraph-properties fo:text-align="justify" style:justify-single-word="false"/>
      <style:text-properties fo:font-weight="normal" style:font-weight-asian="normal" style:font-weight-complex="normal"/>
    </style:style>
    <style:style style:name="P19" style:family="paragraph" style:parent-style-name="Table_20_Contents">
      <style:paragraph-properties fo:text-align="center" style:justify-single-word="false"/>
      <style:text-properties style:font-name="Courier New" fo:font-weight="bold" style:font-weight-asian="bold" style:font-weight-complex="bold"/>
    </style:style>
    <style:style style:name="P20" style:family="paragraph" style:parent-style-name="Table_20_Contents">
      <style:paragraph-properties fo:text-align="center" style:justify-single-word="false"/>
      <style:text-properties style:font-name="Courier New" fo:font-size="12pt" style:font-size-asian="12pt" style:font-size-complex="12pt"/>
    </style:style>
    <style:style style:name="P21" style:family="paragraph" style:parent-style-name="Table_20_Contents">
      <style:text-properties style:font-name="Courier New" fo:font-size="10pt" style:font-size-asian="10pt" style:font-size-complex="10pt"/>
    </style:style>
    <style:style style:name="P22" style:family="paragraph" style:parent-style-name="Table_20_Contents">
      <style:paragraph-properties fo:text-align="justify" style:justify-single-word="false"/>
      <style:text-properties style:font-name="Courier New" fo:font-size="10pt" style:font-size-asian="10pt" style:font-size-complex="10pt"/>
    </style:style>
    <style:style style:name="P23" style:family="paragraph" style:parent-style-name="Table_20_Contents">
      <style:paragraph-properties fo:text-align="center" style:justify-single-word="false"/>
      <style:text-properties style:font-name="Courier New"/>
    </style:style>
    <style:style style:name="P24" style:family="paragraph" style:parent-style-name="Table_20_Contents">
      <style:paragraph-properties fo:text-align="start" style:justify-single-word="false"/>
    </style:style>
    <style:style style:name="P25" style:family="paragraph" style:parent-style-name="Table_20_Contents">
      <style:text-properties fo:font-size="10pt" style:font-size-asian="10pt" style:font-size-complex="10pt"/>
    </style:style>
    <style:style style:name="P26" style:family="paragraph" style:parent-style-name="Table_20_Contents">
      <style:paragraph-properties fo:text-align="start" style:justify-single-word="false"/>
      <style:text-properties fo:font-size="10pt" style:font-size-asian="10pt" style:font-size-complex="10pt"/>
    </style:style>
    <style:style style:name="P27" style:family="paragraph" style:parent-style-name="Table_20_Contents">
      <style:paragraph-properties fo:text-align="center" style:justify-single-word="false"/>
      <style:text-properties fo:font-style="italic" style:font-style-asian="italic" style:font-style-complex="italic"/>
    </style:style>
    <style:style style:name="P28" style:family="paragraph" style:parent-style-name="Table_20_Contents">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2"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3"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4" style:family="paragraph" style:parent-style-name="Table_20_Contents">
      <style:text-properties fo:color="#808080" fo:font-size="10pt" style:font-size-asian="10pt" style:font-size-complex="10pt"/>
    </style:style>
    <style:style style:name="P35" style:family="paragraph" style:parent-style-name="Table_20_Contents">
      <style:text-properties fo:color="#808080" fo:font-size="6pt" style:font-size-asian="6pt" style:font-size-complex="6pt"/>
    </style:style>
    <style:style style:name="P36"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7"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38"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39"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0" style:family="paragraph" style:parent-style-name="Table_20_Contents">
      <style:text-properties style:use-window-font-color="true" fo:font-size="10pt" style:font-size-asian="10pt" style:font-size-complex="10pt"/>
    </style:style>
    <style:style style:name="P41" style:family="paragraph" style:parent-style-name="Table_20_Contents">
      <style:text-properties style:use-window-font-color="true" fo:font-size="10pt" fo:font-weight="normal" style:font-size-asian="10pt" style:font-weight-asian="normal" style:font-size-complex="10pt" style:font-weight-complex="normal"/>
    </style:style>
    <style:style style:name="P42" style:family="paragraph" style:parent-style-name="Table_20_Contents">
      <style:text-properties style:use-window-font-color="true" fo:font-size="6pt" style:font-size-asian="6pt" style:font-size-complex="6pt"/>
    </style:style>
    <style:style style:name="P43" style:family="paragraph" style:parent-style-name="Table_20_Contents">
      <style:paragraph-properties fo:text-align="center" style:justify-single-word="false"/>
      <style:text-properties style:font-name="Arial Black" fo:font-size="10pt" style:font-size-asian="10pt" style:font-size-complex="10pt"/>
    </style:style>
    <style:style style:name="P44" style:family="paragraph" style:parent-style-name="Table_20_Contents">
      <style:paragraph-properties fo:text-align="center" style:justify-single-word="false"/>
      <style:text-properties style:font-name="Arial Black" fo:font-size="6pt" style:font-size-asian="6pt" style:font-size-complex="6pt"/>
    </style:style>
    <style:style style:name="P45" style:family="paragraph" style:parent-style-name="Table_20_Contents">
      <style:text-properties fo:font-size="6pt" style:font-size-asian="6pt" style:font-size-complex="6pt"/>
    </style:style>
    <style:style style:name="P46" style:family="paragraph" style:parent-style-name="Title">
      <style:text-properties fo:font-size="60pt" style:font-size-asian="60pt" style:font-size-complex="60pt"/>
    </style:style>
    <style:style style:name="P47" style:family="paragraph" style:parent-style-name="Footnote">
      <style:paragraph-properties fo:text-align="start" style:justify-single-word="false"/>
    </style:style>
    <style:style style:name="P48" style:family="paragraph" style:parent-style-name="Footnote">
      <style:paragraph-properties fo:text-align="justify" style:justify-single-word="false"/>
    </style:style>
    <style:style style:name="P49" style:family="paragraph" style:parent-style-name="Standard">
      <style:paragraph-properties fo:text-align="justify" style:justify-single-word="false"/>
    </style:style>
    <style:style style:name="P50" style:family="paragraph" style:parent-style-name="Standard">
      <style:paragraph-properties fo:text-align="center" style:justify-single-word="false"/>
    </style:style>
    <style:style style:name="P51" style:family="paragraph" style:parent-style-name="Code">
      <style:text-properties fo:font-size="12pt" fo:font-weight="bold" style:font-size-asian="12pt" style:font-weight-asian="bold" style:font-size-complex="12pt" style:font-weight-complex="bold"/>
    </style:style>
    <style:style style:name="P52" style:family="paragraph" style:parent-style-name="Code">
      <style:paragraph-properties fo:text-align="justify" style:justify-single-word="false"/>
    </style:style>
    <style:style style:name="P53" style:family="paragraph" style:parent-style-name="Code">
      <style:text-properties style:text-underline-style="solid" style:text-underline-width="auto" style:text-underline-color="font-color" fo:font-weight="bold" style:font-weight-asian="bold" style:font-weight-complex="bold"/>
    </style:style>
    <style:style style:name="P54" style:family="paragraph" style:parent-style-name="Code">
      <style:text-properties style:font-name="Times New Roman" fo:font-size="14pt" style:font-name-asian="SimSun" style:font-size-asian="14pt" style:font-name-complex="Mangal" style:font-size-complex="14pt"/>
    </style:style>
    <style:style style:name="P55" style:family="paragraph" style:parent-style-name="Code">
      <style:text-properties style:text-underline-style="none" fo:font-weight="normal" style:font-weight-asian="normal" style:font-weight-complex="normal"/>
    </style:style>
    <style:style style:name="P56" style:family="paragraph" style:parent-style-name="Text_20_body">
      <style:paragraph-properties fo:break-before="page"/>
      <style:text-properties style:use-window-font-color="true"/>
    </style:style>
    <style:style style:name="P57" style:family="paragraph" style:parent-style-name="Contents_20_Heading">
      <style:paragraph-properties fo:break-before="page"/>
    </style:style>
    <style:style style:name="P58" style:family="paragraph" style:parent-style-name="Snippet">
      <style:text-properties style:font-name="Courier New1"/>
    </style:style>
    <style:style style:name="P59" style:family="paragraph" style:parent-style-name="Snippet">
      <style:text-properties fo:font-weight="normal" style:font-weight-asian="normal" style:font-weight-complex="normal"/>
    </style:style>
    <style:style style:name="P60" style:family="paragraph" style:parent-style-name="Contents_20_1">
      <style:paragraph-properties>
        <style:tab-stops>
          <style:tab-stop style:position="7.0602in" style:type="right" style:leader-style="dotted" style:leader-text="."/>
        </style:tab-stops>
      </style:paragraph-properties>
    </style:style>
    <style:style style:name="P61" style:family="paragraph" style:parent-style-name="Contents_20_2">
      <style:paragraph-properties>
        <style:tab-stops>
          <style:tab-stop style:position="6.8839in" style:type="right"/>
        </style:tab-stops>
      </style:paragraph-properties>
    </style:style>
    <style:style style:name="P62" style:family="paragraph" style:parent-style-name="Index_20_1">
      <style:paragraph-properties>
        <style:tab-stops>
          <style:tab-stop style:position="7.0807in" style:type="right"/>
        </style:tab-stops>
      </style:paragraph-properties>
    </style:style>
    <style:style style:name="P63" style:family="paragraph" style:parent-style-name="Index_20_Separator">
      <style:paragraph-properties>
        <style:tab-stops/>
      </style:paragraph-properties>
    </style:style>
    <style:style style:name="P64" style:family="paragraph" style:parent-style-name="Heading_20_1">
      <style:paragraph-properties fo:text-align="justify" style:justify-single-word="false"/>
    </style:style>
    <style:style style:name="P65" style:family="paragraph" style:parent-style-name="Heading_20_1">
      <style:paragraph-properties fo:break-before="page"/>
    </style:style>
    <style:style style:name="P66" style:family="paragraph" style:parent-style-name="Text_20_body" style:master-page-name="Standard">
      <style:paragraph-properties style:page-number="auto"/>
    </style:style>
    <style:style style:name="P67" style:family="paragraph" style:parent-style-name="Text_20_body" style:list-style-name="L1"/>
    <style:style style:name="P68" style:family="paragraph" style:parent-style-name="Text_20_body" style:list-style-name="L2"/>
    <style:style style:name="P69" style:family="paragraph" style:parent-style-name="Text_20_body" style:list-style-name="L3">
      <style:paragraph-properties fo:text-align="justify" style:justify-single-word="false"/>
    </style:style>
    <style:style style:name="P70" style:family="paragraph" style:parent-style-name="Text_20_body" style:list-style-name="L5">
      <style:paragraph-properties fo:text-align="justify" style:justify-single-word="false"/>
    </style:style>
    <style:style style:name="P71" style:family="paragraph" style:parent-style-name="Text_20_body" style:list-style-name="L1">
      <style:paragraph-properties fo:text-align="justify" style:justify-single-word="false"/>
    </style:style>
    <style:style style:name="P72" style:family="paragraph" style:parent-style-name="Text_20_body" style:list-style-name="L8">
      <style:paragraph-properties fo:text-align="justify" style:justify-single-word="false"/>
    </style:style>
    <style:style style:name="P73" style:family="paragraph" style:parent-style-name="Text_20_body" style:list-style-name="L10">
      <style:paragraph-properties fo:text-align="justify" style:justify-single-word="false"/>
    </style:style>
    <style:style style:name="P74" style:family="paragraph" style:parent-style-name="Text_20_body" style:list-style-name="L11">
      <style:paragraph-properties fo:text-align="justify" style:justify-single-word="false"/>
    </style:style>
    <style:style style:name="P75" style:family="paragraph" style:parent-style-name="Text_20_body" style:list-style-name="L13">
      <style:paragraph-properties fo:text-align="justify" style:justify-single-word="false"/>
    </style:style>
    <style:style style:name="P76" style:family="paragraph" style:parent-style-name="Text_20_body" style:list-style-name="L14">
      <style:paragraph-properties fo:text-align="justify" style:justify-single-word="false"/>
    </style:style>
    <style:style style:name="P77" style:family="paragraph" style:parent-style-name="Text_20_body" style:list-style-name="L15">
      <style:paragraph-properties fo:text-align="justify" style:justify-single-word="false"/>
    </style:style>
    <style:style style:name="P78" style:family="paragraph" style:parent-style-name="Text_20_body" style:list-style-name="L16">
      <style:paragraph-properties fo:text-align="justify" style:justify-single-word="false"/>
    </style:style>
    <style:style style:name="P79" style:family="paragraph" style:parent-style-name="Text_20_body" style:list-style-name="L17">
      <style:paragraph-properties fo:text-align="justify" style:justify-single-word="false"/>
    </style:style>
    <style:style style:name="P80" style:family="paragraph" style:parent-style-name="Text_20_body" style:list-style-name="L18">
      <style:paragraph-properties fo:text-align="justify" style:justify-single-word="false"/>
    </style:style>
    <style:style style:name="P81" style:family="paragraph" style:parent-style-name="Text_20_body" style:list-style-name="L19">
      <style:paragraph-properties fo:text-align="justify" style:justify-single-word="false"/>
    </style:style>
    <style:style style:name="P82" style:family="paragraph" style:parent-style-name="Text_20_body" style:list-style-name="L20">
      <style:paragraph-properties fo:text-align="justify" style:justify-single-word="false"/>
    </style:style>
    <style:style style:name="P83" style:family="paragraph" style:parent-style-name="Text_20_body" style:list-style-name="L21">
      <style:paragraph-properties fo:text-align="justify" style:justify-single-word="false"/>
    </style:style>
    <style:style style:name="P84" style:family="paragraph" style:parent-style-name="Text_20_body" style:list-style-name="L22">
      <style:paragraph-properties fo:text-align="justify" style:justify-single-word="false"/>
    </style:style>
    <style:style style:name="P85" style:family="paragraph" style:parent-style-name="Text_20_body" style:list-style-name="L23">
      <style:paragraph-properties fo:text-align="justify" style:justify-single-word="false"/>
    </style:style>
    <style:style style:name="P86" style:family="paragraph" style:parent-style-name="Text_20_body" style:list-style-name="L4"/>
    <style:style style:name="P87" style:family="paragraph" style:parent-style-name="Text_20_body" style:list-style-name="L5"/>
    <style:style style:name="P88" style:family="paragraph" style:parent-style-name="Text_20_body" style:list-style-name="L6"/>
    <style:style style:name="P89" style:family="paragraph" style:parent-style-name="Text_20_body" style:list-style-name="L7"/>
    <style:style style:name="P90" style:family="paragraph" style:parent-style-name="Text_20_body" style:list-style-name="L9"/>
    <style:style style:name="P91"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T14" style:family="text">
      <style:text-properties fo:font-style="normal" style:font-style-asian="normal" style:font-style-complex="normal"/>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track-changes="false">
        <text:changed-region xml:id="ct216082768" text:id="ct216082768">
          <text:insertion>
            <office:change-info>
              <dc:creator>Peter Camilleri</dc:creator>
              <dc:date>2015-04-25T23:41:00</dc:date>
            </office:change-info>
          </text:insertion>
        </text:changed-region>
        <text:changed-region xml:id="ct216082872" text:id="ct216082872">
          <text:insertion>
            <office:change-info>
              <dc:creator>Peter Camilleri</dc:creator>
              <dc:date>2015-04-25T23:42:00</dc:date>
            </office:change-info>
          </text:insertion>
        </text:changed-region>
        <text:changed-region xml:id="ct216091640" text:id="ct216091640">
          <text:insertion>
            <office:change-info>
              <dc:creator>Peter Camilleri</dc:creator>
              <dc:date>2015-04-26T13:40:00</dc:date>
            </office:change-info>
          </text:insertion>
        </text:changed-region>
        <text:changed-region xml:id="ct216091744" text:id="ct216091744">
          <text:insertion>
            <office:change-info>
              <dc:creator>Peter Camilleri</dc:creator>
              <dc:date>2015-04-26T13:39:00</dc:date>
            </office:change-info>
          </text:insertion>
        </text:changed-region>
        <text:changed-region xml:id="ct216091848" text:id="ct216091848">
          <text:insertion>
            <office:change-info>
              <dc:creator>Peter Camilleri</dc:creator>
              <dc:date>2015-04-26T13:40:00</dc:date>
            </office:change-info>
          </text:insertion>
        </text:changed-region>
        <text:changed-region xml:id="ct216092888" text:id="ct216092888">
          <text:insertion>
            <office:change-info>
              <dc:creator>Peter Camilleri</dc:creator>
              <dc:date>2015-04-26T13:46:00</dc:date>
            </office:change-info>
          </text:insertion>
        </text:changed-region>
        <text:changed-region xml:id="ct216092992" text:id="ct216092992">
          <text:insertion>
            <office:change-info>
              <dc:creator>Peter Camilleri</dc:creator>
              <dc:date>2015-04-26T13:47:00</dc:date>
            </office:change-info>
          </text:insertion>
        </text:changed-region>
        <text:changed-region xml:id="ct85703104" text:id="ct85703104">
          <text:insertion>
            <office:change-info>
              <dc:creator>Peter Camilleri</dc:creator>
              <dc:date>2015-04-25T13:09:00</dc:date>
            </office:change-info>
          </text:insertion>
        </text:changed-region>
        <text:changed-region xml:id="ct85703208" text:id="ct85703208">
          <text:insertion>
            <office:change-info>
              <dc:creator>Peter Camilleri</dc:creator>
              <dc:date>2015-04-25T13:10:00</dc:date>
            </office:change-info>
          </text:insertion>
        </text:changed-region>
        <text:changed-region xml:id="ct85703416" text:id="ct85703416">
          <text:insertion>
            <office:change-info>
              <dc:creator>Peter Camilleri</dc:creator>
              <dc:date>2015-04-25T13:11:00</dc:date>
            </office:change-info>
          </text:insertion>
        </text:changed-region>
        <text:changed-region xml:id="ct85703520" text:id="ct85703520">
          <text:deletion>
            <office:change-info>
              <dc:creator>Peter Camilleri</dc:creator>
              <dc:date>2015-04-25T13:26:00</dc:date>
            </office:change-info>
            <text:p text:style-name="Text_20_body">.even?</text:p>
          </text:deletion>
        </text:changed-region>
        <text:changed-region xml:id="ct85703624" text:id="ct85703624">
          <text:insertion>
            <office:change-info>
              <dc:creator>Peter Camilleri</dc:creator>
              <dc:date>2015-04-25T13:25:00</dc:date>
            </office:change-info>
          </text:insertion>
        </text:changed-region>
        <text:changed-region xml:id="ct85703728" text:id="ct85703728">
          <text:insertion>
            <office:change-info>
              <dc:creator>Peter Camilleri</dc:creator>
              <dc:date>2015-04-25T13:25:00</dc:date>
            </office:change-info>
          </text:insertion>
        </text:changed-region>
        <text:changed-region xml:id="ct85703832" text:id="ct85703832">
          <text:insertion>
            <office:change-info>
              <dc:creator>Peter Camilleri</dc:creator>
              <dc:date>2015-04-25T13:25:00</dc:date>
            </office:change-info>
          </text:insertion>
        </text:changed-region>
        <text:changed-region xml:id="ct85703936" text:id="ct85703936">
          <text:insertion>
            <office:change-info>
              <dc:creator>Peter Camilleri</dc:creator>
              <dc:date>2015-04-25T13:25:00</dc:date>
            </office:change-info>
          </text:insertion>
        </text:changed-region>
        <text:changed-region xml:id="ct85704040" text:id="ct85704040">
          <text:insertion>
            <office:change-info>
              <dc:creator>Peter Camilleri</dc:creator>
              <dc:date>2015-04-25T13:25:00</dc:date>
            </office:change-info>
          </text:insertion>
        </text:changed-region>
        <text:changed-region xml:id="ct85704144" text:id="ct85704144">
          <text:insertion>
            <office:change-info>
              <dc:creator>Peter Camilleri</dc:creator>
              <dc:date>2015-04-25T13:27:00</dc:date>
            </office:change-info>
          </text:insertion>
        </text:changed-region>
        <text:changed-region xml:id="ct85704248" text:id="ct85704248">
          <text:insertion>
            <office:change-info>
              <dc:creator>Peter Camilleri</dc:creator>
              <dc:date>2015-04-25T13:27:00</dc:date>
            </office:change-info>
          </text:insertion>
        </text:changed-region>
        <text:changed-region xml:id="ct85704352" text:id="ct85704352">
          <text:deletion>
            <office:change-info>
              <dc:creator>Peter Camilleri</dc:creator>
              <dc:date>2015-04-25T13:29:00</dc:date>
            </office:change-info>
            <text:p text:style-name="Text_20_body">.gcd</text:p>
          </text:deletion>
        </text:changed-region>
        <text:changed-region xml:id="ct85704456" text:id="ct85704456">
          <text:insertion>
            <office:change-info>
              <dc:creator>Peter Camilleri</dc:creator>
              <dc:date>2015-04-25T13:25:00</dc:date>
            </office:change-info>
          </text:insertion>
        </text:changed-region>
        <text:changed-region xml:id="ct85704560" text:id="ct85704560">
          <text:deletion>
            <office:change-info>
              <dc:creator>Peter Camilleri</dc:creator>
              <dc:date>2015-04-25T13:31:00</dc:date>
            </office:change-info>
            <text:p text:style-name="Text_20_body">.lcm</text:p>
          </text:deletion>
        </text:changed-region>
        <text:changed-region xml:id="ct85704664" text:id="ct85704664">
          <text:insertion>
            <office:change-info>
              <dc:creator>Peter Camilleri</dc:creator>
              <dc:date>2015-04-25T13:25:00</dc:date>
            </office:change-info>
          </text:insertion>
        </text:changed-region>
        <text:changed-region xml:id="ct85704872" text:id="ct85704872">
          <text:deletion>
            <office:change-info>
              <dc:creator>Peter Camilleri</dc:creator>
              <dc:date>2015-04-25T13:39:00</dc:date>
            </office:change-info>
            <text:p text:style-name="Text_20_body"/>
            <text:p text:style-name="Text_20_body"/>
          </text:deletion>
        </text:changed-region>
        <text:changed-region xml:id="ct85704768" text:id="ct85704768">
          <text:deletion>
            <office:change-info>
              <dc:creator>Peter Camilleri</dc:creator>
              <dc:date>2015-04-25T13:37:00</dc:date>
            </office:change-info>
            <text:p text:style-name="Text_20_body">.odd?</text:p>
          </text:deletion>
        </text:changed-region>
        <text:changed-region xml:id="ct85704976" text:id="ct85704976">
          <text:insertion>
            <office:change-info>
              <dc:creator>Peter Camilleri</dc:creator>
              <dc:date>2015-04-25T13:25:00</dc:date>
            </office:change-info>
          </text:insertion>
        </text:changed-region>
        <text:changed-region xml:id="ct85705080" text:id="ct85705080">
          <text:deletion>
            <office:change-info>
              <dc:creator>Peter Camilleri</dc:creator>
              <dc:date>2015-04-25T13:41:00</dc:date>
            </office:change-info>
            <text:p text:style-name="Text_20_body">2*</text:p>
          </text:deletion>
        </text:changed-region>
        <text:changed-region xml:id="ct85705184" text:id="ct85705184">
          <text:insertion>
            <office:change-info>
              <dc:creator>Peter Camilleri</dc:creator>
              <dc:date>2015-04-25T13:24:00</dc:date>
            </office:change-info>
          </text:insertion>
        </text:changed-region>
        <text:changed-region xml:id="ct85705288" text:id="ct85705288">
          <text:insertion>
            <office:change-info>
              <dc:creator>Peter Camilleri</dc:creator>
              <dc:date>2015-04-25T13:25:00</dc:date>
            </office:change-info>
          </text:insertion>
        </text:changed-region>
        <text:changed-region xml:id="ct85705392" text:id="ct85705392">
          <text:insertion>
            <office:change-info>
              <dc:creator>Peter Camilleri</dc:creator>
              <dc:date>2015-04-25T13:42:00</dc:date>
            </office:change-info>
          </text:insertion>
        </text:changed-region>
        <text:changed-region xml:id="ct85705496" text:id="ct85705496">
          <text:insertion>
            <office:change-info>
              <dc:creator>Peter Camilleri</dc:creator>
              <dc:date>2015-04-25T13:25:00</dc:date>
            </office:change-info>
          </text:insertion>
        </text:changed-region>
        <text:changed-region xml:id="ct85705600" text:id="ct85705600">
          <text:insertion>
            <office:change-info>
              <dc:creator>Peter Camilleri</dc:creator>
              <dc:date>2015-04-25T13:25:00</dc:date>
            </office:change-info>
          </text:insertion>
        </text:changed-region>
        <text:changed-region xml:id="ct85705704" text:id="ct85705704">
          <text:insertion>
            <office:change-info>
              <dc:creator>Peter Camilleri</dc:creator>
              <dc:date>2015-04-25T13:42:00</dc:date>
            </office:change-info>
          </text:insertion>
        </text:changed-region>
        <text:changed-region xml:id="ct85705808" text:id="ct85705808">
          <text:insertion>
            <office:change-info>
              <dc:creator>Peter Camilleri</dc:creator>
              <dc:date>2015-04-25T13:42:00</dc:date>
            </office:change-info>
          </text:insertion>
        </text:changed-region>
        <text:changed-region xml:id="ct85705912" text:id="ct85705912">
          <text:deletion>
            <office:change-info>
              <dc:creator>Peter Camilleri</dc:creator>
              <dc:date>2015-04-25T13:42:00</dc:date>
            </office:change-info>
            <text:p text:style-name="Text_20_body">2/</text:p>
          </text:deletion>
        </text:changed-region>
        <text:changed-region xml:id="ct85706016" text:id="ct85706016">
          <text:insertion>
            <office:change-info>
              <dc:creator>Peter Camilleri</dc:creator>
              <dc:date>2015-04-25T13:25:00</dc:date>
            </office:change-info>
          </text:insertion>
        </text:changed-region>
        <text:changed-region xml:id="ct216079024" text:id="ct216079024">
          <text:deletion>
            <office:change-info>
              <dc:creator>Peter Camilleri</dc:creator>
              <dc:date>2015-04-25T13:46:00</dc:date>
            </office:change-info>
            <text:p text:style-name="Standard"/>
            <text:p text:style-name="Text_20_body">&lt;&lt;</text:p>
          </text:deletion>
        </text:changed-region>
        <text:changed-region xml:id="ct216079128" text:id="ct216079128">
          <text:insertion>
            <office:change-info>
              <dc:creator>Peter Camilleri</dc:creator>
              <dc:date>2015-04-25T13:25:00</dc:date>
            </office:change-info>
          </text:insertion>
        </text:changed-region>
        <text:changed-region xml:id="ct216079232" text:id="ct216079232">
          <text:deletion>
            <office:change-info>
              <dc:creator>Peter Camilleri</dc:creator>
              <dc:date>2015-04-25T13:55:00</dc:date>
            </office:change-info>
            <text:p text:style-name="Standard"/>
            <text:p text:style-name="Text_20_body">&gt;&gt;</text:p>
          </text:deletion>
        </text:changed-region>
        <text:changed-region xml:id="ct216079336" text:id="ct216079336">
          <text:insertion>
            <office:change-info>
              <dc:creator>Peter Camilleri</dc:creator>
              <dc:date>2015-04-25T13:25:00</dc:date>
            </office:change-info>
          </text:insertion>
        </text:changed-region>
        <text:changed-region xml:id="ct216079440" text:id="ct216079440">
          <text:deletion>
            <office:change-info>
              <dc:creator>Peter Camilleri</dc:creator>
              <dc:date>2015-04-25T14:29:00</dc:date>
            </office:change-info>
            <text:p text:style-name="Standard"/>
            <text:p text:style-name="Text_20_body">and</text:p>
          </text:deletion>
        </text:changed-region>
        <text:changed-region xml:id="ct216079544" text:id="ct216079544">
          <text:insertion>
            <office:change-info>
              <dc:creator>Peter Camilleri</dc:creator>
              <dc:date>2015-04-25T13:25:00</dc:date>
            </office:change-info>
          </text:insertion>
        </text:changed-region>
        <text:changed-region xml:id="ct216079648" text:id="ct216079648">
          <text:deletion>
            <office:change-info>
              <dc:creator>Peter Camilleri</dc:creator>
              <dc:date>2015-04-25T14:31:00</dc:date>
            </office:change-info>
            <text:p text:style-name="Text_20_body"/>
            <text:p text:style-name="Text_20_body">com</text:p>
          </text:deletion>
        </text:changed-region>
        <text:changed-region xml:id="ct216079752" text:id="ct216079752">
          <text:insertion>
            <office:change-info>
              <dc:creator>Peter Camilleri</dc:creator>
              <dc:date>2015-04-25T13:25:00</dc:date>
            </office:change-info>
          </text:insertion>
        </text:changed-region>
        <text:changed-region xml:id="ct216079856" text:id="ct216079856">
          <text:deletion>
            <office:change-info>
              <dc:creator>Peter Camilleri</dc:creator>
              <dc:date>2015-04-25T14:33:00</dc:date>
            </office:change-info>
            <text:p text:style-name="Text_20_body"/>
            <text:p text:style-name="Text_20_body">or</text:p>
          </text:deletion>
        </text:changed-region>
        <text:changed-region xml:id="ct216079960" text:id="ct216079960">
          <text:insertion>
            <office:change-info>
              <dc:creator>Peter Camilleri</dc:creator>
              <dc:date>2015-04-25T13:25:00</dc:date>
            </office:change-info>
          </text:insertion>
        </text:changed-region>
        <text:changed-region xml:id="ct216080064" text:id="ct216080064">
          <text:insertion>
            <office:change-info>
              <dc:creator>Peter Camilleri</dc:creator>
              <dc:date>2015-04-25T14:34:00</dc:date>
            </office:change-info>
          </text:insertion>
        </text:changed-region>
        <text:changed-region xml:id="ct216080168" text:id="ct216080168">
          <text:insertion>
            <office:change-info>
              <dc:creator>Peter Camilleri</dc:creator>
              <dc:date>2015-04-25T13:25:00</dc:date>
            </office:change-info>
          </text:insertion>
        </text:changed-region>
        <text:changed-region xml:id="ct216080272" text:id="ct216080272">
          <text:insertion>
            <office:change-info>
              <dc:creator>Peter Camilleri</dc:creator>
              <dc:date>2015-04-25T13:25:00</dc:date>
            </office:change-info>
          </text:insertion>
        </text:changed-region>
        <text:changed-region xml:id="ct216080376" text:id="ct216080376">
          <text:insertion>
            <office:change-info>
              <dc:creator>Peter Camilleri</dc:creator>
              <dc:date>2015-04-25T14:35:00</dc:date>
            </office:change-info>
          </text:insertion>
        </text:changed-region>
        <text:changed-region xml:id="ct216080480" text:id="ct216080480">
          <text:insertion>
            <office:change-info>
              <dc:creator>Peter Camilleri</dc:creator>
              <dc:date>2015-04-25T14:35:00</dc:date>
            </office:change-info>
          </text:insertion>
        </text:changed-region>
        <text:changed-region xml:id="ct216080584" text:id="ct216080584">
          <text:deletion>
            <office:change-info>
              <dc:creator>Peter Camilleri</dc:creator>
              <dc:date>2015-04-25T14:35:00</dc:date>
            </office:change-info>
            <text:p text:style-name="Standard"/>
            <text:p text:style-name="Text_20_body">xor</text:p>
          </text:deletion>
        </text:changed-region>
        <text:changed-region xml:id="ct216080688" text:id="ct216080688">
          <text:insertion>
            <office:change-info>
              <dc:creator>Peter Camilleri</dc:creator>
              <dc:date>2015-04-25T13:25:00</dc:date>
            </office:change-info>
          </text:insertion>
        </text:changed-region>
        <text:changed-region xml:id="ct216080792" text:id="ct216080792">
          <text:insertion>
            <office:change-info>
              <dc:creator>Peter Camilleri</dc:creator>
              <dc:date>2015-04-25T15:11:00</dc:date>
            </office:change-info>
          </text:insertion>
        </text:changed-region>
        <text:changed-region xml:id="ct216080896" text:id="ct216080896">
          <text:insertion>
            <office:change-info>
              <dc:creator>Peter Camilleri</dc:creator>
              <dc:date>2015-04-25T15:09:00</dc:date>
            </office:change-info>
          </text:insertion>
        </text:changed-region>
        <text:changed-region xml:id="ct216081000" text:id="ct216081000">
          <text:insertion>
            <office:change-info>
              <dc:creator>Peter Camilleri</dc:creator>
              <dc:date>2015-04-25T15:09:00</dc:date>
            </office:change-info>
          </text:insertion>
        </text:changed-region>
        <text:changed-region xml:id="ct216081104" text:id="ct216081104">
          <text:insertion>
            <office:change-info>
              <dc:creator>Peter Camilleri</dc:creator>
              <dc:date>2015-04-25T15:09:00</dc:date>
            </office:change-info>
          </text:insertion>
        </text:changed-region>
        <text:changed-region xml:id="ct216081208" text:id="ct216081208">
          <text:insertion>
            <office:change-info>
              <dc:creator>Peter Camilleri</dc:creator>
              <dc:date>2015-04-25T15:10:00</dc:date>
            </office:change-info>
          </text:insertion>
        </text:changed-region>
        <text:changed-region xml:id="ct216081312" text:id="ct216081312">
          <text:insertion>
            <office:change-info>
              <dc:creator>Peter Camilleri</dc:creator>
              <dc:date>2015-04-25T15:10:00</dc:date>
            </office:change-info>
          </text:insertion>
        </text:changed-region>
        <text:changed-region xml:id="ct216081416" text:id="ct216081416">
          <text:insertion>
            <office:change-info>
              <dc:creator>Peter Camilleri</dc:creator>
              <dc:date>2015-04-25T15:10:00</dc:date>
            </office:change-info>
          </text:insertion>
        </text:changed-region>
        <text:changed-region xml:id="ct216081520" text:id="ct216081520">
          <text:insertion>
            <office:change-info>
              <dc:creator>Peter Camilleri</dc:creator>
              <dc:date>2015-04-25T15:10:00</dc:date>
            </office:change-info>
          </text:insertion>
        </text:changed-region>
        <text:changed-region xml:id="ct216081624" text:id="ct216081624">
          <text:insertion>
            <office:change-info>
              <dc:creator>Peter Camilleri</dc:creator>
              <dc:date>2015-04-25T15:10:00</dc:date>
            </office:change-info>
          </text:insertion>
        </text:changed-region>
        <text:changed-region xml:id="ct216081728" text:id="ct216081728">
          <text:insertion>
            <office:change-info>
              <dc:creator>Peter Camilleri</dc:creator>
              <dc:date>2015-04-25T15:10:00</dc:date>
            </office:change-info>
          </text:insertion>
        </text:changed-region>
        <text:changed-region xml:id="ct216081832" text:id="ct216081832">
          <text:insertion>
            <office:change-info>
              <dc:creator>Peter Camilleri</dc:creator>
              <dc:date>2015-04-25T15:10:00</dc:date>
            </office:change-info>
          </text:insertion>
        </text:changed-region>
        <text:changed-region xml:id="ct216081936" text:id="ct216081936">
          <text:insertion>
            <office:change-info>
              <dc:creator>Peter Camilleri</dc:creator>
              <dc:date>2015-04-25T15:10:00</dc:date>
            </office:change-info>
          </text:insertion>
        </text:changed-region>
        <text:changed-region xml:id="ct216082040" text:id="ct216082040">
          <text:deletion>
            <office:change-info>
              <dc:creator>Peter Camilleri</dc:creator>
              <dc:date>2015-04-25T17:35:00</dc:date>
            </office:change-info>
            <text:p text:style-name="P1">Ipsum lorem</text:p>
          </text:deletion>
        </text:changed-region>
        <text:changed-region xml:id="ct216082144" text:id="ct216082144">
          <text:insertion>
            <office:change-info>
              <dc:creator>Peter Camilleri</dc:creator>
              <dc:date>2015-04-25T17:35:00</dc:date>
            </office:change-info>
          </text:insertion>
        </text:changed-region>
        <text:changed-region xml:id="ct216082248" text:id="ct216082248">
          <text:insertion>
            <office:change-info>
              <dc:creator>Peter Camilleri</dc:creator>
              <dc:date>2015-04-25T17:36:00</dc:date>
            </office:change-info>
          </text:insertion>
        </text:changed-region>
        <text:changed-region xml:id="ct216082352" text:id="ct216082352">
          <text:insertion>
            <office:change-info>
              <dc:creator>Peter Camilleri</dc:creator>
              <dc:date>2015-04-25T17:37:00</dc:date>
            </office:change-info>
          </text:insertion>
        </text:changed-region>
        <text:changed-region xml:id="ct216082456" text:id="ct216082456">
          <text:insertion>
            <office:change-info>
              <dc:creator>Peter Camilleri</dc:creator>
              <dc:date>2015-04-25T18:11:00</dc:date>
            </office:change-info>
          </text:insertion>
        </text:changed-region>
        <text:changed-region xml:id="ct216082560" text:id="ct216082560">
          <text:insertion>
            <office:change-info>
              <dc:creator>Peter Camilleri</dc:creator>
              <dc:date>2015-04-25T18:12:00</dc:date>
            </office:change-info>
          </text:insertion>
        </text:changed-region>
        <text:changed-region xml:id="ct216082664" text:id="ct216082664">
          <text:insertion>
            <office:change-info>
              <dc:creator>Peter Camilleri</dc:creator>
              <dc:date>2015-04-25T18:14:00</dc:date>
            </office:change-info>
          </text:insertion>
        </text:changed-region>
        <text:changed-region xml:id="ct216082976" text:id="ct216082976">
          <text:insertion>
            <office:change-info>
              <dc:creator>Peter Camilleri</dc:creator>
              <dc:date>2015-04-25T18:13:00</dc:date>
            </office:change-info>
          </text:insertion>
        </text:changed-region>
        <text:changed-region xml:id="ct216083120" text:id="ct216083120">
          <text:deletion>
            <office:change-info>
              <dc:creator>Peter Camilleri</dc:creator>
              <dc:date>2015-04-25T17:45:00</dc:date>
            </office:change-info>
            <text:p text:style-name="Text_20_body"/>
            <text:p text:style-name="Text_20_body">*</text:p>
          </text:deletion>
        </text:changed-region>
        <text:changed-region xml:id="ct216083224" text:id="ct216083224">
          <text:insertion>
            <office:change-info>
              <dc:creator>Peter Camilleri</dc:creator>
              <dc:date>2015-04-25T17:38:00</dc:date>
            </office:change-info>
          </text:insertion>
        </text:changed-region>
        <text:changed-region xml:id="ct216083328" text:id="ct216083328">
          <text:deletion>
            <office:change-info>
              <dc:creator>Peter Camilleri</dc:creator>
              <dc:date>2015-04-25T18:16:00</dc:date>
            </office:change-info>
            <text:p text:style-name="Standard"/>
            <text:p text:style-name="Text_20_body">**</text:p>
          </text:deletion>
        </text:changed-region>
        <text:changed-region xml:id="ct216083432" text:id="ct216083432">
          <text:insertion>
            <office:change-info>
              <dc:creator>Peter Camilleri</dc:creator>
              <dc:date>2015-04-25T17:38:00</dc:date>
            </office:change-info>
          </text:insertion>
        </text:changed-region>
        <text:changed-region xml:id="ct216083536" text:id="ct216083536">
          <text:insertion>
            <office:change-info>
              <dc:creator>Peter Camilleri</dc:creator>
              <dc:date>2015-04-25T22:45:00</dc:date>
            </office:change-info>
          </text:insertion>
        </text:changed-region>
        <text:changed-region xml:id="ct216083640" text:id="ct216083640">
          <text:insertion>
            <office:change-info>
              <dc:creator>Peter Camilleri</dc:creator>
              <dc:date>2015-04-25T22:46:00</dc:date>
            </office:change-info>
          </text:insertion>
        </text:changed-region>
        <text:changed-region xml:id="ct216083744" text:id="ct216083744">
          <text:insertion>
            <office:change-info>
              <dc:creator>Peter Camilleri</dc:creator>
              <dc:date>2015-04-25T17:38:00</dc:date>
            </office:change-info>
          </text:insertion>
        </text:changed-region>
        <text:changed-region xml:id="ct216083848" text:id="ct216083848">
          <text:insertion>
            <office:change-info>
              <dc:creator>Peter Camilleri</dc:creator>
              <dc:date>2015-04-25T17:38:00</dc:date>
            </office:change-info>
          </text:insertion>
        </text:changed-region>
        <text:changed-region xml:id="ct216083952" text:id="ct216083952">
          <text:insertion>
            <office:change-info>
              <dc:creator>Peter Camilleri</dc:creator>
              <dc:date>2015-04-25T17:38:00</dc:date>
            </office:change-info>
          </text:insertion>
        </text:changed-region>
        <text:changed-region xml:id="ct216084056" text:id="ct216084056">
          <text:insertion>
            <office:change-info>
              <dc:creator>Peter Camilleri</dc:creator>
              <dc:date>2015-04-25T17:38:00</dc:date>
            </office:change-info>
          </text:insertion>
        </text:changed-region>
        <text:changed-region xml:id="ct216084160" text:id="ct216084160">
          <text:insertion>
            <office:change-info>
              <dc:creator>Peter Camilleri</dc:creator>
              <dc:date>2015-04-25T17:38:00</dc:date>
            </office:change-info>
          </text:insertion>
        </text:changed-region>
        <text:changed-region xml:id="ct216084264" text:id="ct216084264">
          <text:insertion>
            <office:change-info>
              <dc:creator>Peter Camilleri</dc:creator>
              <dc:date>2015-04-25T17:38:00</dc:date>
            </office:change-info>
          </text:insertion>
        </text:changed-region>
        <text:changed-region xml:id="ct216084368" text:id="ct216084368">
          <text:insertion>
            <office:change-info>
              <dc:creator>Peter Camilleri</dc:creator>
              <dc:date>2015-04-25T17:38:00</dc:date>
            </office:change-info>
          </text:insertion>
        </text:changed-region>
        <text:changed-region xml:id="ct216084472" text:id="ct216084472">
          <text:insertion>
            <office:change-info>
              <dc:creator>Peter Camilleri</dc:creator>
              <dc:date>2015-04-25T22:38:00</dc:date>
            </office:change-info>
          </text:insertion>
        </text:changed-region>
        <text:changed-region xml:id="ct216084576" text:id="ct216084576">
          <text:insertion>
            <office:change-info>
              <dc:creator>Peter Camilleri</dc:creator>
              <dc:date>2015-04-25T22:38:00</dc:date>
            </office:change-info>
          </text:insertion>
        </text:changed-region>
        <text:changed-region xml:id="ct216084680" text:id="ct216084680">
          <text:deletion>
            <office:change-info>
              <dc:creator>Peter Camilleri</dc:creator>
              <dc:date>2015-04-25T22:48:00</dc:date>
            </office:change-info>
            <text:p text:style-name="Text_20_body">+</text:p>
          </text:deletion>
        </text:changed-region>
        <text:changed-region xml:id="ct216084784" text:id="ct216084784">
          <text:insertion>
            <office:change-info>
              <dc:creator>Peter Camilleri</dc:creator>
              <dc:date>2015-04-25T17:38:00</dc:date>
            </office:change-info>
          </text:insertion>
        </text:changed-region>
        <text:changed-region xml:id="ct216084888" text:id="ct216084888">
          <text:insertion>
            <office:change-info>
              <dc:creator>Peter Camilleri</dc:creator>
              <dc:date>2015-04-25T17:38:00</dc:date>
            </office:change-info>
          </text:insertion>
        </text:changed-region>
        <text:changed-region xml:id="ct216084992" text:id="ct216084992">
          <text:insertion>
            <office:change-info>
              <dc:creator>Peter Camilleri</dc:creator>
              <dc:date>2015-04-25T17:38:00</dc:date>
            </office:change-info>
          </text:insertion>
        </text:changed-region>
        <text:changed-region xml:id="ct216085096" text:id="ct216085096">
          <text:insertion>
            <office:change-info>
              <dc:creator>Peter Camilleri</dc:creator>
              <dc:date>2015-04-25T17:38:00</dc:date>
            </office:change-info>
          </text:insertion>
        </text:changed-region>
        <text:changed-region xml:id="ct216085200" text:id="ct216085200">
          <text:insertion>
            <office:change-info>
              <dc:creator>Peter Camilleri</dc:creator>
              <dc:date>2015-04-25T17:38:00</dc:date>
            </office:change-info>
          </text:insertion>
        </text:changed-region>
        <text:changed-region xml:id="ct216085304" text:id="ct216085304">
          <text:insertion>
            <office:change-info>
              <dc:creator>Peter Camilleri</dc:creator>
              <dc:date>2015-04-26T10:10:00</dc:date>
            </office:change-info>
          </text:insertion>
        </text:changed-region>
        <text:changed-region xml:id="ct216085408" text:id="ct216085408">
          <text:insertion>
            <office:change-info>
              <dc:creator>Peter Camilleri</dc:creator>
              <dc:date>2015-04-26T10:10:00</dc:date>
            </office:change-info>
          </text:insertion>
        </text:changed-region>
        <text:changed-region xml:id="ct216085512" text:id="ct216085512">
          <text:insertion>
            <office:change-info>
              <dc:creator>Peter Camilleri</dc:creator>
              <dc:date>2015-04-25T17:38:00</dc:date>
            </office:change-info>
          </text:insertion>
        </text:changed-region>
        <text:changed-region xml:id="ct216085616" text:id="ct216085616">
          <text:insertion>
            <office:change-info>
              <dc:creator>Peter Camilleri</dc:creator>
              <dc:date>2015-04-26T10:09:00</dc:date>
            </office:change-info>
          </text:insertion>
        </text:changed-region>
        <text:changed-region xml:id="ct216085720" text:id="ct216085720">
          <text:insertion>
            <office:change-info>
              <dc:creator>Peter Camilleri</dc:creator>
              <dc:date>2015-04-26T10:09:00</dc:date>
            </office:change-info>
          </text:insertion>
        </text:changed-region>
        <text:changed-region xml:id="ct216085824" text:id="ct216085824">
          <text:insertion>
            <office:change-info>
              <dc:creator>Peter Camilleri</dc:creator>
              <dc:date>2015-04-26T10:09:00</dc:date>
            </office:change-info>
          </text:insertion>
        </text:changed-region>
        <text:changed-region xml:id="ct216085928" text:id="ct216085928">
          <text:insertion>
            <office:change-info>
              <dc:creator>Peter Camilleri</dc:creator>
              <dc:date>2015-04-26T10:11:00</dc:date>
            </office:change-info>
          </text:insertion>
        </text:changed-region>
        <text:changed-region xml:id="ct216086032" text:id="ct216086032">
          <text:insertion>
            <office:change-info>
              <dc:creator>Peter Camilleri</dc:creator>
              <dc:date>2015-04-26T10:10:00</dc:date>
            </office:change-info>
          </text:insertion>
        </text:changed-region>
        <text:changed-region xml:id="ct216086136" text:id="ct216086136">
          <text:deletion>
            <office:change-info>
              <dc:creator>Peter Camilleri</dc:creator>
              <dc:date>2015-04-25T22:49:00</dc:date>
            </office:change-info>
            <text:p text:style-name="Text_20_body"/>
            <text:p text:style-name="Text_20_body">-</text:p>
          </text:deletion>
        </text:changed-region>
        <text:changed-region xml:id="ct216086240" text:id="ct216086240">
          <text:insertion>
            <office:change-info>
              <dc:creator>Peter Camilleri</dc:creator>
              <dc:date>2015-04-25T17:38:00</dc:date>
            </office:change-info>
          </text:insertion>
        </text:changed-region>
        <text:changed-region xml:id="ct216086448" text:id="ct216086448">
          <text:deletion>
            <office:change-info>
              <dc:creator>Peter Camilleri</dc:creator>
              <dc:date>2015-04-25T22:49:00</dc:date>
            </office:change-info>
            <text:p text:style-name="Text_20_body">.1/x</text:p>
          </text:deletion>
        </text:changed-region>
        <text:changed-region xml:id="ct216086344" text:id="ct216086344">
          <text:deletion>
            <office:change-info>
              <dc:creator>Peter Camilleri</dc:creator>
              <dc:date>2015-04-25T22:50:00</dc:date>
            </office:change-info>
            <text:p text:style-name="Text_20_body"/>
            <text:p text:style-name="Text_20_body"/>
          </text:deletion>
        </text:changed-region>
        <text:changed-region xml:id="ct216086552" text:id="ct216086552">
          <text:insertion>
            <office:change-info>
              <dc:creator>Peter Camilleri</dc:creator>
              <dc:date>2015-04-25T17:38:00</dc:date>
            </office:change-info>
          </text:insertion>
        </text:changed-region>
        <text:changed-region xml:id="ct216086656" text:id="ct216086656">
          <text:deletion>
            <office:change-info>
              <dc:creator>Peter Camilleri</dc:creator>
              <dc:date>2015-04-25T22:52:00</dc:date>
            </office:change-info>
            <text:p text:style-name="Text_20_body"/>
            <text:p text:style-name="Text_20_body">.10**</text:p>
          </text:deletion>
        </text:changed-region>
        <text:changed-region xml:id="ct216086760" text:id="ct216086760">
          <text:insertion>
            <office:change-info>
              <dc:creator>Peter Camilleri</dc:creator>
              <dc:date>2015-04-25T17:38:00</dc:date>
            </office:change-info>
          </text:insertion>
        </text:changed-region>
        <text:changed-region xml:id="ct216086864" text:id="ct216086864">
          <text:deletion>
            <office:change-info>
              <dc:creator>Peter Camilleri</dc:creator>
              <dc:date>2015-04-25T23:06:00</dc:date>
            </office:change-info>
            <text:p text:style-name="Text_20_body"/>
            <text:p text:style-name="Text_20_body">.2**</text:p>
          </text:deletion>
        </text:changed-region>
        <text:changed-region xml:id="ct216086968" text:id="ct216086968">
          <text:insertion>
            <office:change-info>
              <dc:creator>Peter Camilleri</dc:creator>
              <dc:date>2015-04-25T17:38:00</dc:date>
            </office:change-info>
          </text:insertion>
        </text:changed-region>
        <text:changed-region xml:id="ct216091224" text:id="ct216091224">
          <text:deletion>
            <office:change-info>
              <dc:creator>Peter Camilleri</dc:creator>
              <dc:date>2015-04-25T23:06:00</dc:date>
            </office:change-info>
            <text:p text:style-name="Text_20_body">.abs</text:p>
          </text:deletion>
        </text:changed-region>
        <text:changed-region xml:id="ct216087072" text:id="ct216087072">
          <text:deletion>
            <office:change-info>
              <dc:creator>Peter Camilleri</dc:creator>
              <dc:date>2015-04-25T23:07:00</dc:date>
            </office:change-info>
            <text:p text:style-name="Text_20_body"/>
            <text:p text:style-name="Text_20_body"/>
          </text:deletion>
        </text:changed-region>
        <text:changed-region xml:id="ct216091328" text:id="ct216091328">
          <text:insertion>
            <office:change-info>
              <dc:creator>Peter Camilleri</dc:creator>
              <dc:date>2015-04-25T17:38:00</dc:date>
            </office:change-info>
          </text:insertion>
        </text:changed-region>
        <text:changed-region xml:id="ct216091432" text:id="ct216091432">
          <text:deletion>
            <office:change-info>
              <dc:creator>Peter Camilleri</dc:creator>
              <dc:date>2015-04-25T23:07:00</dc:date>
            </office:change-info>
            <text:p text:style-name="Text_20_body"/>
            <text:p text:style-name="Text_20_body">.acos</text:p>
          </text:deletion>
        </text:changed-region>
        <text:changed-region xml:id="ct216091536" text:id="ct216091536">
          <text:insertion>
            <office:change-info>
              <dc:creator>Peter Camilleri</dc:creator>
              <dc:date>2015-04-25T17:38:00</dc:date>
            </office:change-info>
          </text:insertion>
        </text:changed-region>
        <text:changed-region xml:id="ct216091952" text:id="ct216091952">
          <text:insertion>
            <office:change-info>
              <dc:creator>Peter Camilleri</dc:creator>
              <dc:date>2015-04-26T13:39:00</dc:date>
            </office:change-info>
          </text:insertion>
        </text:changed-region>
        <text:changed-region xml:id="ct216092056" text:id="ct216092056">
          <text:insertion>
            <office:change-info>
              <dc:creator>Peter Camilleri</dc:creator>
              <dc:date>2015-04-26T13:38:00</dc:date>
            </office:change-info>
          </text:insertion>
        </text:changed-region>
        <text:changed-region xml:id="ct216092160" text:id="ct216092160">
          <text:insertion>
            <office:change-info>
              <dc:creator>Peter Camilleri</dc:creator>
              <dc:date>2015-04-25T17:38:00</dc:date>
            </office:change-info>
          </text:insertion>
        </text:changed-region>
        <text:changed-region xml:id="ct216092264" text:id="ct216092264">
          <text:insertion>
            <office:change-info>
              <dc:creator>Peter Camilleri</dc:creator>
              <dc:date>2015-04-25T17:38:00</dc:date>
            </office:change-info>
          </text:insertion>
        </text:changed-region>
        <text:changed-region xml:id="ct216092368" text:id="ct216092368">
          <text:insertion>
            <office:change-info>
              <dc:creator>Peter Camilleri</dc:creator>
              <dc:date>2015-04-26T13:45:00</dc:date>
            </office:change-info>
          </text:insertion>
        </text:changed-region>
        <text:changed-region xml:id="ct216092472" text:id="ct216092472">
          <text:insertion>
            <office:change-info>
              <dc:creator>Peter Camilleri</dc:creator>
              <dc:date>2015-04-26T13:45:00</dc:date>
            </office:change-info>
          </text:insertion>
        </text:changed-region>
        <text:changed-region xml:id="ct216092576" text:id="ct216092576">
          <text:insertion>
            <office:change-info>
              <dc:creator>Peter Camilleri</dc:creator>
              <dc:date>2015-04-26T13:45:00</dc:date>
            </office:change-info>
          </text:insertion>
        </text:changed-region>
        <text:changed-region xml:id="ct216092680" text:id="ct216092680">
          <text:insertion>
            <office:change-info>
              <dc:creator>Peter Camilleri</dc:creator>
              <dc:date>2015-04-26T13:45:00</dc:date>
            </office:change-info>
          </text:insertion>
        </text:changed-region>
        <text:changed-region xml:id="ct216092784" text:id="ct216092784">
          <text:deletion>
            <office:change-info>
              <dc:creator>Peter Camilleri</dc:creator>
              <dc:date>2015-04-25T23:09:00</dc:date>
            </office:change-info>
            <text:p text:style-name="Text_20_body"/>
            <text:p text:style-name="Text_20_body">.acosh</text:p>
          </text:deletion>
        </text:changed-region>
        <text:changed-region xml:id="ct216093096" text:id="ct216093096">
          <text:insertion>
            <office:change-info>
              <dc:creator>Peter Camilleri</dc:creator>
              <dc:date>2015-04-25T17:38:00</dc:date>
            </office:change-info>
          </text:insertion>
        </text:changed-region>
        <text:changed-region xml:id="ct216093200" text:id="ct216093200">
          <text:insertion>
            <office:change-info>
              <dc:creator>Peter Camilleri</dc:creator>
              <dc:date>2015-04-25T17:38:00</dc:date>
            </office:change-info>
          </text:insertion>
        </text:changed-region>
        <text:changed-region xml:id="ct216093304" text:id="ct216093304">
          <text:insertion>
            <office:change-info>
              <dc:creator>Peter Camilleri</dc:creator>
              <dc:date>2015-04-25T17:38:00</dc:date>
            </office:change-info>
          </text:insertion>
        </text:changed-region>
        <text:changed-region xml:id="ct216093408" text:id="ct216093408">
          <text:deletion>
            <office:change-info>
              <dc:creator>Peter Camilleri</dc:creator>
              <dc:date>2015-04-25T23:09:00</dc:date>
            </office:change-info>
            <text:p text:style-name="Text_20_body"/>
            <text:p text:style-name="Text_20_body">.angle</text:p>
          </text:deletion>
        </text:changed-region>
        <text:changed-region xml:id="ct216093512" text:id="ct216093512">
          <text:insertion>
            <office:change-info>
              <dc:creator>Peter Camilleri</dc:creator>
              <dc:date>2015-04-25T17:38:00</dc:date>
            </office:change-info>
          </text:insertion>
        </text:changed-region>
        <text:changed-region xml:id="ct216093616" text:id="ct216093616">
          <text:insertion>
            <office:change-info>
              <dc:creator>Peter Camilleri</dc:creator>
              <dc:date>2015-04-25T17:38:00</dc:date>
            </office:change-info>
          </text:insertion>
        </text:changed-region>
        <text:changed-region xml:id="ct216093720" text:id="ct216093720">
          <text:insertion>
            <office:change-info>
              <dc:creator>Peter Camilleri</dc:creator>
              <dc:date>2015-04-25T17:38:00</dc:date>
            </office:change-info>
          </text:insertion>
        </text:changed-region>
        <text:changed-region xml:id="ct216093824" text:id="ct216093824">
          <text:insertion>
            <office:change-info>
              <dc:creator>Peter Camilleri</dc:creator>
              <dc:date>2015-04-25T17:38:00</dc:date>
            </office:change-info>
          </text:insertion>
        </text:changed-region>
        <text:changed-region xml:id="ct216093928" text:id="ct216093928">
          <text:deletion>
            <office:change-info>
              <dc:creator>Peter Camilleri</dc:creator>
              <dc:date>2015-04-25T23:09:00</dc:date>
            </office:change-info>
            <text:p text:style-name="Text_20_body"/>
            <text:p text:style-name="Text_20_body">.asin</text:p>
          </text:deletion>
        </text:changed-region>
        <text:changed-region xml:id="ct216094032" text:id="ct216094032">
          <text:insertion>
            <office:change-info>
              <dc:creator>Peter Camilleri</dc:creator>
              <dc:date>2015-04-25T17:38:00</dc:date>
            </office:change-info>
          </text:insertion>
        </text:changed-region>
        <text:changed-region xml:id="ct216094136" text:id="ct216094136">
          <text:insertion>
            <office:change-info>
              <dc:creator>Peter Camilleri</dc:creator>
              <dc:date>2015-04-25T17:38:00</dc:date>
            </office:change-info>
          </text:insertion>
        </text:changed-region>
        <text:changed-region xml:id="ct216094240" text:id="ct216094240">
          <text:insertion>
            <office:change-info>
              <dc:creator>Peter Camilleri</dc:creator>
              <dc:date>2015-04-25T17:38:00</dc:date>
            </office:change-info>
          </text:insertion>
        </text:changed-region>
        <text:changed-region xml:id="ct216094344" text:id="ct216094344">
          <text:insertion>
            <office:change-info>
              <dc:creator>Peter Camilleri</dc:creator>
              <dc:date>2015-04-25T17:38:00</dc:date>
            </office:change-info>
          </text:insertion>
        </text:changed-region>
        <text:changed-region xml:id="ct216094448" text:id="ct216094448">
          <text:insertion>
            <office:change-info>
              <dc:creator>Peter Camilleri</dc:creator>
              <dc:date>2015-04-25T17:38:00</dc:date>
            </office:change-info>
          </text:insertion>
        </text:changed-region>
        <text:changed-region xml:id="ct216094552" text:id="ct216094552">
          <text:deletion>
            <office:change-info>
              <dc:creator>Peter Camilleri</dc:creator>
              <dc:date>2015-04-25T23:09:00</dc:date>
            </office:change-info>
            <text:p text:style-name="Text_20_body"/>
            <text:p text:style-name="Text_20_body">.asinh</text:p>
          </text:deletion>
        </text:changed-region>
        <text:changed-region xml:id="ct216094656" text:id="ct216094656">
          <text:insertion>
            <office:change-info>
              <dc:creator>Peter Camilleri</dc:creator>
              <dc:date>2015-04-25T17:38:00</dc:date>
            </office:change-info>
          </text:insertion>
        </text:changed-region>
        <text:changed-region xml:id="ct216094760" text:id="ct216094760">
          <text:insertion>
            <office:change-info>
              <dc:creator>Peter Camilleri</dc:creator>
              <dc:date>2015-04-25T17:38:00</dc:date>
            </office:change-info>
          </text:insertion>
        </text:changed-region>
        <text:changed-region xml:id="ct216094864" text:id="ct216094864">
          <text:insertion>
            <office:change-info>
              <dc:creator>Peter Camilleri</dc:creator>
              <dc:date>2015-04-25T17:38:00</dc:date>
            </office:change-info>
          </text:insertion>
        </text:changed-region>
        <text:changed-region xml:id="ct216094968" text:id="ct216094968">
          <text:insertion>
            <office:change-info>
              <dc:creator>Peter Camilleri</dc:creator>
              <dc:date>2015-04-25T17:38:00</dc:date>
            </office:change-info>
          </text:insertion>
        </text:changed-region>
        <text:changed-region xml:id="ct216095072" text:id="ct216095072">
          <text:insertion>
            <office:change-info>
              <dc:creator>Peter Camilleri</dc:creator>
              <dc:date>2015-04-25T17:38:00</dc:date>
            </office:change-info>
          </text:insertion>
        </text:changed-region>
        <text:changed-region xml:id="ct216095176" text:id="ct216095176">
          <text:deletion>
            <office:change-info>
              <dc:creator>Peter Camilleri</dc:creator>
              <dc:date>2015-04-25T23:10:00</dc:date>
            </office:change-info>
            <text:p text:style-name="Text_20_body"/>
            <text:p text:style-name="Text_20_body">.atan</text:p>
          </text:deletion>
        </text:changed-region>
        <text:changed-region xml:id="ct216095320" text:id="ct216095320">
          <text:insertion>
            <office:change-info>
              <dc:creator>Peter Camilleri</dc:creator>
              <dc:date>2015-04-25T17:38:00</dc:date>
            </office:change-info>
          </text:insertion>
        </text:changed-region>
        <text:changed-region xml:id="ct216095424" text:id="ct216095424">
          <text:insertion>
            <office:change-info>
              <dc:creator>Peter Camilleri</dc:creator>
              <dc:date>2015-04-25T17:38:00</dc:date>
            </office:change-info>
          </text:insertion>
        </text:changed-region>
        <text:changed-region xml:id="ct216095528" text:id="ct216095528">
          <text:insertion>
            <office:change-info>
              <dc:creator>Peter Camilleri</dc:creator>
              <dc:date>2015-04-25T17:38:00</dc:date>
            </office:change-info>
          </text:insertion>
        </text:changed-region>
        <text:changed-region xml:id="ct216095632" text:id="ct216095632">
          <text:insertion>
            <office:change-info>
              <dc:creator>Peter Camilleri</dc:creator>
              <dc:date>2015-04-25T17:38:00</dc:date>
            </office:change-info>
          </text:insertion>
        </text:changed-region>
        <text:changed-region xml:id="ct216095736" text:id="ct216095736">
          <text:insertion>
            <office:change-info>
              <dc:creator>Peter Camilleri</dc:creator>
              <dc:date>2015-04-25T17:38:00</dc:date>
            </office:change-info>
          </text:insertion>
        </text:changed-region>
        <text:changed-region xml:id="ct216095840" text:id="ct216095840">
          <text:deletion>
            <office:change-info>
              <dc:creator>Peter Camilleri</dc:creator>
              <dc:date>2015-04-25T23:10:00</dc:date>
            </office:change-info>
            <text:p text:style-name="Text_20_body"/>
            <text:p text:style-name="Text_20_body">.atan2</text:p>
          </text:deletion>
        </text:changed-region>
        <text:changed-region xml:id="ct216095944" text:id="ct216095944">
          <text:insertion>
            <office:change-info>
              <dc:creator>Peter Camilleri</dc:creator>
              <dc:date>2015-04-25T17:38:00</dc:date>
            </office:change-info>
          </text:insertion>
        </text:changed-region>
        <text:changed-region xml:id="ct216096048" text:id="ct216096048">
          <text:insertion>
            <office:change-info>
              <dc:creator>Peter Camilleri</dc:creator>
              <dc:date>2015-04-25T17:38:00</dc:date>
            </office:change-info>
          </text:insertion>
        </text:changed-region>
        <text:changed-region xml:id="ct216096152" text:id="ct216096152">
          <text:insertion>
            <office:change-info>
              <dc:creator>Peter Camilleri</dc:creator>
              <dc:date>2015-04-25T17:38:00</dc:date>
            </office:change-info>
          </text:insertion>
        </text:changed-region>
        <text:changed-region xml:id="ct216096256" text:id="ct216096256">
          <text:insertion>
            <office:change-info>
              <dc:creator>Peter Camilleri</dc:creator>
              <dc:date>2015-04-25T17:38:00</dc:date>
            </office:change-info>
          </text:insertion>
        </text:changed-region>
        <text:changed-region xml:id="ct216096360" text:id="ct216096360">
          <text:insertion>
            <office:change-info>
              <dc:creator>Peter Camilleri</dc:creator>
              <dc:date>2015-04-25T17:38:00</dc:date>
            </office:change-info>
          </text:insertion>
        </text:changed-region>
        <text:changed-region xml:id="ct216096568" text:id="ct216096568">
          <text:deletion>
            <office:change-info>
              <dc:creator>Peter Camilleri</dc:creator>
              <dc:date>2015-04-25T23:11:00</dc:date>
            </office:change-info>
            <text:p text:style-name="Text_20_body">.atanh</text:p>
          </text:deletion>
        </text:changed-region>
        <text:changed-region xml:id="ct216096464" text:id="ct216096464">
          <text:deletion>
            <office:change-info>
              <dc:creator>Peter Camilleri</dc:creator>
              <dc:date>2015-04-25T23:12:00</dc:date>
            </office:change-info>
            <text:p text:style-name="Text_20_body"/>
            <text:p text:style-name="Text_20_body"/>
          </text:deletion>
        </text:changed-region>
        <text:changed-region xml:id="ct216096672" text:id="ct216096672">
          <text:insertion>
            <office:change-info>
              <dc:creator>Peter Camilleri</dc:creator>
              <dc:date>2015-04-25T17:38:00</dc:date>
            </office:change-info>
          </text:insertion>
        </text:changed-region>
        <text:changed-region xml:id="ct216096776" text:id="ct216096776">
          <text:insertion>
            <office:change-info>
              <dc:creator>Peter Camilleri</dc:creator>
              <dc:date>2015-04-25T17:38:00</dc:date>
            </office:change-info>
          </text:insertion>
        </text:changed-region>
        <text:changed-region xml:id="ct216096880" text:id="ct216096880">
          <text:insertion>
            <office:change-info>
              <dc:creator>Peter Camilleri</dc:creator>
              <dc:date>2015-04-25T17:38:00</dc:date>
            </office:change-info>
          </text:insertion>
        </text:changed-region>
        <text:changed-region xml:id="ct216096984" text:id="ct216096984">
          <text:insertion>
            <office:change-info>
              <dc:creator>Peter Camilleri</dc:creator>
              <dc:date>2015-04-25T17:38:00</dc:date>
            </office:change-info>
          </text:insertion>
        </text:changed-region>
        <text:changed-region xml:id="ct216097088" text:id="ct216097088">
          <text:insertion>
            <office:change-info>
              <dc:creator>Peter Camilleri</dc:creator>
              <dc:date>2015-04-25T17:38:00</dc:date>
            </office:change-info>
          </text:insertion>
        </text:changed-region>
        <text:changed-region xml:id="ct216097192" text:id="ct216097192">
          <text:deletion>
            <office:change-info>
              <dc:creator>Peter Camilleri</dc:creator>
              <dc:date>2015-04-25T23:12:00</dc:date>
            </office:change-info>
            <text:p text:style-name="Text_20_body"/>
            <text:p text:style-name="Text_20_body">.c2p</text:p>
          </text:deletion>
        </text:changed-region>
        <text:changed-region xml:id="ct216097296" text:id="ct216097296">
          <text:insertion>
            <office:change-info>
              <dc:creator>Peter Camilleri</dc:creator>
              <dc:date>2015-04-25T17:38:00</dc:date>
            </office:change-info>
          </text:insertion>
        </text:changed-region>
        <text:changed-region xml:id="ct216097400" text:id="ct216097400">
          <text:insertion>
            <office:change-info>
              <dc:creator>Peter Camilleri</dc:creator>
              <dc:date>2015-04-25T17:38:00</dc:date>
            </office:change-info>
          </text:insertion>
        </text:changed-region>
        <text:changed-region xml:id="ct216097504" text:id="ct216097504">
          <text:insertion>
            <office:change-info>
              <dc:creator>Peter Camilleri</dc:creator>
              <dc:date>2015-04-25T17:38:00</dc:date>
            </office:change-info>
          </text:insertion>
        </text:changed-region>
        <text:changed-region xml:id="ct216097608" text:id="ct216097608">
          <text:insertion>
            <office:change-info>
              <dc:creator>Peter Camilleri</dc:creator>
              <dc:date>2015-04-25T17:38:00</dc:date>
            </office:change-info>
          </text:insertion>
        </text:changed-region>
        <text:changed-region xml:id="ct216097712" text:id="ct216097712">
          <text:insertion>
            <office:change-info>
              <dc:creator>Peter Camilleri</dc:creator>
              <dc:date>2015-04-25T17:38:00</dc:date>
            </office:change-info>
          </text:insertion>
        </text:changed-region>
        <text:changed-region xml:id="ct216097920" text:id="ct216097920">
          <text:deletion>
            <office:change-info>
              <dc:creator>Peter Camilleri</dc:creator>
              <dc:date>2015-04-25T23:12:00</dc:date>
            </office:change-info>
            <text:p text:style-name="Text_20_body">.cbrt</text:p>
          </text:deletion>
        </text:changed-region>
        <text:changed-region xml:id="ct216097816" text:id="ct216097816">
          <text:deletion>
            <office:change-info>
              <dc:creator>Peter Camilleri</dc:creator>
              <dc:date>2015-04-25T23:13:00</dc:date>
            </office:change-info>
            <text:p text:style-name="Text_20_body"/>
            <text:p text:style-name="Text_20_body"/>
          </text:deletion>
        </text:changed-region>
        <text:changed-region xml:id="ct216098024" text:id="ct216098024">
          <text:insertion>
            <office:change-info>
              <dc:creator>Peter Camilleri</dc:creator>
              <dc:date>2015-04-25T17:38:00</dc:date>
            </office:change-info>
          </text:insertion>
        </text:changed-region>
        <text:changed-region xml:id="ct216098128" text:id="ct216098128">
          <text:insertion>
            <office:change-info>
              <dc:creator>Peter Camilleri</dc:creator>
              <dc:date>2015-04-25T17:38:00</dc:date>
            </office:change-info>
          </text:insertion>
        </text:changed-region>
        <text:changed-region xml:id="ct216098232" text:id="ct216098232">
          <text:insertion>
            <office:change-info>
              <dc:creator>Peter Camilleri</dc:creator>
              <dc:date>2015-04-25T17:38:00</dc:date>
            </office:change-info>
          </text:insertion>
        </text:changed-region>
        <text:changed-region xml:id="ct216098336" text:id="ct216098336">
          <text:insertion>
            <office:change-info>
              <dc:creator>Peter Camilleri</dc:creator>
              <dc:date>2015-04-25T17:38:00</dc:date>
            </office:change-info>
          </text:insertion>
        </text:changed-region>
        <text:changed-region xml:id="ct216098440" text:id="ct216098440">
          <text:insertion>
            <office:change-info>
              <dc:creator>Peter Camilleri</dc:creator>
              <dc:date>2015-04-25T17:38:00</dc:date>
            </office:change-info>
          </text:insertion>
        </text:changed-region>
        <text:changed-region xml:id="ct216098544" text:id="ct216098544">
          <text:deletion>
            <office:change-info>
              <dc:creator>Peter Camilleri</dc:creator>
              <dc:date>2015-04-25T23:13:00</dc:date>
            </office:change-info>
            <text:p text:style-name="Text_20_body"/>
            <text:p text:style-name="Text_20_body">.ceil</text:p>
          </text:deletion>
        </text:changed-region>
        <text:changed-region xml:id="ct216098648" text:id="ct216098648">
          <text:insertion>
            <office:change-info>
              <dc:creator>Peter Camilleri</dc:creator>
              <dc:date>2015-04-25T17:38:00</dc:date>
            </office:change-info>
          </text:insertion>
        </text:changed-region>
        <text:changed-region xml:id="ct216098752" text:id="ct216098752">
          <text:insertion>
            <office:change-info>
              <dc:creator>Peter Camilleri</dc:creator>
              <dc:date>2015-04-25T17:38:00</dc:date>
            </office:change-info>
          </text:insertion>
        </text:changed-region>
        <text:changed-region xml:id="ct216098856" text:id="ct216098856">
          <text:insertion>
            <office:change-info>
              <dc:creator>Peter Camilleri</dc:creator>
              <dc:date>2015-04-25T17:38:00</dc:date>
            </office:change-info>
          </text:insertion>
        </text:changed-region>
        <text:changed-region xml:id="ct216098960" text:id="ct216098960">
          <text:insertion>
            <office:change-info>
              <dc:creator>Peter Camilleri</dc:creator>
              <dc:date>2015-04-25T17:38:00</dc:date>
            </office:change-info>
          </text:insertion>
        </text:changed-region>
        <text:changed-region xml:id="ct216099064" text:id="ct216099064">
          <text:insertion>
            <office:change-info>
              <dc:creator>Peter Camilleri</dc:creator>
              <dc:date>2015-04-25T17:38:00</dc:date>
            </office:change-info>
          </text:insertion>
        </text:changed-region>
        <text:changed-region xml:id="ct216099168" text:id="ct216099168">
          <text:insertion>
            <office:change-info>
              <dc:creator>Peter Camilleri</dc:creator>
              <dc:date>2015-04-25T17:38:00</dc:date>
            </office:change-info>
          </text:insertion>
        </text:changed-region>
        <text:changed-region xml:id="ct216099272" text:id="ct216099272">
          <text:deletion>
            <office:change-info>
              <dc:creator>Peter Camilleri</dc:creator>
              <dc:date>2015-04-25T23:13:00</dc:date>
            </office:change-info>
            <text:p text:style-name="Text_20_body"/>
            <text:p text:style-name="Text_20_body">.conjugate</text:p>
          </text:deletion>
        </text:changed-region>
        <text:changed-region xml:id="ct216099416" text:id="ct216099416">
          <text:insertion>
            <office:change-info>
              <dc:creator>Peter Camilleri</dc:creator>
              <dc:date>2015-04-25T17:38:00</dc:date>
            </office:change-info>
          </text:insertion>
        </text:changed-region>
        <text:changed-region xml:id="ct216099520" text:id="ct216099520">
          <text:insertion>
            <office:change-info>
              <dc:creator>Peter Camilleri</dc:creator>
              <dc:date>2015-04-25T17:38:00</dc:date>
            </office:change-info>
          </text:insertion>
        </text:changed-region>
        <text:changed-region xml:id="ct216099624" text:id="ct216099624">
          <text:insertion>
            <office:change-info>
              <dc:creator>Peter Camilleri</dc:creator>
              <dc:date>2015-04-25T17:38:00</dc:date>
            </office:change-info>
          </text:insertion>
        </text:changed-region>
        <text:changed-region xml:id="ct216099728" text:id="ct216099728">
          <text:insertion>
            <office:change-info>
              <dc:creator>Peter Camilleri</dc:creator>
              <dc:date>2015-04-25T17:38:00</dc:date>
            </office:change-info>
          </text:insertion>
        </text:changed-region>
        <text:changed-region xml:id="ct216099832" text:id="ct216099832">
          <text:deletion>
            <office:change-info>
              <dc:creator>Peter Camilleri</dc:creator>
              <dc:date>2015-04-25T23:13:00</dc:date>
            </office:change-info>
            <text:p text:style-name="Text_20_body"/>
            <text:p text:style-name="Text_20_body">.cos</text:p>
          </text:deletion>
        </text:changed-region>
        <text:changed-region xml:id="ct216099936" text:id="ct216099936">
          <text:insertion>
            <office:change-info>
              <dc:creator>Peter Camilleri</dc:creator>
              <dc:date>2015-04-25T17:38:00</dc:date>
            </office:change-info>
          </text:insertion>
        </text:changed-region>
        <text:changed-region xml:id="ct216100040" text:id="ct216100040">
          <text:insertion>
            <office:change-info>
              <dc:creator>Peter Camilleri</dc:creator>
              <dc:date>2015-04-25T17:38:00</dc:date>
            </office:change-info>
          </text:insertion>
        </text:changed-region>
        <text:changed-region xml:id="ct216100144" text:id="ct216100144">
          <text:insertion>
            <office:change-info>
              <dc:creator>Peter Camilleri</dc:creator>
              <dc:date>2015-04-25T17:38:00</dc:date>
            </office:change-info>
          </text:insertion>
        </text:changed-region>
        <text:changed-region xml:id="ct216100248" text:id="ct216100248">
          <text:insertion>
            <office:change-info>
              <dc:creator>Peter Camilleri</dc:creator>
              <dc:date>2015-04-25T17:38:00</dc:date>
            </office:change-info>
          </text:insertion>
        </text:changed-region>
        <text:changed-region xml:id="ct216100352" text:id="ct216100352">
          <text:insertion>
            <office:change-info>
              <dc:creator>Peter Camilleri</dc:creator>
              <dc:date>2015-04-25T17:38:00</dc:date>
            </office:change-info>
          </text:insertion>
        </text:changed-region>
        <text:changed-region xml:id="ct216100560" text:id="ct216100560">
          <text:deletion>
            <office:change-info>
              <dc:creator>Peter Camilleri</dc:creator>
              <dc:date>2015-04-25T23:13:00</dc:date>
            </office:change-info>
            <text:p text:style-name="Text_20_body">.cosh</text:p>
          </text:deletion>
        </text:changed-region>
        <text:changed-region xml:id="ct216100456" text:id="ct216100456">
          <text:deletion>
            <office:change-info>
              <dc:creator>Peter Camilleri</dc:creator>
              <dc:date>2015-04-25T23:14:00</dc:date>
            </office:change-info>
            <text:p text:style-name="Text_20_body"/>
            <text:p text:style-name="Text_20_body"/>
          </text:deletion>
        </text:changed-region>
        <text:changed-region xml:id="ct216100664" text:id="ct216100664">
          <text:insertion>
            <office:change-info>
              <dc:creator>Peter Camilleri</dc:creator>
              <dc:date>2015-04-25T17:38:00</dc:date>
            </office:change-info>
          </text:insertion>
        </text:changed-region>
        <text:changed-region xml:id="ct216100768" text:id="ct216100768">
          <text:insertion>
            <office:change-info>
              <dc:creator>Peter Camilleri</dc:creator>
              <dc:date>2015-04-25T17:38:00</dc:date>
            </office:change-info>
          </text:insertion>
        </text:changed-region>
        <text:changed-region xml:id="ct216100872" text:id="ct216100872">
          <text:insertion>
            <office:change-info>
              <dc:creator>Peter Camilleri</dc:creator>
              <dc:date>2015-04-25T17:38:00</dc:date>
            </office:change-info>
          </text:insertion>
        </text:changed-region>
        <text:changed-region xml:id="ct216100976" text:id="ct216100976">
          <text:insertion>
            <office:change-info>
              <dc:creator>Peter Camilleri</dc:creator>
              <dc:date>2015-04-25T17:38:00</dc:date>
            </office:change-info>
          </text:insertion>
        </text:changed-region>
        <text:changed-region xml:id="ct216101080" text:id="ct216101080">
          <text:insertion>
            <office:change-info>
              <dc:creator>Peter Camilleri</dc:creator>
              <dc:date>2015-04-25T17:38:00</dc:date>
            </office:change-info>
          </text:insertion>
        </text:changed-region>
        <text:changed-region xml:id="ct216101184" text:id="ct216101184">
          <text:deletion>
            <office:change-info>
              <dc:creator>Peter Camilleri</dc:creator>
              <dc:date>2015-04-25T23:14:00</dc:date>
            </office:change-info>
            <text:p text:style-name="Text_20_body"/>
            <text:p text:style-name="Text_20_body">.cube</text:p>
          </text:deletion>
        </text:changed-region>
        <text:changed-region xml:id="ct216101288" text:id="ct216101288">
          <text:insertion>
            <office:change-info>
              <dc:creator>Peter Camilleri</dc:creator>
              <dc:date>2015-04-25T17:38:00</dc:date>
            </office:change-info>
          </text:insertion>
        </text:changed-region>
        <text:changed-region xml:id="ct216101392" text:id="ct216101392">
          <text:deletion>
            <office:change-info>
              <dc:creator>Peter Camilleri</dc:creator>
              <dc:date>2015-04-25T23:15:00</dc:date>
            </office:change-info>
            <text:p text:style-name="Text_20_body"/>
            <text:p text:style-name="Text_20_body">.d2r</text:p>
          </text:deletion>
        </text:changed-region>
        <text:changed-region xml:id="ct216101496" text:id="ct216101496">
          <text:insertion>
            <office:change-info>
              <dc:creator>Peter Camilleri</dc:creator>
              <dc:date>2015-04-25T17:38:00</dc:date>
            </office:change-info>
          </text:insertion>
        </text:changed-region>
        <text:changed-region xml:id="ct216101600" text:id="ct216101600">
          <text:deletion>
            <office:change-info>
              <dc:creator>Peter Camilleri</dc:creator>
              <dc:date>2015-04-25T23:15:00</dc:date>
            </office:change-info>
            <text:p text:style-name="Text_20_body"/>
            <text:p text:style-name="Text_20_body">.denominator</text:p>
          </text:deletion>
        </text:changed-region>
        <text:changed-region xml:id="ct216101704" text:id="ct216101704">
          <text:insertion>
            <office:change-info>
              <dc:creator>Peter Camilleri</dc:creator>
              <dc:date>2015-04-25T17:38:00</dc:date>
            </office:change-info>
          </text:insertion>
        </text:changed-region>
        <text:changed-region xml:id="ct216101808" text:id="ct216101808">
          <text:deletion>
            <office:change-info>
              <dc:creator>Peter Camilleri</dc:creator>
              <dc:date>2015-04-25T23:15:00</dc:date>
            </office:change-info>
            <text:p text:style-name="Text_20_body"/>
            <text:p text:style-name="Text_20_body">.e**</text:p>
          </text:deletion>
        </text:changed-region>
        <text:changed-region xml:id="ct216101912" text:id="ct216101912">
          <text:insertion>
            <office:change-info>
              <dc:creator>Peter Camilleri</dc:creator>
              <dc:date>2015-04-25T17:38:00</dc:date>
            </office:change-info>
          </text:insertion>
        </text:changed-region>
        <text:changed-region xml:id="ct216102016" text:id="ct216102016">
          <text:deletion>
            <office:change-info>
              <dc:creator>Peter Camilleri</dc:creator>
              <dc:date>2015-04-25T23:15:00</dc:date>
            </office:change-info>
            <text:p text:style-name="Text_20_body"/>
            <text:p text:style-name="Text_20_body">.emit</text:p>
          </text:deletion>
        </text:changed-region>
        <text:changed-region xml:id="ct216102120" text:id="ct216102120">
          <text:insertion>
            <office:change-info>
              <dc:creator>Peter Camilleri</dc:creator>
              <dc:date>2015-04-25T17:38:00</dc:date>
            </office:change-info>
          </text:insertion>
        </text:changed-region>
        <text:changed-region xml:id="ct216102328" text:id="ct216102328">
          <text:deletion>
            <office:change-info>
              <dc:creator>Peter Camilleri</dc:creator>
              <dc:date>2015-04-25T23:15:00</dc:date>
            </office:change-info>
            <text:p text:style-name="Text_20_body">.floor</text:p>
          </text:deletion>
        </text:changed-region>
        <text:changed-region xml:id="ct216102224" text:id="ct216102224">
          <text:deletion>
            <office:change-info>
              <dc:creator>Peter Camilleri</dc:creator>
              <dc:date>2015-04-25T23:16:00</dc:date>
            </office:change-info>
            <text:p text:style-name="Text_20_body"/>
            <text:p text:style-name="Text_20_body"/>
          </text:deletion>
        </text:changed-region>
        <text:changed-region xml:id="ct216102432" text:id="ct216102432">
          <text:insertion>
            <office:change-info>
              <dc:creator>Peter Camilleri</dc:creator>
              <dc:date>2015-04-25T17:38:00</dc:date>
            </office:change-info>
          </text:insertion>
        </text:changed-region>
        <text:changed-region xml:id="ct216102536" text:id="ct216102536">
          <text:deletion>
            <office:change-info>
              <dc:creator>Peter Camilleri</dc:creator>
              <dc:date>2015-04-25T23:16:00</dc:date>
            </office:change-info>
            <text:p text:style-name="Text_20_body"/>
            <text:p text:style-name="Text_20_body">.hypot</text:p>
          </text:deletion>
        </text:changed-region>
        <text:changed-region xml:id="ct216102640" text:id="ct216102640">
          <text:insertion>
            <office:change-info>
              <dc:creator>Peter Camilleri</dc:creator>
              <dc:date>2015-04-25T17:38:00</dc:date>
            </office:change-info>
          </text:insertion>
        </text:changed-region>
        <text:changed-region xml:id="ct216102744" text:id="ct216102744">
          <text:deletion>
            <office:change-info>
              <dc:creator>Peter Camilleri</dc:creator>
              <dc:date>2015-04-25T23:16:00</dc:date>
            </office:change-info>
            <text:p text:style-name="Text_20_body"/>
            <text:p text:style-name="Text_20_body">.imaginary</text:p>
          </text:deletion>
        </text:changed-region>
        <text:changed-region xml:id="ct216102848" text:id="ct216102848">
          <text:insertion>
            <office:change-info>
              <dc:creator>Peter Camilleri</dc:creator>
              <dc:date>2015-04-25T17:38:00</dc:date>
            </office:change-info>
          </text:insertion>
        </text:changed-region>
        <text:changed-region xml:id="ct216102952" text:id="ct216102952">
          <text:deletion>
            <office:change-info>
              <dc:creator>Peter Camilleri</dc:creator>
              <dc:date>2015-04-25T23:16:00</dc:date>
            </office:change-info>
            <text:p text:style-name="Text_20_body"/>
            <text:p text:style-name="Text_20_body">.ln</text:p>
          </text:deletion>
        </text:changed-region>
        <text:changed-region xml:id="ct216103056" text:id="ct216103056">
          <text:insertion>
            <office:change-info>
              <dc:creator>Peter Camilleri</dc:creator>
              <dc:date>2015-04-25T17:38:00</dc:date>
            </office:change-info>
          </text:insertion>
        </text:changed-region>
        <text:changed-region xml:id="ct216103160" text:id="ct216103160">
          <text:deletion>
            <office:change-info>
              <dc:creator>Peter Camilleri</dc:creator>
              <dc:date>2015-04-25T23:16:00</dc:date>
            </office:change-info>
            <text:p text:style-name="Text_20_body"/>
            <text:p text:style-name="Text_20_body">.log10</text:p>
          </text:deletion>
        </text:changed-region>
        <text:changed-region xml:id="ct216103264" text:id="ct216103264">
          <text:insertion>
            <office:change-info>
              <dc:creator>Peter Camilleri</dc:creator>
              <dc:date>2015-04-25T17:38:00</dc:date>
            </office:change-info>
          </text:insertion>
        </text:changed-region>
        <text:changed-region xml:id="ct216103368" text:id="ct216103368">
          <text:deletion>
            <office:change-info>
              <dc:creator>Peter Camilleri</dc:creator>
              <dc:date>2015-04-25T23:17:00</dc:date>
            </office:change-info>
            <text:p text:style-name="Text_20_body"/>
            <text:p text:style-name="Text_20_body">.log2</text:p>
          </text:deletion>
        </text:changed-region>
        <text:changed-region xml:id="ct216169048" text:id="ct216169048">
          <text:insertion>
            <office:change-info>
              <dc:creator>Peter Camilleri</dc:creator>
              <dc:date>2015-04-25T17:38:00</dc:date>
            </office:change-info>
          </text:insertion>
        </text:changed-region>
        <text:changed-region xml:id="ct216169152" text:id="ct216169152">
          <text:deletion>
            <office:change-info>
              <dc:creator>Peter Camilleri</dc:creator>
              <dc:date>2015-04-25T23:17:00</dc:date>
            </office:change-info>
            <text:p text:style-name="Text_20_body"/>
            <text:p text:style-name="Text_20_body">.magnitude</text:p>
          </text:deletion>
        </text:changed-region>
        <text:changed-region xml:id="ct216169256" text:id="ct216169256">
          <text:insertion>
            <office:change-info>
              <dc:creator>Peter Camilleri</dc:creator>
              <dc:date>2015-04-25T17:38:00</dc:date>
            </office:change-info>
          </text:insertion>
        </text:changed-region>
        <text:changed-region xml:id="ct216169360" text:id="ct216169360">
          <text:deletion>
            <office:change-info>
              <dc:creator>Peter Camilleri</dc:creator>
              <dc:date>2015-04-25T23:17:00</dc:date>
            </office:change-info>
            <text:p text:style-name="Text_20_body"/>
            <text:p text:style-name="Text_20_body">.numerator</text:p>
          </text:deletion>
        </text:changed-region>
        <text:changed-region xml:id="ct216169464" text:id="ct216169464">
          <text:insertion>
            <office:change-info>
              <dc:creator>Peter Camilleri</dc:creator>
              <dc:date>2015-04-25T17:38:00</dc:date>
            </office:change-info>
          </text:insertion>
        </text:changed-region>
        <text:changed-region xml:id="ct216169672" text:id="ct216169672">
          <text:deletion>
            <office:change-info>
              <dc:creator>Peter Camilleri</dc:creator>
              <dc:date>2015-04-25T23:17:00</dc:date>
            </office:change-info>
            <text:p text:style-name="Text_20_body">.p2c</text:p>
          </text:deletion>
        </text:changed-region>
        <text:changed-region xml:id="ct216169568" text:id="ct216169568">
          <text:deletion>
            <office:change-info>
              <dc:creator>Peter Camilleri</dc:creator>
              <dc:date>2015-04-25T23:18:00</dc:date>
            </office:change-info>
            <text:p text:style-name="Text_20_body"/>
            <text:p text:style-name="Text_20_body"/>
          </text:deletion>
        </text:changed-region>
        <text:changed-region xml:id="ct216169776" text:id="ct216169776">
          <text:insertion>
            <office:change-info>
              <dc:creator>Peter Camilleri</dc:creator>
              <dc:date>2015-04-25T17:38:00</dc:date>
            </office:change-info>
          </text:insertion>
        </text:changed-region>
        <text:changed-region xml:id="ct216169880" text:id="ct216169880">
          <text:deletion>
            <office:change-info>
              <dc:creator>Peter Camilleri</dc:creator>
              <dc:date>2015-04-25T23:18:00</dc:date>
            </office:change-info>
            <text:p text:style-name="Text_20_body"/>
            <text:p text:style-name="Text_20_body">.polar</text:p>
          </text:deletion>
        </text:changed-region>
        <text:changed-region xml:id="ct216169984" text:id="ct216169984">
          <text:insertion>
            <office:change-info>
              <dc:creator>Peter Camilleri</dc:creator>
              <dc:date>2015-04-25T17:38:00</dc:date>
            </office:change-info>
          </text:insertion>
        </text:changed-region>
        <text:changed-region xml:id="ct216170088" text:id="ct216170088">
          <text:deletion>
            <office:change-info>
              <dc:creator>Peter Camilleri</dc:creator>
              <dc:date>2015-04-25T23:18:00</dc:date>
            </office:change-info>
            <text:p text:style-name="Text_20_body"/>
            <text:p text:style-name="Text_20_body">.r2d</text:p>
          </text:deletion>
        </text:changed-region>
        <text:changed-region xml:id="ct216170192" text:id="ct216170192">
          <text:insertion>
            <office:change-info>
              <dc:creator>Peter Camilleri</dc:creator>
              <dc:date>2015-04-25T17:38:00</dc:date>
            </office:change-info>
          </text:insertion>
        </text:changed-region>
        <text:changed-region xml:id="ct216170296" text:id="ct216170296">
          <text:deletion>
            <office:change-info>
              <dc:creator>Peter Camilleri</dc:creator>
              <dc:date>2015-04-25T23:18:00</dc:date>
            </office:change-info>
            <text:p text:style-name="Text_20_body"/>
            <text:p text:style-name="Text_20_body">.real</text:p>
          </text:deletion>
        </text:changed-region>
        <text:changed-region xml:id="ct216170400" text:id="ct216170400">
          <text:insertion>
            <office:change-info>
              <dc:creator>Peter Camilleri</dc:creator>
              <dc:date>2015-04-25T17:39:00</dc:date>
            </office:change-info>
          </text:insertion>
        </text:changed-region>
        <text:changed-region xml:id="ct216170504" text:id="ct216170504">
          <text:deletion>
            <office:change-info>
              <dc:creator>Peter Camilleri</dc:creator>
              <dc:date>2015-04-25T23:19:00</dc:date>
            </office:change-info>
            <text:p text:style-name="Text_20_body"/>
            <text:p text:style-name="Text_20_body">.round</text:p>
          </text:deletion>
        </text:changed-region>
        <text:changed-region xml:id="ct216170608" text:id="ct216170608">
          <text:insertion>
            <office:change-info>
              <dc:creator>Peter Camilleri</dc:creator>
              <dc:date>2015-04-25T17:39:00</dc:date>
            </office:change-info>
          </text:insertion>
        </text:changed-region>
        <text:changed-region xml:id="ct216170712" text:id="ct216170712">
          <text:deletion>
            <office:change-info>
              <dc:creator>Peter Camilleri</dc:creator>
              <dc:date>2015-04-25T23:19:00</dc:date>
            </office:change-info>
            <text:p text:style-name="Text_20_body"/>
            <text:p text:style-name="Text_20_body">.sin</text:p>
          </text:deletion>
        </text:changed-region>
        <text:changed-region xml:id="ct216170816" text:id="ct216170816">
          <text:insertion>
            <office:change-info>
              <dc:creator>Peter Camilleri</dc:creator>
              <dc:date>2015-04-25T17:39:00</dc:date>
            </office:change-info>
          </text:insertion>
        </text:changed-region>
        <text:changed-region xml:id="ct216170920" text:id="ct216170920">
          <text:deletion>
            <office:change-info>
              <dc:creator>Peter Camilleri</dc:creator>
              <dc:date>2015-04-25T23:19:00</dc:date>
            </office:change-info>
            <text:p text:style-name="Text_20_body"/>
            <text:p text:style-name="Text_20_body">.sinh</text:p>
          </text:deletion>
        </text:changed-region>
        <text:changed-region xml:id="ct216171024" text:id="ct216171024">
          <text:insertion>
            <office:change-info>
              <dc:creator>Peter Camilleri</dc:creator>
              <dc:date>2015-04-25T17:39:00</dc:date>
            </office:change-info>
          </text:insertion>
        </text:changed-region>
        <text:changed-region xml:id="ct216171128" text:id="ct216171128">
          <text:deletion>
            <office:change-info>
              <dc:creator>Peter Camilleri</dc:creator>
              <dc:date>2015-04-25T23:19:00</dc:date>
            </office:change-info>
            <text:p text:style-name="Text_20_body"/>
            <text:p text:style-name="Text_20_body">.sleep</text:p>
          </text:deletion>
        </text:changed-region>
        <text:changed-region xml:id="ct216171232" text:id="ct216171232">
          <text:insertion>
            <office:change-info>
              <dc:creator>Peter Camilleri</dc:creator>
              <dc:date>2015-04-25T17:39:00</dc:date>
            </office:change-info>
          </text:insertion>
        </text:changed-region>
        <text:changed-region xml:id="ct216171336" text:id="ct216171336">
          <text:deletion>
            <office:change-info>
              <dc:creator>Peter Camilleri</dc:creator>
              <dc:date>2015-04-25T23:20:00</dc:date>
            </office:change-info>
            <text:p text:style-name="Text_20_body"/>
            <text:p text:style-name="Text_20_body">.sqr</text:p>
          </text:deletion>
        </text:changed-region>
        <text:changed-region xml:id="ct216171440" text:id="ct216171440">
          <text:insertion>
            <office:change-info>
              <dc:creator>Peter Camilleri</dc:creator>
              <dc:date>2015-04-25T17:39:00</dc:date>
            </office:change-info>
          </text:insertion>
        </text:changed-region>
        <text:changed-region xml:id="ct216171544" text:id="ct216171544">
          <text:deletion>
            <office:change-info>
              <dc:creator>Peter Camilleri</dc:creator>
              <dc:date>2015-04-25T23:20:00</dc:date>
            </office:change-info>
            <text:p text:style-name="Text_20_body"/>
            <text:p text:style-name="Text_20_body">.sqrt</text:p>
          </text:deletion>
        </text:changed-region>
        <text:changed-region xml:id="ct216171648" text:id="ct216171648">
          <text:insertion>
            <office:change-info>
              <dc:creator>Peter Camilleri</dc:creator>
              <dc:date>2015-04-25T17:39:00</dc:date>
            </office:change-info>
          </text:insertion>
        </text:changed-region>
        <text:changed-region xml:id="ct216171752" text:id="ct216171752">
          <text:deletion>
            <office:change-info>
              <dc:creator>Peter Camilleri</dc:creator>
              <dc:date>2015-04-25T23:20:00</dc:date>
            </office:change-info>
            <text:p text:style-name="Text_20_body"/>
            <text:p text:style-name="Text_20_body">.tan</text:p>
          </text:deletion>
        </text:changed-region>
        <text:changed-region xml:id="ct216171856" text:id="ct216171856">
          <text:insertion>
            <office:change-info>
              <dc:creator>Peter Camilleri</dc:creator>
              <dc:date>2015-04-25T17:39:00</dc:date>
            </office:change-info>
          </text:insertion>
        </text:changed-region>
        <text:changed-region xml:id="ct216171960" text:id="ct216171960">
          <text:deletion>
            <office:change-info>
              <dc:creator>Peter Camilleri</dc:creator>
              <dc:date>2015-04-25T23:20:00</dc:date>
            </office:change-info>
            <text:p text:style-name="Text_20_body"/>
            <text:p text:style-name="Text_20_body">.tanh</text:p>
          </text:deletion>
        </text:changed-region>
        <text:changed-region xml:id="ct216172064" text:id="ct216172064">
          <text:insertion>
            <office:change-info>
              <dc:creator>Peter Camilleri</dc:creator>
              <dc:date>2015-04-25T17:39:00</dc:date>
            </office:change-info>
          </text:insertion>
        </text:changed-region>
        <text:changed-region xml:id="ct216172168" text:id="ct216172168">
          <text:deletion>
            <office:change-info>
              <dc:creator>Peter Camilleri</dc:creator>
              <dc:date>2015-04-25T23:20:00</dc:date>
            </office:change-info>
            <text:p text:style-name="Text_20_body"/>
            <text:p text:style-name="Text_20_body">/</text:p>
          </text:deletion>
        </text:changed-region>
        <text:changed-region xml:id="ct216172272" text:id="ct216172272">
          <text:insertion>
            <office:change-info>
              <dc:creator>Peter Camilleri</dc:creator>
              <dc:date>2015-04-25T17:39:00</dc:date>
            </office:change-info>
          </text:insertion>
        </text:changed-region>
        <text:changed-region xml:id="ct216172376" text:id="ct216172376">
          <text:deletion>
            <office:change-info>
              <dc:creator>Peter Camilleri</dc:creator>
              <dc:date>2015-04-25T23:21:00</dc:date>
            </office:change-info>
            <text:p text:style-name="Text_20_body"/>
            <text:p text:style-name="Text_20_body">0&lt;</text:p>
          </text:deletion>
        </text:changed-region>
        <text:changed-region xml:id="ct216172480" text:id="ct216172480">
          <text:insertion>
            <office:change-info>
              <dc:creator>Peter Camilleri</dc:creator>
              <dc:date>2015-04-25T17:39:00</dc:date>
            </office:change-info>
          </text:insertion>
        </text:changed-region>
        <text:changed-region xml:id="ct216172584" text:id="ct216172584">
          <text:deletion>
            <office:change-info>
              <dc:creator>Peter Camilleri</dc:creator>
              <dc:date>2015-04-25T23:21:00</dc:date>
            </office:change-info>
            <text:p text:style-name="Text_20_body"/>
            <text:p text:style-name="Text_20_body">0&lt;=</text:p>
          </text:deletion>
        </text:changed-region>
        <text:changed-region xml:id="ct216172688" text:id="ct216172688">
          <text:insertion>
            <office:change-info>
              <dc:creator>Peter Camilleri</dc:creator>
              <dc:date>2015-04-25T17:39:00</dc:date>
            </office:change-info>
          </text:insertion>
        </text:changed-region>
        <text:changed-region xml:id="ct216172792" text:id="ct216172792">
          <text:deletion>
            <office:change-info>
              <dc:creator>Peter Camilleri</dc:creator>
              <dc:date>2015-04-25T23:21:00</dc:date>
            </office:change-info>
            <text:p text:style-name="Text_20_body"/>
            <text:p text:style-name="Text_20_body">0&lt;=&gt;</text:p>
          </text:deletion>
        </text:changed-region>
        <text:changed-region xml:id="ct216172896" text:id="ct216172896">
          <text:insertion>
            <office:change-info>
              <dc:creator>Peter Camilleri</dc:creator>
              <dc:date>2015-04-25T17:39:00</dc:date>
            </office:change-info>
          </text:insertion>
        </text:changed-region>
        <text:changed-region xml:id="ct216177152" text:id="ct216177152">
          <text:deletion>
            <office:change-info>
              <dc:creator>Peter Camilleri</dc:creator>
              <dc:date>2015-04-25T23:21:00</dc:date>
            </office:change-info>
            <text:p text:style-name="Text_20_body">0&lt;&gt;</text:p>
          </text:deletion>
        </text:changed-region>
        <text:changed-region xml:id="ct216173000" text:id="ct216173000">
          <text:deletion>
            <office:change-info>
              <dc:creator>Peter Camilleri</dc:creator>
              <dc:date>2015-04-25T23:22:00</dc:date>
            </office:change-info>
            <text:p text:style-name="Text_20_body"/>
            <text:p text:style-name="Text_20_body"/>
          </text:deletion>
        </text:changed-region>
        <text:changed-region xml:id="ct216177256" text:id="ct216177256">
          <text:insertion>
            <office:change-info>
              <dc:creator>Peter Camilleri</dc:creator>
              <dc:date>2015-04-25T17:39:00</dc:date>
            </office:change-info>
          </text:insertion>
        </text:changed-region>
        <text:changed-region xml:id="ct216177360" text:id="ct216177360">
          <text:deletion>
            <office:change-info>
              <dc:creator>Peter Camilleri</dc:creator>
              <dc:date>2015-04-25T23:22:00</dc:date>
            </office:change-info>
            <text:p text:style-name="Text_20_body"/>
            <text:p text:style-name="Text_20_body">0=</text:p>
          </text:deletion>
        </text:changed-region>
        <text:changed-region xml:id="ct216177464" text:id="ct216177464">
          <text:insertion>
            <office:change-info>
              <dc:creator>Peter Camilleri</dc:creator>
              <dc:date>2015-04-25T17:39:00</dc:date>
            </office:change-info>
          </text:insertion>
        </text:changed-region>
        <text:changed-region xml:id="ct216177568" text:id="ct216177568">
          <text:deletion>
            <office:change-info>
              <dc:creator>Peter Camilleri</dc:creator>
              <dc:date>2015-04-25T23:22:00</dc:date>
            </office:change-info>
            <text:p text:style-name="Text_20_body"/>
            <text:p text:style-name="Text_20_body">0&gt;</text:p>
          </text:deletion>
        </text:changed-region>
        <text:changed-region xml:id="ct216177672" text:id="ct216177672">
          <text:insertion>
            <office:change-info>
              <dc:creator>Peter Camilleri</dc:creator>
              <dc:date>2015-04-25T17:39:00</dc:date>
            </office:change-info>
          </text:insertion>
        </text:changed-region>
        <text:changed-region xml:id="ct216177776" text:id="ct216177776">
          <text:deletion>
            <office:change-info>
              <dc:creator>Peter Camilleri</dc:creator>
              <dc:date>2015-04-25T23:22:00</dc:date>
            </office:change-info>
            <text:p text:style-name="Text_20_body"/>
            <text:p text:style-name="Text_20_body">0&gt;=</text:p>
          </text:deletion>
        </text:changed-region>
        <text:changed-region xml:id="ct216177880" text:id="ct216177880">
          <text:insertion>
            <office:change-info>
              <dc:creator>Peter Camilleri</dc:creator>
              <dc:date>2015-04-25T17:39:00</dc:date>
            </office:change-info>
          </text:insertion>
        </text:changed-region>
        <text:changed-region xml:id="ct216177984" text:id="ct216177984">
          <text:deletion>
            <office:change-info>
              <dc:creator>Peter Camilleri</dc:creator>
              <dc:date>2015-04-25T23:22:00</dc:date>
            </office:change-info>
            <text:p text:style-name="Text_20_body"/>
            <text:p text:style-name="Text_20_body">1+</text:p>
          </text:deletion>
        </text:changed-region>
        <text:changed-region xml:id="ct216178088" text:id="ct216178088">
          <text:insertion>
            <office:change-info>
              <dc:creator>Peter Camilleri</dc:creator>
              <dc:date>2015-04-25T17:39:00</dc:date>
            </office:change-info>
          </text:insertion>
        </text:changed-region>
        <text:changed-region xml:id="ct216178192" text:id="ct216178192">
          <text:deletion>
            <office:change-info>
              <dc:creator>Peter Camilleri</dc:creator>
              <dc:date>2015-04-25T23:22:00</dc:date>
            </office:change-info>
            <text:p text:style-name="Text_20_body"/>
            <text:p text:style-name="Text_20_body">1-</text:p>
          </text:deletion>
        </text:changed-region>
        <text:changed-region xml:id="ct216178296" text:id="ct216178296">
          <text:insertion>
            <office:change-info>
              <dc:creator>Peter Camilleri</dc:creator>
              <dc:date>2015-04-25T17:39:00</dc:date>
            </office:change-info>
          </text:insertion>
        </text:changed-region>
        <text:changed-region xml:id="ct216178400" text:id="ct216178400">
          <text:deletion>
            <office:change-info>
              <dc:creator>Peter Camilleri</dc:creator>
              <dc:date>2015-04-25T23:23:00</dc:date>
            </office:change-info>
            <text:p text:style-name="Text_20_body"/>
            <text:p text:style-name="Text_20_body">2*</text:p>
          </text:deletion>
        </text:changed-region>
        <text:changed-region xml:id="ct216178504" text:id="ct216178504">
          <text:insertion>
            <office:change-info>
              <dc:creator>Peter Camilleri</dc:creator>
              <dc:date>2015-04-25T17:39:00</dc:date>
            </office:change-info>
          </text:insertion>
        </text:changed-region>
        <text:changed-region xml:id="ct216178608" text:id="ct216178608">
          <text:deletion>
            <office:change-info>
              <dc:creator>Peter Camilleri</dc:creator>
              <dc:date>2015-04-25T23:23:00</dc:date>
            </office:change-info>
            <text:p text:style-name="Text_20_body"/>
            <text:p text:style-name="Text_20_body">2+</text:p>
          </text:deletion>
        </text:changed-region>
        <text:changed-region xml:id="ct216178712" text:id="ct216178712">
          <text:insertion>
            <office:change-info>
              <dc:creator>Peter Camilleri</dc:creator>
              <dc:date>2015-04-25T17:39:00</dc:date>
            </office:change-info>
          </text:insertion>
        </text:changed-region>
        <text:changed-region xml:id="ct216178816" text:id="ct216178816">
          <text:deletion>
            <office:change-info>
              <dc:creator>Peter Camilleri</dc:creator>
              <dc:date>2015-04-25T23:23:00</dc:date>
            </office:change-info>
            <text:p text:style-name="Text_20_body"/>
            <text:p text:style-name="Text_20_body">2-</text:p>
          </text:deletion>
        </text:changed-region>
        <text:changed-region xml:id="ct216178920" text:id="ct216178920">
          <text:insertion>
            <office:change-info>
              <dc:creator>Peter Camilleri</dc:creator>
              <dc:date>2015-04-25T17:39:00</dc:date>
            </office:change-info>
          </text:insertion>
        </text:changed-region>
        <text:changed-region xml:id="ct216179024" text:id="ct216179024">
          <text:deletion>
            <office:change-info>
              <dc:creator>Peter Camilleri</dc:creator>
              <dc:date>2015-04-25T23:24:00</dc:date>
            </office:change-info>
            <text:p text:style-name="Text_20_body"/>
            <text:p text:style-name="Text_20_body">2/</text:p>
          </text:deletion>
        </text:changed-region>
        <text:changed-region xml:id="ct216179128" text:id="ct216179128">
          <text:insertion>
            <office:change-info>
              <dc:creator>Peter Camilleri</dc:creator>
              <dc:date>2015-04-25T17:39:00</dc:date>
            </office:change-info>
          </text:insertion>
        </text:changed-region>
        <text:changed-region xml:id="ct216179232" text:id="ct216179232">
          <text:deletion>
            <office:change-info>
              <dc:creator>Peter Camilleri</dc:creator>
              <dc:date>2015-04-25T23:24:00</dc:date>
            </office:change-info>
            <text:p text:style-name="Text_20_body"/>
            <text:p text:style-name="Text_20_body">&lt;</text:p>
          </text:deletion>
        </text:changed-region>
        <text:changed-region xml:id="ct216179336" text:id="ct216179336">
          <text:insertion>
            <office:change-info>
              <dc:creator>Peter Camilleri</dc:creator>
              <dc:date>2015-04-25T17:39:00</dc:date>
            </office:change-info>
          </text:insertion>
        </text:changed-region>
        <text:changed-region xml:id="ct216179440" text:id="ct216179440">
          <text:deletion>
            <office:change-info>
              <dc:creator>Peter Camilleri</dc:creator>
              <dc:date>2015-04-25T23:24:00</dc:date>
            </office:change-info>
            <text:p text:style-name="Text_20_body"/>
            <text:p text:style-name="Text_20_body">&lt;=</text:p>
          </text:deletion>
        </text:changed-region>
        <text:changed-region xml:id="ct216179544" text:id="ct216179544">
          <text:insertion>
            <office:change-info>
              <dc:creator>Peter Camilleri</dc:creator>
              <dc:date>2015-04-25T17:39:00</dc:date>
            </office:change-info>
          </text:insertion>
        </text:changed-region>
        <text:changed-region xml:id="ct216179648" text:id="ct216179648">
          <text:deletion>
            <office:change-info>
              <dc:creator>Peter Camilleri</dc:creator>
              <dc:date>2015-04-25T23:24:00</dc:date>
            </office:change-info>
            <text:p text:style-name="Text_20_body"/>
            <text:p text:style-name="Text_20_body">&lt;=&gt;</text:p>
          </text:deletion>
        </text:changed-region>
        <text:changed-region xml:id="ct216179752" text:id="ct216179752">
          <text:insertion>
            <office:change-info>
              <dc:creator>Peter Camilleri</dc:creator>
              <dc:date>2015-04-25T17:39:00</dc:date>
            </office:change-info>
          </text:insertion>
        </text:changed-region>
        <text:changed-region xml:id="ct216179856" text:id="ct216179856">
          <text:insertion>
            <office:change-info>
              <dc:creator>Peter Camilleri</dc:creator>
              <dc:date>2015-04-25T17:39:00</dc:date>
            </office:change-info>
          </text:insertion>
        </text:changed-region>
        <text:changed-region xml:id="ct216179960" text:id="ct216179960">
          <text:insertion>
            <office:change-info>
              <dc:creator>Peter Camilleri</dc:creator>
              <dc:date>2015-04-25T17:39:00</dc:date>
            </office:change-info>
          </text:insertion>
        </text:changed-region>
        <text:changed-region xml:id="ct216180168" text:id="ct216180168">
          <text:deletion>
            <office:change-info>
              <dc:creator>Peter Camilleri</dc:creator>
              <dc:date>2015-04-25T23:24:00</dc:date>
            </office:change-info>
            <text:p text:style-name="Text_20_body">&gt;</text:p>
          </text:deletion>
        </text:changed-region>
        <text:changed-region xml:id="ct216180064" text:id="ct216180064">
          <text:deletion>
            <office:change-info>
              <dc:creator>Peter Camilleri</dc:creator>
              <dc:date>2015-04-25T23:25:00</dc:date>
            </office:change-info>
            <text:p text:style-name="Text_20_body"/>
            <text:p text:style-name="Text_20_body"/>
          </text:deletion>
        </text:changed-region>
        <text:changed-region xml:id="ct216180272" text:id="ct216180272">
          <text:insertion>
            <office:change-info>
              <dc:creator>Peter Camilleri</dc:creator>
              <dc:date>2015-04-25T17:39:00</dc:date>
            </office:change-info>
          </text:insertion>
        </text:changed-region>
        <text:changed-region xml:id="ct216180376" text:id="ct216180376">
          <text:deletion>
            <office:change-info>
              <dc:creator>Peter Camilleri</dc:creator>
              <dc:date>2015-04-25T23:25:00</dc:date>
            </office:change-info>
            <text:p text:style-name="Text_20_body"/>
            <text:p text:style-name="Text_20_body">&gt;=</text:p>
          </text:deletion>
        </text:changed-region>
        <text:changed-region xml:id="ct216180480" text:id="ct216180480">
          <text:insertion>
            <office:change-info>
              <dc:creator>Peter Camilleri</dc:creator>
              <dc:date>2015-04-25T17:39:00</dc:date>
            </office:change-info>
          </text:insertion>
        </text:changed-region>
        <text:changed-region xml:id="ct216180584" text:id="ct216180584">
          <text:deletion>
            <office:change-info>
              <dc:creator>Peter Camilleri</dc:creator>
              <dc:date>2015-04-25T23:25:00</dc:date>
            </office:change-info>
            <text:p text:style-name="Text_20_body"/>
            <text:p text:style-name="Text_20_body">mod</text:p>
          </text:deletion>
        </text:changed-region>
        <text:changed-region xml:id="ct216180688" text:id="ct216180688">
          <text:insertion>
            <office:change-info>
              <dc:creator>Peter Camilleri</dc:creator>
              <dc:date>2015-04-25T17:39:00</dc:date>
            </office:change-info>
          </text:insertion>
        </text:changed-region>
        <text:changed-region xml:id="ct216180792" text:id="ct216180792">
          <text:deletion>
            <office:change-info>
              <dc:creator>Peter Camilleri</dc:creator>
              <dc:date>2015-04-25T23:25:00</dc:date>
            </office:change-info>
            <text:p text:style-name="Text_20_body"/>
            <text:p text:style-name="Text_20_body">neg</text:p>
          </text:deletion>
        </text:changed-region>
        <text:changed-region xml:id="ct216180896" text:id="ct216180896">
          <text:insertion>
            <office:change-info>
              <dc:creator>Peter Camilleri</dc:creator>
              <dc:date>2015-04-25T17:39:00</dc:date>
            </office:change-info>
          </text:insertion>
        </text:changed-region>
        <text:changed-region xml:id="ct216181000" text:id="ct216181000">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ext:p text:style-name="Text_20_body"/>
      <text:p text:style-name="Text_20_body"/>
      <text:p text:style-name="Text_20_body"/>
      <text:p text:style-name="P46">The fOOrth User's Guide</text:p>
      <text:p text:style-name="Subtitle">An RPN, object oriented language that is not FORTH.</text:p>
      <text:p text:style-name="Subtitle">by Peter Camilleri </text:p>
      <text:p text:style-name="Text_20_body"/>
      <text:p text:style-name="P5">Last Update: April 26, 2015</text:p>
      <text:p text:style-name="P5">Covering fOOrth version 0.0.3</text:p>
      <text:p text:style-name="P5">Status: Unpublished.</text:p>
      <text:p text:style-name="Text_20_body"/>
      <text:p text:style-name="Text_20_body"/>
      <text:p text:style-name="Text_20_body"/>
      <text:p text:style-name="P56"/>
      <text:p text:style-name="P7"/>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7">Table of Contents</text:p>
          </text:index-title>
          <text:p text:style-name="P60">The MIT License (MIT).<text:tab/>5</text:p>
          <text:p text:style-name="P60">Introduction<text:tab/>6</text:p>
          <text:p text:style-name="P61">About the name fOOrth<text:tab/>6</text:p>
          <text:p text:style-name="P61">How fOOrth came to be<text:tab/>6</text:p>
          <text:p text:style-name="P61">Goals and Principles<text:tab/>7</text:p>
          <text:p text:style-name="P61">Report Card<text:tab/>8</text:p>
          <text:p text:style-name="P61">Special Note of Thanks<text:tab/>9</text:p>
          <text:p text:style-name="P60">Installation<text:tab/>10</text:p>
          <text:p text:style-name="P61">Ruby<text:tab/>10</text:p>
          <text:p text:style-name="P61">fOOrth<text:tab/>10</text:p>
          <text:p text:style-name="P61">Running fOOrth<text:tab/>11</text:p>
          <text:p text:style-name="P61">Testing<text:tab/>11</text:p>
          <text:p text:style-name="P61">Source Archive<text:tab/>12</text:p>
          <text:p text:style-name="P60">First Steps<text:tab/>13</text:p>
          <text:p text:style-name="P60">The Syntax and Style of fOOrth<text:tab/>15</text:p>
          <text:p text:style-name="P61">Syntax<text:tab/>15</text:p>
          <text:p text:style-name="P61">Spaces<text:tab/>15</text:p>
          <text:p text:style-name="P61">Comments<text:tab/>15</text:p>
          <text:p text:style-name="P61">String Literals<text:tab/>15</text:p>
          <text:p text:style-name="P61">Numeric Literals<text:tab/>16</text:p>
          <text:p text:style-name="P60">A fOOrth Calculator<text:tab/>17</text:p>
          <text:p text:style-name="P61">The Basics<text:tab/>17</text:p>
          <text:p text:style-name="P61">Stack Manipulation<text:tab/>18</text:p>
          <text:p text:style-name="P61">Programming<text:tab/>20</text:p>
          <text:p text:style-name="P61">Control Structures<text:tab/>21</text:p>
          <text:p text:style-name="P61">Data Memory<text:tab/>25</text:p>
          <text:p text:style-name="P60">Data Storage in fOOrth<text:tab/>26</text:p>
          <text:p text:style-name="P61">Typing<text:tab/>26</text:p>
          <text:p text:style-name="P61">Declarations<text:tab/>26</text:p>
          <text:p text:style-name="P61">Scoping<text:tab/>26</text:p>
          <text:p text:style-name="P61">Referencing<text:tab/>27</text:p>
          <text:p text:style-name="P61">Mutation<text:tab/>28</text:p>
          <text:p text:style-name="P60">Cloning Data<text:tab/>30</text:p>
          <text:p text:style-name="P61">Deep vs Shallow Copy<text:tab/>30</text:p>
          <text:p text:style-name="P61">Permissive Copying<text:tab/>32</text:p>
          <text:p text:style-name="P60">Handling Exceptions<text:tab/>34</text:p>
          <text:p text:style-name="P61">The Nature of Exceptions in fOOrth<text:tab/>34</text:p>
          <text:p text:style-name="P61">Handling Errors<text:tab/>34</text:p>
          <text:p text:style-name="P61">Generating Errors<text:tab/>39</text:p>
          <text:p text:style-name="P61">fOOrth Native Exception Codes:<text:tab/>40</text:p>
          <text:p text:style-name="P61">Application Error Codes:<text:tab/>41</text:p>
          <text:p text:style-name="P61">Ruby Mapped Exception Codes:<text:tab/>41</text:p>
          <text:p text:style-name="P60">The Class Tree<text:tab/>47</text:p>
          <text:p text:style-name="P61">A Brief Overview of Key OO Concepts<text:tab/>47</text:p>
          <text:p text:style-name="P61">Classes<text:tab/>47</text:p>
          <text:p text:style-name="P61">Inheritance<text:tab/>48</text:p>
          <text:p text:style-name="P61">Methods<text:tab/>48</text:p>
          <text:p text:style-name="P61">Late Binding and Polymorphism<text:tab/>48</text:p>
          <text:p text:style-name="P61">Prototypes<text:tab/>48</text:p>
          <text:p text:style-name="P60">Method Mapping<text:tab/>49</text:p>
          <text:p text:style-name="P61">Exploring the mapping system<text:tab/>49</text:p>
          <text:p text:style-name="P60">Routing<text:tab/>51</text:p>
          <text:p text:style-name="P61">Virtual Machine Methods<text:tab/>51</text:p>
          <text:p text:style-name="P61">Shared Methods<text:tab/>51</text:p>
          <text:p text:style-name="P61">Exclusive Methods<text:tab/>52</text:p>
          <text:p text:style-name="P61">Shared Stub Methods<text:tab/>52</text:p>
          <text:p text:style-name="P61">Exclusive Stub Methods<text:tab/>53</text:p>
          <text:p text:style-name="P61">Local Methods<text:tab/>53</text:p>
          <text:p text:style-name="P61">Routing Internals<text:tab/>53</text:p>
          <text:p text:style-name="P60">Self<text:tab/>56</text:p>
          <text:p text:style-name="P61">Applying Self<text:tab/>56</text:p>
          <text:p text:style-name="P61">Changing Self<text:tab/>57</text:p>
          <text:p text:style-name="P60">Boolean Data<text:tab/>58</text:p>
          <text:p text:style-name="P61">What values represent true and false<text:tab/>58</text:p>
          <text:p text:style-name="P61">Processing Boolean Data<text:tab/>58</text:p>
          <text:p text:style-name="P61">Boolean Constants<text:tab/>58</text:p>
          <text:p text:style-name="P60">Numeric Data<text:tab/>59</text:p>
          <text:p text:style-name="P60">Array<text:tab/>60</text:p>
          <text:p text:style-name="P61">Array Literals<text:tab/>60</text:p>
          <text:p text:style-name="P61">Class Methods<text:tab/>61</text:p>
          <text:p text:style-name="P61">Instance Methods<text:tab/>62</text:p>
          <text:p text:style-name="P61">See Also<text:tab/>70</text:p>
          <text:p text:style-name="P60">Class<text:tab/>71</text:p>
          <text:p text:style-name="P61">Instance Methods<text:tab/>71</text:p>
          <text:p text:style-name="P61">Commands<text:tab/>72</text:p>
          <text:p text:style-name="P61">See Also<text:tab/>73</text:p>
          <text:p text:style-name="P60">Complex<text:tab/>74</text:p>
          <text:p text:style-name="P61">Complex Literals<text:tab/>74</text:p>
          <text:p text:style-name="P61">Instance Methods<text:tab/>75</text:p>
          <text:p text:style-name="P61">Instance Stubs<text:tab/>75</text:p>
          <text:p text:style-name="P61">See Also<text:tab/>76</text:p>
          <text:p text:style-name="P60">FalseClass<text:tab/>77</text:p>
          <text:p text:style-name="P61">FalseClass Literals<text:tab/>77</text:p>
          <text:p text:style-name="P61">Instance Methods<text:tab/>77</text:p>
          <text:p text:style-name="P61"><text:soft-page-break/>See Also<text:tab/>78</text:p>
          <text:p text:style-name="P60">Float<text:tab/>79</text:p>
          <text:p text:style-name="P61">Float Literals<text:tab/>79</text:p>
          <text:p text:style-name="P61">See Also<text:tab/>79</text:p>
          <text:p text:style-name="P60">Hash<text:tab/>80</text:p>
          <text:p text:style-name="P61">Hash Literals<text:tab/>80</text:p>
          <text:p text:style-name="P61">Instance Methods<text:tab/>80</text:p>
          <text:p text:style-name="P61">See Also<text:tab/>82</text:p>
          <text:p text:style-name="P60">InStream<text:tab/>83</text:p>
          <text:p text:style-name="P61">Class Methods<text:tab/>83</text:p>
          <text:p text:style-name="P61">Instance Methods<text:tab/>84</text:p>
          <text:p text:style-name="P61">Class Stubs<text:tab/>85</text:p>
          <text:p text:style-name="P61">See Also<text:tab/>85</text:p>
          <text:p text:style-name="P60">Integer<text:tab/>86</text:p>
          <text:p text:style-name="P61">Integer Literals<text:tab/>86</text:p>
          <text:p text:style-name="P61">Instance Methods<text:tab/>86</text:p>
          <text:p text:style-name="P61">See Also<text:tab/>90</text:p>
          <text:p text:style-name="P60">NilClass<text:tab/>91</text:p>
          <text:p text:style-name="P61">NilClass Literals<text:tab/>91</text:p>
          <text:p text:style-name="P61">Instance Methods<text:tab/>91</text:p>
          <text:p text:style-name="P61">See Also<text:tab/>92</text:p>
          <text:p text:style-name="P60">Numeric<text:tab/>93</text:p>
          <text:p text:style-name="P61">Special Numeric Values<text:tab/>93</text:p>
          <text:p text:style-name="P61">Instance Methods<text:tab/>94</text:p>
          <text:p text:style-name="P61">See Also<text:tab/>110</text:p>
          <text:p text:style-name="P60">Object<text:tab/>111</text:p>
          <text:p text:style-name="P61">Instance Methods<text:tab/>111</text:p>
          <text:p text:style-name="P61">See Also<text:tab/>120</text:p>
          <text:p text:style-name="P60">OutStream<text:tab/>121</text:p>
          <text:p text:style-name="P61">Class Methods<text:tab/>121</text:p>
          <text:p text:style-name="P61">Instance Methods<text:tab/>121</text:p>
          <text:p text:style-name="P61">Class Stubs<text:tab/>121</text:p>
          <text:p text:style-name="P61">See Also<text:tab/>122</text:p>
          <text:p text:style-name="P60">Procedure<text:tab/>123</text:p>
          <text:p text:style-name="P61">Procedure Literals<text:tab/>123</text:p>
          <text:p text:style-name="P61">Instance Methods<text:tab/>123</text:p>
          <text:p text:style-name="P61">See Also<text:tab/>123</text:p>
          <text:p text:style-name="P60">Queue<text:tab/>124</text:p>
          <text:p text:style-name="P61">Instance Methods<text:tab/>124</text:p>
          <text:p text:style-name="P61">See Also<text:tab/>124</text:p>
          <text:p text:style-name="P60">Rational<text:tab/>125</text:p>
          <text:p text:style-name="P61">Rational Literals<text:tab/>125</text:p>
          <text:p text:style-name="P61">Instance Methods<text:tab/>125</text:p>
          <text:p text:style-name="P61">See Also<text:tab/>126</text:p>
          <text:p text:style-name="P60">Stack<text:tab/>127</text:p>
          <text:p text:style-name="P61">Instance Methods<text:tab/>127</text:p>
          <text:p text:style-name="P61">See Also<text:tab/>127</text:p>
          <text:p text:style-name="P60">String<text:tab/>128</text:p>
          <text:p text:style-name="P61">String Literals<text:tab/>128</text:p>
          <text:p text:style-name="P61">Instance Methods<text:tab/>128</text:p>
          <text:p text:style-name="P61">See Also<text:tab/>129</text:p>
          <text:p text:style-name="P60">Thread<text:tab/>130</text:p>
          <text:p text:style-name="P61">Class Methods<text:tab/>130</text:p>
          <text:p text:style-name="P61">Instance Methods<text:tab/>130</text:p>
          <text:p text:style-name="P61">See Also<text:tab/>130</text:p>
          <text:p text:style-name="P60">TrueClass<text:tab/>131</text:p>
          <text:p text:style-name="P61">TrueClass Literals<text:tab/>131</text:p>
          <text:p text:style-name="P61">See Also<text:tab/>131</text:p>
          <text:p text:style-name="P60">VirtualMachine<text:tab/>132</text:p>
          <text:p text:style-name="P61">Instance Methods<text:tab/>132</text:p>
          <text:p text:style-name="P61">Commands<text:tab/>137</text:p>
          <text:p text:style-name="P61">See Also<text:tab/>138</text:p>
          <text:p text:style-name="P60">Appendix A – Symbol Glossary<text:tab/>139</text:p>
          <text:p text:style-name="P60">Appendix B – Regular Expressions<text:tab/>141</text:p>
          <text:p text:style-name="P60">Edit History:<text:tab/>144</text:p>
        </text:index-body>
      </text:table-of-content>
      <text:p text:style-name="Text_20_body"/>
      <text:h text:style-name="P65"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64" text:outline-level="1">Introduction</text:h>
      <text:h text:style-name="Heading_20_2" text:outline-level="2">About the name fOOrth</text:h>
      <text:p text:style-name="Standard"/>
      <text:p text:style-name="P49">The name of programming language fOOrth is an example of a malamanteau<text:note text:id="ftn1" text:note-class="footnote"><text:note-citation>1</text:note-citation><text:note-body><text:p text:style-name="P4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4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49">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5925924009393501284" text:style-name="L1">
        <text:list-item>
          <text:p text:style-name="P67">A Simple, Easy-to-Understand syntax that is none the less, Expressive and Compact:</text:p>
        </text:list-item>
      </text:list>
      <text:list xml:id="list5348860886574561095" text:style-name="L2">
        <text:list-item>
          <text:list>
            <text:list-item>
              <text:p text:style-name="P68">Source code in fOOrth is free-form with no line oriented limitations or rules.</text:p>
            </text:list-item>
            <text:list-item>
              <text:p text:style-name="P68">Support is given to the easy representation of common literal data such as strings, integers, floating point numbers, rational numbers, and complex numbers.</text:p>
            </text:list-item>
          </text:list>
        </text:list-item>
      </text:list>
      <text:list xml:id="list36417577" text:continue-list="list5925924009393501284" text:style-name="L1">
        <text:list-item>
          <text:p text:style-name="P67">Safe Data and Data Structures:</text:p>
        </text:list-item>
      </text:list>
      <text:list xml:id="list5987175253431146621" text:style-name="L3">
        <text:list-item>
          <text:list>
            <text:list-item>
              <text:p text:style-name="P69">Simple, reliable arithmetic. In fOOrth, integer operations never overflow. Rational values can be represented exactly, complex numbers are supported, and conversions between numeric types are simple.</text:p>
            </text:list-item>
            <text:list-item>
              <text:p text:style-name="P69"><text:soft-page-break/>Strings grow as needed without the need to allocate space or worry about overflow.</text:p>
            </text:list-item>
            <text:list-item>
              <text:p text:style-name="P69">Data containers such as arrays and hashes grow as needed. Out of range subscripts cannot access undefined memory regions. </text:p>
            </text:list-item>
          </text:list>
        </text:list-item>
      </text:list>
      <text:list xml:id="list36421341" text:continue-list="list36417577" text:style-name="L1">
        <text:list-item>
          <text:p text:style-name="P67">Message Passing:</text:p>
        </text:list-item>
      </text:list>
      <text:list xml:id="list3584514131696091488" text:style-name="L4">
        <text:list-item>
          <text:list>
            <text:list-item>
              <text:p text:style-name="P86">In fOOrth all actions take the form of messages sent to a receiver.</text:p>
            </text:list-item>
            <text:list-item>
              <text:p text:style-name="P86">The routing of messages is specified by the exact type of the message.</text:p>
            </text:list-item>
            <text:list-item>
              <text:p text:style-name="P86">Message receivers include data items on the stack as well as the virtual machine object associated with the current thread of execution.</text:p>
            </text:list-item>
            <text:list-item>
              <text:p text:style-name="P86">Messages for which no routing specification can be found, generate an error at compile time.</text:p>
            </text:list-item>
          </text:list>
        </text:list-item>
      </text:list>
      <text:list xml:id="list36424203" text:continue-list="list36421341" text:style-name="L1">
        <text:list-item>
          <text:p text:style-name="P67">Object Oriented Design:</text:p>
        </text:list-item>
      </text:list>
      <text:list xml:id="list8931978564830158328" text:style-name="L5">
        <text:list-item>
          <text:list>
            <text:list-item>
              <text:p text:style-name="P70">Support class based inheritance, with a non-cyclic (single inheritance) tree derived from a common base Object class.</text:p>
            </text:list-item>
            <text:list-item>
              <text:p text:style-name="P87">Support late binding and polymorphism through message interface compatibility or “duck” typing.</text:p>
            </text:list-item>
          </text:list>
        </text:list-item>
      </text:list>
      <text:list xml:id="list36421520" text:continue-list="list36424203" text:style-name="L1">
        <text:list-item>
          <text:p text:style-name="P67">Meta programming: </text:p>
        </text:list-item>
      </text:list>
      <text:list xml:id="list28840386778499681" text:style-name="L6">
        <text:list-item>
          <text:list>
            <text:list-item>
              <text:p text:style-name="P88">Support extensible language constructs by making the compiler an accessible part of the system.</text:p>
            </text:list-item>
          </text:list>
        </text:list-item>
      </text:list>
      <text:list xml:id="list36414208" text:continue-list="list36421520" text:style-name="L1">
        <text:list-item>
          <text:p text:style-name="P67">Reliability:</text:p>
        </text:list-item>
      </text:list>
      <text:list xml:id="list4949784581625785569" text:style-name="L7">
        <text:list-item>
          <text:list>
            <text:list-item>
              <text:p text:style-name="P89">Errors should be detected as soon as possible. </text:p>
            </text:list-item>
            <text:list-item>
              <text:p text:style-name="P89">Language constructs should not be designed in a way that causes simple coding errors to spin off into infinite loops. </text:p>
            </text:list-item>
          </text:list>
        </text:list-item>
      </text:list>
      <text:list xml:id="list36393253" text:continue-list="list36414208" text:style-name="L1">
        <text:list-item>
          <text:p text:style-name="P71">Building on the host language:</text:p>
        </text:list-item>
      </text:list>
      <text:list xml:id="list8436646670707458554" text:style-name="L8">
        <text:list-item>
          <text:list>
            <text:list-item>
              <text:p text:style-name="P72">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1"/>
      <text:h text:style-name="Heading_20_2" text:outline-level="2">Special Note of <text:alphabetical-index-mark-start text:id="IMark138691192"/>Thanks<text:alphabetical-index-mark-end text:id="IMark138691192"/></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text:soft-page-break/>many crucial concepts. Wikipedia is supported by donations and I urge all to add their support. I am proud to do so myself each year. </text:p>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5945949106712198939" text:style-name="L9">
        <text:list-item>
          <text:p text:style-name="P90">ruby 1.9.3p484 (2013-11-22) [i386-mingw32]</text:p>
        </text:list-item>
        <text:list-item>
          <text:p text:style-name="P90">ruby 2.1.5p273 (2014-11-13 revision 48405) [i386-mingw32]</text:p>
        </text:list-item>
        <text:list-item>
          <text:p text:style-name="P90">Rubinius – to be tested!</text:p>
        </text:list-item>
        <text:list-item>
          <text:p text:style-name="P90">JRuby – to be tested too!</text:p>
        </text:list-item>
      </text:list>
      <text:p text:style-name="P1">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text:s/>Ruby Gems<text:note text:id="ftn12" text:note-class="footnote"><text:note-citation>12</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49">Once fOOrth is installed, there are several options for running the language environment. These are:</text:p>
      <text:p text:style-name="P49"/>
      <text:h text:style-name="Heading_20_3" text:outline-level="3"><text:alphabetical-index-mark-start text:id="IMark138691192"/>Rake<text:alphabetical-index-mark-end text:id="IMark138691192"/>:</text:h>
      <text:p text:style-name="P49">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38691192"/>Demo.rb<text:alphabetical-index-mark-end text:id="IMark138691192"/>:</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h text:style-name="Heading_20_2" text:outline-level="2"><text:alphabetical-index-mark-start text:id="IMark138691192"/>Testing<text:alphabetical-index-mark-end text:id="IMark138691192"/></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38691192"/>Known Issues<text:alphabetical-index-mark-end text:id="IMark138691192"/></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text:soft-page-break/>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h text:style-name="Heading_20_2" text:outline-level="2">Source <text:alphabetical-index-mark-start text:id="IMark138691192"/>Archive<text:alphabetical-index-mark-end text:id="IMark138691192"/></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Visited_20_Internet_20_Link">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3">Tokens</text:p>
          </table:table-cell>
          <table:table-cell table:style-name="Table1.A1" office:value-type="string">
            <text:p text:style-name="P14">4</text:p>
          </table:table-cell>
          <table:table-cell table:style-name="Table1.A1" office:value-type="string">
            <text:p text:style-name="P14">5</text:p>
          </table:table-cell>
          <table:table-cell table:style-name="Table1.A1" office:value-type="string">
            <text:p text:style-name="P14">+</text:p>
          </table:table-cell>
          <table:table-cell table:style-name="Table1.E1" office:value-type="string">
            <text:p text:style-name="P14">.</text:p>
          </table:table-cell>
        </table:table-row>
        <table:table-row>
          <table:table-cell table:style-name="Table1.A2" office:value-type="string">
            <text:p text:style-name="P13">Output</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E2" office:value-type="string">
            <text:p text:style-name="P13">'9'</text:p>
          </table:table-cell>
        </table:table-row>
        <table:table-row>
          <table:table-cell table:style-name="Table1.A3" table:number-rows-spanned="2" office:value-type="string">
            <text:p text:style-name="P13">Data Stack</text:p>
          </table:table-cell>
          <table:table-cell table:style-name="Table1.A2" office:value-type="string">
            <text:p text:style-name="P13">4</text:p>
          </table:table-cell>
          <table:table-cell table:style-name="Table1.A2" office:value-type="string">
            <text:p text:style-name="P13">5</text:p>
          </table:table-cell>
          <table:table-cell table:style-name="Table1.A2" office:value-type="string">
            <text:p text:style-name="P13">9</text:p>
          </table:table-cell>
          <table:table-cell table:style-name="Table1.E2" office:value-type="string">
            <text:p text:style-name="P13"/>
          </table:table-cell>
        </table:table-row>
        <table:table-row>
          <table:covered-table-cell/>
          <table:table-cell table:style-name="Table1.A2" office:value-type="string">
            <text:p text:style-name="P13"/>
          </table:table-cell>
          <table:table-cell table:style-name="Table1.A2" office:value-type="string">
            <text:p text:style-name="P13">4</text:p>
          </table:table-cell>
          <table:table-cell table:style-name="Table1.A2" office:value-type="string">
            <text:p text:style-name="P13"/>
          </table:table-cell>
          <table:table-cell table:style-name="Table1.E2" office:value-type="string">
            <text:p text:style-name="P13"/>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3">Infix</text:p>
          </table:table-cell>
          <table:table-cell table:style-name="Table2.A1" office:value-type="string">
            <text:p text:style-name="P13">Postfix</text:p>
          </table:table-cell>
          <table:table-cell table:style-name="Table2.C1" office:value-type="string">
            <text:p text:style-name="P13">Result</text:p>
          </table:table-cell>
        </table:table-row>
        <table:table-row>
          <table:table-cell table:style-name="Table2.A2" office:value-type="string">
            <text:p text:style-name="P13">2+3*4</text:p>
          </table:table-cell>
          <table:table-cell table:style-name="Table2.A2" office:value-type="string">
            <text:p text:style-name="P13">2 3 4 * +</text:p>
          </table:table-cell>
          <table:table-cell table:style-name="Table2.C2" office:value-type="string">
            <text:p text:style-name="P13">14</text:p>
          </table:table-cell>
        </table:table-row>
        <table:table-row>
          <table:table-cell table:style-name="Table2.A2" office:value-type="string">
            <text:p text:style-name="P13">(2+3)*4</text:p>
          </table:table-cell>
          <table:table-cell table:style-name="Table2.A2" office:value-type="string">
            <text:p text:style-name="P13">2 3 + 4 *</text:p>
          </table:table-cell>
          <table:table-cell table:style-name="Table2.C2" office:value-type="string">
            <text:p text:style-name="P13">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3">Language</text:p>
            <text:p text:style-name="P13">Tokens</text:p>
          </table:table-cell>
          <table:table-cell table:style-name="Table3.B1" table:number-columns-spanned="2" office:value-type="string">
            <text:p text:style-name="P13">Abstract Pseudo-Code Generated</text:p>
          </table:table-cell>
          <table:covered-table-cell/>
        </table:table-row>
        <table:table-row>
          <table:covered-table-cell/>
          <table:table-cell table:style-name="Table3.B2" office:value-type="string">
            <text:p text:style-name="P13">FORTH</text:p>
          </table:table-cell>
          <table:table-cell table:style-name="Table3.C2" office:value-type="string">
            <text:p text:style-name="P13">fOOrth</text:p>
          </table:table-cell>
        </table:table-row>
        <table:table-row>
          <table:table-cell table:style-name="Table3.B2" office:value-type="string">
            <text:p text:style-name="P14">4</text:p>
          </table:table-cell>
          <table:table-cell table:style-name="Table3.B2" office:value-type="string">
            <text:p text:style-name="P13">Push_integer 4</text:p>
          </table:table-cell>
          <table:table-cell table:style-name="Table3.C2" office:value-type="string">
            <text:p text:style-name="P13">Push_integer 4</text:p>
          </table:table-cell>
        </table:table-row>
        <table:table-row>
          <table:table-cell table:style-name="Table3.B2" office:value-type="string">
            <text:p text:style-name="P14">5</text:p>
          </table:table-cell>
          <table:table-cell table:style-name="Table3.B2" office:value-type="string">
            <text:p text:style-name="P13">Push_integer 5</text:p>
          </table:table-cell>
          <table:table-cell table:style-name="Table3.C2" office:value-type="string">
            <text:p text:style-name="P13">Push_integer 5</text:p>
          </table:table-cell>
        </table:table-row>
        <table:table-row>
          <table:table-cell table:style-name="Table3.A5" office:value-type="string">
            <text:p text:style-name="P14">+</text:p>
          </table:table-cell>
          <table:table-cell table:style-name="Table3.B2" office:value-type="string">
            <text:p text:style-name="P13">T<text:span text:style-name="T6">1</text:span> = Pop_integer</text:p>
            <text:p text:style-name="P13">T<text:span text:style-name="T6">2</text:span> = Pop_integer</text:p>
            <text:p text:style-name="P13">T<text:span text:style-name="T6">3 </text:span>= Add_integers T<text:span text:style-name="T6">2 </text:span>,T<text:span text:style-name="T6">1</text:span></text:p>
            <text:p text:style-name="P13">Push_integer T<text:span text:style-name="T6">3</text:span></text:p>
          </table:table-cell>
          <table:table-cell table:style-name="Table3.C2" office:value-type="string">
            <text:p text:style-name="P13">T<text:span text:style-name="T6">1</text:span> = Pop_object</text:p>
            <text:p text:style-name="P13">T<text:span text:style-name="T6">2</text:span> = Pop_object</text:p>
            <text:p text:style-name="P13">T<text:span text:style-name="T6">3</text:span> = T<text:span text:style-name="T6">2</text:span>.Add(T<text:span text:style-name="T6">1</text:span>)</text:p>
            <text:p text:style-name="P13">Push_object T<text:span text:style-name="T6">3</text:span></text:p>
          </table:table-cell>
        </table:table-row>
        <table:table-row>
          <table:table-cell table:style-name="Table3.A5" office:value-type="string">
            <text:p text:style-name="P14">.</text:p>
          </table:table-cell>
          <table:table-cell table:style-name="Table3.B2" office:value-type="string">
            <text:p text:style-name="P13">T<text:span text:style-name="T6">1</text:span> = Pop_integer</text:p>
            <text:p text:style-name="P13">Print_integer T<text:span text:style-name="T6">1</text:span></text:p>
          </table:table-cell>
          <table:table-cell table:style-name="Table3.C2" office:value-type="string">
            <text:p text:style-name="P13">T<text:span text:style-name="T6">1</text:span> = Pop_object</text:p>
            <text:p text:style-name="P13">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85703104"/>F10:<text:change-end text:change-id="ct85703104"/><text:change-start text:change-id="ct85703208"/> <text:change-end text:change-id="ct85703208"/><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38617880"/>drop<text:alphabetical-index-mark-end text:id="IMark138617880"/>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52">&gt;</text:p>
          </table:table-cell>
        </table:table-row>
        <table:table-row table:style-name="Table54.1">
          <table:table-cell table:style-name="Table54.A2" office:value-type="string">
            <text:p text:style-name="P2"><text:alphabetical-index-mark-start text:id="IMark138617880"/>dup<text:alphabetical-index-mark-end text:id="IMark138617880"/>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52">&gt;</text:p>
          </table:table-cell>
        </table:table-row>
        <table:table-row table:style-name="Table54.1">
          <table:table-cell table:style-name="Table54.A2" office:value-type="string">
            <text:p text:style-name="P2"><text:alphabetical-index-mark-start text:id="IMark138617880"/>nip<text:alphabetical-index-mark-end text:id="IMark138617880"/>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52">&gt;</text:p>
          </table:table-cell>
        </table:table-row>
        <table:table-row table:style-name="Table54.1">
          <table:table-cell table:style-name="Table54.A2" office:value-type="string">
            <text:p text:style-name="P2"><text:alphabetical-index-mark-start text:id="IMark138617880"/>over<text:alphabetical-index-mark-end text:id="IMark138617880"/>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138617880"/>pick<text:alphabetical-index-mark-end text:id="IMark138617880"/>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138617880"/>swap<text:alphabetical-index-mark-end text:id="IMark138617880"/>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52">&gt;</text:p>
          </table:table-cell>
        </table:table-row>
        <table:table-row table:style-name="Table54.1">
          <table:table-cell table:style-name="Table54.A2" office:value-type="string">
            <text:p text:style-name="P2"><text:alphabetical-index-mark-start text:id="IMark138617880"/>tuck<text:alphabetical-index-mark-end text:id="IMark138617880"/>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2012270702597999424" text:style-name="L10">
        <text:list-item>
          <text:p text:style-name="P73">To store return addresses for word calls. In fOOrth this is handled by the Ruby virtual machine.</text:p>
        </text:list-item>
        <text:list-item>
          <text:p text:style-name="P73">To store context for control structures. In fOOrth the context mechanism provides for a far richer and more reliable set of control, compile, and data structures.</text:p>
        </text:list-item>
        <text:list-item>
          <text:p text:style-name="P73">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38619176"/>if<text:alphabetical-index-mark-end text:id="IMark138619176"/>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38619176"/>else<text:alphabetical-index-mark-end text:id="IMark138619176"/>” and “<text:alphabetical-index-mark-start text:id="IMark138618984"/>then<text:alphabetical-index-mark-end text:id="IMark138618984"/>”.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38618984"/>switch<text:alphabetical-index-mark-end text:id="IMark138618984"/>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138618984"/>do<text:alphabetical-index-mark-end text:id="IMark138618984"/> statement</text:h>
      <text:p text:style-name="P1">Another major feature of a good programmable calculator is the ability to automate repetitive operations<text:note text:id="ftn18" text:note-class="footnote"><text:note-citation>18</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1">This prints out the numbers from 1 through 9 to the terminal session. The “do” and “<text:alphabetical-index-mark-start text:id="IMark138618984"/>loop<text:alphabetical-index-mark-end text:id="IMark138618984"/>” commands mark the boundaries of the loop; The “<text:alphabetical-index-mark-start text:id="IMark138619176"/>i<text:alphabetical-index-mark-end text:id="IMark138619176"/>” command is used to retrieve the current loop counter value. For nested loops, the “<text:alphabetical-index-mark-start text:id="IMark138616872"/>j<text:alphabetical-index-mark-end text:id="IMark138616872"/>” command retrieves the value of the outer loops counter value. <text:s/>By default, the “loop” command adds one to the loop value. For more flexible looping, the “<text:alphabetical-index-mark-start text:id="IMark138616968"/>+loop<text:alphabetical-index-mark-end text:id="IMark138616968"/>”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38616968"/>-i<text:alphabetical-index-mark-end text:id="IMark138616968"/> and <text:alphabetical-index-mark-start text:id="IMark138616872"/>-j<text:alphabetical-index-mark-end text:id="IMark138616872"/></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 <text:s/>(Does not work!)</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1">Now both the forward and reverse loop variables are available so it is possible to process <text:span text:style-name="T2">both</text:span> directions at once in a single loop. </text:p>
      <text:p text:style-name="P1">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text:soft-page-break/>."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20" text:note-class="footnote"><text:note-citation>20</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138437256"/>begin<text:alphabetical-index-mark-end text:id="IMark138437256"/>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1260739305248831317" text:style-name="L11">
        <text:list-item>
          <text:p text:style-name="P74">begin … <text:alphabetical-index-mark-start text:id="IMark138616968"/>until<text:alphabetical-index-mark-end text:id="IMark138616968"/> – loops until the top of stack is true.</text:p>
        </text:list-item>
        <text:list-item>
          <text:p text:style-name="P74">begin … <text:alphabetical-index-mark-start text:id="IMark138437256"/>again<text:alphabetical-index-mark-end text:id="IMark138437256"/> – loops indefinitely </text:p>
        </text:list-item>
        <text:list-item>
          <text:p text:style-name="P74">begin … <text:alphabetical-index-mark-start text:id="IMark138616968"/>repeat<text:alphabetical-index-mark-end text:id="IMark138616968"/>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1" text:note-class="footnote"><text:note-citation>2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53"/>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38616968"/>Typing<text:alphabetical-index-mark-end text:id="IMark138616968"/></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38616968"/>Duck Typing<text:alphabetical-index-mark-end text:id="IMark138616968"/><text:note text:id="ftn22" text:note-class="footnote"><text:note-citation>2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38616968"/>Declarations<text:alphabetical-index-mark-end text:id="IMark138616968"/></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3" text:note-class="footnote"><text:note-citation>2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38616968"/>Scoping<text:alphabetical-index-mark-end text:id="IMark138616968"/></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38616968"/><text:span text:style-name="T7">val:</text:span><text:alphabetical-index-mark-end text:id="IMark138616968"/> and <text:alphabetical-index-mark-start text:id="IMark138616872"/><text:span text:style-name="T7">var:</text:span><text:alphabetical-index-mark-end text:id="IMark138616872"/></text:p>
      <text:p text:style-name="P1">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38616872"/><text:span text:style-name="T7">.init</text:span><text:alphabetical-index-mark-end text:id="IMark138616872"/> method being the most popular since it is called to initialize a new instance of the object.</text:p>
      <text:p text:style-name="P1">Methods: <text:alphabetical-index-mark-start text:id="IMark138616872"/><text:span text:style-name="T7">val@:</text:span><text:alphabetical-index-mark-end text:id="IMark138616872"/> and <text:alphabetical-index-mark-start text:id="IMark138616968"/><text:span text:style-name="T7">var@:</text:span><text:alphabetical-index-mark-end text:id="IMark138616968"/></text:p>
      <text:p text:style-name="P1">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38616968"/><text:span text:style-name="T7">val#:</text:span><text:alphabetical-index-mark-end text:id="IMark138616968"/> and <text:alphabetical-index-mark-start text:id="IMark138616872"/><text:span text:style-name="T7">var#:</text:span><text:alphabetical-index-mark-end text:id="IMark138616872"/></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38616872"/><text:span text:style-name="T7">val$:</text:span><text:alphabetical-index-mark-end text:id="IMark138616872"/> and <text:alphabetical-index-mark-start text:id="IMark138616968"/><text:span text:style-name="T7">var$:</text:span><text:alphabetical-index-mark-end text:id="IMark138616968"/></text:p>
      <text:p text:style-name="P1">Regex for valid local variable names: <text:span text:style-name="T7">/^\$[a-z][a-z0-9_]*$/</text:span></text:p>
      <text:p text:style-name="Text_20_body">Notes:</text:p>
      <text:p text:style-name="Text_20_body"/>
      <text:h text:style-name="Heading_20_2" text:outline-level="2"><text:alphabetical-index-mark-start text:id="IMark138616968"/>Referencing<text:alphabetical-index-mark-end text:id="IMark138616968"/></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4">Task</text:p>
          </table:table-cell>
          <table:table-cell table:style-name="Table56.A1" office:value-type="string">
            <text:p text:style-name="P27">var</text:p>
          </table:table-cell>
          <table:table-cell table:style-name="Table56.C1" office:value-type="string">
            <text:p text:style-name="P27">val</text:p>
          </table:table-cell>
        </table:table-row>
        <table:table-row>
          <table:table-cell table:style-name="Table56.A2" office:value-type="string">
            <text:p text:style-name="P2">Sample Declarations</text:p>
          </table:table-cell>
          <table:table-cell table:style-name="Table56.A2" office:value-type="string">
            <text:p text:style-name="P13">0 var: score</text:p>
          </table:table-cell>
          <table:table-cell table:style-name="Table56.C2" office:value-type="string">
            <text:p text:style-name="P13">10 val: max_score</text:p>
          </table:table-cell>
        </table:table-row>
        <table:table-row>
          <table:table-cell table:style-name="Table56.A3" office:value-type="string">
            <text:p text:style-name="P2">Just what is being declared?</text:p>
          </table:table-cell>
          <table:table-cell table:style-name="Table56.A2" office:value-type="string">
            <text:p text:style-name="P26">A method (called score) that pushes a reference to the value onto the stack.</text:p>
          </table:table-cell>
          <table:table-cell table:style-name="Table56.C2" office:value-type="string">
            <text:p text:style-name="P26">A method (called max_score) that pushes the value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3">score @</text:p>
          </table:table-cell>
          <table:table-cell table:style-name="Table56.C2" office:value-type="string">
            <text:p text:style-name="P13">max_score </text:p>
          </table:table-cell>
        </table:table-row>
        <table:table-row>
          <table:table-cell table:style-name="Table56.A2" office:value-type="string">
            <text:p text:style-name="P2">Update the value of the variable.</text:p>
          </table:table-cell>
          <table:table-cell table:style-name="Table56.A2" office:value-type="string">
            <text:p text:style-name="P13">1 score !</text:p>
          </table:table-cell>
          <table:table-cell table:style-name="Table56.C2" office:value-type="string">
            <text:p text:style-name="P13">--<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3">score</text:p>
          </table:table-cell>
          <table:table-cell table:style-name="Table56.C2" office:value-type="string">
            <text:p text:style-name="P13">--<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38616968"/>Mutation<text:alphabetical-index-mark-end text:id="IMark138616968"/></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text:soft-page-break/>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4">Method</text:p>
          </table:table-cell>
          <table:table-cell table:style-name="Table57.B1" office:value-type="string">
            <text:p text:style-name="P14">Stack Before</text:p>
          </table:table-cell>
          <table:table-cell table:style-name="Table57.B1" office:value-type="string">
            <text:p text:style-name="P14">Stack After</text:p>
          </table:table-cell>
          <table:table-cell table:style-name="Table57.A1" office:value-type="string">
            <text:p text:style-name="P16">Description</text:p>
          </table:table-cell>
          <table:table-cell table:style-name="Table57.A1" office:value-type="string">
            <text:p text:style-name="P14">Time Used</text:p>
          </table:table-cell>
          <table:table-cell table:style-name="Table57.F1" office:value-type="string">
            <text:p text:style-name="P14">Copy Depth</text:p>
          </table:table-cell>
        </table:table-row>
        <table:table-row>
          <table:table-cell table:style-name="Table57.A2" office:value-type="string">
            <text:p text:style-name="P23"><text:alphabetical-index-mark-start text:id="IMark138363416"/>dup<text:alphabetical-index-mark-end text:id="IMark138363416"/></text:p>
          </table:table-cell>
          <table:table-cell table:style-name="Table57.A2" office:value-type="string">
            <text:p text:style-name="P23">x</text:p>
          </table:table-cell>
          <table:table-cell table:style-name="Table57.A2" office:value-type="string">
            <text:p text:style-name="P23">x x</text:p>
          </table:table-cell>
          <table:table-cell table:style-name="Table57.A2" office:value-type="string">
            <text:p text:style-name="P2">Duplicate the data without any copying.</text:p>
          </table:table-cell>
          <table:table-cell table:style-name="Table57.A2" office:value-type="string">
            <text:p text:style-name="P13">Least</text:p>
          </table:table-cell>
          <table:table-cell table:style-name="Table57.F2" office:value-type="string">
            <text:p text:style-name="P13">None</text:p>
          </table:table-cell>
        </table:table-row>
        <table:table-row>
          <table:table-cell table:style-name="Table57.A3" office:value-type="string">
            <text:p text:style-name="P23"><text:alphabetical-index-mark-start text:id="IMark138363416"/>copy<text:alphabetical-index-mark-end text:id="IMark138363416"/></text:p>
          </table:table-cell>
          <table:table-cell table:style-name="Table57.A3" office:value-type="string">
            <text:p text:style-name="P23">x</text:p>
          </table:table-cell>
          <table:table-cell table:style-name="Table57.A3" office:value-type="string">
            <text:p text:style-name="P23">x x'</text:p>
          </table:table-cell>
          <table:table-cell table:style-name="Table57.A3" office:value-type="string">
            <text:p text:style-name="P2">Duplicate the data with a shallow copy.</text:p>
          </table:table-cell>
          <table:table-cell table:style-name="Table57.E3" table:number-rows-spanned="2" office:value-type="string">
            <text:p text:style-name="P13">Moderate</text:p>
          </table:table-cell>
          <table:table-cell table:style-name="Table57.F3" table:number-rows-spanned="2" office:value-type="string">
            <text:p text:style-name="P13">One Level</text:p>
          </table:table-cell>
        </table:table-row>
        <table:table-row>
          <table:table-cell table:style-name="Table57.A3" office:value-type="string">
            <text:p text:style-name="P23"><text:alphabetical-index-mark-start text:id="IMark138363416"/>.copy<text:alphabetical-index-mark-end text:id="IMark138363416"/></text:p>
          </table:table-cell>
          <table:table-cell table:style-name="Table57.A3" office:value-type="string">
            <text:p text:style-name="P23">x</text:p>
          </table:table-cell>
          <table:table-cell table:style-name="Table57.A3" office:value-type="string">
            <text:p text:style-name="P23">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3"><text:alphabetical-index-mark-start text:id="IMark138363416"/>clone<text:alphabetical-index-mark-end text:id="IMark138363416"/></text:p>
          </table:table-cell>
          <table:table-cell table:style-name="Table57.A3" office:value-type="string">
            <text:p text:style-name="P23">x</text:p>
          </table:table-cell>
          <table:table-cell table:style-name="Table57.A3" office:value-type="string">
            <text:p text:style-name="P23">x x”</text:p>
          </table:table-cell>
          <table:table-cell table:style-name="Table57.A3" office:value-type="string">
            <text:p text:style-name="P2">Duplicate the data with a deep copy.</text:p>
          </table:table-cell>
          <table:table-cell table:style-name="Table57.E3" table:number-rows-spanned="2" office:value-type="string">
            <text:p text:style-name="P13">Most</text:p>
          </table:table-cell>
          <table:table-cell table:style-name="Table57.F3" table:number-rows-spanned="2" office:value-type="string">
            <text:p text:style-name="P13">All Levels</text:p>
          </table:table-cell>
        </table:table-row>
        <table:table-row>
          <table:table-cell table:style-name="Table57.A3" office:value-type="string">
            <text:p text:style-name="P23"><text:alphabetical-index-mark-start text:id="IMark138363416"/>.clone<text:alphabetical-index-mark-end text:id="IMark138363416"/></text:p>
          </table:table-cell>
          <table:table-cell table:style-name="Table57.A3" office:value-type="string">
            <text:p text:style-name="P23">x</text:p>
          </table:table-cell>
          <table:table-cell table:style-name="Table57.A3" office:value-type="string">
            <text:p text:style-name="P23">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3623677356162844129" text:style-name="L12">
        <text:list-item>
          <text:p text:style-name="P91">No Copying</text:p>
        </text:list-item>
        <text:list-item>
          <text:p text:style-name="P91">Shallow Copying</text:p>
        </text:list-item>
        <text:list-item>
          <text:p text:style-name="P91">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38616968"/>.clone_exclude<text:alphabetical-index-mark-end text:id="IMark138616968"/>”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ext:soft-page-break/>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48">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1">danger</text:span></text:p>
      <text:p text:style-name="Code">-10 -13 -17 -25 -50</text:p>
      <text:p text:style-name="Code">Error: Division by zero.</text:p>
      <text:p text:style-name="Code">&gt;<text:span text:style-name="T11">tedium</text:span></text:p>
      <text:p text:style-name="Code">-10 -13 -17 -25 -50 oops 50 25 16 12</text:p>
      <text:p text:style-name="Code">&gt;<text:span text:style-name="T11">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59994500"/>try<text:alphabetical-index-mark-end text:id="IMark159994500"/> block</text:h>
      <text:p text:style-name="P1">The bare basics of an exception handled code block is:</text:p>
      <text:p text:style-name="Code"/>
      <text:p text:style-name="Code">try (dangerous code here) <text:alphabetical-index-mark-start text:id="IMark159994500"/>catch<text:alphabetical-index-mark-end text:id="IMark159994500"/> (error recovery code here) end</text:p>
      <text:p text:style-name="Code"/>
      <text:p text:style-name="P1">Note that the dangerous code may include nested method calls, control structures, etc. Note <text:soft-page-break/>that entities these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59994500"/>?"<text:alphabetical-index-mark-end text:id="IMark159994500"/>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59994500"/>bounce<text:alphabetical-index-mark-end text:id="IMark159994500"/>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59994500"/>bounce<text:alphabetical-index-mark-end text:id="IMark159994500"/>”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59994500"/>finally<text:alphabetical-index-mark-end text:id="IMark159994500"/>”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1">load"docs/snippets/exception.foorth"</text:span></text:p>
      <text:p text:style-name="Code">Loading file: docs/snippets/exception.foorth</text:p>
      <text:p text:style-name="Code">Completed in 0.02 seconds</text:p>
      <text:p text:style-name="Code"/>
      <text:p text:style-name="Code">&gt;<text:span text:style-name="T11">cleanup</text:span></text:p>
      <text:p text:style-name="Code">File opened</text:p>
      <text:p text:style-name="Code">Danger comes next.</text:p>
      <text:p text:style-name="Code">File closed</text:p>
      <text:p text:style-name="Code"/>
      <text:p text:style-name="Code">Error: Division by zero.</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59994500"/>try<text:alphabetical-index-mark-end text:id="IMark159994500"/></text:p>
      <text:p text:style-name="Code"><text:s text:c="2"/>(dangerous code)</text:p>
      <text:p text:style-name="Code">(optional) <text:alphabetical-index-mark-start text:id="IMark159994500"/>catch<text:alphabetical-index-mark-end text:id="IMark159994500"/></text:p>
      <text:p text:style-name="Code"><text:s text:c="2"/>(exception handler with optional <text:alphabetical-index-mark-start text:id="IMark159994500"/>?"<text:alphabetical-index-mark-end text:id="IMark159994500"/>Exx" and <text:alphabetical-index-mark-start text:id="IMark138616968"/>bounce<text:alphabetical-index-mark-end text:id="IMark138616968"/>)</text:p>
      <text:p text:style-name="Code">(optional) <text:alphabetical-index-mark-start text:id="IMark138616968"/>finally<text:alphabetical-index-mark-end text:id="IMark138616968"/></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1">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38366008"/>throw"<text:alphabetical-index-mark-end text:id="IMark138366008"/>U10: Change the combination on my luggage!"</text:p>
      <text:p text:style-name="Code"><text:s text:c="2"/>then ;</text:p>
      <text:p text:style-name="Code"/>
      <text:p text:style-name="P1">When run we get:</text:p>
      <text:p text:style-name="Code"/>
      <text:p text:style-name="Code">&gt;<text:span text:style-name="T11">)load"docs/snippets/throw.foorth"</text:span></text:p>
      <text:p text:style-name="Code">Loading file: docs/snippets/throw.foorth</text:p>
      <text:p text:style-name="Code">Completed in 0.01 seconds</text:p>
      <text:p text:style-name="Code"/>
      <text:p text:style-name="Code">&gt;<text:span text:style-name="T11">"1234" test_password</text:span></text:p>
      <text:p text:style-name="Code"/>
      <text:p text:style-name="Code">U10: Change the combination on my luggage!</text:p>
      <text:p text:style-name="Code"/>
      <text:p text:style-name="Code">&gt;<text:span text:style-name="T11">"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138366008"/>.throw<text:alphabetical-index-mark-end text:id="IMark138366008"/></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29">Code</text:p>
            </table:table-cell>
            <table:covered-table-cell/>
            <table:covered-table-cell/>
            <table:table-cell table:style-name="Table21.D1" office:value-type="string">
              <text:p text:style-name="P28">Description</text:p>
            </table:table-cell>
          </table:table-row>
        </table:table-header-rows>
        <table:table-row table:style-name="Table21.1">
          <table:table-cell table:style-name="Table21.A2" office:value-type="string">
            <text:p text:style-name="P31">F</text:p>
          </table:table-cell>
          <table:table-cell table:style-name="Table21.A2" office:value-type="string">
            <text:p text:style-name="P31"/>
          </table:table-cell>
          <table:table-cell table:style-name="Table21.A2" office:value-type="string">
            <text:p text:style-name="P31"/>
          </table:table-cell>
          <table:table-cell table:style-name="Table21.D2" office:value-type="string">
            <text:p text:style-name="P34">Generic fOOrth Native Exception Code for All Errors.</text:p>
          </table:table-cell>
        </table:table-row>
        <table:table-row table:style-name="Table21.1">
          <table:table-cell table:style-name="Table21.A2" office:value-type="string">
            <text:p text:style-name="P33"/>
          </table:table-cell>
          <table:table-cell table:style-name="Table21.A2" office:value-type="string">
            <text:p text:style-name="P33"/>
          </table:table-cell>
          <table:table-cell table:style-name="Table21.A2" office:value-type="string">
            <text:p text:style-name="P33"/>
          </table:table-cell>
          <table:table-cell table:style-name="Table21.D2" office:value-type="string">
            <text:p text:style-name="P35"/>
          </table:table-cell>
        </table:table-row>
        <table:table-row table:style-name="Table21.1">
          <table:table-cell table:style-name="Table21.A2" office:value-type="string">
            <text:p text:style-name="P31">F</text:p>
          </table:table-cell>
          <table:table-cell table:style-name="Table21.A2" office:value-type="string">
            <text:p text:style-name="P31">1</text:p>
          </table:table-cell>
          <table:table-cell table:style-name="Table21.A2" office:value-type="string">
            <text:p text:style-name="P31"/>
          </table:table-cell>
          <table:table-cell table:style-name="Table21.D2" office:value-type="string">
            <text:p text:style-name="P34">Compile Time Errors.</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0</text:p>
          </table:table-cell>
          <table:table-cell table:style-name="Table21.D2" office:value-type="string">
            <text:p text:style-name="P25">Syntax Error.</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1</text:p>
          </table:table-cell>
          <table:table-cell table:style-name="Table21.D2" office:value-type="string">
            <text:p text:style-name="P25">Specification Error.</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2</text:p>
          </table:table-cell>
          <table:table-cell table:style-name="Table21.D2" office:value-type="string">
            <text:p text:style-name="P25">Control Structure Nesting Error</text:p>
          </table:table-cell>
        </table:table-row>
        <table:table-row table:style-name="Table21.1">
          <table:table-cell table:style-name="Table21.A2" office:value-type="string">
            <text:p text:style-name="P36">F</text:p>
          </table:table-cell>
          <table:table-cell table:style-name="Table21.A2" office:value-type="string">
            <text:p text:style-name="P36">1</text:p>
          </table:table-cell>
          <table:table-cell table:style-name="Table21.A1" office:value-type="string">
            <text:p text:style-name="P36">3</text:p>
          </table:table-cell>
          <table:table-cell table:style-name="Table21.D2" office:value-type="string">
            <text:p text:style-name="P40">Invalid Operation for Target.</text:p>
          </table:table-cell>
        </table:table-row>
        <table:table-row table:style-name="Table21.1">
          <table:table-cell table:style-name="Table21.A2" office:value-type="string">
            <text:p text:style-name="P38"/>
          </table:table-cell>
          <table:table-cell table:style-name="Table21.A2" office:value-type="string">
            <text:p text:style-name="P38"/>
          </table:table-cell>
          <table:table-cell table:style-name="Table21.A2" office:value-type="string">
            <text:p text:style-name="P38"/>
          </table:table-cell>
          <table:table-cell table:style-name="Table21.D2" office:value-type="string">
            <text:p text:style-name="P42"/>
          </table:table-cell>
        </table:table-row>
        <table:table-row table:style-name="Table21.1">
          <table:table-cell table:style-name="Table21.A2" office:value-type="string">
            <text:p text:style-name="P31">F</text:p>
          </table:table-cell>
          <table:table-cell table:style-name="Table21.A2" office:value-type="string">
            <text:p text:style-name="P31">2</text:p>
          </table:table-cell>
          <table:table-cell table:style-name="Table21.A2" office:value-type="string">
            <text:p text:style-name="P31"/>
          </table:table-cell>
          <table:table-cell table:style-name="Table21.D2" office:value-type="string">
            <text:p text:style-name="P34">Message Passing Errors</text:p>
          </table:table-cell>
        </table:table-row>
        <table:table-row table:style-name="Table21.1">
          <table:table-cell table:style-name="Table21.A2" office:value-type="string">
            <text:p text:style-name="P43">F</text:p>
          </table:table-cell>
          <table:table-cell table:style-name="Table21.A2" office:value-type="string">
            <text:p text:style-name="P43">2</text:p>
          </table:table-cell>
          <table:table-cell table:style-name="Table21.A2" office:value-type="string">
            <text:p text:style-name="P43">0</text:p>
          </table:table-cell>
          <table:table-cell table:style-name="Table21.D2" office:value-type="string">
            <text:p text:style-name="P25">Message Not Understood by the Receiver.</text:p>
          </table:table-cell>
        </table:table-row>
        <table:table-row table:style-name="Table21.1">
          <table:table-cell table:style-name="Table21.A2" office:value-type="string">
            <text:p text:style-name="P43">F</text:p>
          </table:table-cell>
          <table:table-cell table:style-name="Table21.A2" office:value-type="string">
            <text:p text:style-name="P43">2</text:p>
          </table:table-cell>
          <table:table-cell table:style-name="Table21.A2" office:value-type="string">
            <text:p text:style-name="P43">1</text:p>
          </table:table-cell>
          <table:table-cell table:style-name="Table21.D2" office:value-type="string">
            <text:p text:style-name="P25">Control Structure is Not Supported by the Receiver.</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3</text:p>
          </table:table-cell>
          <table:table-cell table:style-name="Table21.A2" office:value-type="string">
            <text:p text:style-name="P31"/>
          </table:table-cell>
          <table:table-cell table:style-name="Table21.D2" office:value-type="string">
            <text:p text:style-name="P34">Data Underflow Errors</text:p>
          </table:table-cell>
        </table:table-row>
        <table:table-row table:style-name="Table21.1">
          <table:table-cell table:style-name="Table21.A2" office:value-type="string">
            <text:p text:style-name="P43">F</text:p>
          </table:table-cell>
          <table:table-cell table:style-name="Table21.A2" office:value-type="string">
            <text:p text:style-name="P43">3</text:p>
          </table:table-cell>
          <table:table-cell table:style-name="Table21.A2" office:value-type="string">
            <text:p text:style-name="P43">0</text:p>
          </table:table-cell>
          <table:table-cell table:style-name="Table21.D2" office:value-type="string">
            <text:p text:style-name="P25">Virtual Machine Data Stack Underflow</text:p>
          </table:table-cell>
        </table:table-row>
        <table:table-row table:style-name="Table21.1">
          <table:table-cell table:style-name="Table21.A2" office:value-type="string">
            <text:p text:style-name="P43">F</text:p>
          </table:table-cell>
          <table:table-cell table:style-name="Table21.A2" office:value-type="string">
            <text:p text:style-name="P43">3</text:p>
          </table:table-cell>
          <table:table-cell table:style-name="Table21.A2" office:value-type="string">
            <text:p text:style-name="P43">1</text:p>
          </table:table-cell>
          <table:table-cell table:style-name="Table21.D2" office:value-type="string">
            <text:p text:style-name="P25">Stack/Queue Underflow</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43">F</text:p>
          </table:table-cell>
          <table:table-cell table:style-name="Table21.A2" office:value-type="string">
            <text:p text:style-name="P43">4</text:p>
          </table:table-cell>
          <table:table-cell table:style-name="Table21.A2" office:value-type="string">
            <text:p text:style-name="P43">0</text:p>
          </table:table-cell>
          <table:table-cell table:style-name="Table21.D2" office:value-type="string">
            <text:p text:style-name="P25">Data Conversion Error</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5</text:p>
          </table:table-cell>
          <table:table-cell table:style-name="Table21.A2" office:value-type="string">
            <text:p text:style-name="P31"/>
          </table:table-cell>
          <table:table-cell table:style-name="Table21.D2" office:value-type="string">
            <text:p text:style-name="P34">I/O Errors</text:p>
          </table:table-cell>
        </table:table-row>
        <table:table-row table:style-name="Table21.1">
          <table:table-cell table:style-name="Table21.A2" office:value-type="string">
            <text:p text:style-name="P43">F</text:p>
          </table:table-cell>
          <table:table-cell table:style-name="Table21.A2" office:value-type="string">
            <text:p text:style-name="P43">5</text:p>
          </table:table-cell>
          <table:table-cell table:style-name="Table21.A2" office:value-type="string">
            <text:p text:style-name="P43">0</text:p>
          </table:table-cell>
          <table:table-cell table:style-name="Table21.D2" office:value-type="string">
            <text:p text:style-name="P25">Error Opening a File for Reading</text:p>
          </table:table-cell>
        </table:table-row>
        <table:table-row table:style-name="Table21.1">
          <table:table-cell table:style-name="Table21.A2" office:value-type="string">
            <text:p text:style-name="P43">F</text:p>
          </table:table-cell>
          <table:table-cell table:style-name="Table21.A2" office:value-type="string">
            <text:p text:style-name="P43">5</text:p>
          </table:table-cell>
          <table:table-cell table:style-name="Table21.A2" office:value-type="string">
            <text:p text:style-name="P43">1</text:p>
          </table:table-cell>
          <table:table-cell table:style-name="Table21.D2" office:value-type="string">
            <text:p text:style-name="P25">Error Opening a File for Writing</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6</text:p>
          </table:table-cell>
          <table:table-cell table:style-name="Table21.A2" office:value-type="string">
            <text:p text:style-name="P31"/>
          </table:table-cell>
          <table:table-cell table:style-name="Table21.D2" office:value-type="string">
            <text:p text:style-name="P34">Thread Errors</text:p>
          </table:table-cell>
        </table:table-row>
        <table:table-row table:style-name="Table21.1">
          <table:table-cell table:style-name="Table21.A2" office:value-type="string">
            <text:p text:style-name="P43">F</text:p>
          </table:table-cell>
          <table:table-cell table:style-name="Table21.A2" office:value-type="string">
            <text:p text:style-name="P43">6</text:p>
          </table:table-cell>
          <table:table-cell table:style-name="Table21.A2" office:value-type="string">
            <text:p text:style-name="P43">0</text:p>
          </table:table-cell>
          <table:table-cell table:style-name="Table21.D2" office:value-type="string">
            <text:p text:style-name="P25">Duplicate Virtual Machines</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6">F</text:p>
          </table:table-cell>
          <table:table-cell table:style-name="Table21.A2" office:value-type="string">
            <text:p text:style-name="P36">9</text:p>
          </table:table-cell>
          <table:table-cell table:style-name="Table21.A2" office:value-type="string">
            <text:p text:style-name="P36">0</text:p>
          </table:table-cell>
          <table:table-cell table:style-name="Table21.D2" office:value-type="string">
            <text:p text:style-name="P40">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29">Code</text:p>
            </table:table-cell>
            <table:covered-table-cell/>
            <table:covered-table-cell/>
            <table:table-cell table:style-name="Table22.D1" office:value-type="string">
              <text:p text:style-name="P28">Description</text:p>
            </table:table-cell>
          </table:table-row>
        </table:table-header-rows>
        <table:table-row table:style-name="Table22.1">
          <table:table-cell table:style-name="Table22.A2" office:value-type="string">
            <text:p text:style-name="P36">A</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Generic Application Errors.</text:p>
          </table:table-cell>
        </table:table-row>
        <table:table-row table:style-name="Table22.1">
          <table:table-cell table:style-name="Table22.A2" office:value-type="string">
            <text:p text:style-name="P36">C</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Communication Errors.</text:p>
          </table:table-cell>
        </table:table-row>
        <table:table-row table:style-name="Table22.1">
          <table:table-cell table:style-name="Table22.A2" office:value-type="string">
            <text:p text:style-name="P36">D</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Database Errors.</text:p>
          </table:table-cell>
        </table:table-row>
        <table:table-row table:style-name="Table22.1">
          <table:table-cell table:style-name="Table22.A2" office:value-type="string">
            <text:p text:style-name="P36">E</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Data Entry Errors.</text:p>
          </table:table-cell>
        </table:table-row>
        <table:table-row table:style-name="Table22.1">
          <table:table-cell table:style-name="Table22.A2" office:value-type="string">
            <text:p text:style-name="P36">I</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Internal Errors.</text:p>
          </table:table-cell>
        </table:table-row>
        <table:table-row table:style-name="Table22.1">
          <table:table-cell table:style-name="Table22.A2" office:value-type="string">
            <text:p text:style-name="P36">N</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Network Errors.</text:p>
          </table:table-cell>
        </table:table-row>
        <table:table-row table:style-name="Table22.1">
          <table:table-cell table:style-name="Table22.A2" office:value-type="string">
            <text:p text:style-name="P36">U</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User/Authentication Errors.</text:p>
          </table:table-cell>
        </table:table-row>
        <table:table-row table:style-name="Table22.1">
          <table:table-cell table:style-name="Table22.A2" office:value-type="string">
            <text:p text:style-name="P36">X</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Unknown or Unspecified Errors.</text:p>
          </table:table-cell>
        </table:table-row>
      </table:table>
      <text:p text:style-name="Text_20_body"/>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29">Code</text:p>
            </table:table-cell>
            <table:covered-table-cell/>
            <table:covered-table-cell/>
            <table:table-cell table:style-name="Table55.A1" office:value-type="string">
              <text:p text:style-name="P29"/>
            </table:table-cell>
            <table:table-cell table:style-name="Table55.A1" office:value-type="string">
              <text:p text:style-name="P30">Subcode</text:p>
            </table:table-cell>
            <table:table-cell table:style-name="Table55.F1" office:value-type="string">
              <text:p text:style-name="P28">Description</text:p>
            </table:table-cell>
          </table:table-row>
        </table:table-header-rows>
        <table:table-row table:style-name="Table55.1">
          <table:table-cell table:style-name="Table55.A2" office:value-type="string">
            <text:p text:style-name="P31">S</text:p>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Generic Ruby Mapped Exception Code for Signal Exceptions.</text:p>
          </table:table-cell>
        </table:table-row>
        <table:table-row table:style-name="Table55.1">
          <table:table-cell table:style-name="Table55.A2" office:value-type="string">
            <text:p text:style-name="P36">S</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nterrupt (Typically Control-C)</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1">E</text:p>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Generic Ruby Mapped Exception Code for All Standard Errors.</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Argument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Gem::Requirement::Bad Requirement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Encoding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Encoding::Compatibility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2</text:p>
          </table:table-cell>
          <table:table-cell table:style-name="Table55.F2" office:value-type="string">
            <text:p text:style-name="P40">Encoding::Converter Not Found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3</text:p>
          </table:table-cell>
          <table:table-cell table:style-name="Table55.F2" office:value-type="string">
            <text:p text:style-name="P40">Encoding::Invalid Byte Sequence Error</text:p>
          </table:table-cell>
        </table:table-row>
        <text:soft-page-break/>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4</text:p>
          </table:table-cell>
          <table:table-cell table:style-name="Table55.F2" office:value-type="string">
            <text:p text:style-name="P40">Encoding::Undefined Convers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3</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Fiber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4</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O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4</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EOF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ndex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Key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text:p>
          </table:table-cell>
          <table:table-cell table:style-name="Table55.A2" office:value-type="string">
            <text:p text:style-name="P37">02</text:p>
          </table:table-cell>
          <table:table-cell table:style-name="Table55.F2" office:value-type="string">
            <text:p text:style-name="P40">Stop Iterat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6</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Local Jump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7</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Math::Domai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8</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Name Error</text:p>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8</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No Method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9</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ange Error</text:p>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9</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Float Domain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0</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egular Expression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untime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Gem::Exception</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1</text:p>
          </table:table-cell>
          <table:table-cell table:style-name="Table55.F28" office:value-type="string">
            <text:p text:style-name="P40">Gem::Command Line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2</text:p>
          </table:table-cell>
          <table:table-cell table:style-name="Table55.F28" office:value-type="string">
            <text:p text:style-name="P40">Gem::Dependency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3</text:p>
          </table:table-cell>
          <table:table-cell table:style-name="Table55.F28" office:value-type="string">
            <text:p text:style-name="P40">Gem::Dependency Removal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4</text:p>
          </table:table-cell>
          <table:table-cell table:style-name="Table55.F2" office:value-type="string">
            <text:p text:style-name="P41">Gem::Dependency Resolution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5</text:p>
          </table:table-cell>
          <table:table-cell table:style-name="Table55.F2" office:value-type="string">
            <text:p text:style-name="P41">Gem::Document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6</text:p>
          </table:table-cell>
          <table:table-cell table:style-name="Table55.F2" office:value-type="string">
            <text:p text:style-name="P40">Gem::End Of YAML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7</text:p>
          </table:table-cell>
          <table:table-cell table:style-name="Table55.F2" office:value-type="string">
            <text:p text:style-name="P40">Gem::File Permission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8</text:p>
          </table:table-cell>
          <table:table-cell table:style-name="Table55.F2" office:value-type="string">
            <text:p text:style-name="P40">Gem::Format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9</text:p>
          </table:table-cell>
          <table:table-cell table:style-name="Table55.F2" office:value-type="string">
            <text:p text:style-name="P40">Gem::Gem Not Found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9,01</text:p>
          </table:table-cell>
          <table:table-cell table:style-name="Table55.F2" office:value-type="string">
            <text:p text:style-name="P40">Gem::Specific Gem Not Found Exception</text:p>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0</text:p>
          </table:table-cell>
          <table:table-cell table:style-name="Table55.F2" office:value-type="string">
            <text:p text:style-name="P40">Gem::Gem Not In Home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1</text:p>
          </table:table-cell>
          <table:table-cell table:style-name="Table55.F2" office:value-type="string">
            <text:p text:style-name="P40">Gem::Impossible Dependencies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2</text:p>
          </table:table-cell>
          <table:table-cell table:style-name="Table55.F2" office:value-type="string">
            <text:p text:style-name="P40">Gem::Install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3</text:p>
          </table:table-cell>
          <table:table-cell table:style-name="Table55.F2" office:value-type="string">
            <text:p text:style-name="P40">Gem::Invalid Specification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4</text:p>
          </table:table-cell>
          <table:table-cell table:style-name="Table55.F2" office:value-type="string">
            <text:p text:style-name="P40">Gem::Operation Not Supported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5</text:p>
          </table:table-cell>
          <table:table-cell table:style-name="Table55.F2" office:value-type="string">
            <text:p text:style-name="P40">Gem::Remote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6</text:p>
          </table:table-cell>
          <table:table-cell table:style-name="Table55.F2" office:value-type="string">
            <text:p text:style-name="P40">Gem::Remote Installation Canceled</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7</text:p>
          </table:table-cell>
          <table:table-cell table:style-name="Table55.F2" office:value-type="string">
            <text:p text:style-name="P40">Gem::Remote Installation Skipped</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8</text:p>
          </table:table-cell>
          <table:table-cell table:style-name="Table55.F2" office:value-type="string">
            <text:p text:style-name="P40">Gem::Remote Source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9</text:p>
          </table:table-cell>
          <table:table-cell table:style-name="Table55.F2" office:value-type="string">
            <text:p text:style-name="P40">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20</text:p>
          </table:table-cell>
          <table:table-cell table:style-name="Table55.F2" office:value-type="string">
            <text:p text:style-name="P40">Gem::Unsatisfiable Dependency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21</text:p>
          </table:table-cell>
          <table:table-cell table:style-name="Table55.F2" office:value-type="string">
            <text:p text:style-name="P40">Gem::Verificat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1">E</text:p>
          </table:table-cell>
          <table:table-cell table:style-name="Table55.A2" office:value-type="string">
            <text:p text:style-name="P31">1</text:p>
          </table:table-cell>
          <table:table-cell table:style-name="Table55.A2" office:value-type="string">
            <text:p text:style-name="P31">2</text:p>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2BI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CCE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DDRINUS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DDRNOTAVAIL</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F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LREAD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BADF</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BUS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HIL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ABORTE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REFUSE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RESE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EADLK</text:p>
          </table:table-cell>
          <table:table-cell table:style-name="Table55.F2" office:value-type="string">
            <text:p text:style-name="P40"/>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ESTADDRREQ</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O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QUO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EXIS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FAUL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FBI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HOS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HOSTUNREA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LSEQ</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T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VAL</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O</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SCON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SDI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LOOP</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FI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LIN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SGSIZ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AMETOOLON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RESE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UNREA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FI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BU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DEV</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EN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EXEC</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L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MEM</text:p>
          </table:table-cell>
          <table:table-cell table:style-name="Table55.F2" office:value-type="string">
            <text:p text:style-name="P40"/>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PROTOOP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SPC</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SY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CON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DI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EMPT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SO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T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XIO</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OPNOTSUPP</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ER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F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I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CLI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TO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TOTY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ANG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EMOT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O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HU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OCKT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PI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R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TA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TIMEDOU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TOOMANYRE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USER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XDEV</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NOERROR</text:p>
          </table:table-cell>
          <table:table-cell table:style-name="Table55.F2" office:value-type="string">
            <text:p text:style-name="P40">Nothing to see here. Move along, move along.</text:p>
          </table:table-cell>
        </table:table-row>
        <text:soft-page-break/>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3</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Thread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4</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Type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5</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1">Zero Division Error</text:p>
          </table:table-cell>
        </table:table-row>
      </table:table>
      <text:p text:style-name="Standard"/>
      <text:p text:style-name="Text_20_body"/>
      <text:h text:style-name="Heading_20_1" text:outline-level="1">The Class Tree</text:h>
      <text:p text:style-name="P1"/>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51">Object</text:p>
      <text:p text:style-name="P51"><text:tab/>Array</text:p>
      <text:p text:style-name="P51"><text:tab/>Class</text:p>
      <text:p text:style-name="P51"><text:tab/>FalseClass</text:p>
      <text:p text:style-name="P51"><text:tab/>Hash</text:p>
      <text:p text:style-name="P51"><text:tab/>InStream</text:p>
      <text:p text:style-name="P51"><text:tab/>NilClass</text:p>
      <text:p text:style-name="P51"><text:tab/>Numeric</text:p>
      <text:p text:style-name="P51"><text:tab/><text:tab/>Complex</text:p>
      <text:p text:style-name="P51"><text:tab/><text:tab/>Float</text:p>
      <text:p text:style-name="P51"><text:tab/><text:tab/>Integer</text:p>
      <text:p text:style-name="P51"><text:tab/><text:tab/><text:tab/>Bignum</text:p>
      <text:p text:style-name="P51"><text:tab/><text:tab/><text:tab/>Fixnum</text:p>
      <text:p text:style-name="P51"><text:tab/><text:tab/>Rational</text:p>
      <text:p text:style-name="P51"><text:tab/>OutStream</text:p>
      <text:p text:style-name="P51"><text:tab/>Procedure</text:p>
      <text:p text:style-name="P51"><text:tab/>Queue</text:p>
      <text:p text:style-name="P51"><text:tab/>String</text:p>
      <text:p text:style-name="P51"><text:tab/>Thread</text:p>
      <text:p text:style-name="P51"><text:tab/>TrueClass</text:p>
      <text:p text:style-name="P51"><text:tab/>VirtualMachine</text:p>
      <text:p text:style-name="Code"/>
      <text:h text:style-name="Heading_20_2" text:outline-level="2">A Brief Overview of Key OO Concepts</text:h>
      <text:p text:style-name="P1">A detailed study of object oriented programming principles is far beyond the scope of this User's Guide. What follows is a very brief overview of these concepts as they apply to fOOrth.</text:p>
      <text:h text:style-name="Heading_20_2" text:outline-level="2"><text:alphabetical-index-mark-start text:id="IMark138618360"/>Classes<text:alphabetical-index-mark-end text:id="IMark138618360"/></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138618360"/>Inheritance<text:alphabetical-index-mark-end text:id="IMark138618360"/></text:h>
      <text:p text:style-name="P1">Classes (other than Object) inherit behaviors from their ancestor or parent classes. Thus the capabilities of objects is able to “layer” over the capabilities of their parent classes.</text:p>
      <text:h text:style-name="Heading_20_2" text:outline-level="2"><text:alphabetical-index-mark-start text:id="IMark138618360"/>Methods<text:alphabetical-index-mark-end text:id="IMark138618360"/></text:h>
      <text:p text:style-name="P1">All code in fOOrth is contained in methods. A method is a fragment of code that an object uses to respond to a message that has been sent to that object. In fOOrth there are three sorts of methods:</text:p>
      <text:list xml:id="list3466872991483763822" text:style-name="L13">
        <text:list-item>
          <text:p text:style-name="P75">Shared: Methods that are common to all instances of the class that contains them.</text:p>
        </text:list-item>
        <text:list-item>
          <text:p text:style-name="P75">Exclusive: Methods that are defined for one and only one object (and all of its clones that are created <text:span text:style-name="T2">after</text:span> the exclusive method is defined.).</text:p>
        </text:list-item>
        <text:list-item>
          <text:p text:style-name="P75">Local: Methods that are created in a context and are accessible only in that context. When the context concludes, these methods are no longer accessible.</text:p>
        </text:list-item>
      </text:list>
      <text:h text:style-name="Heading_20_2" text:outline-level="2"><text:alphabetical-index-mark-start text:id="IMark138366104"/>Late Binding<text:alphabetical-index-mark-end text:id="IMark138366104"/> and <text:alphabetical-index-mark-start text:id="IMark138366008"/>Polymorphism<text:alphabetical-index-mark-end text:id="IMark138366008"/></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138366008"/>Prototypes<text:alphabetical-index-mark-end text:id="IMark138366008"/></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138366008"/>Method Mapping<text:alphabetical-index-mark-end text:id="IMark138366008"/></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4913092782537170916" text:style-name="L14">
        <text:list-item>
          <text:p text:style-name="P76">The strings used by fOOrth needed to be converted to Ruby symbols to allow code to be executed in Ruby.</text:p>
        </text:list-item>
        <text:list-item>
          <text:p text:style-name="P76">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76">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38366104"/>SymbolMap<text:alphabetical-index-mark-end text:id="IMark138366104"/> class. This class creates mappings in one of two ways:</text:p>
      <text:list xml:id="list1174191205687865502" text:style-name="L15">
        <text:list-item>
          <text:p text:style-name="P77">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77">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1">)entries</text:span></text:p>
      <text:p text:style-name="P55">Symbol Map Entries =</text:p>
      <text:p text:style-name="P55">&lt;<text:span text:style-name="T2">voluminous output deleted</text:span>&gt;</text:p>
      <text:p text:style-name="P55"/>
      <text:p text:style-name="P1">An example of the output of the )entries command is found in the section Appendix A – Symbol Glossary.</text:p>
      <text:p text:style-name="P1"/>
      <text:p text:style-name="P1"/>
      <text:h text:style-name="Heading_20_1" text:outline-level="1"><text:alphabetical-index-mark-start text:id="IMark138366104"/>Routing<text:alphabetical-index-mark-end text:id="IMark138366104"/></text:h>
      <text:p text:style-name="P1"/>
      <text:p text:style-name="P1">In general, the fOOrth compiler needs to be able to determine where the receiver of a message is to be found. This is one area where the terse, concise RPN of fOOrth is a liability. The lack of redundancy means that it can be difficult to determine the intended message receiver. In FORTH, this is never an issue since all code exist as subroutines of the virtual machine. </text:p>
      <text:p text:style-name="P1">In fOOrth, a number of factors determine the type of method and its routing. These are:</text:p>
      <text:list xml:id="list2432554290939136389" text:style-name="L16">
        <text:list-item>
          <text:p text:style-name="P78">The defining word used to create the method.</text:p>
        </text:list-item>
        <text:list-item>
          <text:p text:style-name="P78">The receiver of the defining word used to create the method.</text:p>
        </text:list-item>
        <text:list-item>
          <text:p text:style-name="P78">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2"/>
      <text:p text:style-name="P1">The method name may not contain spaces. Further the method name is responsible for determining the routing used and any embedded string data. </text:p>
      <text:p text:style-name="P1"><text:soft-page-break/>The lead character determines the routing:</text:p>
      <text:list xml:id="list1393080801754893445" text:style-name="L17">
        <text:list-item>
          <text:p text:style-name="P79">“.” - indicates that the message is routed to the top-of-stack element (TOS)</text:p>
        </text:list-item>
        <text:list-item>
          <text:p text:style-name="P79">“~” - indicates that the message is routed to the “self” entity of the method (see the section Self below). Since these messages are only routed to the object itself, they are in effect private methods.</text:p>
        </text:list-item>
        <text:list-item>
          <text:p text:style-name="P79">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All of the different sorts of shared methods a defined using the following construction:</text:p>
      <text:p text:style-name="Code"/>
      <text:p text:style-name="Code">A_Class .:: method_name (method body here) ;</text:p>
      <text:p text:style-name="P52"/>
      <text:p text:style-name="P1">The method name may not contain spaces. Further the method name is responsible for determining the routing used and any embedded string data. </text:p>
      <text:p text:style-name="P1">The lead character determines the routing:</text:p>
      <text:list xml:id="list36409405" text:continue-numbering="true" text:style-name="L17">
        <text:list-item>
          <text:p text:style-name="P79">“.” - indicates that the message is routed to the top-of-stack element (TOS)</text:p>
        </text:list-item>
        <text:list-item>
          <text:p text:style-name="P79">“~” - indicates that the message is routed to the “self” entity of the method (see the section Self below). Since these messages are only routed to the object itself, they are in effect private methods.</text:p>
        </text:list-item>
        <text:list-item>
          <text:p text:style-name="P79">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currently implemented.</text:p>
      <text:h text:style-name="Heading_20_2" text:outline-level="2"><text:soft-page-break/>Exclusive Stub Methods</text:h>
      <text:p text:style-name="P1">– Not currently implemented.</text:p>
      <text:h text:style-name="Heading_20_2" text:outline-level="2">Local Methods</text:h>
      <text:p text:style-name="Text_20_body">– Not currently implemented.</text:p>
      <text:p text:style-name="Text_20_body"/>
      <text:p text:style-name="Text_20_body"/>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4">Defining Word</text:p>
          </table:table-cell>
          <table:table-cell table:style-name="Table9.A1" office:value-type="string">
            <text:p text:style-name="P14">DW Receiver</text:p>
          </table:table-cell>
          <table:table-cell table:style-name="Table9.A1" office:value-type="string">
            <text:p text:style-name="P14">Method Name</text:p>
          </table:table-cell>
          <table:table-cell table:style-name="Table9.A1" office:value-type="string">
            <text:p text:style-name="P14">Message Routing</text:p>
          </table:table-cell>
          <table:table-cell table:style-name="Table9.E1" office:value-type="string">
            <text:p text:style-name="P15">Notes</text:p>
          </table:table-cell>
        </table:table-row>
        <table:table-row table:style-name="Table9.1">
          <table:table-cell table:style-name="Table9.A2" office:value-type="string">
            <text:p text:style-name="P14"><text:alphabetical-index-mark-start text:id="IMark138434612"/>:<text:alphabetical-index-mark-end text:id="IMark138434612"/></text:p>
          </table:table-cell>
          <table:table-cell table:style-name="Table9.A2" office:value-type="string">
            <text:p text:style-name="P13">N/A</text:p>
          </table:table-cell>
          <table:table-cell table:style-name="Table9.A2" office:value-type="string">
            <text:p text:style-name="P20">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3">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4"><text:alphabetical-index-mark-start text:id="IMark138434612"/>.:<text:alphabetical-index-mark-end text:id="IMark138434612"/></text:p>
          </table: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other</text:p>
          </table:table-cell>
          <table:table-cell table:style-name="Table9.A2" office:value-type="string">
            <text:p text:style-name="P13">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0">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3">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4"><text:alphabetical-index-mark-start text:id="IMark138434612"/>.::<text:alphabetical-index-mark-end text:id="IMark138434612"/></text:p>
          </table: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name</text:p>
          </table:table-cell>
          <table:table-cell table:style-name="Table9.A2" office:value-type="string">
            <text:p text:style-name="P13">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name</text:p>
          </table:table-cell>
          <table:table-cell table:style-name="Table9.A2" office:value-type="string">
            <text:p text:style-name="P13">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other</text:p>
          </table:table-cell>
          <table:table-cell table:style-name="Table9.A2" office:value-type="string">
            <text:p text:style-name="P13">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other</text:p>
          </table:table-cell>
          <table:table-cell table:style-name="Table9.A2" office:value-type="string">
            <text:p text:style-name="P13">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0">invalid</text:p>
          </table:table-cell>
          <table:table-cell table:style-name="Table9.A2" office:value-type="string">
            <text:p text:style-name="P13">N/A</text:p>
          </table:table-cell>
          <table:table-cell table:style-name="Table9.E2" office:value-type="string">
            <text:p text:style-name="P2">Not allowed: Error</text:p>
          </table:table-cell>
        </table:table-row>
        <table:table-row table:style-name="Table9.1">
          <table:table-cell table:style-name="Table9.A3" office:value-type="string">
            <text:p text:style-name="P50">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3">N/A</text:p>
          </table:table-cell>
          <table:table-cell table:style-name="Table9.A2" office:value-type="string">
            <text:p text:style-name="P20">other</text:p>
          </table:table-cell>
          <table:table-cell table:style-name="Table9.A2" office:value-type="string">
            <text:p text:style-name="P13">Context</text:p>
          </table:table-cell>
          <table:table-cell table:style-name="Table9.E2" office:value-type="string">
            <text:p text:style-name="P24">A context local method.</text:p>
          </table:table-cell>
        </table:table-row>
      </table:table>
      <text:p text:style-name="P1"/>
      <text:h text:style-name="Heading_20_2" text:outline-level="2">Routing Internals</text:h>
      <text:p text:style-name="P1">The process of routing is performed by the virtual machine's linked list of context objects. This is the sensible place for this to occur as routing is context sensitive. The Ruby code responsible <text:soft-page-break/>for this process is the private <text:alphabetical-index-mark-start text:id="IMark138620760"/>do_map_name<text:alphabetical-index-mark-end text:id="IMark138620760"/><text:note text:id="ftn49" text:note-class="footnote"><text:note-citation>49</text:note-citation><text:note-body><text:p text:style-name="Footnote">There has to be a better way of documenting this process than punting and resorting to Ruby code.</text:p></text:note-body></text:note>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1">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1">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Spec Errors</text:h>
      <text:p text:style-name="P1">When compiling a token into a method or looking it up to executed interactively, the fOOrth <text:soft-page-break/>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85703416"/>F10: <text:change-end text:change-id="ct85703416"/>?else?</text:p>
      <text:p text:style-name="Code"/>
      <text:p text:style-name="P1">Or:</text:p>
      <text:p text:style-name="Code"/>
      <text:p text:style-name="Code">&gt;else</text:p>
      <text:p text:style-name="Code"/>
      <text:p text:style-name="Code">Unable to find a spec for else (:_276)</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h text:style-name="Heading_20_1" text:outline-level="1">Self</text:h>
      <text:p text:style-name="P1"/>
      <text:p text:style-name="P1">When ever code executes in the fOOrth language system, there is an object that “owns” that code. Even code run at the console interactively belongs to an object, if only for the brief lifespan of that code.</text:p>
      <text:p text:style-name="P1">In fOOrth, the “<text:alphabetical-index-mark-start text:id="IMark138620760"/>self<text:alphabetical-index-mark-end text:id="IMark138620760"/>” method gives the programmer explicit access to this owning object. Let's try this from the console:</text:p>
      <text:p text:style-name="Code"/>
      <text:p text:style-name="Code">&gt;<text:span text:style-name="T11">self .name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1">: show_self self .name . ;</text:span></text:p>
      <text:p text:style-name="Code"/>
      <text:p text:style-name="Code">&gt;<text:span text:style-name="T11">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1">class: MyClass MyClass .: .show_self self .name . ;</text:span></text:p>
      <text:p text:style-name="Code"/>
      <text:p text:style-name="Code">&gt;<text:span text:style-name="T11">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481326614548337479" text:style-name="L18">
        <text:list-item>
          <text:p text:style-name="P80">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it is on the stack, self is always available.</text:p>
        </text:list-item>
        <text:list-item>
          <text:p text:style-name="P80">For TOS routed methods, access to self is as simple as “self .method_name”. This was done in the MyClass example above. The self value is a free value that does not to be declared.</text:p>
        </text:list-item>
        <text:list-item>
          <text:p text:style-name="P80">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80">In some methods that take a block, the self in the block is often very useful. A good example of this is in file I/O classes line InStream (see below). The InStream .open{ … } <text:soft-page-break/>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38620760"/>.with{<text:alphabetical-index-mark-end text:id="IMark138620760"/> … } construction. A few simple examples:</text:p>
      <text:p text:style-name="Code"/>
      <text:p text:style-name="Code">&gt;<text:span text:style-name="T11">"Test String" .with{ self .name . }</text:span></text:p>
      <text:p text:style-name="Code">String instance</text:p>
      <text:p text:style-name="Code">&gt;<text:span text:style-name="T11">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6819419922448451553" text:style-name="L19">
        <text:list-item>
          <text:p text:style-name="P81">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81">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81">A .where{ … } clause can be used to take a value and give easy access to that value within the executed block without having to create a local value.</text:p>
        </text:list-item>
        <text:list-item>
          <text:p text:style-name="P81">Access to the self value is generally faster than other forms of access. Thus this construct can yield performance enhancements.</text:p>
        </text:list-item>
      </text:list>
      <text:p text:style-name="P1"/>
      <text:h text:style-name="Heading_20_1" text:outline-level="1"><text:alphabetical-index-mark-start text:id="IMark138620760"/>Boolean<text:alphabetical-index-mark-end text:id="IMark138620760"/>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3">False Values</text:p>
          </table:table-cell>
          <table:table-cell table:style-name="Table117.B1" office:value-type="string">
            <text:p text:style-name="P13">True Values</text:p>
          </table:table-cell>
        </table:table-row>
        <table:table-row>
          <table:table-cell table:style-name="Table117.A2" office:value-type="string">
            <text:p text:style-name="P13">false</text:p>
            <text:p text:style-name="P13">nil</text:p>
          </table:table-cell>
          <table:table-cell table:style-name="Table117.B2" office:value-type="string">
            <text:p text:style-name="P13">Everything else!</text:p>
          </table:table-cell>
        </table:table-row>
      </table:table>
      <text:p text:style-name="P1"/>
      <text:p text:style-name="P1">That's it. In particular, the number 0, and the empty string are true, and NOT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3">False Processing</text:p>
          </table:table-cell>
          <table:table-cell table:style-name="Table118.B1" office:value-type="string">
            <text:p text:style-name="P13">True Processing</text:p>
          </table:table-cell>
        </table:table-row>
        <table:table-row>
          <table:table-cell table:style-name="Table118.A2" office:value-type="string">
            <text:p text:style-name="P13"><text:alphabetical-index-mark-start text:id="IMark138619128"/>FalseClass<text:alphabetical-index-mark-end text:id="IMark138619128"/></text:p>
            <text:p text:style-name="P13"><text:alphabetical-index-mark-start text:id="IMark138619128"/>NilClass<text:alphabetical-index-mark-end text:id="IMark138619128"/></text:p>
          </table:table-cell>
          <table:table-cell table:style-name="Table118.B2" office:value-type="string">
            <text:p text:style-name="P13"><text:alphabetical-index-mark-start text:id="IMark138619128"/>Object<text:alphabetical-index-mark-end text:id="IMark138619128"/></text:p>
          </table:table-cell>
        </table:table-row>
      </table:table>
      <text:p text:style-name="P10"/>
      <text:p text:style-name="P11">Note that while false processing occurs in FalseClass and NilClass, true processing occurs in Object and not <text:alphabetical-index-mark-start text:id="IMark138620760"/>TrueClass<text:alphabetical-index-mark-end text:id="IMark138620760"/>.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h text:style-name="Heading_20_1" text:outline-level="1"><text:alphabetical-index-mark-start text:id="IMark138620760"/>Numeric<text:alphabetical-index-mark-end text:id="IMark138620760"/>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5">Class</text:p>
          </table:table-cell>
          <table:table-cell table:style-name="Table119.B1" office:value-type="string">
            <text:p text:style-name="P15">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0" text:note-class="footnote"><text:note-citation>50</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2364335662225347015" text:style-name="L20">
        <text:list-item>
          <text:p text:style-name="P82">Integer defines a few “bit” oriented operations that are specific to whole numbers.</text:p>
        </text:list-item>
        <text:list-item>
          <text:p text:style-name="P82">Complex stubs out several methods that require values to be comparable as magnitudes. Complex numbers are no magnitudes so these operations are invalid. See the Complex class below for more details on the methods that are affected.</text:p>
        </text:list-item>
      </text:list>
      <text:p text:style-name="P1"/>
      <text:p text:style-name="P1"/>
      <text:p text:style-name="P1"/>
      <text:p text:style-name="P1"/>
      <text:h text:style-name="Heading_20_1" text:outline-level="1"><text:alphabetical-index-mark-start text:id="IMark138620760"/>Array<text:alphabetical-index-mark-end text:id="IMark138620760"/></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1">Array objects<text:note text:id="ftn72" text:note-class="footnote"><text:note-citation>51</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1">Some points of interest:</text:p>
      <text:list xml:id="list8486900772836094936" text:style-name="L21">
        <text:list-item>
          <text:p text:style-name="P83">The first two examples both create “empty” arrays with zero data elements. </text:p>
        </text:list-item>
        <text:list-item>
          <text:p text:style-name="P83">Array data do NOT need to be the same “type” of data. Mixing is allowed. </text:p>
        </text:list-item>
        <text:list-item>
          <text:p text:style-name="P83">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text:soft-page-break/>[1, 4, 9, 16, 25, 36, 49, 64, 81, 100]</text:p>
      <text:list xml:id="list8299166713248880950" text:style-name="L22">
        <text:list-item>
          <text:p text:style-name="P84">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38619128"/>.new<text:alphabetical-index-mark-end text:id="IMark138619128"/> [[]] </text:h>
            <text:p text:style-name="Text_20_body">Routing:<text:span text:style-name="T12">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5">Code</text:p>
          </table:table-cell>
          <table:table-cell table:style-name="Table59.B2" office:value-type="string">
            <text:p text:style-name="P15">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38619128"/>.new{<text:alphabetical-index-mark-end text:id="IMark138619128"/> … } [[d<text:span text:style-name="T6">1</text:span>, d<text:span text:style-name="T6">2</text:span>, d<text:span text:style-name="T6">3</text:span> … d<text:span text:style-name="T6">size</text:span>]]</text:h>
            <text:p text:style-name="Text_20_body">Routing:<text:span text:style-name="T12">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5">Code</text:p>
          </table:table-cell>
          <table:table-cell table:style-name="Table62.B2" office:value-type="string">
            <text:p text:style-name="P15">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138619128"/>x<text:alphabetical-index-mark-end text:id="IMark138619128"/> [current_element_index]</text:h>
            <text:p text:style-name="Text_20_body">Routing:<text:span text:style-name="T12"> Compiler Context.</text:span></text:p>
            <text:p text:style-name="P1">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138619128"/>}<text:alphabetical-index-mark-end text:id="IMark138619128"/> [ (see above) ]</text:h>
            <text:p text:style-name="Text_20_body">Routing:<text:span text:style-name="T12"> Compiler Context.</text:span></text:p>
            <text:p text:style-name="P1">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38619128"/>.new_size<text:alphabetical-index-mark-end text:id="IMark138619128"/> [[0<text:span text:style-name="T6">1</text:span>, 0<text:span text:style-name="T6">2</text:span>, 0<text:span text:style-name="T6">3</text:span> … 0<text:span text:style-name="T6">size</text:span>]]</text:h>
            <text:p text:style-name="Text_20_body">Routing:<text:span text:style-name="T12">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5">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38619128"/>.new_value<text:alphabetical-index-mark-end text:id="IMark138619128"/> [[value]]</text:h>
            <text:p text:style-name="Text_20_body">Routing:<text:span text:style-name="T12">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5">Code</text:p>
          </table:table-cell>
          <table:table-cell table:style-name="Table64.B2" office:value-type="string">
            <text:p text:style-name="P15">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38619128"/>.new_values<text:alphabetical-index-mark-end text:id="IMark138619128"/> [[value<text:span text:style-name="T6">1</text:span>, value<text:span text:style-name="T6">2</text:span>, value<text:span text:style-name="T6">3</text:span> … value<text:span text:style-name="T6">size</text:span>]]</text:h>
            <text:p text:style-name="Text_20_body">Routing:<text:span text:style-name="T12">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5">Code</text:p>
          </table:table-cell>
          <table:table-cell table:style-name="Table65.B2" office:value-type="string">
            <text:p text:style-name="P15">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138619128"/>!<text:alphabetical-index-mark-end text:id="IMark138619128"/>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5">Code</text:p>
          </table:table-cell>
          <table:table-cell table:style-name="Table66.B2" office:value-type="string">
            <text:p text:style-name="P15">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38619128"/>+<text:alphabetical-index-mark-end text:id="IMark138619128"/>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5">Code</text:p>
          </table:table-cell>
          <table:table-cell table:style-name="Table67.B2" office:value-type="string">
            <text:p text:style-name="P15">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38619128"/>.+left<text:alphabetical-index-mark-end text:id="IMark138619128"/>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5">Code</text:p>
          </table:table-cell>
          <table:table-cell table:style-name="Table68.B2" office:value-type="string">
            <text:p text:style-name="P15">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2">[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138619128"/>.+mid<text:alphabetical-index-mark-end text:id="IMark138619128"/>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5">Code</text:p>
          </table:table-cell>
          <table:table-cell table:style-name="Table69.B2" office:value-type="string">
            <text:p text:style-name="P15">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38619128"/>.+midlr<text:alphabetical-index-mark-end text:id="IMark138619128"/>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5">Code</text:p>
          </table:table-cell>
          <table:table-cell table:style-name="Table70.B2" office:value-type="string">
            <text:p text:style-name="P15">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38619128"/>.+right<text:alphabetical-index-mark-end text:id="IMark138619128"/>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5">Code</text:p>
          </table:table-cell>
          <table:table-cell table:style-name="Table71.B2" office:value-type="string">
            <text:p text:style-name="P15">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138619128"/>.-left<text:alphabetical-index-mark-end text:id="IMark138619128"/>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5">Code</text:p>
          </table:table-cell>
          <table:table-cell table:style-name="Table72.B2" office:value-type="string">
            <text:p text:style-name="P15">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38619128"/>.-mid<text:alphabetical-index-mark-end text:id="IMark138619128"/>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5">Code</text:p>
          </table:table-cell>
          <table:table-cell table:style-name="Table73.B2" office:value-type="string">
            <text:p text:style-name="P15">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38619128"/>.-midlr<text:alphabetical-index-mark-end text:id="IMark138619128"/>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5">Code</text:p>
          </table:table-cell>
          <table:table-cell table:style-name="Table74.B2" office:value-type="string">
            <text:p text:style-name="P15">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38619128"/>.-right<text:alphabetical-index-mark-end text:id="IMark138619128"/>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5">Code</text:p>
          </table:table-cell>
          <table:table-cell table:style-name="Table75.B2" office:value-type="string">
            <text:p text:style-name="P15">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138619128"/>.[]!<text:alphabetical-index-mark-end text:id="IMark138619128"/> []</text:h>
            <text:p text:style-name="Text_20_body">Routing: TOS</text:p>
            <text:p text:style-name="P1">Store the specified value at the index of the array.</text:p>
            <text:p text:style-name="P1">Note: This method <text:span text:style-name="T2">does</text:span> mutate the array.</text:p>
          </table:table-cell>
          <table:covered-table-cell/>
        </table:table-row>
        <table:table-row table:style-name="Table76.1">
          <table:table-cell table:style-name="Table76.A2" office:value-type="string">
            <text:p text:style-name="P15">Code</text:p>
          </table:table-cell>
          <table:table-cell table:style-name="Table76.B2" office:value-type="string">
            <text:p text:style-name="P15">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2">(“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138619128"/>.[]@<text:alphabetical-index-mark-end text:id="IMark138619128"/> [value]</text:h>
            <text:p text:style-name="Text_20_body">Routing: TOS</text:p>
            <text:p text:style-name="P1">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5">Code</text:p>
          </table:table-cell>
          <table:table-cell table:style-name="Table77.B2" office:value-type="string">
            <text:p text:style-name="P15">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38619128"/>.left<text:alphabetical-index-mark-end text:id="IMark138619128"/>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5">Code</text:p>
          </table:table-cell>
          <table:table-cell table:style-name="Table78.B2" office:value-type="string">
            <text:p text:style-name="P15">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38619128"/>.length<text:alphabetical-index-mark-end text:id="IMark138619128"/>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5">Code</text:p>
          </table:table-cell>
          <table:table-cell table:style-name="Table79.B2" office:value-type="string">
            <text:p text:style-name="P15">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38619128"/>.max<text:alphabetical-index-mark-end text:id="IMark138619128"/>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5">Code</text:p>
          </table:table-cell>
          <table:table-cell table:style-name="Table80.B2" office:value-type="string">
            <text:p text:style-name="P15">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38619128"/>.mid<text:alphabetical-index-mark-end text:id="IMark138619128"/>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5">Code</text:p>
          </table:table-cell>
          <table:table-cell table:style-name="Table81.B2" office:value-type="string">
            <text:p text:style-name="P15">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38619128"/>.midlr<text:alphabetical-index-mark-end text:id="IMark138619128"/>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5">Code</text:p>
          </table:table-cell>
          <table:table-cell table:style-name="Table82.B2" office:value-type="string">
            <text:p text:style-name="P15">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138619128"/>.min<text:alphabetical-index-mark-end text:id="IMark138619128"/>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5">Code</text:p>
          </table:table-cell>
          <table:table-cell table:style-name="Table83.B2" office:value-type="string">
            <text:p text:style-name="P15">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38619128"/>.pp<text:alphabetical-index-mark-end text:id="IMark138619128"/>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5">Code</text:p>
          </table:table-cell>
          <table:table-cell table:style-name="Table84.B2" office:value-type="string">
            <text:p text:style-name="P15">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38619128"/>.reverse<text:alphabetical-index-mark-end text:id="IMark138619128"/>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5">Code</text:p>
          </table:table-cell>
          <table:table-cell table:style-name="Table85.B2" office:value-type="string">
            <text:p text:style-name="P15">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38619128"/>.right<text:alphabetical-index-mark-end text:id="IMark138619128"/>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5">Code</text:p>
          </table:table-cell>
          <table:table-cell table:style-name="Table86.B2" office:value-type="string">
            <text:p text:style-name="P15">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38619128"/>.shuffle<text:alphabetical-index-mark-end text:id="IMark138619128"/>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5">Code</text:p>
          </table:table-cell>
          <table:table-cell table:style-name="Table87.B2" office:value-type="string">
            <text:p text:style-name="P15">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38619128"/>.sort<text:alphabetical-index-mark-end text:id="IMark138619128"/>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5">Code</text:p>
          </table:table-cell>
          <table:table-cell table:style-name="Table88.B2" office:value-type="string">
            <text:p text:style-name="P15">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38619128"/>.strmax<text:alphabetical-index-mark-end text:id="IMark138619128"/>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5">Code</text:p>
          </table:table-cell>
          <table:table-cell table:style-name="Table89.B2" office:value-type="string">
            <text:p text:style-name="P15">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138619128"/>&lt;&lt;<text:alphabetical-index-mark-end text:id="IMark138619128"/>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5">Code</text:p>
          </table:table-cell>
          <table:table-cell table:style-name="Table90.B2" office:value-type="string">
            <text:p text:style-name="P15">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38619128"/>@<text:alphabetical-index-mark-end text:id="IMark138619128"/>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5">Code</text:p>
          </table:table-cell>
          <table:table-cell table:style-name="Table91.B2" office:value-type="string">
            <text:p text:style-name="P15">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38620760"/>Class<text:alphabetical-index-mark-end text:id="IMark138620760"/></text:h>
      <text:p text:style-name="Text_20_body"/>
      <text:p text:style-name="Text_20_body">Inheritance: Class <text:span text:style-name="T9">←</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P1">The Class class is the class of all classes. That is to say, all classes are instances of the class Class. The Class class is unique in that it is an instance of itself!<text:note text:id="ftn51" text:note-class="footnote"><text:note-citation>52</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38619128"/>.is_class?<text:alphabetical-index-mark-end text:id="IMark138619128"/>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5">Code</text:p>
          </table:table-cell>
          <table:table-cell table:style-name="Table93.B2" office:value-type="string">
            <text:p text:style-name="P15">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138619128"/>.new<text:alphabetical-index-mark-end text:id="IMark138619128"/>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5">Code</text:p>
          </table:table-cell>
          <table:table-cell table:style-name="Table94.B2" office:value-type="string">
            <text:p text:style-name="P15">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138619128"/>.parent_class<text:alphabetical-index-mark-end text:id="IMark138619128"/>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5">Code</text:p>
          </table:table-cell>
          <table:table-cell table:style-name="Table95.B2" office:value-type="string">
            <text:p text:style-name="P15">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38619128"/>.subclass:<text:alphabetical-index-mark-end text:id="IMark138619128"/> subclass_name []</text:h>
            <text:p text:style-name="Text_20_body">Routing: TOS</text:p>
            <text:p text:style-name="P1">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5">Code</text:p>
          </table:table-cell>
          <table:table-cell table:style-name="Table96.B2" office:value-type="string">
            <text:p text:style-name="P15">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138619128"/>.to_s<text:alphabetical-index-mark-end text:id="IMark138619128"/>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5">Code</text:p>
          </table:table-cell>
          <table:table-cell table:style-name="Table97.B2" office:value-type="string">
            <text:p text:style-name="P15">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h text:style-name="Heading_20_2" text:outline-level="2"><text:alphabetical-index-mark-start text:id="IMark138620760"/>Commands<text:alphabetical-index-mark-end text:id="IMark138620760"/></text:h>
      <text:p text:style-name="Text_20_body">The following are also methods, however, they are designed primarily for interacting directly with the operator in the form of commands. Commands are distinguished by the leading “)” in their name<text:note text:id="ftn52" text:note-class="footnote"><text:note-citation>53</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138619128"/>)methods<text:alphabetical-index-mark-end text:id="IMark138619128"/> []</text:h>
            <text:p text:style-name="Text_20_body">Routing: TOS</text:p>
            <text:p text:style-name="P1">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5">Code</text:p>
          </table:table-cell>
          <table:table-cell table:style-name="Table98.B2" office:value-type="string">
            <text:p text:style-name="P15">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2">(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138619128"/>)stubs<text:alphabetical-index-mark-end text:id="IMark138619128"/> []</text:h>
            <text:p text:style-name="Text_20_body">Routing: TOS</text:p>
            <text:p text:style-name="P1">List the stub methods defined for this class. Stubs are place holder methods that serve one of two purposes:</text:p>
            <text:list xml:id="list3915262088630337475" text:style-name="L23">
              <text:list-item>
                <text:p text:style-name="P85">They are abstract methods in a base class that exist so that a sub-class may replace the stub with an actual method. The stub ensures that the compiler uses the correct routing when using the method.</text:p>
              </text:list-item>
              <text:list-item>
                <text:p text:style-name="P85">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5">Code</text:p>
          </table:table-cell>
          <table:table-cell table:style-name="Table100.B2" office:value-type="string">
            <text:p text:style-name="P15">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2">(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38620760"/>Complex<text:alphabetical-index-mark-end text:id="IMark138620760"/></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3" text:note-class="footnote"><text:note-citation>54</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4">Literal<text:note text:id="ftn54" text:note-class="footnote"><text:note-citation>55</text:note-citation><text:note-body><text:p text:style-name="Footnote">No spaces are permitted within the literal.</text:p></text:note-body></text:note></text:p>
          </table:table-cell>
          <table:table-cell table:style-name="Table5.B1" office:value-type="string">
            <text:p text:style-name="P14">Value<text:note text:id="ftn55" text:note-class="footnote"><text:note-citation>56</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3">7i</text:p>
          </table:table-cell>
          <table:table-cell table:style-name="Table5.B2" office:value-type="string">
            <text:p text:style-name="P13">0+7i</text:p>
          </table:table-cell>
        </table:table-row>
        <table:table-row>
          <table:table-cell table:style-name="Table5.A2" office:value-type="string">
            <text:p text:style-name="P23">-7i</text:p>
          </table:table-cell>
          <table:table-cell table:style-name="Table5.B2" office:value-type="string">
            <text:p text:style-name="P13">0-7i</text:p>
          </table:table-cell>
        </table:table-row>
        <table:table-row>
          <table:table-cell table:style-name="Table5.A2" office:value-type="string">
            <text:p text:style-name="P23">3.7i</text:p>
          </table:table-cell>
          <table:table-cell table:style-name="Table5.B2" office:value-type="string">
            <text:p text:style-name="P13">0+3.7i</text:p>
          </table:table-cell>
        </table:table-row>
        <table:table-row>
          <table:table-cell table:style-name="Table5.A2" office:value-type="string">
            <text:p text:style-name="P23">1/2i</text:p>
          </table:table-cell>
          <table:table-cell table:style-name="Table5.B2" office:value-type="string">
            <text:p text:style-name="P13">0+1/2i</text:p>
          </table:table-cell>
        </table:table-row>
        <table:table-row>
          <table:table-cell table:style-name="Table5.A2" office:value-type="string">
            <text:p text:style-name="P23">-3-7i</text:p>
          </table:table-cell>
          <table:table-cell table:style-name="Table5.B2" office:value-type="string">
            <text:p text:style-name="P13">-3-7i</text:p>
          </table:table-cell>
        </table:table-row>
        <table:table-row>
          <table:table-cell table:style-name="Table5.A2" office:value-type="string">
            <text:p text:style-name="P23">3+7i</text:p>
          </table:table-cell>
          <table:table-cell table:style-name="Table5.B2" office:value-type="string">
            <text:p text:style-name="P13">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38620328"/>.cbrt<text:alphabetical-index-mark-end text:id="IMark138620328"/> [a_complex<text:span text:style-name="T10">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5">Code</text:p>
          </table:table-cell>
          <table:table-cell table:style-name="Table101.B2" office:value-type="string">
            <text:p text:style-name="P15">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38618792"/>.e**<text:alphabetical-index-mark-end text:id="IMark138618792"/> [e<text:span text:style-name="T10">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5">Code</text:p>
          </table:table-cell>
          <table:table-cell table:style-name="Table103.B2" office:value-type="string">
            <text:p text:style-name="P15">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38620328"/>.split<text:alphabetical-index-mark-end text:id="IMark138620328"/>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5">Code</text:p>
          </table:table-cell>
          <table:table-cell table:style-name="Table19.B2" office:value-type="string">
            <text:p text:style-name="P15">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38618792"/>.sqrt<text:alphabetical-index-mark-end text:id="IMark138618792"/> [a_complex<text:span text:style-name="T10">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5">Code</text:p>
          </table:table-cell>
          <table:table-cell table:style-name="Table20.B2" office:value-type="string">
            <text:p text:style-name="P15">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 All except the stubbed out methods listed above.</text:p>
      <text:p text:style-name="Code"/>
      <text:h text:style-name="Heading_20_1" text:outline-level="1"><text:alphabetical-index-mark-start text:id="IMark138617208"/>FalseClass<text:alphabetical-index-mark-end text:id="IMark138617208"/></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38618792"/>&amp;&amp;<text:alphabetical-index-mark-end text:id="IMark138618792"/>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15">Code</text:p>
          </table:table-cell>
          <table:table-cell table:style-name="Table92.B2" office:value-type="string">
            <text:p text:style-name="P15">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38618792"/>^^<text:alphabetical-index-mark-end text:id="IMark138618792"/>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15">Code</text:p>
          </table:table-cell>
          <table:table-cell table:style-name="Table24.B2" office:value-type="string">
            <text:p text:style-name="P15">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38618792"/>||<text:alphabetical-index-mark-end text:id="IMark138618792"/>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15">Code</text:p>
          </table:table-cell>
          <table:table-cell table:style-name="Table25.B2" office:value-type="string">
            <text:p text:style-name="P15">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138617208"/>Float<text:alphabetical-index-mark-end text:id="IMark138617208"/></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1">Float<text:note text:id="ftn56" text:note-class="footnote"><text:note-citation>57</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7" text:note-class="footnote"><text:note-citation>58</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4">Literal<text:note text:id="ftn58" text:note-class="footnote"><text:note-citation>59</text:note-citation><text:note-body><text:p text:style-name="Footnote">No spaces are permitted within the literal.</text:p></text:note-body></text:note></text:p>
          </table:table-cell>
          <table:table-cell table:style-name="Table8.B1" office:value-type="string">
            <text:p text:style-name="P14">Value</text:p>
          </table:table-cell>
        </table:table-row>
        <table:table-row>
          <table:table-cell table:style-name="Table8.A2" office:value-type="string">
            <text:p text:style-name="P23">7.0</text:p>
          </table:table-cell>
          <table:table-cell table:style-name="Table8.B2" office:value-type="string">
            <text:p text:style-name="P13">7.0</text:p>
          </table:table-cell>
        </table:table-row>
        <table:table-row>
          <table:table-cell table:style-name="Table8.A2" office:value-type="string">
            <text:p text:style-name="P23">7.0E3</text:p>
          </table:table-cell>
          <table:table-cell table:style-name="Table8.B2" office:value-type="string">
            <text:p text:style-name="P13">7000.0</text:p>
          </table:table-cell>
        </table:table-row>
        <table:table-row>
          <table:table-cell table:style-name="Table8.A2" office:value-type="string">
            <text:p text:style-name="P23">7.0E-3</text:p>
          </table:table-cell>
          <table:table-cell table:style-name="Table8.B2" office:value-type="string">
            <text:p text:style-name="P13">0.007</text:p>
          </table:table-cell>
        </table:table-row>
        <table:table-row>
          <table:table-cell table:style-name="Table8.A2" office:value-type="string">
            <text:p text:style-name="P23">-7.0</text:p>
          </table:table-cell>
          <table:table-cell table:style-name="Table8.B2" office:value-type="string">
            <text:p text:style-name="P13">-7.0</text:p>
          </table:table-cell>
        </table:table-row>
        <table:table-row>
          <table:table-cell table:style-name="Table8.A2" office:value-type="string">
            <text:p text:style-name="P23">-7.0E3</text:p>
          </table:table-cell>
          <table:table-cell table:style-name="Table8.B2" office:value-type="string">
            <text:p text:style-name="P13">-7000.0</text:p>
          </table:table-cell>
        </table:table-row>
        <table:table-row>
          <table:table-cell table:style-name="Table8.A2" office:value-type="string">
            <text:p text:style-name="P23">-7.0E-3</text:p>
          </table:table-cell>
          <table:table-cell table:style-name="Table8.B2" office:value-type="string">
            <text:p text:style-name="P13">-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38620376"/>Hash<text:alphabetical-index-mark-end text:id="IMark138620376"/></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P1">Hash<text:note text:id="ftn0" text:note-class="footnote"><text:note-citation>60</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38620376"/><text:span text:style-name="T7">{</text:span><text:alphabetical-index-mark-end text:id="IMark138620376"/>” and the locally defined methods “<text:alphabetical-index-mark-start text:id="IMark138617160"/><text:span text:style-name="T7">-&gt;</text:span><text:alphabetical-index-mark-end text:id="IMark138617160"/>” and “<text:alphabetical-index-mark-start text:id="IMark138617064"/><text:span text:style-name="T7">}</text:span><text:alphabetical-index-mark-end text:id="IMark138617064"/>”.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1">{ } .</text:span></text:p>
      <text:p text:style-name="Code">{}</text:p>
      <text:p text:style-name="Code">&gt;<text:span text:style-name="T11">{ 1 2 -&gt; <text:s/>2 3 -&gt; <text:s/>3 5 -&gt; <text:s/>4 7 -&gt; <text:s/>5 11 -&gt; } .</text:span></text:p>
      <text:p text:style-name="Code">{1=&gt;2, 2=&gt;3, 3=&gt;5, 4=&gt;7, 5=&gt;11}</text:p>
      <text:p text:style-name="Code"/>
      <text:p text:style-name="P1">Some points of interest:</text:p>
      <text:list xml:id="list36421549" text:continue-list="list8486900772836094936" text:style-name="L21">
        <text:list-item>
          <text:p text:style-name="P83">The first example creates an “empty” hash with zero data elements. </text:p>
        </text:list-item>
        <text:list-item>
          <text:p text:style-name="P83">Hash key and data do NOT need to be the same “type” of data. Mixing is allowed. </text:p>
        </text:list-item>
        <text:list-item>
          <text:p text:style-name="P83">Any statements that generate key/data pairs are permitted. Consider:</text:p>
        </text:list-item>
      </text:list>
      <text:p text:style-name="Code"/>
      <text:p text:style-name="Code">&gt;<text:span text:style-name="T11">{ 0 10 do i i -&gt; loop } .</text:span></text:p>
      <text:p text:style-name="Code">{0=&gt;0, 1=&gt;1, 2=&gt;2, 3=&gt;3, 4=&gt;4, 5=&gt;5, 6=&gt;6, 7=&gt;7, 8=&gt;8, 9=&gt;9}</text:p>
      <text:p text:style-name="Code">&gt;<text:span text:style-name="T11">{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138620712"/>.[]!<text:alphabetical-index-mark-end text:id="IMark138620712"/>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5">Code</text:p>
          </table:table-cell>
          <table:table-cell table:style-name="Table99.B2" office:value-type="string">
            <text:p text:style-name="P15">Result</text:p>
          </table:table-cell>
        </table:table-row>
        <table:table-row table:style-name="Table99.1">
          <table:table-cell table:style-name="Table99.A2" office:value-type="string">
            <text:p text:style-name="Snippet"><text:span text:style-name="T13">"</text:span>Hello<text:span text:style-name="T13">"</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38620712"/>.[]@<text:alphabetical-index-mark-end text:id="IMark138620712"/>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5">Code</text:p>
          </table:table-cell>
          <table:table-cell table:style-name="Table104.B2" office:value-type="string">
            <text:p text:style-name="P15">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38620712"/>.keys<text:alphabetical-index-mark-end text:id="IMark138620712"/> [an_array]</text:h>
            <text:p text:style-name="Text_20_body">Routing: TOS</text:p>
            <text:p text:style-name="P1">This method gathers up the keys in a hash and places them in an array.</text:p>
            <text:p text:style-name="P1">Note: This method <text:span text:style-name="T14">does</text:span> not mutate the hash.</text:p>
          </table:table-cell>
          <table:covered-table-cell/>
        </table:table-row>
        <table:table-row table:style-name="Table105.1">
          <table:table-cell table:style-name="Table105.A2" office:value-type="string">
            <text:p text:style-name="P15">Code</text:p>
          </table:table-cell>
          <table:table-cell table:style-name="Table105.B2" office:value-type="string">
            <text:p text:style-name="P15">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38620712"/>.pp<text:alphabetical-index-mark-end text:id="IMark138620712"/>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5">Code</text:p>
          </table:table-cell>
          <table:table-cell table:style-name="Table107.B2" office:value-type="string">
            <text:p text:style-name="P15">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138620712"/>.strmax2<text:alphabetical-index-mark-end text:id="IMark138620712"/>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5">Code</text:p>
          </table:table-cell>
          <table:table-cell table:style-name="Table108.B2" office:value-type="string">
            <text:p text:style-name="P15">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38620712"/>.values<text:alphabetical-index-mark-end text:id="IMark138620712"/> [an_array]</text:h>
            <text:p text:style-name="Text_20_body">Routing: TOS</text:p>
            <text:p text:style-name="P1">This method gathers up the values in a hash and places them in an array.</text:p>
            <text:p text:style-name="P1">Note: This method <text:span text:style-name="T14">does</text:span> not mutate the hash.</text:p>
          </table:table-cell>
          <table:covered-table-cell/>
        </table:table-row>
        <table:table-row table:style-name="Table106.1">
          <table:table-cell table:style-name="Table106.A2" office:value-type="string">
            <text:p text:style-name="P15">Code</text:p>
          </table:table-cell>
          <table:table-cell table:style-name="Table106.B2" office:value-type="string">
            <text:p text:style-name="P15">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2">[2, 4]</text:p>
          </table:table-cell>
        </table:table-row>
      </table:table>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38617160"/>InStream<text:alphabetical-index-mark-end text:id="IMark138617160"/></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38620712"/>.get_all<text:alphabetical-index-mark-end text:id="IMark138620712"/>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5">Code</text:p>
          </table:table-cell>
          <table:table-cell table:style-name="Table109.B2" office:value-type="string">
            <text:p text:style-name="P15">Result</text:p>
          </table:table-cell>
        </table:table-row>
        <table:table-row table:style-name="Table109.1">
          <table:table-cell table:style-name="Table109.A2" office:value-type="string">
            <text:p text:style-name="P58">"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58">"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138620712"/>.open<text:alphabetical-index-mark-end text:id="IMark138620712"/>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5">Code</text:p>
          </table:table-cell>
          <table:table-cell table:style-name="Table110.B2" office:value-type="string">
            <text:p text:style-name="P15">Result</text:p>
          </table:table-cell>
        </table:table-row>
        <table:table-row table:style-name="Table110.1">
          <table:table-cell table:style-name="Table110.A2" office:value-type="string">
            <text:p text:style-name="P58">"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58">"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38620712"/>.open{<text:alphabetical-index-mark-end text:id="IMark138620712"/>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 The InStream instance is automatically (and always) closed at the end of the code block.</text:p>
          </table:table-cell>
          <table:covered-table-cell/>
        </table:table-row>
        <table:table-row table:style-name="Table111.1">
          <table:table-cell table:style-name="Table111.A2" office:value-type="string">
            <text:p text:style-name="P15">Code</text:p>
          </table:table-cell>
          <table:table-cell table:style-name="Table111.B2" office:value-type="string">
            <text:p text:style-name="P15">Result</text:p>
          </table:table-cell>
        </table:table-row>
        <table:table-row table:style-name="Table111.1">
          <table:table-cell table:style-name="Table111.A2" office:value-type="string">
            <text:p text:style-name="P59"><text:span text:style-name="T13">"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38620712"/>.close<text:alphabetical-index-mark-end text:id="IMark138620712"/>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5">Code</text:p>
          </table:table-cell>
          <table:table-cell table:style-name="Table112.B2" office:value-type="string">
            <text:p text:style-name="P15">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138620712"/>.getc<text:alphabetical-index-mark-end text:id="IMark138620712"/>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5">Code</text:p>
          </table:table-cell>
          <table:table-cell table:style-name="Table113.B2" office:value-type="string">
            <text:p text:style-name="P15">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38620712"/>.gets<text:alphabetical-index-mark-end text:id="IMark138620712"/>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5">Code</text:p>
          </table:table-cell>
          <table:table-cell table:style-name="Table114.B2" office:value-type="string">
            <text:p text:style-name="P15">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ext:soft-page-break/>
        <table:table-row table:style-name="Table115.1">
          <table:table-cell table:style-name="Table115.A1" table:number-columns-spanned="2" office:value-type="string">
            <text:h text:style-name="Heading_20_3" text:outline-level="3">[] <text:alphabetical-index-mark-start text:id="IMark138620712"/>~getc<text:alphabetical-index-mark-end text:id="IMark138620712"/>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5">Code</text:p>
          </table:table-cell>
          <table:table-cell table:style-name="Table115.B2" office:value-type="string">
            <text:p text:style-name="P15">Result</text:p>
          </table:table-cell>
        </table:table-row>
        <table:table-row table:style-name="Table115.1">
          <table:table-cell table:style-name="Table115.A2" office:value-type="string">
            <text:p text:style-name="P59"><text:span text:style-name="T13">"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38620712"/>~gets<text:alphabetical-index-mark-end text:id="IMark138620712"/>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5">Code</text:p>
          </table:table-cell>
          <table:table-cell table:style-name="Table116.B2" office:value-type="string">
            <text:p text:style-name="P15">Result</text:p>
          </table:table-cell>
        </table:table-row>
        <table:table-row table:style-name="Table116.1">
          <table:table-cell table:style-name="Table116.A2" office:value-type="string">
            <text:p text:style-name="P59"><text:span text:style-name="T13">"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text:p>
      <text:p text:style-name="Text_20_body">.new</text:p>
      <text:h text:style-name="Heading_20_2" text:outline-level="2">See Also</text:h>
      <text:p text:style-name="Text_20_body">In VirtualMachine see:</text:p>
      <text:p text:style-name="Code"><text:s text:c="3"/>.open{</text:p>
      <text:p text:style-name="Text_20_body"/>
      <text:h text:style-name="Heading_20_1" text:outline-level="1"><text:alphabetical-index-mark-start text:id="IMark138617160"/>Integer<text:alphabetical-index-mark-end text:id="IMark138617160"/></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1">Integers<text:note text:id="ftn59" text:note-class="footnote"><text:note-citation>61</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0" text:note-class="footnote"><text:note-citation>62</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4">Literal<text:note text:id="ftn61" text:note-class="footnote"><text:note-citation>63</text:note-citation><text:note-body><text:p text:style-name="Footnote">No spaces are permitted within the literal.</text:p></text:note-body></text:note></text:p>
          </table:table-cell>
          <table:table-cell table:style-name="Table7.B1" office:value-type="string">
            <text:p text:style-name="P14">Value</text:p>
          </table:table-cell>
        </table:table-row>
        <table:table-row>
          <table:table-cell table:style-name="Table7.A2" office:value-type="string">
            <text:p text:style-name="P23">7</text:p>
          </table:table-cell>
          <table:table-cell table:style-name="Table7.B2" office:value-type="string">
            <text:p text:style-name="P13">7</text:p>
          </table:table-cell>
        </table:table-row>
        <table:table-row>
          <table:table-cell table:style-name="Table7.A2" office:value-type="string">
            <text:p text:style-name="P23">-7</text:p>
          </table:table-cell>
          <table:table-cell table:style-name="Table7.B2" office:value-type="string">
            <text:p text:style-name="P13">-7</text:p>
          </table:table-cell>
        </table:table-row>
        <table:table-row>
          <table:table-cell table:style-name="Table7.A2" office:value-type="string">
            <text:p text:style-name="P23">445556678789933</text:p>
          </table:table-cell>
          <table:table-cell table:style-name="Table7.B2" office:value-type="string">
            <text:p text:style-name="P13">445556678789933</text:p>
          </table:table-cell>
        </table:table-row>
        <table:table-row>
          <table:table-cell table:style-name="Table7.A2" office:value-type="string">
            <text:p text:style-name="P23">0xff</text:p>
          </table:table-cell>
          <table:table-cell table:style-name="Table7.B2" office:value-type="string">
            <text:p text:style-name="P13">255</text:p>
          </table:table-cell>
        </table:table-row>
        <table:table-row>
          <table:table-cell table:style-name="Table7.A2" office:value-type="string">
            <text:p text:style-name="P23">0xffffffffff</text:p>
          </table:table-cell>
          <table:table-cell table:style-name="Table7.B2" office:value-type="string">
            <text:p text:style-name="P13">1099511627775</text:p>
          </table:table-cell>
        </table:table-row>
        <table:table-row>
          <table:table-cell table:style-name="Table7.A2" office:value-type="string">
            <text:p text:style-name="P23">0xDeadBeef</text:p>
          </table:table-cell>
          <table:table-cell table:style-name="Table7.B2" office:value-type="string">
            <text:p text:style-name="P13">3735928559</text:p>
          </table:table-cell>
        </table:table-row>
      </table:table>
      <text:p text:style-name="Text_20_body"/>
      <text:h text:style-name="Heading_20_2" text:outline-level="2">Instance Methods</text:h>
      <text:p text:style-name="Text_20_body"/>
      <text:p text:style-name="Text_20_body"><text:change text:change-id="ct85703520"/></text:p>
      <table:table table:name="Table120" table:style-name="Table120">
        <table:table-column table:style-name="Table120.A"/>
        <table:table-column table:style-name="Table120.B"/>
        <text:soft-page-break/>
        <table:table-row table:style-name="Table120.1">
          <table:table-cell table:style-name="Table120.A1" table:number-columns-spanned="2" office:value-type="string">
            <text:h text:style-name="Heading_20_3" text:outline-level="3"><text:change-start text:change-id="ct85703624"/>[an_integer] <text:alphabetical-index-mark-start text:id="IMark138617064"/>.even?<text:alphabetical-index-mark-end text:id="IMark138617064"/> [a_boolean]</text:h>
            <text:p text:style-name="Text_20_body">Routing: TOS</text:p>
            <text:p text:style-name="P1">This method returns true if the integer is even and false if it is odd.<text:change-end text:change-id="ct85703624"/></text:p>
          </table:table-cell>
          <table:covered-table-cell/>
        </table:table-row>
        <table:table-row table:style-name="Table120.1">
          <table:table-cell table:style-name="Table120.A2" office:value-type="string">
            <text:p text:style-name="P15"><text:change-start text:change-id="ct85703728"/>Code<text:change-end text:change-id="ct85703728"/></text:p>
          </table:table-cell>
          <table:table-cell table:style-name="Table120.B2" office:value-type="string">
            <text:p text:style-name="P15"><text:change-start text:change-id="ct85703832"/>Result<text:change-end text:change-id="ct85703832"/></text:p>
          </table:table-cell>
        </table:table-row>
        <table:table-row table:style-name="Table120.1">
          <table:table-cell table:style-name="Table120.A2" office:value-type="string">
            <text:p text:style-name="Snippet"><text:change-start text:change-id="ct85703936"/>2 .even?<text:change-end text:change-id="ct85703936"/></text:p>
          </table:table-cell>
          <table:table-cell table:style-name="Table120.B2" office:value-type="string">
            <text:p text:style-name="P2"><text:change-start text:change-id="ct85704040"/>true<text:change-end text:change-id="ct85704040"/></text:p>
          </table:table-cell>
        </table:table-row>
        <table:table-row table:style-name="Table120.1">
          <table:table-cell table:style-name="Table120.A2" office:value-type="string">
            <text:p text:style-name="Snippet"><text:change-start text:change-id="ct85704144"/>3 .even?<text:change-end text:change-id="ct85704144"/></text:p>
          </table:table-cell>
          <table:table-cell table:style-name="Table120.B2" office:value-type="string">
            <text:p text:style-name="P2"><text:change-start text:change-id="ct85704248"/>false<text:change-end text:change-id="ct85704248"/></text:p>
          </table:table-cell>
        </table:table-row>
      </table:table>
      <text:p text:style-name="Text_20_body"><text:change text:change-id="ct85704352"/><text:change-start text:change-id="ct85704456"/></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38617064"/>.gcd<text:alphabetical-index-mark-end text:id="IMark138617064"/>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5">Code</text:p>
          </table:table-cell>
          <table:table-cell table:style-name="Table121.B2" office:value-type="string">
            <text:p text:style-name="P15">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85704456"/><text:change text:change-id="ct85704560"/><text:change-start text:change-id="ct85704664"/></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38617064"/>.lcm<text:alphabetical-index-mark-end text:id="IMark138617064"/>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5">Code</text:p>
          </table:table-cell>
          <table:table-cell table:style-name="Table122.B2" office:value-type="string">
            <text:p text:style-name="P15">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85704664"/><text:change text:change-id="ct85704872"/><text:change text:change-id="ct85704768"/><text:change-start text:change-id="ct85704976"/></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138617064"/>.odd?<text:alphabetical-index-mark-end text:id="IMark138617064"/>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5">Code</text:p>
          </table:table-cell>
          <table:table-cell table:style-name="Table123.B2" office:value-type="string">
            <text:p text:style-name="P15">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85704976"/></text:p>
      <text:p text:style-name="Text_20_body"><text:change text:change-id="ct85705080"/><text:change-start text:change-id="ct85705184"/></text:p>
      <text:p text:style-name="Text_20_body"><text:change-end text:change-id="ct85705184"/><text:soft-page-break/></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85705288"/>[an_integer] <text:alphabetical-index-mark-start text:id="IMark138617064"/>2*<text:alphabetical-index-mark-end text:id="IMark138617064"/> [an_integer]</text:h>
            <text:p text:style-name="Text_20_body">Routing: TOS</text:p>
            <text:p text:style-name="P1"><text:change-end text:change-id="ct85705288"/><text:change-start text:change-id="ct85705392"/>Double the value of the integer.<text:change-end text:change-id="ct85705392"/></text:p>
          </table:table-cell>
          <table:covered-table-cell/>
        </table:table-row>
        <table:table-row table:style-name="Table124.1">
          <table:table-cell table:style-name="Table124.A2" office:value-type="string">
            <text:p text:style-name="P15"><text:change-start text:change-id="ct85705496"/>Code<text:change-end text:change-id="ct85705496"/></text:p>
          </table:table-cell>
          <table:table-cell table:style-name="Table124.B2" office:value-type="string">
            <text:p text:style-name="P15"><text:change-start text:change-id="ct85705600"/>Result<text:change-end text:change-id="ct85705600"/></text:p>
          </table:table-cell>
        </table:table-row>
        <table:table-row table:style-name="Table124.1">
          <table:table-cell table:style-name="Table124.A2" office:value-type="string">
            <text:p text:style-name="Snippet"><text:change-start text:change-id="ct85705704"/>13 2*<text:change-end text:change-id="ct85705704"/></text:p>
          </table:table-cell>
          <table:table-cell table:style-name="Table124.B2" office:value-type="string">
            <text:p text:style-name="P2"><text:change-start text:change-id="ct85705808"/>26<text:change-end text:change-id="ct85705808"/></text:p>
          </table:table-cell>
        </table:table-row>
      </table:table>
      <text:p text:style-name="Standard"/>
      <text:p text:style-name="Text_20_body"><text:change text:change-id="ct85705912"/><text:change-start text:change-id="ct85706016"/></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38617064"/>2/<text:alphabetical-index-mark-end text:id="IMark138617064"/>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5">Code</text:p>
          </table:table-cell>
          <table:table-cell table:style-name="Table125.B2" office:value-type="string">
            <text:p text:style-name="P15">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85706016"/><text:change text:change-id="ct216079024"/><text:change-start text:change-id="ct216079128"/></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138617064"/>&lt;&lt;<text:alphabetical-index-mark-end text:id="IMark138617064"/>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5">Code</text:p>
          </table:table-cell>
          <table:table-cell table:style-name="Table126.B2" office:value-type="string">
            <text:p text:style-name="P15">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Standard"><text:change-end text:change-id="ct216079128"/><text:change text:change-id="ct216079232"/><text:change-start text:change-id="ct216079336"/></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138617064"/>&gt;&gt;<text:alphabetical-index-mark-end text:id="IMark138617064"/>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5">Code</text:p>
          </table:table-cell>
          <table:table-cell table:style-name="Table127.B2" office:value-type="string">
            <text:p text:style-name="P15">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Standard"><text:change-end text:change-id="ct216079336"/><text:change text:change-id="ct216079440"/><text:change-start text:change-id="ct216079544"/></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138617064"/>and<text:alphabetical-index-mark-end text:id="IMark138617064"/>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5">Code</text:p>
          </table:table-cell>
          <table:table-cell table:style-name="Table128.B2" office:value-type="string">
            <text:p text:style-name="P15">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16079544"/><text:change text:change-id="ct216079648"/><text:change-start text:change-id="ct216079752"/></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38617064"/>com<text:alphabetical-index-mark-end text:id="IMark138617064"/>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5">Code</text:p>
          </table:table-cell>
          <table:table-cell table:style-name="Table129.B2" office:value-type="string">
            <text:p text:style-name="P15">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16079752"/><text:change text:change-id="ct216079856"/></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16079960"/>[an_integer an_integer] <text:alphabetical-index-mark-start text:id="IMark138617064"/>or<text:alphabetical-index-mark-end text:id="IMark138617064"/> [an_integer]</text:h>
            <text:p text:style-name="Text_20_body">Routing: NOS</text:p>
            <text:p text:style-name="P1"><text:change-end text:change-id="ct216079960"/><text:change-start text:change-id="ct216080064"/>Compute the bit-wise inclusive or function of the two integer values.<text:change-end text:change-id="ct216080064"/></text:p>
          </table:table-cell>
          <table:covered-table-cell/>
        </table:table-row>
        <table:table-row table:style-name="Table130.1">
          <table:table-cell table:style-name="Table130.A2" office:value-type="string">
            <text:p text:style-name="P15"><text:change-start text:change-id="ct216080168"/>Code<text:change-end text:change-id="ct216080168"/></text:p>
          </table:table-cell>
          <table:table-cell table:style-name="Table130.B2" office:value-type="string">
            <text:p text:style-name="P15"><text:change-start text:change-id="ct216080272"/>Result<text:change-end text:change-id="ct216080272"/></text:p>
          </table:table-cell>
        </table:table-row>
        <table:table-row table:style-name="Table130.1">
          <table:table-cell table:style-name="Table130.A2" office:value-type="string">
            <text:p text:style-name="Snippet"><text:change-start text:change-id="ct216080376"/>15 40 or<text:change-end text:change-id="ct216080376"/></text:p>
          </table:table-cell>
          <table:table-cell table:style-name="Table130.B2" office:value-type="string">
            <text:p text:style-name="P2"><text:change-start text:change-id="ct216080480"/>47<text:change-end text:change-id="ct216080480"/></text:p>
          </table:table-cell>
        </table:table-row>
      </table:table>
      <text:p text:style-name="Standard"><text:change text:change-id="ct216080584"/><text:change-start text:change-id="ct216080688"/></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38617064"/>xor<text:alphabetical-index-mark-end text:id="IMark138617064"/>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5">Code</text:p>
          </table:table-cell>
          <table:table-cell table:style-name="Table131.B2" office:value-type="string">
            <text:p text:style-name="P15">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Standard"/>
      <text:p text:style-name="Standard"><text:change-end text:change-id="ct216080688"/></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p text:style-name="Text_20_body"/>
      <text:h text:style-name="Heading_20_1" text:outline-level="1"><text:alphabetical-index-mark-start text:id="IMark138363080"/><text:alphabetical-index-mark-start text:id="IMark138365816"/><text:alphabetical-index-mark-start text:id="IMark138366200"/>NilClass<text:alphabetical-index-mark-end text:id="IMark138366200"/><text:alphabetical-index-mark-end text:id="IMark138365816"/><text:alphabetical-index-mark-end text:id="IMark138363080"/></text:h>
      <text:p text:style-name="Text_20_body"/>
      <text:p text:style-name="Text_20_body">Inheritance: NilClass <text:span text:style-name="T9">←</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16080792"/> </text:p>
      <text:p text:style-name="P1">Note that in Boolean expressions, nil is treated as an alias for false.<text:change-end text:change-id="ct216080792"/></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38617064"/>&amp;&amp;<text:alphabetical-index-mark-end text:id="IMark138617064"/>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15">Code</text:p>
          </table:table-cell>
          <table:table-cell table:style-name="Table26.B2" office:value-type="string">
            <text:p text:style-name="P15">Result</text:p>
          </table:table-cell>
        </table:table-row>
        <table:table-row table:style-name="Table26.2">
          <table:table-cell table:style-name="Table26.A2" office:value-type="string">
            <text:p text:style-name="Snippet"><text:change-start text:change-id="ct216080896"/>nil true &amp;&amp;<text:change-end text:change-id="ct216080896"/></text:p>
          </table:table-cell>
          <table:table-cell table:style-name="Table26.B2" office:value-type="string">
            <text:p text:style-name="P2"><text:change-start text:change-id="ct216081000"/>false<text:change-end text:change-id="ct216081000"/></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38617064"/>^^<text:alphabetical-index-mark-end text:id="IMark138617064"/>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15">Code</text:p>
          </table:table-cell>
          <table:table-cell table:style-name="Table27.B2" office:value-type="string">
            <text:p text:style-name="P15">Result</text:p>
          </table:table-cell>
        </table:table-row>
        <table:table-row table:style-name="Table27.2">
          <table:table-cell table:style-name="Table27.A2" office:value-type="string">
            <text:p text:style-name="Snippet"><text:change-start text:change-id="ct216081104"/>nil <text:change-end text:change-id="ct216081104"/><text:change-start text:change-id="ct216081208"/>false ^^<text:change-end text:change-id="ct216081208"/></text:p>
          </table:table-cell>
          <table:table-cell table:style-name="Table27.B2" office:value-type="string">
            <text:p text:style-name="P2"><text:change-start text:change-id="ct216081312"/>false<text:change-end text:change-id="ct216081312"/></text:p>
          </table:table-cell>
        </table:table-row>
        <table:table-row table:style-name="Table27.2">
          <table:table-cell table:style-name="Table27.A2" office:value-type="string">
            <text:p text:style-name="Snippet"><text:change-start text:change-id="ct216081416"/>nil true ^^<text:change-end text:change-id="ct216081416"/></text:p>
          </table:table-cell>
          <table:table-cell table:style-name="Table27.B2" office:value-type="string">
            <text:p text:style-name="P2"><text:change-start text:change-id="ct216081520"/>true<text:change-end text:change-id="ct216081520"/></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38617064"/>||<text:alphabetical-index-mark-end text:id="IMark138617064"/>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15">Code</text:p>
          </table:table-cell>
          <table:table-cell table:style-name="Table28.B2" office:value-type="string">
            <text:p text:style-name="P15">Result</text:p>
          </table:table-cell>
        </table:table-row>
        <table:table-row table:style-name="Table28.2">
          <table:table-cell table:style-name="Table28.A2" office:value-type="string">
            <text:p text:style-name="Snippet"><text:change-start text:change-id="ct216081624"/>nil false ||<text:change-end text:change-id="ct216081624"/></text:p>
          </table:table-cell>
          <table:table-cell table:style-name="Table28.B2" office:value-type="string">
            <text:p text:style-name="P2"><text:change-start text:change-id="ct216081728"/>false<text:change-end text:change-id="ct216081728"/></text:p>
          </table:table-cell>
        </table:table-row>
        <table:table-row table:style-name="Table28.2">
          <table:table-cell table:style-name="Table28.A2" office:value-type="string">
            <text:p text:style-name="Snippet"><text:change-start text:change-id="ct216081832"/>nil true ||<text:change-end text:change-id="ct216081832"/></text:p>
          </table:table-cell>
          <table:table-cell table:style-name="Table28.B2" office:value-type="string">
            <text:p text:style-name="P2"><text:change-start text:change-id="ct216081936"/>true<text:change-end text:change-id="ct216081936"/></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38363080"/>Numeric<text:alphabetical-index-mark-end text:id="IMark138363080"/></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P1"><text:change text:change-id="ct216082040"/><text:change-start text:change-id="ct216082144"/>The Numeric class is the abstract base class for num<text:change-end text:change-id="ct216082144"/><text:change-start text:change-id="ct216082248"/>eric data. It is the location for the vast majority of methods that act on such data. In use, data will be instances of <text:change-end text:change-id="ct216082248"/><text:change-start text:change-id="ct216082352"/>Complex, Float, Integer (via Bignum and Fixnum), and Rational data.<text:change-end text:change-id="ct216082352"/><text:change-start text:change-id="ct216082456"/></text:p>
      <text:h text:style-name="Heading_20_2" text:outline-level="2">Specia<text:change-end text:change-id="ct216082456"/><text:change-start text:change-id="ct216082560"/>l Numeric Values</text:h>
      <text:p text:style-name="Text_20_body"><text:change-end text:change-id="ct216082560"/><text:change-start text:change-id="ct216082664"/></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138617064"/>dpr<text:alphabetical-index-mark-end text:id="IMark138617064"/>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5">Code</text:p>
          </table:table-cell>
          <table:table-cell table:style-name="Table200.B2" office:value-type="string">
            <text:p text:style-name="P15">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16082664"/><text:change-start text:change-id="ct216082976"/></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138617064"/>e<text:alphabetical-index-mark-end text:id="IMark138617064"/>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5">Code</text:p>
          </table:table-cell>
          <table:table-cell table:style-name="Table201.B2" office:value-type="string">
            <text:p text:style-name="P15">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
      <table:table table:name="Table202" table:style-name="Table202">
        <table:table-column table:style-name="Table202.A"/>
        <table:table-column table:style-name="Table202.B"/>
        <text:soft-page-break/>
        <table:table-row table:style-name="Table202.1">
          <table:table-cell table:style-name="Table202.A1" table:number-columns-spanned="2" office:value-type="string">
            <text:h text:style-name="Heading_20_3" text:outline-level="3">[] <text:alphabetical-index-mark-start text:id="IMark138617064"/>pi<text:alphabetical-index-mark-end text:id="IMark138617064"/>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5">Code</text:p>
          </table:table-cell>
          <table:table-cell table:style-name="Table202.B2" office:value-type="string">
            <text:p text:style-name="P15">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2" text:note-class="footnote"><text:note-citation>64</text:note-citation><text:note-body><text:p text:style-name="Footnote"><text:change-start text:change-id="ct216082768"/>In 1897, an attempt was made <text:change-end text:change-id="ct216082768"/><text:change-start text:change-id="ct216082872"/>to legislate the value of pi. Fortunately, this effort was unsuccessful.<text:change-end text:change-id="ct216082872"/></text:p></text:note-body></text:note></text:p>
          </table:table-cell>
        </table:table-row>
      </table:table>
      <text:p text:style-name="Text_20_body"><text:change-end text:change-id="ct216082976"/></text:p>
      <text:h text:style-name="Heading_20_2" text:outline-level="2">Instance Methods</text:h>
      <text:p text:style-name="Text_20_body"><text:change text:change-id="ct216083120"/><text:change-start text:change-id="ct216083224"/></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138617064"/>*<text:alphabetical-index-mark-end text:id="IMark138617064"/>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5">Code</text:p>
          </table:table-cell>
          <table:table-cell table:style-name="Table132.B2" office:value-type="string">
            <text:p text:style-name="P15">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Standard"><text:change-end text:change-id="ct216083224"/><text:change text:change-id="ct216083328"/></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16083432"/>[a_numeric a_numeric] <text:alphabetical-index-mark-start text:id="IMark138617064"/>**<text:alphabetical-index-mark-end text:id="IMark138617064"/> [a_numeric]</text:h>
            <text:p text:style-name="Text_20_body">Routing: NOS</text:p>
            <text:p text:style-name="P1"><text:change-end text:change-id="ct216083432"/><text:change-start text:change-id="ct216083536"/>The exponentiation operator is impleme<text:change-end text:change-id="ct216083536"/><text:change-start text:change-id="ct216083640"/>nted by this method. Note the the second operand, the power, is converted to a Float first.<text:change-end text:change-id="ct216083640"/></text:p>
          </table:table-cell>
          <table:covered-table-cell/>
        </table:table-row>
        <table:table-row table:style-name="Table133.1">
          <table:table-cell table:style-name="Table133.A2" office:value-type="string">
            <text:p text:style-name="P15"><text:change-start text:change-id="ct216083744"/>Code<text:change-end text:change-id="ct216083744"/></text:p>
          </table:table-cell>
          <table:table-cell table:style-name="Table133.B2" office:value-type="string">
            <text:p text:style-name="P15"><text:change-start text:change-id="ct216083848"/>Result<text:change-end text:change-id="ct216083848"/></text:p>
          </table:table-cell>
        </table:table-row>
        <table:table-row table:style-name="Table133.1">
          <table:table-cell table:style-name="Table133.A2" office:value-type="string">
            <text:p text:style-name="Snippet"><text:change-start text:change-id="ct216083952"/>2 10 **<text:change-end text:change-id="ct216083952"/></text:p>
          </table:table-cell>
          <table:table-cell table:style-name="Table133.B2" office:value-type="string">
            <text:p text:style-name="P2"><text:change-start text:change-id="ct216084056"/>1024<text:change-end text:change-id="ct216084056"/></text:p>
          </table:table-cell>
        </table:table-row>
        <table:table-row table:style-name="Table133.1">
          <table:table-cell table:style-name="Table133.A2" office:value-type="string">
            <text:p text:style-name="Snippet"><text:change-start text:change-id="ct216084160"/>3 4 **<text:change-end text:change-id="ct216084160"/></text:p>
          </table:table-cell>
          <table:table-cell table:style-name="Table133.B2" office:value-type="string">
            <text:p text:style-name="P2"><text:change-start text:change-id="ct216084264"/>81<text:change-end text:change-id="ct216084264"/></text:p>
          </table:table-cell>
        </table:table-row>
        <table:table-row table:style-name="Table133.1">
          <table:table-cell table:style-name="Table133.A2" office:value-type="string">
            <text:p text:style-name="Snippet"><text:change-start text:change-id="ct216084368"/>2 1/2 <text:change-end text:change-id="ct216084368"/><text:change-start text:change-id="ct216084472"/>**<text:change-end text:change-id="ct216084472"/></text:p>
          </table:table-cell>
          <table:table-cell table:style-name="Table133.B2" office:value-type="string">
            <text:p text:style-name="P2"><text:change-start text:change-id="ct216084576"/>1.4142135623730951<text:change-end text:change-id="ct216084576"/></text:p>
          </table:table-cell>
        </table:table-row>
      </table:table>
      <text:p text:style-name="Text_20_body"/>
      <text:p text:style-name="Text_20_body"><text:change text:change-id="ct216084680"/></text:p>
      <table:table table:name="Table134" table:style-name="Table134">
        <table:table-column table:style-name="Table134.A"/>
        <table:table-column table:style-name="Table134.B"/>
        <text:soft-page-break/>
        <table:table-row table:style-name="Table134.1">
          <table:table-cell table:style-name="Table134.A1" table:number-columns-spanned="2" office:value-type="string">
            <text:h text:style-name="Heading_20_3" text:outline-level="3"><text:change-start text:change-id="ct216084784"/>[a_numeric a_numeric] <text:alphabetical-index-mark-start text:id="IMark138617064"/>+<text:alphabetical-index-mark-end text:id="IMark138617064"/> [a_numeric]</text:h>
            <text:p text:style-name="Text_20_body">Routing: NOS</text:p>
            <text:p text:style-name="P1">The addition operator is implemented by this method.<text:change-end text:change-id="ct216084784"/></text:p>
          </table:table-cell>
          <table:covered-table-cell/>
        </table:table-row>
        <table:table-row table:style-name="Table134.1">
          <table:table-cell table:style-name="Table134.A2" office:value-type="string">
            <text:p text:style-name="P15"><text:change-start text:change-id="ct216084888"/>Code<text:change-end text:change-id="ct216084888"/></text:p>
          </table:table-cell>
          <table:table-cell table:style-name="Table134.B2" office:value-type="string">
            <text:p text:style-name="P15"><text:change-start text:change-id="ct216084992"/>Result<text:change-end text:change-id="ct216084992"/></text:p>
          </table:table-cell>
        </table:table-row>
        <table:table-row table:style-name="Table134.1">
          <table:table-cell table:style-name="Table134.A2" office:value-type="string">
            <text:p text:style-name="Snippet"><text:change-start text:change-id="ct216085096"/>1 1 +<text:change-end text:change-id="ct216085096"/></text:p>
          </table:table-cell>
          <table:table-cell table:style-name="Table134.B2" office:value-type="string">
            <text:p text:style-name="P2"><text:change-start text:change-id="ct216085200"/>2<text:change-end text:change-id="ct216085200"/></text:p>
          </table:table-cell>
        </table:table-row>
        <table:table-row table:style-name="Table134.1">
          <table:table-cell table:style-name="Table134.A2" office:value-type="string">
            <text:p text:style-name="Snippet"><text:change-start text:change-id="ct216085304"/>1.0 7.2 +<text:change-end text:change-id="ct216085304"/></text:p>
          </table:table-cell>
          <table:table-cell table:style-name="Table134.B2" office:value-type="string">
            <text:p text:style-name="P2"><text:change-start text:change-id="ct216085408"/>8.2<text:change-end text:change-id="ct216085408"/></text:p>
          </table:table-cell>
        </table:table-row>
        <table:table-row table:style-name="Table134.1">
          <table:table-cell table:style-name="Table134.A2" office:value-type="string">
            <text:p text:style-name="Snippet"><text:change-start text:change-id="ct216085512"/>1/2<text:change-end text:change-id="ct216085512"/><text:change-start text:change-id="ct216085616"/> 1/3 +<text:change-end text:change-id="ct216085616"/></text:p>
          </table:table-cell>
          <table:table-cell table:style-name="Table134.B2" office:value-type="string">
            <text:p text:style-name="P2"><text:change-start text:change-id="ct216085720"/>5/6<text:change-end text:change-id="ct216085720"/></text:p>
          </table:table-cell>
        </table:table-row>
        <table:table-row table:style-name="Table134.1">
          <table:table-cell table:style-name="Table134.A2" office:value-type="string">
            <text:p text:style-name="Snippet"><text:change-start text:change-id="ct216085824"/>1+2i 1+3i<text:change-end text:change-id="ct216085824"/><text:change-start text:change-id="ct216085928"/> +<text:change-end text:change-id="ct216085928"/></text:p>
          </table:table-cell>
          <table:table-cell table:style-name="Table134.B2" office:value-type="string">
            <text:p text:style-name="P2"><text:change-start text:change-id="ct216086032"/>2+5i<text:change-end text:change-id="ct216086032"/></text:p>
          </table:table-cell>
        </table:table-row>
      </table:table>
      <text:p text:style-name="Text_20_body"><text:change text:change-id="ct216086136"/><text:change-start text:change-id="ct216086240"/></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 text:outline-level="3">[a_numeric a_numeric] <text:alphabetical-index-mark-start text:id="IMark138617064"/>-<text:alphabetical-index-mark-end text:id="IMark138617064"/>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5">Code</text:p>
          </table:table-cell>
          <table:table-cell table:style-name="Table135.B2" office:value-type="string">
            <text:p text:style-name="P15">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16086240"/><text:change text:change-id="ct216086448"/><text:change text:change-id="ct216086344"/><text:change-start text:change-id="ct216086552"/></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38617064"/>.1/x<text:alphabetical-index-mark-end text:id="IMark138617064"/>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5">Code</text:p>
          </table:table-cell>
          <table:table-cell table:style-name="Table136.B2" office:value-type="string">
            <text:p text:style-name="P15">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16086552"/><text:change text:change-id="ct216086656"/><text:change-start text:change-id="ct216086760"/></text:p>
      <table:table table:name="Table137" table:style-name="Table137">
        <table:table-column table:style-name="Table137.A"/>
        <table:table-column table:style-name="Table137.B"/>
        <text:soft-page-break/>
        <table:table-row table:style-name="Table137.1">
          <table:table-cell table:style-name="Table137.A1" table:number-columns-spanned="2" office:value-type="string">
            <text:h text:style-name="Heading_20_3" text:outline-level="3">[a_numeric] <text:alphabetical-index-mark-start text:id="IMark138617064"/>.10**<text:alphabetical-index-mark-end text:id="IMark138617064"/> [a_float]</text:h>
            <text:p text:style-name="Text_20_body">Routing: TOS</text:p>
            <text:p text:style-name="P1">This method computes 10<text:span text:style-name="T10">X</text:span> for the numeric argument.</text:p>
          </table:table-cell>
          <table:covered-table-cell/>
        </table:table-row>
        <table:table-row table:style-name="Table137.1">
          <table:table-cell table:style-name="Table137.A2" office:value-type="string">
            <text:p text:style-name="P15">Code</text:p>
          </table:table-cell>
          <table:table-cell table:style-name="Table137.B2" office:value-type="string">
            <text:p text:style-name="P15">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16086760"/><text:change text:change-id="ct216086864"/><text:change-start text:change-id="ct216086968"/></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 text:outline-level="3">[a_numeric] <text:alphabetical-index-mark-start text:id="IMark138617064"/>.2**<text:alphabetical-index-mark-end text:id="IMark138617064"/> [a_float]</text:h>
            <text:p text:style-name="Text_20_body">Routing: TOS</text:p>
            <text:p text:style-name="P1">This method computes 2<text:span text:style-name="T10">X</text:span> for the numeric argument.</text:p>
          </table:table-cell>
          <table:covered-table-cell/>
        </table:table-row>
        <table:table-row table:style-name="Table138.1">
          <table:table-cell table:style-name="Table138.A2" office:value-type="string">
            <text:p text:style-name="P15">Code</text:p>
          </table:table-cell>
          <table:table-cell table:style-name="Table138.B2" office:value-type="string">
            <text:p text:style-name="P15">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16086968"/><text:change text:change-id="ct216091224"/><text:change text:change-id="ct216087072"/><text:change-start text:change-id="ct216091328"/></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38617064"/>.abs<text:alphabetical-index-mark-end text:id="IMark138617064"/>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5">Code</text:p>
          </table:table-cell>
          <table:table-cell table:style-name="Table139.B2" office:value-type="string">
            <text:p text:style-name="P15">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16091328"/><text:change text:change-id="ct216091432"/></text:p>
      <table:table table:name="Table140" table:style-name="Table140">
        <table:table-column table:style-name="Table140.A"/>
        <table:table-column table:style-name="Table140.B"/>
        <text:soft-page-break/>
        <table:table-row table:style-name="Table140.1">
          <table:table-cell table:style-name="Table140.A1" table:number-columns-spanned="2" office:value-type="string">
            <text:h text:style-name="Heading_20_3" text:outline-level="3"><text:change-start text:change-id="ct216091536"/>[a_numeric] <text:alphabetical-index-mark-start text:id="IMark138617064"/>.acos<text:alphabetical-index-mark-end text:id="IMark138617064"/> [a_float]</text:h>
            <text:p text:style-name="Text_20_body">Routing: TOS</text:p>
            <text:p text:style-name="P1">This method computes the arc-cosine (cos(x)<text:span text:style-name="T10">-1</text:span>) of the value. That is it computes the angle in radians <text:change-end text:change-id="ct216091536"/><text:change-start text:change-id="ct216091952"/>whose cosine is the argument<text:note text:id="ftn63" text:note-class="footnote"><text:note-citation>65</text:note-citation><text:note-body><text:p text:style-name="Footnote"><text:change-start text:change-id="ct216091640"/>Please s<text:change-end text:change-id="ct216091640"/><text:change-start text:change-id="ct216091744"/>ee <text:a xlink:type="simple" xlink:href="http://en.wikipedia.org/wiki/Inverse_trigonometric_functions" text:style-name="Internet_20_link" text:visited-style-name="Visited_20_Internet_20_Link">http://en.wikipedia.org/wiki/Inverse_trigonometric_functions</text:a> for m<text:change-end text:change-id="ct216091744"/><text:change-start text:change-id="ct216091848"/>ore details on inverse trigonometric functions.<text:change-end text:change-id="ct216091848"/></text:p></text:note-body></text:note>.<text:change-end text:change-id="ct216091952"/><text:change-start text:change-id="ct216092056"/> <text:span text:style-name="T10"><text:s text:c="11"/></text:span><text:change-end text:change-id="ct216092056"/></text:p>
          </table:table-cell>
          <table:covered-table-cell/>
        </table:table-row>
        <table:table-row table:style-name="Table140.1">
          <table:table-cell table:style-name="Table140.A2" office:value-type="string">
            <text:p text:style-name="P15"><text:change-start text:change-id="ct216092160"/>Code<text:change-end text:change-id="ct216092160"/></text:p>
          </table:table-cell>
          <table:table-cell table:style-name="Table140.B2" office:value-type="string">
            <text:p text:style-name="P15"><text:change-start text:change-id="ct216092264"/>Result<text:change-end text:change-id="ct216092264"/></text:p>
          </table:table-cell>
        </table:table-row>
        <table:table-row table:style-name="Table140.1">
          <table:table-cell table:style-name="Table140.A2" office:value-type="string">
            <text:p text:style-name="Snippet"><text:change-start text:change-id="ct216092368"/>1 .acos<text:change-end text:change-id="ct216092368"/></text:p>
          </table:table-cell>
          <table:table-cell table:style-name="Table140.B2" office:value-type="string">
            <text:p text:style-name="P2"><text:change-start text:change-id="ct216092472"/>0.0<text:change-end text:change-id="ct216092472"/></text:p>
          </table:table-cell>
        </table:table-row>
        <table:table-row table:style-name="Table140.1">
          <table:table-cell table:style-name="Table140.A2" office:value-type="string">
            <text:p text:style-name="Snippet"><text:change-start text:change-id="ct216092576"/>0 .acos<text:change-end text:change-id="ct216092576"/></text:p>
          </table:table-cell>
          <table:table-cell table:style-name="Table140.B2" office:value-type="string">
            <text:p text:style-name="P2"><text:change-start text:change-id="ct216092680"/>1.5707963267948966<text:change-end text:change-id="ct216092680"/></text:p>
          </table:table-cell>
        </table:table-row>
      </table:table>
      <text:p text:style-name="Text_20_body"><text:change text:change-id="ct216092784"/></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 text:outline-level="3"><text:change-start text:change-id="ct216093096"/>[a_numeric] <text:alphabetical-index-mark-start text:id="IMark138617064"/>.acosh<text:alphabetical-index-mark-end text:id="IMark138617064"/> [a_float]</text:h>
            <text:p text:style-name="Text_20_body">Routing: TOS</text:p>
            <text:p text:style-name="P1">This method computes the arc-hyperbolic-cosine (cosh(x)<text:span text:style-name="T10">-1</text:span>) of the value. That is it computes the angle in radians whose hyperbolic-cosine is the argument<text:note text:id="ftn64" text:note-class="footnote"><text:note-citation>66</text:note-citation><text:note-body><text:p text:style-name="Footnote"><text:change-start text:change-id="ct216092888"/>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16092888"/><text:change-start text:change-id="ct216092992"/>bolic trigonometric functions.<text:change-end text:change-id="ct216092992"/></text:p></text:note-body></text:note>.<text:change-end text:change-id="ct216093096"/></text:p>
          </table:table-cell>
          <table:covered-table-cell/>
        </table:table-row>
        <table:table-row table:style-name="Table141.1">
          <table:table-cell table:style-name="Table141.A2" office:value-type="string">
            <text:p text:style-name="P15"><text:change-start text:change-id="ct216093200"/>Code<text:change-end text:change-id="ct216093200"/></text:p>
          </table:table-cell>
          <table:table-cell table:style-name="Table141.B2" office:value-type="string">
            <text:p text:style-name="P15"><text:change-start text:change-id="ct216093304"/>Result<text:change-end text:change-id="ct216093304"/></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16093408"/></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16093512"/>[a_numeric] <text:alphabetical-index-mark-start text:id="IMark138617064"/>.angle<text:alphabetical-index-mark-end text:id="IMark138617064"/> [a_float]</text:h>
            <text:p text:style-name="Text_20_body">Routing:<text:change-end text:change-id="ct216093512"/> TOS<text:change-start text:change-id="ct216093616"/></text:p>
            <text:p text:style-name="P1"><text:change-end text:change-id="ct216093616"/>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5"><text:change-start text:change-id="ct216093720"/>Code<text:change-end text:change-id="ct216093720"/></text:p>
          </table:table-cell>
          <table:table-cell table:style-name="Table142.B2" office:value-type="string">
            <text:p text:style-name="P15"><text:change-start text:change-id="ct216093824"/>Result<text:change-end text:change-id="ct216093824"/></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16093928"/></text:p>
      <table:table table:name="Table143" table:style-name="Table143">
        <table:table-column table:style-name="Table143.A"/>
        <table:table-column table:style-name="Table143.B"/>
        <text:soft-page-break/>
        <table:table-row table:style-name="Table143.1">
          <table:table-cell table:style-name="Table143.A1" table:number-columns-spanned="2" office:value-type="string">
            <text:h text:style-name="Heading_20_3" text:outline-level="3"><text:change-start text:change-id="ct216094032"/>[a_numeric] <text:alphabetical-index-mark-start text:id="IMark138617064"/>.asin<text:alphabetical-index-mark-end text:id="IMark138617064"/> [a_<text:change-end text:change-id="ct216094032"/>float<text:change-start text:change-id="ct216094136"/>]</text:h>
            <text:p text:style-name="Text_20_body">Routing:<text:change-end text:change-id="ct216094136"/> TOS<text:change-start text:change-id="ct216094240"/></text:p>
            <text:p text:style-name="P1"><text:change-end text:change-id="ct216094240"/>This method computes the arc-sine (sin(x)<text:span text:style-name="T10">-1</text:span>) of the value. That is it computes the angle in radians whose sine is the argument.</text:p>
          </table:table-cell>
          <table:covered-table-cell/>
        </table:table-row>
        <table:table-row table:style-name="Table143.1">
          <table:table-cell table:style-name="Table143.A2" office:value-type="string">
            <text:p text:style-name="P15"><text:change-start text:change-id="ct216094344"/>Code<text:change-end text:change-id="ct216094344"/></text:p>
          </table:table-cell>
          <table:table-cell table:style-name="Table143.B2" office:value-type="string">
            <text:p text:style-name="P15"><text:change-start text:change-id="ct216094448"/>Result<text:change-end text:change-id="ct216094448"/></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16094552"/></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 text:outline-level="3"><text:change-start text:change-id="ct216094656"/>[a_numeric] <text:alphabetical-index-mark-start text:id="IMark138617064"/>.asinh<text:alphabetical-index-mark-end text:id="IMark138617064"/> [a_<text:change-end text:change-id="ct216094656"/>float<text:change-start text:change-id="ct216094760"/>]</text:h>
            <text:p text:style-name="Text_20_body">Routing:<text:change-end text:change-id="ct216094760"/> TOS<text:change-start text:change-id="ct216094864"/></text:p>
            <text:p text:style-name="P1"><text:change-end text:change-id="ct216094864"/>This method computes the arc-hyperbolic-sine (sinh(x)<text:span text:style-name="T10">-1</text:span>) of the value. That is it computes the angle in radians whose hyperbolic-sine is the argument</text:p>
          </table:table-cell>
          <table:covered-table-cell/>
        </table:table-row>
        <table:table-row table:style-name="Table144.1">
          <table:table-cell table:style-name="Table144.A2" office:value-type="string">
            <text:p text:style-name="P15"><text:change-start text:change-id="ct216094968"/>Code<text:change-end text:change-id="ct216094968"/></text:p>
          </table:table-cell>
          <table:table-cell table:style-name="Table144.B2" office:value-type="string">
            <text:p text:style-name="P15"><text:change-start text:change-id="ct216095072"/>Result<text:change-end text:change-id="ct216095072"/></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16095176"/></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16095320"/>[a_numeric] <text:alphabetical-index-mark-start text:id="IMark138617064"/>.atan<text:alphabetical-index-mark-end text:id="IMark138617064"/> [a_<text:change-end text:change-id="ct216095320"/>float<text:change-start text:change-id="ct216095424"/>]</text:h>
            <text:p text:style-name="Text_20_body">Routing:<text:change-end text:change-id="ct216095424"/> TOS<text:change-start text:change-id="ct216095528"/></text:p>
            <text:p text:style-name="P1"><text:change-end text:change-id="ct216095528"/>This method computes the arc-tangent (tan(x)<text:span text:style-name="T10">-1</text:span>) of the value. That is it computes the angle in radians whose tangent is the argument.</text:p>
          </table:table-cell>
          <table:covered-table-cell/>
        </table:table-row>
        <table:table-row table:style-name="Table145.1">
          <table:table-cell table:style-name="Table145.A2" office:value-type="string">
            <text:p text:style-name="P15"><text:change-start text:change-id="ct216095632"/>Code<text:change-end text:change-id="ct216095632"/></text:p>
          </table:table-cell>
          <table:table-cell table:style-name="Table145.B2" office:value-type="string">
            <text:p text:style-name="P15"><text:change-start text:change-id="ct216095736"/>Result<text:change-end text:change-id="ct216095736"/></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16095840"/></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 text:outline-level="3"><text:change-start text:change-id="ct216095944"/>[a_numeric a_numeric] <text:alphabetical-index-mark-start text:id="IMark138617064"/>.atan2<text:alphabetical-index-mark-end text:id="IMark138617064"/> [a_<text:change-end text:change-id="ct216095944"/>float<text:change-start text:change-id="ct216096048"/>]</text:h>
            <text:p text:style-name="Text_20_body">Routing:<text:change-end text:change-id="ct216096048"/> TOS<text:change-start text:change-id="ct216096152"/></text:p>
            <text:p text:style-name="P1"><text:change-end text:change-id="ct216096152"/>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5" text:note-class="footnote"><text:note-citation>67</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5"><text:change-start text:change-id="ct216096256"/>Code<text:change-end text:change-id="ct216096256"/></text:p>
          </table:table-cell>
          <table:table-cell table:style-name="Table146.B2" office:value-type="string">
            <text:p text:style-name="P15"><text:change-start text:change-id="ct216096360"/>Result<text:change-end text:change-id="ct216096360"/></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16096568"/><text:change text:change-id="ct216096464"/></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 text:outline-level="3"><text:change-start text:change-id="ct216096672"/>[a_numeric] <text:alphabetical-index-mark-start text:id="IMark138617064"/>.atanh<text:alphabetical-index-mark-end text:id="IMark138617064"/> [a_<text:change-end text:change-id="ct216096672"/>float<text:change-start text:change-id="ct216096776"/>]</text:h>
            <text:p text:style-name="Text_20_body">Routing:<text:change-end text:change-id="ct216096776"/> TOS<text:change-start text:change-id="ct216096880"/></text:p>
            <text:p text:style-name="P1"><text:change-end text:change-id="ct216096880"/>This method computes the arc-hyperbolic-tangent (tanh(x)<text:span text:style-name="T10">-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5"><text:change-start text:change-id="ct216096984"/>Code<text:change-end text:change-id="ct216096984"/></text:p>
          </table:table-cell>
          <table:table-cell table:style-name="Table147.B2" office:value-type="string">
            <text:p text:style-name="P15"><text:change-start text:change-id="ct216097088"/>Result<text:change-end text:change-id="ct216097088"/></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16097192"/></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16097296"/>[a_numeric a_numeric] <text:alphabetical-index-mark-start text:id="IMark138617064"/>.c2p<text:alphabetical-index-mark-end text:id="IMark138617064"/> [a_<text:change-end text:change-id="ct216097296"/>float<text:change-start text:change-id="ct216097400"/> a_<text:change-end text:change-id="ct216097400"/>float<text:change-start text:change-id="ct216097504"/>]</text:h>
            <text:p text:style-name="Text_20_body">Routing: TOS</text:p>
            <text:p text:style-name="P1"><text:change-end text:change-id="ct216097504"/>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5"><text:change-start text:change-id="ct216097608"/>Code<text:change-end text:change-id="ct216097608"/></text:p>
          </table:table-cell>
          <table:table-cell table:style-name="Table148.B2" office:value-type="string">
            <text:p text:style-name="P15"><text:change-start text:change-id="ct216097712"/>Result<text:change-end text:change-id="ct216097712"/></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16097920"/><text:change text:change-id="ct216097816"/></text:p>
      <table:table table:name="Table149" table:style-name="Table149">
        <table:table-column table:style-name="Table149.A"/>
        <table:table-column table:style-name="Table149.B"/>
        <text:soft-page-break/>
        <table:table-row table:style-name="Table149.1">
          <table:table-cell table:style-name="Table149.A1" table:number-columns-spanned="2" office:value-type="string">
            <text:h text:style-name="Heading_20_3" text:outline-level="3"><text:change-start text:change-id="ct216098024"/>[a_numeric] <text:alphabetical-index-mark-start text:id="IMark138617064"/>.cbrt<text:alphabetical-index-mark-end text:id="IMark138617064"/> [a_<text:change-end text:change-id="ct216098024"/>float<text:change-start text:change-id="ct216098128"/>]</text:h>
            <text:p text:style-name="Text_20_body">Routing:<text:change-end text:change-id="ct216098128"/> TOS<text:change-start text:change-id="ct216098232"/></text:p>
            <text:p text:style-name="P1"><text:change-end text:change-id="ct216098232"/>This method computes the cube root (X<text:span text:style-name="T10">1/3</text:span>) of the value.</text:p>
          </table:table-cell>
          <table:covered-table-cell/>
        </table:table-row>
        <table:table-row table:style-name="Table149.1">
          <table:table-cell table:style-name="Table149.A2" office:value-type="string">
            <text:p text:style-name="P15"><text:change-start text:change-id="ct216098336"/>Code<text:change-end text:change-id="ct216098336"/></text:p>
          </table:table-cell>
          <table:table-cell table:style-name="Table149.B2" office:value-type="string">
            <text:p text:style-name="P15"><text:change-start text:change-id="ct216098440"/>Result<text:change-end text:change-id="ct21609844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16098544"/></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16098648"/>[a_numeric] <text:alphabetical-index-mark-start text:id="IMark138617064"/>.ceil<text:alphabetical-index-mark-end text:id="IMark138617064"/> [a<text:change-end text:change-id="ct216098648"/>n<text:change-start text:change-id="ct216098752"/>_<text:change-end text:change-id="ct216098752"/>integer<text:change-start text:change-id="ct216098856"/>]</text:h>
            <text:p text:style-name="Text_20_body">Routing:<text:change-end text:change-id="ct216098856"/> TOS<text:change-start text:change-id="ct216098960"/></text:p>
            <text:p text:style-name="P1"><text:change-end text:change-id="ct216098960"/>This method computes the smallest integer that is greater than or equal to the argument.</text:p>
          </table:table-cell>
          <table:covered-table-cell/>
        </table:table-row>
        <table:table-row table:style-name="Table150.1">
          <table:table-cell table:style-name="Table150.A2" office:value-type="string">
            <text:p text:style-name="P15"><text:change-start text:change-id="ct216099064"/>Code<text:change-end text:change-id="ct216099064"/></text:p>
          </table:table-cell>
          <table:table-cell table:style-name="Table150.B2" office:value-type="string">
            <text:p text:style-name="P15"><text:change-start text:change-id="ct216099168"/>Result<text:change-end text:change-id="ct216099168"/></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16099272"/></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 text:outline-level="3"><text:change-start text:change-id="ct216099416"/>[a_numeric] <text:alphabetical-index-mark-start text:id="IMark138617064"/>.conjugate<text:alphabetical-index-mark-end text:id="IMark138617064"/> [a_numeric]</text:h>
            <text:p text:style-name="Text_20_body">Routing:<text:change-end text:change-id="ct216099416"/> TOS<text:change-start text:change-id="ct216099520"/></text:p>
            <text:p text:style-name="P1"><text:change-end text:change-id="ct216099520"/>This method computes the complex conjugate of the argument. For non-complex data, this has no effect.</text:p>
          </table:table-cell>
          <table:covered-table-cell/>
        </table:table-row>
        <table:table-row table:style-name="Table151.1">
          <table:table-cell table:style-name="Table151.A2" office:value-type="string">
            <text:p text:style-name="P15"><text:change-start text:change-id="ct216099624"/>Code<text:change-end text:change-id="ct216099624"/></text:p>
          </table:table-cell>
          <table:table-cell table:style-name="Table151.B2" office:value-type="string">
            <text:p text:style-name="P15"><text:change-start text:change-id="ct216099728"/>Result<text:change-end text:change-id="ct216099728"/></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16099832"/></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16099936"/>[a_numeric] <text:alphabetical-index-mark-start text:id="IMark138617064"/>.cos<text:alphabetical-index-mark-end text:id="IMark138617064"/> [a_<text:change-end text:change-id="ct216099936"/>float<text:change-start text:change-id="ct216100040"/>]</text:h>
            <text:p text:style-name="Text_20_body">Routing:<text:change-end text:change-id="ct216100040"/> TOS<text:change-start text:change-id="ct216100144"/></text:p>
            <text:p text:style-name="P1"><text:change-end text:change-id="ct216100144"/>This method computes the cosine<text:note text:id="ftn66" text:note-class="footnote"><text:note-citation>68</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text:p>
          </table:table-cell>
          <table:covered-table-cell/>
        </table:table-row>
        <table:table-row table:style-name="Table152.1">
          <table:table-cell table:style-name="Table152.A2" office:value-type="string">
            <text:p text:style-name="P15"><text:change-start text:change-id="ct216100248"/>Code<text:change-end text:change-id="ct216100248"/></text:p>
          </table:table-cell>
          <table:table-cell table:style-name="Table152.B2" office:value-type="string">
            <text:p text:style-name="P15"><text:change-start text:change-id="ct216100352"/>Result<text:change-end text:change-id="ct216100352"/></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16100560"/><text:change text:change-id="ct216100456"/></text:p>
      <table:table table:name="Table153" table:style-name="Table153">
        <table:table-column table:style-name="Table153.A"/>
        <table:table-column table:style-name="Table153.B"/>
        <text:soft-page-break/>
        <table:table-row table:style-name="Table153.1">
          <table:table-cell table:style-name="Table153.A1" table:number-columns-spanned="2" office:value-type="string">
            <text:h text:style-name="Heading_20_3" text:outline-level="3"><text:change-start text:change-id="ct216100664"/>[a_numeric] <text:alphabetical-index-mark-start text:id="IMark138617064"/>.cosh<text:alphabetical-index-mark-end text:id="IMark138617064"/> [a_<text:change-end text:change-id="ct216100664"/>float<text:change-start text:change-id="ct216100768"/>]</text:h>
            <text:p text:style-name="Text_20_body">Routing:<text:change-end text:change-id="ct216100768"/> TOS<text:change-start text:change-id="ct216100872"/></text:p>
            <text:p text:style-name="P1"><text:change-end text:change-id="ct216100872"/>This method computes the hyperbolic-cosine<text:note text:id="ftn67" text:note-class="footnote"><text:note-citation>69</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text:p>
          </table:table-cell>
          <table:covered-table-cell/>
        </table:table-row>
        <table:table-row table:style-name="Table153.1">
          <table:table-cell table:style-name="Table153.A2" office:value-type="string">
            <text:p text:style-name="P15"><text:change-start text:change-id="ct216100976"/>Code<text:change-end text:change-id="ct216100976"/></text:p>
          </table:table-cell>
          <table:table-cell table:style-name="Table153.B2" office:value-type="string">
            <text:p text:style-name="P15"><text:change-start text:change-id="ct216101080"/>Result<text:change-end text:change-id="ct216101080"/></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16101184"/><text:change-start text:change-id="ct216101288"/></text:p>
      <table:table table:name="Table154" table:style-name="Table154">
        <table:table-column table:style-name="Table154.A"/>
        <table:table-column table:style-name="Table154.B"/>
        <table:table-row table:style-name="Table154.1">
          <table:table-cell table:style-name="Table154.A1" table:number-columns-spanned="2" office:value-type="string">
            <text:p text:style-name="P2">[a_numeric] .cube [a_numeric]</text:p>
            <text:p text:style-name="Text_20_body">Routing:</text:p>
            <text:p text:style-name="P1">description</text:p>
          </table:table-cell>
          <table:covered-table-cell/>
        </table:table-row>
        <table:table-row table:style-name="Table154.1">
          <table:table-cell table:style-name="Table154.A2" office:value-type="string">
            <text:p text:style-name="P15">Code</text:p>
          </table:table-cell>
          <table:table-cell table:style-name="Table154.B2" office:value-type="string">
            <text:p text:style-name="P15">Result</text:p>
          </table:table-cell>
        </table:table-row>
        <table:table-row table:style-name="Table154.1">
          <table:table-cell table:style-name="Table154.A2" office:value-type="string">
            <text:p text:style-name="Snippet"/>
          </table:table-cell>
          <table:table-cell table:style-name="Table154.B2" office:value-type="string">
            <text:p text:style-name="P2"/>
          </table:table-cell>
        </table:table-row>
      </table:table>
      <text:p text:style-name="Text_20_body"><text:change-end text:change-id="ct216101288"/><text:change text:change-id="ct216101392"/><text:change-start text:change-id="ct216101496"/></text:p>
      <table:table table:name="Table155" table:style-name="Table155">
        <table:table-column table:style-name="Table155.A"/>
        <table:table-column table:style-name="Table155.B"/>
        <table:table-row table:style-name="Table155.1">
          <table:table-cell table:style-name="Table155.A1" table:number-columns-spanned="2" office:value-type="string">
            <text:p text:style-name="P2">[a_numeric] .d2r [a_numeric]</text:p>
            <text:p text:style-name="Text_20_body">Routing:</text:p>
            <text:p text:style-name="P1">description</text:p>
          </table:table-cell>
          <table:covered-table-cell/>
        </table:table-row>
        <table:table-row table:style-name="Table155.1">
          <table:table-cell table:style-name="Table155.A2" office:value-type="string">
            <text:p text:style-name="P15">Code</text:p>
          </table:table-cell>
          <table:table-cell table:style-name="Table155.B2" office:value-type="string">
            <text:p text:style-name="P15">Result</text:p>
          </table:table-cell>
        </table:table-row>
        <table:table-row table:style-name="Table155.1">
          <table:table-cell table:style-name="Table155.A2" office:value-type="string">
            <text:p text:style-name="Snippet"/>
          </table:table-cell>
          <table:table-cell table:style-name="Table155.B2" office:value-type="string">
            <text:p text:style-name="P2"/>
          </table:table-cell>
        </table:table-row>
      </table:table>
      <text:p text:style-name="Text_20_body"><text:change-end text:change-id="ct216101496"/><text:change text:change-id="ct216101600"/><text:change-start text:change-id="ct216101704"/></text:p>
      <table:table table:name="Table156" table:style-name="Table156">
        <table:table-column table:style-name="Table156.A"/>
        <table:table-column table:style-name="Table156.B"/>
        <table:table-row table:style-name="Table156.1">
          <table:table-cell table:style-name="Table156.A1" table:number-columns-spanned="2" office:value-type="string">
            <text:p text:style-name="P2">[a_numeric] .denominator [a_numeric]</text:p>
            <text:p text:style-name="Text_20_body">Routing:</text:p>
            <text:p text:style-name="P1">description</text:p>
          </table:table-cell>
          <table:covered-table-cell/>
        </table:table-row>
        <table:table-row table:style-name="Table156.1">
          <table:table-cell table:style-name="Table156.A2" office:value-type="string">
            <text:p text:style-name="P15">Code</text:p>
          </table:table-cell>
          <table:table-cell table:style-name="Table156.B2" office:value-type="string">
            <text:p text:style-name="P15">Result</text:p>
          </table:table-cell>
        </table:table-row>
        <table:table-row table:style-name="Table156.1">
          <table:table-cell table:style-name="Table156.A2" office:value-type="string">
            <text:p text:style-name="Snippet"/>
          </table:table-cell>
          <table:table-cell table:style-name="Table156.B2" office:value-type="string">
            <text:p text:style-name="P2"/>
          </table:table-cell>
        </table:table-row>
      </table:table>
      <text:p text:style-name="Text_20_body"><text:change-end text:change-id="ct216101704"/><text:change text:change-id="ct216101808"/><text:change-start text:change-id="ct216101912"/></text:p>
      <table:table table:name="Table157" table:style-name="Table157">
        <table:table-column table:style-name="Table157.A"/>
        <table:table-column table:style-name="Table157.B"/>
        <table:table-row table:style-name="Table157.1">
          <table:table-cell table:style-name="Table157.A1" table:number-columns-spanned="2" office:value-type="string">
            <text:p text:style-name="P2">[a_numeric] .e** [a_numeric]</text:p>
            <text:p text:style-name="Text_20_body">Routing:</text:p>
            <text:p text:style-name="P1">description</text:p>
          </table:table-cell>
          <table:covered-table-cell/>
        </table:table-row>
        <table:table-row table:style-name="Table157.1">
          <table:table-cell table:style-name="Table157.A2" office:value-type="string">
            <text:p text:style-name="P15">Code</text:p>
          </table:table-cell>
          <table:table-cell table:style-name="Table157.B2" office:value-type="string">
            <text:p text:style-name="P15">Result</text:p>
          </table:table-cell>
        </table:table-row>
        <table:table-row table:style-name="Table157.1">
          <table:table-cell table:style-name="Table157.A2" office:value-type="string">
            <text:p text:style-name="Snippet"/>
          </table:table-cell>
          <table:table-cell table:style-name="Table157.B2" office:value-type="string">
            <text:p text:style-name="P2"/>
          </table:table-cell>
        </table:table-row>
      </table:table>
      <text:p text:style-name="Text_20_body"><text:change-end text:change-id="ct216101912"/><text:change text:change-id="ct216102016"/><text:change-start text:change-id="ct216102120"/></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p text:style-name="P2">[a_numeric] .emit []</text:p>
            <text:p text:style-name="Text_20_body">Routing:</text:p>
            <text:p text:style-name="P1">description</text:p>
          </table:table-cell>
          <table:covered-table-cell/>
        </table:table-row>
        <table:table-row table:style-name="Table158.1">
          <table:table-cell table:style-name="Table158.A2" office:value-type="string">
            <text:p text:style-name="P15">Code</text:p>
          </table:table-cell>
          <table:table-cell table:style-name="Table158.B2" office:value-type="string">
            <text:p text:style-name="P15">Result</text:p>
          </table:table-cell>
        </table:table-row>
        <table:table-row table:style-name="Table158.1">
          <table:table-cell table:style-name="Table158.A2" office:value-type="string">
            <text:p text:style-name="Snippet"/>
          </table:table-cell>
          <table:table-cell table:style-name="Table158.B2" office:value-type="string">
            <text:p text:style-name="P2"/>
          </table:table-cell>
        </table:table-row>
      </table:table>
      <text:p text:style-name="Text_20_body"><text:change-end text:change-id="ct216102120"/><text:change text:change-id="ct216102328"/><text:change text:change-id="ct216102224"/><text:change-start text:change-id="ct216102432"/></text:p>
      <table:table table:name="Table159" table:style-name="Table159">
        <table:table-column table:style-name="Table159.A"/>
        <table:table-column table:style-name="Table159.B"/>
        <table:table-row table:style-name="Table159.1">
          <table:table-cell table:style-name="Table159.A1" table:number-columns-spanned="2" office:value-type="string">
            <text:p text:style-name="P2">[a_numeric] .floor [a_numeric]</text:p>
            <text:p text:style-name="Text_20_body">Routing:</text:p>
            <text:p text:style-name="P1">description</text:p>
          </table:table-cell>
          <table:covered-table-cell/>
        </table:table-row>
        <table:table-row table:style-name="Table159.1">
          <table:table-cell table:style-name="Table159.A2" office:value-type="string">
            <text:p text:style-name="P15">Code</text:p>
          </table:table-cell>
          <table:table-cell table:style-name="Table159.B2" office:value-type="string">
            <text:p text:style-name="P15">Result</text:p>
          </table:table-cell>
        </table:table-row>
        <table:table-row table:style-name="Table159.1">
          <table:table-cell table:style-name="Table159.A2" office:value-type="string">
            <text:p text:style-name="Snippet"/>
          </table:table-cell>
          <table:table-cell table:style-name="Table159.B2" office:value-type="string">
            <text:p text:style-name="P2"/>
          </table:table-cell>
        </table:table-row>
      </table:table>
      <text:p text:style-name="Text_20_body"><text:change-end text:change-id="ct216102432"/><text:change text:change-id="ct216102536"/><text:change-start text:change-id="ct216102640"/></text:p>
      <table:table table:name="Table160" table:style-name="Table160">
        <table:table-column table:style-name="Table160.A"/>
        <table:table-column table:style-name="Table160.B"/>
        <table:table-row table:style-name="Table160.1">
          <table:table-cell table:style-name="Table160.A1" table:number-columns-spanned="2" office:value-type="string">
            <text:p text:style-name="P2">[a_numeric a_numeric] .hypot [a_numeric]</text:p>
            <text:p text:style-name="Text_20_body">Routing:</text:p>
            <text:p text:style-name="P1">description</text:p>
          </table:table-cell>
          <table:covered-table-cell/>
        </table:table-row>
        <table:table-row table:style-name="Table160.1">
          <table:table-cell table:style-name="Table160.A2" office:value-type="string">
            <text:p text:style-name="P15">Code</text:p>
          </table:table-cell>
          <table:table-cell table:style-name="Table160.B2" office:value-type="string">
            <text:p text:style-name="P15">Result</text:p>
          </table:table-cell>
        </table:table-row>
        <table:table-row table:style-name="Table160.1">
          <table:table-cell table:style-name="Table160.A2" office:value-type="string">
            <text:p text:style-name="Snippet"/>
          </table:table-cell>
          <table:table-cell table:style-name="Table160.B2" office:value-type="string">
            <text:p text:style-name="P2"/>
          </table:table-cell>
        </table:table-row>
      </table:table>
      <text:p text:style-name="Text_20_body"><text:change-end text:change-id="ct216102640"/><text:change text:change-id="ct216102744"/><text:change-start text:change-id="ct216102848"/></text:p>
      <table:table table:name="Table161" table:style-name="Table161">
        <table:table-column table:style-name="Table161.A"/>
        <table:table-column table:style-name="Table161.B"/>
        <table:table-row table:style-name="Table161.1">
          <table:table-cell table:style-name="Table161.A1" table:number-columns-spanned="2" office:value-type="string">
            <text:p text:style-name="P2">[a_numeric] .imaginary [a_numeric]</text:p>
            <text:p text:style-name="Text_20_body">Routing:</text:p>
            <text:p text:style-name="P1">description</text:p>
          </table:table-cell>
          <table:covered-table-cell/>
        </table:table-row>
        <table:table-row table:style-name="Table161.1">
          <table:table-cell table:style-name="Table161.A2" office:value-type="string">
            <text:p text:style-name="P15">Code</text:p>
          </table:table-cell>
          <table:table-cell table:style-name="Table161.B2" office:value-type="string">
            <text:p text:style-name="P15">Result</text:p>
          </table:table-cell>
        </table:table-row>
        <table:table-row table:style-name="Table161.1">
          <table:table-cell table:style-name="Table161.A2" office:value-type="string">
            <text:p text:style-name="Snippet"/>
          </table:table-cell>
          <table:table-cell table:style-name="Table161.B2" office:value-type="string">
            <text:p text:style-name="P2"/>
          </table:table-cell>
        </table:table-row>
      </table:table>
      <text:p text:style-name="Text_20_body"><text:change-end text:change-id="ct216102848"/><text:change text:change-id="ct216102952"/><text:change-start text:change-id="ct216103056"/></text:p>
      <table:table table:name="Table162" table:style-name="Table162">
        <table:table-column table:style-name="Table162.A"/>
        <table:table-column table:style-name="Table162.B"/>
        <table:table-row table:style-name="Table162.1">
          <table:table-cell table:style-name="Table162.A1" table:number-columns-spanned="2" office:value-type="string">
            <text:p text:style-name="P2">[a_numeric] .ln [a_numeric]</text:p>
            <text:p text:style-name="Text_20_body">Routing:</text:p>
            <text:p text:style-name="P1">description</text:p>
          </table:table-cell>
          <table:covered-table-cell/>
        </table:table-row>
        <table:table-row table:style-name="Table162.1">
          <table:table-cell table:style-name="Table162.A2" office:value-type="string">
            <text:p text:style-name="P15">Code</text:p>
          </table:table-cell>
          <table:table-cell table:style-name="Table162.B2" office:value-type="string">
            <text:p text:style-name="P15">Result</text:p>
          </table:table-cell>
        </table:table-row>
        <table:table-row table:style-name="Table162.1">
          <table:table-cell table:style-name="Table162.A2" office:value-type="string">
            <text:p text:style-name="Snippet"/>
          </table:table-cell>
          <table:table-cell table:style-name="Table162.B2" office:value-type="string">
            <text:p text:style-name="P2"/>
          </table:table-cell>
        </table:table-row>
      </table:table>
      <text:p text:style-name="Text_20_body"><text:change-end text:change-id="ct216103056"/><text:change text:change-id="ct216103160"/><text:change-start text:change-id="ct216103264"/></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p text:style-name="P2">[a_numeric] .log10 [a_numeric]</text:p>
            <text:p text:style-name="Text_20_body">Routing:</text:p>
            <text:p text:style-name="P1">description</text:p>
          </table:table-cell>
          <table:covered-table-cell/>
        </table:table-row>
        <table:table-row table:style-name="Table163.1">
          <table:table-cell table:style-name="Table163.A2" office:value-type="string">
            <text:p text:style-name="P15">Code</text:p>
          </table:table-cell>
          <table:table-cell table:style-name="Table163.B2" office:value-type="string">
            <text:p text:style-name="P15">Result</text:p>
          </table:table-cell>
        </table:table-row>
        <table:table-row table:style-name="Table163.1">
          <table:table-cell table:style-name="Table163.A2" office:value-type="string">
            <text:p text:style-name="Snippet"/>
          </table:table-cell>
          <table:table-cell table:style-name="Table163.B2" office:value-type="string">
            <text:p text:style-name="P2"/>
          </table:table-cell>
        </table:table-row>
      </table:table>
      <text:p text:style-name="Text_20_body"><text:change-end text:change-id="ct216103264"/><text:change text:change-id="ct216103368"/><text:change-start text:change-id="ct216169048"/></text:p>
      <table:table table:name="Table164" table:style-name="Table164">
        <table:table-column table:style-name="Table164.A"/>
        <table:table-column table:style-name="Table164.B"/>
        <table:table-row table:style-name="Table164.1">
          <table:table-cell table:style-name="Table164.A1" table:number-columns-spanned="2" office:value-type="string">
            <text:p text:style-name="P2">[a_numeric] .log2 [a_numeric]</text:p>
            <text:p text:style-name="Text_20_body">Routing:</text:p>
            <text:p text:style-name="P1">description</text:p>
          </table:table-cell>
          <table:covered-table-cell/>
        </table:table-row>
        <table:table-row table:style-name="Table164.1">
          <table:table-cell table:style-name="Table164.A2" office:value-type="string">
            <text:p text:style-name="P15">Code</text:p>
          </table:table-cell>
          <table:table-cell table:style-name="Table164.B2" office:value-type="string">
            <text:p text:style-name="P15">Result</text:p>
          </table:table-cell>
        </table:table-row>
        <table:table-row table:style-name="Table164.1">
          <table:table-cell table:style-name="Table164.A2" office:value-type="string">
            <text:p text:style-name="Snippet"/>
          </table:table-cell>
          <table:table-cell table:style-name="Table164.B2" office:value-type="string">
            <text:p text:style-name="P2"/>
          </table:table-cell>
        </table:table-row>
      </table:table>
      <text:p text:style-name="Text_20_body"><text:change-end text:change-id="ct216169048"/><text:change text:change-id="ct216169152"/><text:change-start text:change-id="ct216169256"/></text:p>
      <table:table table:name="Table165" table:style-name="Table165">
        <table:table-column table:style-name="Table165.A"/>
        <table:table-column table:style-name="Table165.B"/>
        <table:table-row table:style-name="Table165.1">
          <table:table-cell table:style-name="Table165.A1" table:number-columns-spanned="2" office:value-type="string">
            <text:p text:style-name="P2">[a_numeric] .magnitude [a_numeric]</text:p>
            <text:p text:style-name="Text_20_body">Routing:</text:p>
            <text:p text:style-name="P1">description</text:p>
          </table:table-cell>
          <table:covered-table-cell/>
        </table:table-row>
        <table:table-row table:style-name="Table165.1">
          <table:table-cell table:style-name="Table165.A2" office:value-type="string">
            <text:p text:style-name="P15">Code</text:p>
          </table:table-cell>
          <table:table-cell table:style-name="Table165.B2" office:value-type="string">
            <text:p text:style-name="P15">Result</text:p>
          </table:table-cell>
        </table:table-row>
        <table:table-row table:style-name="Table165.1">
          <table:table-cell table:style-name="Table165.A2" office:value-type="string">
            <text:p text:style-name="Snippet"/>
          </table:table-cell>
          <table:table-cell table:style-name="Table165.B2" office:value-type="string">
            <text:p text:style-name="P2"/>
          </table:table-cell>
        </table:table-row>
      </table:table>
      <text:p text:style-name="Text_20_body"><text:change-end text:change-id="ct216169256"/><text:change text:change-id="ct216169360"/><text:change-start text:change-id="ct216169464"/></text:p>
      <table:table table:name="Table166" table:style-name="Table166">
        <table:table-column table:style-name="Table166.A"/>
        <table:table-column table:style-name="Table166.B"/>
        <table:table-row table:style-name="Table166.1">
          <table:table-cell table:style-name="Table166.A1" table:number-columns-spanned="2" office:value-type="string">
            <text:p text:style-name="P2">[a_numeric] .numerator [a_numeric]</text:p>
            <text:p text:style-name="Text_20_body">Routing:</text:p>
            <text:p text:style-name="P1">description</text:p>
          </table:table-cell>
          <table:covered-table-cell/>
        </table:table-row>
        <table:table-row table:style-name="Table166.1">
          <table:table-cell table:style-name="Table166.A2" office:value-type="string">
            <text:p text:style-name="P15">Code</text:p>
          </table:table-cell>
          <table:table-cell table:style-name="Table166.B2" office:value-type="string">
            <text:p text:style-name="P15">Result</text:p>
          </table:table-cell>
        </table:table-row>
        <table:table-row table:style-name="Table166.1">
          <table:table-cell table:style-name="Table166.A2" office:value-type="string">
            <text:p text:style-name="Snippet"/>
          </table:table-cell>
          <table:table-cell table:style-name="Table166.B2" office:value-type="string">
            <text:p text:style-name="P2"/>
          </table:table-cell>
        </table:table-row>
      </table:table>
      <text:p text:style-name="Text_20_body"><text:change-end text:change-id="ct216169464"/><text:change text:change-id="ct216169672"/><text:change text:change-id="ct216169568"/><text:change-start text:change-id="ct216169776"/></text:p>
      <table:table table:name="Table167" table:style-name="Table167">
        <table:table-column table:style-name="Table167.A"/>
        <table:table-column table:style-name="Table167.B"/>
        <table:table-row table:style-name="Table167.1">
          <table:table-cell table:style-name="Table167.A1" table:number-columns-spanned="2" office:value-type="string">
            <text:p text:style-name="P2">[a_numeric a_numeric] .p2c [a_numeric a_numeric]</text:p>
            <text:p text:style-name="Text_20_body">Routing:</text:p>
            <text:p text:style-name="P1">description</text:p>
          </table:table-cell>
          <table:covered-table-cell/>
        </table:table-row>
        <table:table-row table:style-name="Table167.1">
          <table:table-cell table:style-name="Table167.A2" office:value-type="string">
            <text:p text:style-name="P15">Code</text:p>
          </table:table-cell>
          <table:table-cell table:style-name="Table167.B2" office:value-type="string">
            <text:p text:style-name="P15">Result</text:p>
          </table:table-cell>
        </table:table-row>
        <table:table-row table:style-name="Table167.1">
          <table:table-cell table:style-name="Table167.A2" office:value-type="string">
            <text:p text:style-name="Snippet"/>
          </table:table-cell>
          <table:table-cell table:style-name="Table167.B2" office:value-type="string">
            <text:p text:style-name="P2"/>
          </table:table-cell>
        </table:table-row>
      </table:table>
      <text:p text:style-name="Text_20_body"><text:change-end text:change-id="ct216169776"/><text:change text:change-id="ct216169880"/><text:change-start text:change-id="ct216169984"/></text:p>
      <table:table table:name="Table168" table:style-name="Table168">
        <table:table-column table:style-name="Table168.A"/>
        <table:table-column table:style-name="Table168.B"/>
        <text:soft-page-break/>
        <table:table-row table:style-name="Table168.1">
          <table:table-cell table:style-name="Table168.A1" table:number-columns-spanned="2" office:value-type="string">
            <text:p text:style-name="P2">[a_numeric] .polar [a_numeric a_numeric]</text:p>
            <text:p text:style-name="Text_20_body">Routing:</text:p>
            <text:p text:style-name="P1">description</text:p>
          </table:table-cell>
          <table:covered-table-cell/>
        </table:table-row>
        <table:table-row table:style-name="Table168.1">
          <table:table-cell table:style-name="Table168.A2" office:value-type="string">
            <text:p text:style-name="P15">Code</text:p>
          </table:table-cell>
          <table:table-cell table:style-name="Table168.B2" office:value-type="string">
            <text:p text:style-name="P15">Result</text:p>
          </table:table-cell>
        </table:table-row>
        <table:table-row table:style-name="Table168.1">
          <table:table-cell table:style-name="Table168.A2" office:value-type="string">
            <text:p text:style-name="Snippet"/>
          </table:table-cell>
          <table:table-cell table:style-name="Table168.B2" office:value-type="string">
            <text:p text:style-name="P2"/>
          </table:table-cell>
        </table:table-row>
      </table:table>
      <text:p text:style-name="Text_20_body"><text:change-end text:change-id="ct216169984"/><text:change text:change-id="ct216170088"/><text:change-start text:change-id="ct216170192"/></text:p>
      <table:table table:name="Table169" table:style-name="Table169">
        <table:table-column table:style-name="Table169.A"/>
        <table:table-column table:style-name="Table169.B"/>
        <table:table-row table:style-name="Table169.1">
          <table:table-cell table:style-name="Table169.A1" table:number-columns-spanned="2" office:value-type="string">
            <text:p text:style-name="P2">[a_numeric] .r2d [a_numeric]</text:p>
            <text:p text:style-name="Text_20_body">Routing:</text:p>
            <text:p text:style-name="P1">description</text:p>
          </table:table-cell>
          <table:covered-table-cell/>
        </table:table-row>
        <table:table-row table:style-name="Table169.1">
          <table:table-cell table:style-name="Table169.A2" office:value-type="string">
            <text:p text:style-name="P15">Code</text:p>
          </table:table-cell>
          <table:table-cell table:style-name="Table169.B2" office:value-type="string">
            <text:p text:style-name="P15">Result</text:p>
          </table:table-cell>
        </table:table-row>
        <table:table-row table:style-name="Table169.1">
          <table:table-cell table:style-name="Table169.A2" office:value-type="string">
            <text:p text:style-name="Snippet"/>
          </table:table-cell>
          <table:table-cell table:style-name="Table169.B2" office:value-type="string">
            <text:p text:style-name="P2"/>
          </table:table-cell>
        </table:table-row>
      </table:table>
      <text:p text:style-name="Text_20_body"><text:change-end text:change-id="ct216170192"/><text:change text:change-id="ct216170296"/><text:change-start text:change-id="ct216170400"/></text:p>
      <table:table table:name="Table170" table:style-name="Table170">
        <table:table-column table:style-name="Table170.A"/>
        <table:table-column table:style-name="Table170.B"/>
        <table:table-row table:style-name="Table170.1">
          <table:table-cell table:style-name="Table170.A1" table:number-columns-spanned="2" office:value-type="string">
            <text:p text:style-name="P2">[a_numeric] .real [a_numeric]</text:p>
            <text:p text:style-name="Text_20_body">Routing:</text:p>
            <text:p text:style-name="P1">description</text:p>
          </table:table-cell>
          <table:covered-table-cell/>
        </table:table-row>
        <table:table-row table:style-name="Table170.1">
          <table:table-cell table:style-name="Table170.A2" office:value-type="string">
            <text:p text:style-name="P15">Code</text:p>
          </table:table-cell>
          <table:table-cell table:style-name="Table170.B2" office:value-type="string">
            <text:p text:style-name="P15">Result</text:p>
          </table:table-cell>
        </table:table-row>
        <table:table-row table:style-name="Table170.1">
          <table:table-cell table:style-name="Table170.A2" office:value-type="string">
            <text:p text:style-name="Snippet"/>
          </table:table-cell>
          <table:table-cell table:style-name="Table170.B2" office:value-type="string">
            <text:p text:style-name="P2"/>
          </table:table-cell>
        </table:table-row>
      </table:table>
      <text:p text:style-name="Text_20_body"><text:change-end text:change-id="ct216170400"/><text:change text:change-id="ct216170504"/><text:change-start text:change-id="ct216170608"/></text:p>
      <table:table table:name="Table171" table:style-name="Table171">
        <table:table-column table:style-name="Table171.A"/>
        <table:table-column table:style-name="Table171.B"/>
        <table:table-row table:style-name="Table171.1">
          <table:table-cell table:style-name="Table171.A1" table:number-columns-spanned="2" office:value-type="string">
            <text:p text:style-name="P2">[a_numeric] .round [a_numeric] (h3)</text:p>
            <text:p text:style-name="Text_20_body">Routing:</text:p>
            <text:p text:style-name="P1">description</text:p>
          </table:table-cell>
          <table:covered-table-cell/>
        </table:table-row>
        <table:table-row table:style-name="Table171.1">
          <table:table-cell table:style-name="Table171.A2" office:value-type="string">
            <text:p text:style-name="P15">Code</text:p>
          </table:table-cell>
          <table:table-cell table:style-name="Table171.B2" office:value-type="string">
            <text:p text:style-name="P15">Result</text:p>
          </table:table-cell>
        </table:table-row>
        <table:table-row table:style-name="Table171.1">
          <table:table-cell table:style-name="Table171.A2" office:value-type="string">
            <text:p text:style-name="Snippet"/>
          </table:table-cell>
          <table:table-cell table:style-name="Table171.B2" office:value-type="string">
            <text:p text:style-name="P2"/>
          </table:table-cell>
        </table:table-row>
      </table:table>
      <text:p text:style-name="Text_20_body"><text:change-end text:change-id="ct216170608"/><text:change text:change-id="ct216170712"/><text:change-start text:change-id="ct216170816"/></text:p>
      <table:table table:name="Table172" table:style-name="Table172">
        <table:table-column table:style-name="Table172.A"/>
        <table:table-column table:style-name="Table172.B"/>
        <table:table-row table:style-name="Table172.1">
          <table:table-cell table:style-name="Table172.A1" table:number-columns-spanned="2" office:value-type="string">
            <text:p text:style-name="P2">[a_numeric] .sin [a_numeric]</text:p>
            <text:p text:style-name="Text_20_body">Routing:</text:p>
            <text:p text:style-name="P1">description</text:p>
          </table:table-cell>
          <table:covered-table-cell/>
        </table:table-row>
        <table:table-row table:style-name="Table172.1">
          <table:table-cell table:style-name="Table172.A2" office:value-type="string">
            <text:p text:style-name="P15">Code</text:p>
          </table:table-cell>
          <table:table-cell table:style-name="Table172.B2" office:value-type="string">
            <text:p text:style-name="P15">Result</text:p>
          </table:table-cell>
        </table:table-row>
        <table:table-row table:style-name="Table172.1">
          <table:table-cell table:style-name="Table172.A2" office:value-type="string">
            <text:p text:style-name="Snippet"/>
          </table:table-cell>
          <table:table-cell table:style-name="Table172.B2" office:value-type="string">
            <text:p text:style-name="P2"/>
          </table:table-cell>
        </table:table-row>
      </table:table>
      <text:p text:style-name="Text_20_body"><text:change-end text:change-id="ct216170816"/><text:change text:change-id="ct216170920"/><text:change-start text:change-id="ct216171024"/></text:p>
      <table:table table:name="Table173" table:style-name="Table173">
        <table:table-column table:style-name="Table173.A"/>
        <table:table-column table:style-name="Table173.B"/>
        <text:soft-page-break/>
        <table:table-row table:style-name="Table173.1">
          <table:table-cell table:style-name="Table173.A1" table:number-columns-spanned="2" office:value-type="string">
            <text:p text:style-name="P2">[a_numeric] .sinh [a_numeric]</text:p>
            <text:p text:style-name="Text_20_body">Routing:</text:p>
            <text:p text:style-name="P1">description</text:p>
          </table:table-cell>
          <table:covered-table-cell/>
        </table:table-row>
        <table:table-row table:style-name="Table173.1">
          <table:table-cell table:style-name="Table173.A2" office:value-type="string">
            <text:p text:style-name="P15">Code</text:p>
          </table:table-cell>
          <table:table-cell table:style-name="Table173.B2" office:value-type="string">
            <text:p text:style-name="P15">Result</text:p>
          </table:table-cell>
        </table:table-row>
        <table:table-row table:style-name="Table173.1">
          <table:table-cell table:style-name="Table173.A2" office:value-type="string">
            <text:p text:style-name="Snippet"/>
          </table:table-cell>
          <table:table-cell table:style-name="Table173.B2" office:value-type="string">
            <text:p text:style-name="P2"/>
          </table:table-cell>
        </table:table-row>
      </table:table>
      <text:p text:style-name="Text_20_body"><text:change-end text:change-id="ct216171024"/><text:change text:change-id="ct216171128"/><text:change-start text:change-id="ct216171232"/></text:p>
      <table:table table:name="Table174" table:style-name="Table174">
        <table:table-column table:style-name="Table174.A"/>
        <table:table-column table:style-name="Table174.B"/>
        <table:table-row table:style-name="Table174.1">
          <table:table-cell table:style-name="Table174.A1" table:number-columns-spanned="2" office:value-type="string">
            <text:p text:style-name="P2">[a_numeric] .sleep []</text:p>
            <text:p text:style-name="Text_20_body">Routing:</text:p>
            <text:p text:style-name="P1">description</text:p>
          </table:table-cell>
          <table:covered-table-cell/>
        </table:table-row>
        <table:table-row table:style-name="Table174.1">
          <table:table-cell table:style-name="Table174.A2" office:value-type="string">
            <text:p text:style-name="P15">Code</text:p>
          </table:table-cell>
          <table:table-cell table:style-name="Table174.B2" office:value-type="string">
            <text:p text:style-name="P15">Result</text:p>
          </table:table-cell>
        </table:table-row>
        <table:table-row table:style-name="Table174.1">
          <table:table-cell table:style-name="Table174.A2" office:value-type="string">
            <text:p text:style-name="Snippet"/>
          </table:table-cell>
          <table:table-cell table:style-name="Table174.B2" office:value-type="string">
            <text:p text:style-name="P2"/>
          </table:table-cell>
        </table:table-row>
      </table:table>
      <text:p text:style-name="Text_20_body"><text:change-end text:change-id="ct216171232"/><text:change text:change-id="ct216171336"/><text:change-start text:change-id="ct216171440"/></text:p>
      <table:table table:name="Table175" table:style-name="Table175">
        <table:table-column table:style-name="Table175.A"/>
        <table:table-column table:style-name="Table175.B"/>
        <table:table-row table:style-name="Table175.1">
          <table:table-cell table:style-name="Table175.A1" table:number-columns-spanned="2" office:value-type="string">
            <text:p text:style-name="P2">[a_numeric] .sqr [a_numeric]</text:p>
            <text:p text:style-name="Text_20_body">Routing:</text:p>
            <text:p text:style-name="P1">description</text:p>
          </table:table-cell>
          <table:covered-table-cell/>
        </table:table-row>
        <table:table-row table:style-name="Table175.1">
          <table:table-cell table:style-name="Table175.A2" office:value-type="string">
            <text:p text:style-name="P15">Code</text:p>
          </table:table-cell>
          <table:table-cell table:style-name="Table175.B2" office:value-type="string">
            <text:p text:style-name="P15">Result</text:p>
          </table:table-cell>
        </table:table-row>
        <table:table-row table:style-name="Table175.1">
          <table:table-cell table:style-name="Table175.A2" office:value-type="string">
            <text:p text:style-name="Snippet"/>
          </table:table-cell>
          <table:table-cell table:style-name="Table175.B2" office:value-type="string">
            <text:p text:style-name="P2"/>
          </table:table-cell>
        </table:table-row>
      </table:table>
      <text:p text:style-name="Text_20_body"><text:change-end text:change-id="ct216171440"/><text:change text:change-id="ct216171544"/><text:change-start text:change-id="ct216171648"/></text:p>
      <table:table table:name="Table176" table:style-name="Table176">
        <table:table-column table:style-name="Table176.A"/>
        <table:table-column table:style-name="Table176.B"/>
        <table:table-row table:style-name="Table176.1">
          <table:table-cell table:style-name="Table176.A1" table:number-columns-spanned="2" office:value-type="string">
            <text:p text:style-name="P2">[a_numeric] .sqrt [a_numeric]</text:p>
            <text:p text:style-name="Text_20_body">Routing:</text:p>
            <text:p text:style-name="P1">description</text:p>
          </table:table-cell>
          <table:covered-table-cell/>
        </table:table-row>
        <table:table-row table:style-name="Table176.1">
          <table:table-cell table:style-name="Table176.A2" office:value-type="string">
            <text:p text:style-name="P15">Code</text:p>
          </table:table-cell>
          <table:table-cell table:style-name="Table176.B2" office:value-type="string">
            <text:p text:style-name="P15">Result</text:p>
          </table:table-cell>
        </table:table-row>
        <table:table-row table:style-name="Table176.1">
          <table:table-cell table:style-name="Table176.A2" office:value-type="string">
            <text:p text:style-name="Snippet"/>
          </table:table-cell>
          <table:table-cell table:style-name="Table176.B2" office:value-type="string">
            <text:p text:style-name="P2"/>
          </table:table-cell>
        </table:table-row>
      </table:table>
      <text:p text:style-name="Text_20_body"><text:change-end text:change-id="ct216171648"/><text:change text:change-id="ct216171752"/><text:change-start text:change-id="ct216171856"/></text:p>
      <table:table table:name="Table177" table:style-name="Table177">
        <table:table-column table:style-name="Table177.A"/>
        <table:table-column table:style-name="Table177.B"/>
        <table:table-row table:style-name="Table177.1">
          <table:table-cell table:style-name="Table177.A1" table:number-columns-spanned="2" office:value-type="string">
            <text:p text:style-name="P2">[a_numeric] .tan [a_numeric]</text:p>
            <text:p text:style-name="Text_20_body">Routing:</text:p>
            <text:p text:style-name="P1">description</text:p>
          </table:table-cell>
          <table:covered-table-cell/>
        </table:table-row>
        <table:table-row table:style-name="Table177.1">
          <table:table-cell table:style-name="Table177.A2" office:value-type="string">
            <text:p text:style-name="P15">Code</text:p>
          </table:table-cell>
          <table:table-cell table:style-name="Table177.B2" office:value-type="string">
            <text:p text:style-name="P15">Result</text:p>
          </table:table-cell>
        </table:table-row>
        <table:table-row table:style-name="Table177.1">
          <table:table-cell table:style-name="Table177.A2" office:value-type="string">
            <text:p text:style-name="Snippet"/>
          </table:table-cell>
          <table:table-cell table:style-name="Table177.B2" office:value-type="string">
            <text:p text:style-name="P2"/>
          </table:table-cell>
        </table:table-row>
      </table:table>
      <text:p text:style-name="Text_20_body"><text:change-end text:change-id="ct216171856"/><text:change text:change-id="ct216171960"/><text:change-start text:change-id="ct216172064"/></text:p>
      <table:table table:name="Table178" table:style-name="Table178">
        <table:table-column table:style-name="Table178.A"/>
        <table:table-column table:style-name="Table178.B"/>
        <text:soft-page-break/>
        <table:table-row table:style-name="Table178.1">
          <table:table-cell table:style-name="Table178.A1" table:number-columns-spanned="2" office:value-type="string">
            <text:p text:style-name="P2">[a_numeric] .tanh [a_numeric]</text:p>
            <text:p text:style-name="Text_20_body">Routing:</text:p>
            <text:p text:style-name="P1">description</text:p>
          </table:table-cell>
          <table:covered-table-cell/>
        </table:table-row>
        <table:table-row table:style-name="Table178.1">
          <table:table-cell table:style-name="Table178.A2" office:value-type="string">
            <text:p text:style-name="P15">Code</text:p>
          </table:table-cell>
          <table:table-cell table:style-name="Table178.B2" office:value-type="string">
            <text:p text:style-name="P15">Result</text:p>
          </table:table-cell>
        </table:table-row>
        <table:table-row table:style-name="Table178.1">
          <table:table-cell table:style-name="Table178.A2" office:value-type="string">
            <text:p text:style-name="Snippet"/>
          </table:table-cell>
          <table:table-cell table:style-name="Table178.B2" office:value-type="string">
            <text:p text:style-name="P2"/>
          </table:table-cell>
        </table:table-row>
      </table:table>
      <text:p text:style-name="Text_20_body"><text:change-end text:change-id="ct216172064"/><text:change text:change-id="ct216172168"/><text:change-start text:change-id="ct216172272"/></text:p>
      <table:table table:name="Table179" table:style-name="Table179">
        <table:table-column table:style-name="Table179.A"/>
        <table:table-column table:style-name="Table179.B"/>
        <table:table-row table:style-name="Table179.1">
          <table:table-cell table:style-name="Table179.A1" table:number-columns-spanned="2" office:value-type="string">
            <text:p text:style-name="P2">[a_numeric a_numeric] / [a_numeric]</text:p>
            <text:p text:style-name="Text_20_body">Routing:</text:p>
            <text:p text:style-name="P1">description</text:p>
          </table:table-cell>
          <table:covered-table-cell/>
        </table:table-row>
        <table:table-row table:style-name="Table179.1">
          <table:table-cell table:style-name="Table179.A2" office:value-type="string">
            <text:p text:style-name="P15">Code</text:p>
          </table:table-cell>
          <table:table-cell table:style-name="Table179.B2" office:value-type="string">
            <text:p text:style-name="P15">Result</text:p>
          </table:table-cell>
        </table:table-row>
        <table:table-row table:style-name="Table179.1">
          <table:table-cell table:style-name="Table179.A2" office:value-type="string">
            <text:p text:style-name="Snippet"/>
          </table:table-cell>
          <table:table-cell table:style-name="Table179.B2" office:value-type="string">
            <text:p text:style-name="P2"/>
          </table:table-cell>
        </table:table-row>
      </table:table>
      <text:p text:style-name="Text_20_body"><text:change-end text:change-id="ct216172272"/><text:change text:change-id="ct216172376"/><text:change-start text:change-id="ct216172480"/></text:p>
      <table:table table:name="Table180" table:style-name="Table180">
        <table:table-column table:style-name="Table180.A"/>
        <table:table-column table:style-name="Table180.B"/>
        <table:table-row table:style-name="Table180.1">
          <table:table-cell table:style-name="Table180.A1" table:number-columns-spanned="2" office:value-type="string">
            <text:p text:style-name="P2">[a_numeric] 0&lt; [a_boolean]</text:p>
            <text:p text:style-name="Text_20_body">Routing:</text:p>
            <text:p text:style-name="P1">description</text:p>
          </table:table-cell>
          <table:covered-table-cell/>
        </table:table-row>
        <table:table-row table:style-name="Table180.1">
          <table:table-cell table:style-name="Table180.A2" office:value-type="string">
            <text:p text:style-name="P15">Code</text:p>
          </table:table-cell>
          <table:table-cell table:style-name="Table180.B2" office:value-type="string">
            <text:p text:style-name="P15">Result</text:p>
          </table:table-cell>
        </table:table-row>
        <table:table-row table:style-name="Table180.1">
          <table:table-cell table:style-name="Table180.A2" office:value-type="string">
            <text:p text:style-name="Snippet"/>
          </table:table-cell>
          <table:table-cell table:style-name="Table180.B2" office:value-type="string">
            <text:p text:style-name="P2"/>
          </table:table-cell>
        </table:table-row>
      </table:table>
      <text:p text:style-name="Text_20_body"><text:change-end text:change-id="ct216172480"/><text:change text:change-id="ct216172584"/><text:change-start text:change-id="ct216172688"/></text:p>
      <table:table table:name="Table181" table:style-name="Table181">
        <table:table-column table:style-name="Table181.A"/>
        <table:table-column table:style-name="Table181.B"/>
        <table:table-row table:style-name="Table181.1">
          <table:table-cell table:style-name="Table181.A1" table:number-columns-spanned="2" office:value-type="string">
            <text:p text:style-name="P2">[a_numeric] 0&lt;= [a_boolean]</text:p>
            <text:p text:style-name="Text_20_body">Routing:</text:p>
            <text:p text:style-name="P1">description</text:p>
          </table:table-cell>
          <table:covered-table-cell/>
        </table:table-row>
        <table:table-row table:style-name="Table181.1">
          <table:table-cell table:style-name="Table181.A2" office:value-type="string">
            <text:p text:style-name="P15">Code</text:p>
          </table:table-cell>
          <table:table-cell table:style-name="Table181.B2" office:value-type="string">
            <text:p text:style-name="P15">Result</text:p>
          </table:table-cell>
        </table:table-row>
        <table:table-row table:style-name="Table181.1">
          <table:table-cell table:style-name="Table181.A2" office:value-type="string">
            <text:p text:style-name="Snippet"/>
          </table:table-cell>
          <table:table-cell table:style-name="Table181.B2" office:value-type="string">
            <text:p text:style-name="P2"/>
          </table:table-cell>
        </table:table-row>
      </table:table>
      <text:p text:style-name="Text_20_body"><text:change-end text:change-id="ct216172688"/><text:change text:change-id="ct216172792"/><text:change-start text:change-id="ct216172896"/></text:p>
      <table:table table:name="Table182" table:style-name="Table182">
        <table:table-column table:style-name="Table182.A"/>
        <table:table-column table:style-name="Table182.B"/>
        <table:table-row table:style-name="Table182.1">
          <table:table-cell table:style-name="Table182.A1" table:number-columns-spanned="2" office:value-type="string">
            <text:p text:style-name="P2">[a_numeric] 0&lt;=&gt; [a_boolean]</text:p>
            <text:p text:style-name="Text_20_body">Routing:</text:p>
            <text:p text:style-name="P1">description</text:p>
          </table:table-cell>
          <table:covered-table-cell/>
        </table:table-row>
        <table:table-row table:style-name="Table182.1">
          <table:table-cell table:style-name="Table182.A2" office:value-type="string">
            <text:p text:style-name="P15">Code</text:p>
          </table:table-cell>
          <table:table-cell table:style-name="Table182.B2" office:value-type="string">
            <text:p text:style-name="P15">Result</text:p>
          </table:table-cell>
        </table:table-row>
        <table:table-row table:style-name="Table182.1">
          <table:table-cell table:style-name="Table182.A2" office:value-type="string">
            <text:p text:style-name="Snippet"/>
          </table:table-cell>
          <table:table-cell table:style-name="Table182.B2" office:value-type="string">
            <text:p text:style-name="P2"/>
          </table:table-cell>
        </table:table-row>
      </table:table>
      <text:p text:style-name="Text_20_body"><text:change-end text:change-id="ct216172896"/><text:change text:change-id="ct216177152"/><text:change text:change-id="ct216173000"/><text:change-start text:change-id="ct216177256"/></text:p>
      <table:table table:name="Table183" table:style-name="Table183">
        <table:table-column table:style-name="Table183.A"/>
        <table:table-column table:style-name="Table183.B"/>
        <text:soft-page-break/>
        <table:table-row table:style-name="Table183.1">
          <table:table-cell table:style-name="Table183.A1" table:number-columns-spanned="2" office:value-type="string">
            <text:p text:style-name="P2">[a_numeric] 0&lt;&gt; [a_boolean]</text:p>
            <text:p text:style-name="Text_20_body">Routing:</text:p>
            <text:p text:style-name="P1">description</text:p>
          </table:table-cell>
          <table:covered-table-cell/>
        </table:table-row>
        <table:table-row table:style-name="Table183.1">
          <table:table-cell table:style-name="Table183.A2" office:value-type="string">
            <text:p text:style-name="P15">Code</text:p>
          </table:table-cell>
          <table:table-cell table:style-name="Table183.B2" office:value-type="string">
            <text:p text:style-name="P15">Result</text:p>
          </table:table-cell>
        </table:table-row>
        <table:table-row table:style-name="Table183.1">
          <table:table-cell table:style-name="Table183.A2" office:value-type="string">
            <text:p text:style-name="Snippet"/>
          </table:table-cell>
          <table:table-cell table:style-name="Table183.B2" office:value-type="string">
            <text:p text:style-name="P2"/>
          </table:table-cell>
        </table:table-row>
      </table:table>
      <text:p text:style-name="Text_20_body"><text:change-end text:change-id="ct216177256"/><text:change text:change-id="ct216177360"/><text:change-start text:change-id="ct216177464"/></text:p>
      <table:table table:name="Table184" table:style-name="Table184">
        <table:table-column table:style-name="Table184.A"/>
        <table:table-column table:style-name="Table184.B"/>
        <table:table-row table:style-name="Table184.1">
          <table:table-cell table:style-name="Table184.A1" table:number-columns-spanned="2" office:value-type="string">
            <text:p text:style-name="P2">[a_numeric] 0= [a_boolean]</text:p>
            <text:p text:style-name="Text_20_body">Routing:</text:p>
            <text:p text:style-name="P1">description</text:p>
          </table:table-cell>
          <table:covered-table-cell/>
        </table:table-row>
        <table:table-row table:style-name="Table184.1">
          <table:table-cell table:style-name="Table184.A2" office:value-type="string">
            <text:p text:style-name="P15">Code</text:p>
          </table:table-cell>
          <table:table-cell table:style-name="Table184.B2" office:value-type="string">
            <text:p text:style-name="P15">Result</text:p>
          </table:table-cell>
        </table:table-row>
        <table:table-row table:style-name="Table184.1">
          <table:table-cell table:style-name="Table184.A2" office:value-type="string">
            <text:p text:style-name="Snippet"/>
          </table:table-cell>
          <table:table-cell table:style-name="Table184.B2" office:value-type="string">
            <text:p text:style-name="P2"/>
          </table:table-cell>
        </table:table-row>
      </table:table>
      <text:p text:style-name="Text_20_body"><text:change-end text:change-id="ct216177464"/><text:change text:change-id="ct216177568"/><text:change-start text:change-id="ct216177672"/></text:p>
      <table:table table:name="Table185" table:style-name="Table185">
        <table:table-column table:style-name="Table185.A"/>
        <table:table-column table:style-name="Table185.B"/>
        <table:table-row table:style-name="Table185.1">
          <table:table-cell table:style-name="Table185.A1" table:number-columns-spanned="2" office:value-type="string">
            <text:p text:style-name="P2">[a_numeric] 0&gt; [a_boolean]</text:p>
            <text:p text:style-name="Text_20_body">Routing:</text:p>
            <text:p text:style-name="P1">description</text:p>
          </table:table-cell>
          <table:covered-table-cell/>
        </table:table-row>
        <table:table-row table:style-name="Table185.1">
          <table:table-cell table:style-name="Table185.A2" office:value-type="string">
            <text:p text:style-name="P15">Code</text:p>
          </table:table-cell>
          <table:table-cell table:style-name="Table185.B2" office:value-type="string">
            <text:p text:style-name="P15">Result</text:p>
          </table:table-cell>
        </table:table-row>
        <table:table-row table:style-name="Table185.1">
          <table:table-cell table:style-name="Table185.A2" office:value-type="string">
            <text:p text:style-name="Snippet"/>
          </table:table-cell>
          <table:table-cell table:style-name="Table185.B2" office:value-type="string">
            <text:p text:style-name="P2"/>
          </table:table-cell>
        </table:table-row>
      </table:table>
      <text:p text:style-name="Text_20_body"><text:change-end text:change-id="ct216177672"/><text:change text:change-id="ct216177776"/><text:change-start text:change-id="ct216177880"/></text:p>
      <table:table table:name="Table186" table:style-name="Table186">
        <table:table-column table:style-name="Table186.A"/>
        <table:table-column table:style-name="Table186.B"/>
        <table:table-row table:style-name="Table186.1">
          <table:table-cell table:style-name="Table186.A1" table:number-columns-spanned="2" office:value-type="string">
            <text:p text:style-name="P2">[a_numeric] 0&gt;= [a_boolean]</text:p>
            <text:p text:style-name="Text_20_body">Routing:</text:p>
            <text:p text:style-name="P1">description</text:p>
          </table:table-cell>
          <table:covered-table-cell/>
        </table:table-row>
        <table:table-row table:style-name="Table186.1">
          <table:table-cell table:style-name="Table186.A2" office:value-type="string">
            <text:p text:style-name="P15">Code</text:p>
          </table:table-cell>
          <table:table-cell table:style-name="Table186.B2" office:value-type="string">
            <text:p text:style-name="P15">Result</text:p>
          </table:table-cell>
        </table:table-row>
        <table:table-row table:style-name="Table186.1">
          <table:table-cell table:style-name="Table186.A2" office:value-type="string">
            <text:p text:style-name="Snippet"/>
          </table:table-cell>
          <table:table-cell table:style-name="Table186.B2" office:value-type="string">
            <text:p text:style-name="P2"/>
          </table:table-cell>
        </table:table-row>
      </table:table>
      <text:p text:style-name="Text_20_body"><text:change-end text:change-id="ct216177880"/><text:change text:change-id="ct216177984"/><text:change-start text:change-id="ct216178088"/></text:p>
      <table:table table:name="Table187" table:style-name="Table187">
        <table:table-column table:style-name="Table187.A"/>
        <table:table-column table:style-name="Table187.B"/>
        <table:table-row table:style-name="Table187.1">
          <table:table-cell table:style-name="Table187.A1" table:number-columns-spanned="2" office:value-type="string">
            <text:p text:style-name="P2">[a_numeric] 1+ [a_numeric]</text:p>
            <text:p text:style-name="Text_20_body">Routing:</text:p>
            <text:p text:style-name="P1">description</text:p>
          </table:table-cell>
          <table:covered-table-cell/>
        </table:table-row>
        <table:table-row table:style-name="Table187.1">
          <table:table-cell table:style-name="Table187.A2" office:value-type="string">
            <text:p text:style-name="P15">Code</text:p>
          </table:table-cell>
          <table:table-cell table:style-name="Table187.B2" office:value-type="string">
            <text:p text:style-name="P15">Result</text:p>
          </table:table-cell>
        </table:table-row>
        <table:table-row table:style-name="Table187.1">
          <table:table-cell table:style-name="Table187.A2" office:value-type="string">
            <text:p text:style-name="Snippet"/>
          </table:table-cell>
          <table:table-cell table:style-name="Table187.B2" office:value-type="string">
            <text:p text:style-name="P2"/>
          </table:table-cell>
        </table:table-row>
      </table:table>
      <text:p text:style-name="Text_20_body"><text:change-end text:change-id="ct216178088"/><text:change text:change-id="ct216178192"/><text:change-start text:change-id="ct216178296"/></text:p>
      <table:table table:name="Table188" table:style-name="Table188">
        <table:table-column table:style-name="Table188.A"/>
        <table:table-column table:style-name="Table188.B"/>
        <text:soft-page-break/>
        <table:table-row table:style-name="Table188.1">
          <table:table-cell table:style-name="Table188.A1" table:number-columns-spanned="2" office:value-type="string">
            <text:p text:style-name="P2">[a_numeric] 1- [a_numeric]</text:p>
            <text:p text:style-name="Text_20_body">Routing:</text:p>
            <text:p text:style-name="P1">description</text:p>
          </table:table-cell>
          <table:covered-table-cell/>
        </table:table-row>
        <table:table-row table:style-name="Table188.1">
          <table:table-cell table:style-name="Table188.A2" office:value-type="string">
            <text:p text:style-name="P15">Code</text:p>
          </table:table-cell>
          <table:table-cell table:style-name="Table188.B2" office:value-type="string">
            <text:p text:style-name="P15">Result</text:p>
          </table:table-cell>
        </table:table-row>
        <table:table-row table:style-name="Table188.1">
          <table:table-cell table:style-name="Table188.A2" office:value-type="string">
            <text:p text:style-name="Snippet"/>
          </table:table-cell>
          <table:table-cell table:style-name="Table188.B2" office:value-type="string">
            <text:p text:style-name="P2"/>
          </table:table-cell>
        </table:table-row>
      </table:table>
      <text:p text:style-name="Text_20_body"><text:change-end text:change-id="ct216178296"/><text:change text:change-id="ct216178400"/><text:change-start text:change-id="ct216178504"/></text:p>
      <table:table table:name="Table189" table:style-name="Table189">
        <table:table-column table:style-name="Table189.A"/>
        <table:table-column table:style-name="Table189.B"/>
        <table:table-row table:style-name="Table189.1">
          <table:table-cell table:style-name="Table189.A1" table:number-columns-spanned="2" office:value-type="string">
            <text:p text:style-name="P2">[a_numeric] 2* [a_numeric]</text:p>
            <text:p text:style-name="Text_20_body">Routing:</text:p>
            <text:p text:style-name="P1">description</text:p>
          </table:table-cell>
          <table:covered-table-cell/>
        </table:table-row>
        <table:table-row table:style-name="Table189.1">
          <table:table-cell table:style-name="Table189.A2" office:value-type="string">
            <text:p text:style-name="P15">Code</text:p>
          </table:table-cell>
          <table:table-cell table:style-name="Table189.B2" office:value-type="string">
            <text:p text:style-name="P15">Result</text:p>
          </table:table-cell>
        </table:table-row>
        <table:table-row table:style-name="Table189.1">
          <table:table-cell table:style-name="Table189.A2" office:value-type="string">
            <text:p text:style-name="Snippet"/>
          </table:table-cell>
          <table:table-cell table:style-name="Table189.B2" office:value-type="string">
            <text:p text:style-name="P2"/>
          </table:table-cell>
        </table:table-row>
      </table:table>
      <text:p text:style-name="Text_20_body"><text:change-end text:change-id="ct216178504"/><text:change text:change-id="ct216178608"/><text:change-start text:change-id="ct216178712"/></text:p>
      <table:table table:name="Table190" table:style-name="Table190">
        <table:table-column table:style-name="Table190.A"/>
        <table:table-column table:style-name="Table190.B"/>
        <table:table-row table:style-name="Table190.1">
          <table:table-cell table:style-name="Table190.A1" table:number-columns-spanned="2" office:value-type="string">
            <text:p text:style-name="P2">[a_numeric] 2+ [a_numeric]</text:p>
            <text:p text:style-name="Text_20_body">Routing:</text:p>
            <text:p text:style-name="P1">description</text:p>
          </table:table-cell>
          <table:covered-table-cell/>
        </table:table-row>
        <table:table-row table:style-name="Table190.1">
          <table:table-cell table:style-name="Table190.A2" office:value-type="string">
            <text:p text:style-name="P15">Code</text:p>
          </table:table-cell>
          <table:table-cell table:style-name="Table190.B2" office:value-type="string">
            <text:p text:style-name="P15">Result</text:p>
          </table:table-cell>
        </table:table-row>
        <table:table-row table:style-name="Table190.1">
          <table:table-cell table:style-name="Table190.A2" office:value-type="string">
            <text:p text:style-name="Snippet"/>
          </table:table-cell>
          <table:table-cell table:style-name="Table190.B2" office:value-type="string">
            <text:p text:style-name="P2"/>
          </table:table-cell>
        </table:table-row>
      </table:table>
      <text:p text:style-name="Text_20_body"><text:change-end text:change-id="ct216178712"/><text:change text:change-id="ct216178816"/><text:change-start text:change-id="ct216178920"/></text:p>
      <table:table table:name="Table191" table:style-name="Table191">
        <table:table-column table:style-name="Table191.A"/>
        <table:table-column table:style-name="Table191.B"/>
        <table:table-row table:style-name="Table191.1">
          <table:table-cell table:style-name="Table191.A1" table:number-columns-spanned="2" office:value-type="string">
            <text:p text:style-name="P2">[a_numeric] 2- [a_numeric]</text:p>
            <text:p text:style-name="Text_20_body">Routing:</text:p>
            <text:p text:style-name="P1">description</text:p>
          </table:table-cell>
          <table:covered-table-cell/>
        </table:table-row>
        <table:table-row table:style-name="Table191.1">
          <table:table-cell table:style-name="Table191.A2" office:value-type="string">
            <text:p text:style-name="P15">Code</text:p>
          </table:table-cell>
          <table:table-cell table:style-name="Table191.B2" office:value-type="string">
            <text:p text:style-name="P15">Result</text:p>
          </table:table-cell>
        </table:table-row>
        <table:table-row table:style-name="Table191.1">
          <table:table-cell table:style-name="Table191.A2" office:value-type="string">
            <text:p text:style-name="Snippet"/>
          </table:table-cell>
          <table:table-cell table:style-name="Table191.B2" office:value-type="string">
            <text:p text:style-name="P2"/>
          </table:table-cell>
        </table:table-row>
      </table:table>
      <text:p text:style-name="Text_20_body"><text:change-end text:change-id="ct216178920"/><text:change text:change-id="ct216179024"/><text:change-start text:change-id="ct216179128"/></text:p>
      <table:table table:name="Table192" table:style-name="Table192">
        <table:table-column table:style-name="Table192.A"/>
        <table:table-column table:style-name="Table192.B"/>
        <table:table-row table:style-name="Table192.1">
          <table:table-cell table:style-name="Table192.A1" table:number-columns-spanned="2" office:value-type="string">
            <text:p text:style-name="P2">[a_numeric] 2/ [a_numeric]</text:p>
            <text:p text:style-name="Text_20_body">Routing:</text:p>
            <text:p text:style-name="P1">description</text:p>
          </table:table-cell>
          <table:covered-table-cell/>
        </table:table-row>
        <table:table-row table:style-name="Table192.1">
          <table:table-cell table:style-name="Table192.A2" office:value-type="string">
            <text:p text:style-name="P15">Code</text:p>
          </table:table-cell>
          <table:table-cell table:style-name="Table192.B2" office:value-type="string">
            <text:p text:style-name="P15">Result</text:p>
          </table:table-cell>
        </table:table-row>
        <table:table-row table:style-name="Table192.1">
          <table:table-cell table:style-name="Table192.A2" office:value-type="string">
            <text:p text:style-name="Snippet"/>
          </table:table-cell>
          <table:table-cell table:style-name="Table192.B2" office:value-type="string">
            <text:p text:style-name="P2"/>
          </table:table-cell>
        </table:table-row>
      </table:table>
      <text:p text:style-name="Text_20_body"><text:change-end text:change-id="ct216179128"/><text:change text:change-id="ct216179232"/><text:change-start text:change-id="ct216179336"/></text:p>
      <table:table table:name="Table193" table:style-name="Table193">
        <table:table-column table:style-name="Table193.A"/>
        <table:table-column table:style-name="Table193.B"/>
        <text:soft-page-break/>
        <table:table-row table:style-name="Table193.1">
          <table:table-cell table:style-name="Table193.A1" table:number-columns-spanned="2" office:value-type="string">
            <text:p text:style-name="P2">[a_numeric] &lt; [a_boolean]</text:p>
            <text:p text:style-name="Text_20_body">Routing:</text:p>
            <text:p text:style-name="P1">description</text:p>
          </table:table-cell>
          <table:covered-table-cell/>
        </table:table-row>
        <table:table-row table:style-name="Table193.1">
          <table:table-cell table:style-name="Table193.A2" office:value-type="string">
            <text:p text:style-name="P15">Code</text:p>
          </table:table-cell>
          <table:table-cell table:style-name="Table193.B2" office:value-type="string">
            <text:p text:style-name="P15">Result</text:p>
          </table:table-cell>
        </table:table-row>
        <table:table-row table:style-name="Table193.1">
          <table:table-cell table:style-name="Table193.A2" office:value-type="string">
            <text:p text:style-name="Snippet"/>
          </table:table-cell>
          <table:table-cell table:style-name="Table193.B2" office:value-type="string">
            <text:p text:style-name="P2"/>
          </table:table-cell>
        </table:table-row>
      </table:table>
      <text:p text:style-name="Text_20_body"><text:change-end text:change-id="ct216179336"/><text:change text:change-id="ct216179440"/><text:change-start text:change-id="ct216179544"/></text:p>
      <table:table table:name="Table194" table:style-name="Table194">
        <table:table-column table:style-name="Table194.A"/>
        <table:table-column table:style-name="Table194.B"/>
        <table:table-row table:style-name="Table194.1">
          <table:table-cell table:style-name="Table194.A1" table:number-columns-spanned="2" office:value-type="string">
            <text:p text:style-name="P2">[a_numeric] &lt;= [a_boolean]</text:p>
            <text:p text:style-name="Text_20_body">Routing:</text:p>
            <text:p text:style-name="P1">description</text:p>
          </table:table-cell>
          <table:covered-table-cell/>
        </table:table-row>
        <table:table-row table:style-name="Table194.1">
          <table:table-cell table:style-name="Table194.A2" office:value-type="string">
            <text:p text:style-name="P15">Code</text:p>
          </table:table-cell>
          <table:table-cell table:style-name="Table194.B2" office:value-type="string">
            <text:p text:style-name="P15">Result</text:p>
          </table:table-cell>
        </table:table-row>
        <table:table-row table:style-name="Table194.1">
          <table:table-cell table:style-name="Table194.A2" office:value-type="string">
            <text:p text:style-name="Snippet"/>
          </table:table-cell>
          <table:table-cell table:style-name="Table194.B2" office:value-type="string">
            <text:p text:style-name="P2"/>
          </table:table-cell>
        </table:table-row>
      </table:table>
      <text:p text:style-name="Text_20_body"><text:change-end text:change-id="ct216179544"/><text:change text:change-id="ct216179648"/></text:p>
      <table:table table:name="Table195" table:style-name="Table195">
        <table:table-column table:style-name="Table195.A"/>
        <table:table-column table:style-name="Table195.B"/>
        <table:table-row table:style-name="Table195.1">
          <table:table-cell table:style-name="Table195.A1" table:number-columns-spanned="2" office:value-type="string">
            <text:p text:style-name="P2"><text:change-start text:change-id="ct216179752"/><text:span text:style-name="T12">[a_numeric]</text:span> &lt;=&gt; [-1, 0, or 1]</text:p>
            <text:p text:style-name="Text_20_body">Routing:</text:p>
            <text:p text:style-name="P1">description<text:change-end text:change-id="ct216179752"/></text:p>
          </table:table-cell>
          <table:covered-table-cell/>
        </table:table-row>
        <table:table-row table:style-name="Table195.1">
          <table:table-cell table:style-name="Table195.A2" office:value-type="string">
            <text:p text:style-name="P15"><text:change-start text:change-id="ct216179856"/>Code<text:change-end text:change-id="ct216179856"/></text:p>
          </table:table-cell>
          <table:table-cell table:style-name="Table195.B2" office:value-type="string">
            <text:p text:style-name="P15"><text:change-start text:change-id="ct216179960"/>Result<text:change-end text:change-id="ct216179960"/></text:p>
          </table:table-cell>
        </table:table-row>
        <table:table-row table:style-name="Table195.1">
          <table:table-cell table:style-name="Table195.A2" office:value-type="string">
            <text:p text:style-name="Snippet"/>
          </table:table-cell>
          <table:table-cell table:style-name="Table195.B2" office:value-type="string">
            <text:p text:style-name="P2"/>
          </table:table-cell>
        </table:table-row>
      </table:table>
      <text:p text:style-name="Text_20_body"><text:change text:change-id="ct216180168"/><text:change text:change-id="ct216180064"/><text:change-start text:change-id="ct216180272"/></text:p>
      <table:table table:name="Table196" table:style-name="Table196">
        <table:table-column table:style-name="Table196.A"/>
        <table:table-column table:style-name="Table196.B"/>
        <table:table-row table:style-name="Table196.1">
          <table:table-cell table:style-name="Table196.A1" table:number-columns-spanned="2" office:value-type="string">
            <text:p text:style-name="P2">[a_numeric] &gt; [a_boolean]</text:p>
            <text:p text:style-name="Text_20_body">Routing:</text:p>
            <text:p text:style-name="P1">description</text:p>
          </table:table-cell>
          <table:covered-table-cell/>
        </table:table-row>
        <table:table-row table:style-name="Table196.1">
          <table:table-cell table:style-name="Table196.A2" office:value-type="string">
            <text:p text:style-name="P15">Code</text:p>
          </table:table-cell>
          <table:table-cell table:style-name="Table196.B2" office:value-type="string">
            <text:p text:style-name="P15">Result</text:p>
          </table:table-cell>
        </table:table-row>
        <table:table-row table:style-name="Table196.1">
          <table:table-cell table:style-name="Table196.A2" office:value-type="string">
            <text:p text:style-name="Snippet"/>
          </table:table-cell>
          <table:table-cell table:style-name="Table196.B2" office:value-type="string">
            <text:p text:style-name="P2"/>
          </table:table-cell>
        </table:table-row>
      </table:table>
      <text:p text:style-name="Text_20_body"><text:change-end text:change-id="ct216180272"/><text:change text:change-id="ct216180376"/><text:change-start text:change-id="ct216180480"/></text:p>
      <table:table table:name="Table197" table:style-name="Table197">
        <table:table-column table:style-name="Table197.A"/>
        <table:table-column table:style-name="Table197.B"/>
        <table:table-row table:style-name="Table197.1">
          <table:table-cell table:style-name="Table197.A1" table:number-columns-spanned="2" office:value-type="string">
            <text:p text:style-name="P2">[a_numeric] &gt;= [a_boolean]</text:p>
            <text:p text:style-name="Text_20_body">Routing:</text:p>
            <text:p text:style-name="P1">description</text:p>
          </table:table-cell>
          <table:covered-table-cell/>
        </table:table-row>
        <table:table-row table:style-name="Table197.1">
          <table:table-cell table:style-name="Table197.A2" office:value-type="string">
            <text:p text:style-name="P15">Code</text:p>
          </table:table-cell>
          <table:table-cell table:style-name="Table197.B2" office:value-type="string">
            <text:p text:style-name="P15">Result</text:p>
          </table:table-cell>
        </table:table-row>
        <table:table-row table:style-name="Table197.1">
          <table:table-cell table:style-name="Table197.A2" office:value-type="string">
            <text:p text:style-name="Snippet"/>
          </table:table-cell>
          <table:table-cell table:style-name="Table197.B2" office:value-type="string">
            <text:p text:style-name="P2"/>
          </table:table-cell>
        </table:table-row>
      </table:table>
      <text:p text:style-name="Text_20_body"><text:change-end text:change-id="ct216180480"/><text:change text:change-id="ct216180584"/><text:change-start text:change-id="ct216180688"/></text:p>
      <table:table table:name="Table198" table:style-name="Table198">
        <table:table-column table:style-name="Table198.A"/>
        <table:table-column table:style-name="Table198.B"/>
        <text:soft-page-break/>
        <table:table-row table:style-name="Table198.1">
          <table:table-cell table:style-name="Table198.A1" table:number-columns-spanned="2" office:value-type="string">
            <text:p text:style-name="P2">[a_numeric a_numeric] mod [a_numeric]</text:p>
            <text:p text:style-name="Text_20_body">Routing:</text:p>
            <text:p text:style-name="P1">description</text:p>
          </table:table-cell>
          <table:covered-table-cell/>
        </table:table-row>
        <table:table-row table:style-name="Table198.1">
          <table:table-cell table:style-name="Table198.A2" office:value-type="string">
            <text:p text:style-name="P15">Code</text:p>
          </table:table-cell>
          <table:table-cell table:style-name="Table198.B2" office:value-type="string">
            <text:p text:style-name="P15">Result</text:p>
          </table:table-cell>
        </table:table-row>
        <table:table-row table:style-name="Table198.1">
          <table:table-cell table:style-name="Table198.A2" office:value-type="string">
            <text:p text:style-name="Snippet"/>
          </table:table-cell>
          <table:table-cell table:style-name="Table198.B2" office:value-type="string">
            <text:p text:style-name="P2"/>
          </table:table-cell>
        </table:table-row>
      </table:table>
      <text:p text:style-name="Text_20_body"><text:change-end text:change-id="ct216180688"/><text:change text:change-id="ct216180792"/><text:change-start text:change-id="ct216180896"/></text:p>
      <table:table table:name="Table199" table:style-name="Table199">
        <table:table-column table:style-name="Table199.A"/>
        <table:table-column table:style-name="Table199.B"/>
        <table:table-row table:style-name="Table199.1">
          <table:table-cell table:style-name="Table199.A1" table:number-columns-spanned="2" office:value-type="string">
            <text:p text:style-name="P2">[a_numeric] neg [a_numeric]</text:p>
            <text:p text:style-name="Text_20_body">Routing:</text:p>
            <text:p text:style-name="P1">description</text:p>
          </table:table-cell>
          <table:covered-table-cell/>
        </table:table-row>
        <table:table-row table:style-name="Table199.1">
          <table:table-cell table:style-name="Table199.A2" office:value-type="string">
            <text:p text:style-name="P15">Code</text:p>
          </table:table-cell>
          <table:table-cell table:style-name="Table199.B2" office:value-type="string">
            <text:p text:style-name="P15">Result</text:p>
          </table:table-cell>
        </table:table-row>
        <table:table-row table:style-name="Table199.1">
          <table:table-cell table:style-name="Table199.A2" office:value-type="string">
            <text:p text:style-name="Snippet"/>
          </table:table-cell>
          <table:table-cell table:style-name="Table199.B2" office:value-type="string">
            <text:p text:style-name="P2"/>
          </table:table-cell>
        </table:table-row>
      </table:table>
      <text:p text:style-name="Text_20_body"><text:change-end text:change-id="ct216180896"/></text:p>
      <text:h text:style-name="Heading_20_2" text:outline-level="2">See Also</text:h>
      <text:p text:style-name="Text_20_body"/>
      <text:p text:style-name="Text_20_body"/>
      <text:h text:style-name="Heading_20_1" text:outline-level="1"><text:alphabetical-index-mark-start text:id="IMark138363080"/>Object<text:alphabetical-index-mark-end text:id="IMark138363080"/></text:h>
      <text:p text:style-name="Text_20_body"/>
      <text:p text:style-name="Text_20_body">Inheritance: Object <text:span text:style-name="T9">← nil</text:span></text:p>
      <text:p text:style-name="Code"/>
      <text:p text:style-name="Code">Object Shared Methods =</text:p>
      <text:p text:style-name="Code">&amp;&amp; <text:s text:c="8"/>.copy <text:s text:c="5"/>.to_f <text:s text:c="5"/>.to_n! <text:s text:c="4"/>.to_x! <text:s text:c="4"/>identical? not</text:p>
      <text:p text:style-name="Code">)methods <text:s text:c="2"/>.init <text:s text:c="5"/>.to_f! <text:s text:c="4"/>.to_r <text:s text:c="5"/>&lt;&gt; <text:s text:c="8"/>max <text:s text:c="7"/>||</text:p>
      <text:p text:style-name="Code">. <text:s text:c="9"/>.is_class? .to_i <text:s text:c="5"/>.to_r! <text:s text:c="4"/>= <text:s text:c="9"/>min</text:p>
      <text:p text:style-name="Code">.class <text:s text:c="4"/>.name <text:s text:c="5"/>.to_i! <text:s text:c="4"/>.to_s <text:s text:c="5"/>^^ <text:s text:c="8"/>nil&lt;&gt;</text:p>
      <text:p text:style-name="Code">.clone <text:s text:c="4"/>.strlen <text:s text:c="3"/>.to_n <text:s text:c="5"/>.to_x <text:s text:c="5"/>distinct? <text:s/>nil=</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38617064"/>&amp;&amp;<text:alphabetical-index-mark-end text:id="IMark138617064"/>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15">Code</text:p>
          </table:table-cell>
          <table:table-cell table:style-name="Table29.B2" office:value-type="string">
            <text:p text:style-name="P15">Result</text:p>
          </table:table-cell>
        </table:table-row>
        <table:table-row table:style-name="Table29.2">
          <table:table-cell table:style-name="Table29.A2" office:value-type="string">
            <text:p text:style-name="Snippet"/>
          </table:table-cell>
          <table:table-cell table:style-name="Table29.B2" office:value-type="string">
            <text:p text:style-name="P2"/>
          </table:table-cell>
        </table:table-row>
      </table:table>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object] <text:alphabetical-index-mark-start text:id="IMark138617064"/>)methods<text:alphabetical-index-mark-end text:id="IMark138617064"/>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5">Code</text:p>
          </table:table-cell>
          <table:table-cell table:style-name="Table10.B2" office:value-type="string">
            <text:p text:style-name="P15">Result</text:p>
          </table:table-cell>
        </table:table-row>
        <table:table-row table:style-name="Table10.2">
          <table:table-cell table:style-name="Table10.A2" office:value-type="string">
            <text:p text:style-name="Snippet"/>
          </table:table-cell>
          <table:table-cell table:style-name="Table10.B2" office:value-type="string">
            <text:p text:style-name="P2"/>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138617064"/>.<text:alphabetical-index-mark-end text:id="IMark138617064"/>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5">Code</text:p>
          </table:table-cell>
          <table:table-cell table:style-name="Table11.B2" office:value-type="string">
            <text:p text:style-name="P15">Result</text:p>
          </table:table-cell>
        </table:table-row>
        <table:table-row table:style-name="Table11.2">
          <table:table-cell table:style-name="Table11.A2" office:value-type="string">
            <text:p text:style-name="Snippet"/>
          </table:table-cell>
          <table:table-cell table:style-name="Table11.B2" office:value-type="string">
            <text:p text:style-name="P2"/>
          </table:table-cell>
        </table:table-row>
      </table:table>
      <text:p text:style-name="Text_20_body"><text:soft-page-break/></text:p>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38617064"/>.class<text:alphabetical-index-mark-end text:id="IMark138617064"/>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5">Code</text:p>
          </table:table-cell>
          <table:table-cell table:style-name="Table12.B2" office:value-type="string">
            <text:p text:style-name="P15">Result</text:p>
          </table:table-cell>
        </table:table-row>
        <table:table-row table:style-name="Table12.2">
          <table:table-cell table:style-name="Table12.A2" office:value-type="string">
            <text:p text:style-name="Snippet"/>
          </table:table-cell>
          <table:table-cell table:style-name="Table12.B2" office:value-type="string">
            <text:p text:style-name="P2"/>
          </table:table-cell>
        </table:table-row>
      </table:table>
      <text:p text:style-name="Text_20_body"/>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 text:outline-level="3">[an_object] <text:alphabetical-index-mark-start text:id="IMark138617064"/>.clone<text:alphabetical-index-mark-end text:id="IMark138617064"/>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covered-table-cell/>
        </table:table-row>
        <table:table-row table:style-name="Table14.1">
          <table:table-cell table:style-name="Table14.A2" office:value-type="string">
            <text:p text:style-name="P15">Code</text:p>
          </table:table-cell>
          <table:table-cell table:style-name="Table14.B2" office:value-type="string">
            <text:p text:style-name="P15">Result</text:p>
          </table:table-cell>
        </table:table-row>
        <table:table-row table:style-name="Table14.1">
          <table:table-cell table:style-name="Table14.A2" office:value-type="string">
            <text:p text:style-name="Snippet"/>
          </table:table-cell>
          <table:table-cell table:style-name="Table14.B2" office:value-type="string">
            <text:p text:style-name="P2"/>
          </table:table-cell>
        </table:table-row>
      </table:table>
      <text:p text:style-name="Text_20_body"/>
      <text:p text:style-name="Text_20_body">.clone_exclude</text:p>
      <text:p text:style-name="Text_20_body"/>
      <table:table table:name="Table15" table:style-name="Table15">
        <table:table-column table:style-name="Table15.A"/>
        <table:table-column table:style-name="Table15.B"/>
        <table:table-row>
          <table:table-cell table:style-name="Table15.A1" table:number-columns-spanned="2" office:value-type="string">
            <text:h text:style-name="Heading_20_3" text:outline-level="3">[an_object] <text:alphabetical-index-mark-start text:id="IMark138617064"/>.copy<text:alphabetical-index-mark-end text:id="IMark138617064"/>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covered-table-cell/>
        </table:table-row>
        <table:table-row table:style-name="Table15.2">
          <table:table-cell table:style-name="Table15.A2" office:value-type="string">
            <text:p text:style-name="P15">Code</text:p>
          </table:table-cell>
          <table:table-cell table:style-name="Table15.B2" office:value-type="string">
            <text:p text:style-name="P15">Result</text:p>
          </table:table-cell>
        </table:table-row>
        <table:table-row table:style-name="Table15.2">
          <table:table-cell table:style-name="Table15.A2" office:value-type="string">
            <text:p text:style-name="Snippet"/>
          </table:table-cell>
          <table:table-cell table:style-name="Table15.B2" office:value-type="string">
            <text:p text:style-name="P2"/>
          </table:table-cell>
        </table:table-row>
      </table:table>
      <text:p text:style-name="Text_20_body"/>
      <table:table table:name="Table16" table:style-name="Table16">
        <table:table-column table:style-name="Table16.A"/>
        <table:table-column table:style-name="Table16.B"/>
        <text:soft-page-break/>
        <table:table-row>
          <table:table-cell table:style-name="Table16.A1" table:number-columns-spanned="2" office:value-type="string">
            <text:h text:style-name="Heading_20_3" text:outline-level="3">[unspecified an_object] <text:alphabetical-index-mark-start text:id="IMark138617064"/>.init<text:alphabetical-index-mark-end text:id="IMark138617064"/> [unspecified]</text:h>
            <text:p text:style-name="P1"><text:span text:style-name="T1">Routing:</text:span> TOS</text:p>
            <text:p text:style-name="P1">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5">Code</text:p>
          </table:table-cell>
          <table:table-cell table:style-name="Table16.B2" office:value-type="string">
            <text:p text:style-name="P15">Result</text:p>
          </table:table-cell>
        </table:table-row>
        <table:table-row table:style-name="Table16.2">
          <table:table-cell table:style-name="Table16.A2" office:value-type="string">
            <text:p text:style-name="Snippet"/>
          </table:table-cell>
          <table:table-cell table:style-name="Table16.B2" office:value-type="string">
            <text:p text:style-name="P2"/>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38617064"/>.is_class?<text:alphabetical-index-mark-end text:id="IMark138617064"/>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5">Code</text:p>
          </table:table-cell>
          <table:table-cell table:style-name="Table17.B2" office:value-type="string">
            <text:p text:style-name="P15">Result</text:p>
          </table:table-cell>
        </table:table-row>
        <table:table-row table:style-name="Table17.2">
          <table:table-cell table:style-name="Table17.A2" office:value-type="string">
            <text:p text:style-name="Snippet"/>
          </table:table-cell>
          <table:table-cell table:style-name="Table17.B2" office:value-type="string">
            <text:p text:style-name="P2"/>
          </table:table-cell>
        </table:table-row>
      </table:table>
      <text:p text:style-name="Text_20_body"/>
      <table:table table:name="Table30" table:style-name="Table30">
        <table:table-column table:style-name="Table30.A"/>
        <table:table-column table:style-name="Table30.B"/>
        <table:table-row table:style-name="Table30.1">
          <table:table-cell table:style-name="Table30.A1" table:number-columns-spanned="2" office:value-type="string">
            <text:h text:style-name="Heading_20_3" text:outline-level="3">[an_object] <text:alphabetical-index-mark-start text:id="IMark138617064"/>.name<text:alphabetical-index-mark-end text:id="IMark138617064"/>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5">Code</text:p>
          </table:table-cell>
          <table:table-cell table:style-name="Table30.B2" office:value-type="string">
            <text:p text:style-name="P15">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138617064"/>.strlen<text:alphabetical-index-mark-end text:id="IMark138617064"/>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ext:soft-page-break/>
        <table:table-row>
          <table:table-cell table:style-name="Table31.A2" office:value-type="string">
            <text:p text:style-name="P15">Code</text:p>
          </table:table-cell>
          <table:table-cell table:style-name="Table31.B2" office:value-type="string">
            <text:p text:style-name="P15">Result</text:p>
          </table:table-cell>
        </table:table-row>
        <table:table-row>
          <table:table-cell table:style-name="Table31.A3" office:value-type="string">
            <text:p text:style-name="Snippet">"ABCD" .strlen </text:p>
          </table:table-cell>
          <table:table-cell table:style-name="Table31.A1" office:value-type="string">
            <text:p text:style-name="P2">4</text:p>
          </table:table-cell>
        </table:table-row>
        <table:table-row>
          <table:table-cell table:style-name="Table31.A3" office:value-type="string">
            <text:p text:style-name="Snippet">100 .strlen </text:p>
          </table:table-cell>
          <table:table-cell table:style-name="Table31.B4" office:value-type="string">
            <text:p text:style-name="P2">3</text:p>
          </table:table-cell>
        </table:table-row>
        <table:table-row>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138617064"/>.to_f<text:alphabetical-index-mark-end text:id="IMark138617064"/> [a_float or nil]</text:h>
            <text:p text:style-name="P1"><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5">Code</text:p>
          </table:table-cell>
          <table:table-cell table:style-name="Table32.B2" office:value-type="string">
            <text:p text:style-name="P15">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able:table-row>
          <table:table-cell table:style-name="Table33.A1" table:number-columns-spanned="2" office:value-type="string">
            <text:h text:style-name="Heading_20_3" text:outline-level="3">[an_object] <text:alphabetical-index-mark-start text:id="IMark138617064"/>.to_f!<text:alphabetical-index-mark-end text:id="IMark138617064"/> [a_float]</text:h>
            <text:p text:style-name="P1"><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5">Code</text:p>
          </table:table-cell>
          <table:table-cell table:style-name="Table33.B2" office:value-type="string">
            <text:p text:style-name="P15">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1">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138617064"/>.to_i<text:alphabetical-index-mark-end text:id="IMark138617064"/> [an_integer or nil]</text:h>
            <text:p text:style-name="P1"><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5">Code</text:p>
          </table:table-cell>
          <table:table-cell table:style-name="Table34.B2" office:value-type="string">
            <text:p text:style-name="P15">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138617064"/>.to_i!<text:alphabetical-index-mark-end text:id="IMark138617064"/> [an_integer]</text:h>
            <text:p text:style-name="P1"><text:soft-page-break/><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5">Code</text:p>
          </table:table-cell>
          <table:table-cell table:style-name="Table35.B2" office:value-type="string">
            <text:p text:style-name="P15">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1">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3" text:outline-level="3">[an_object] <text:alphabetical-index-mark-start text:id="IMark138617064"/>.to_n<text:alphabetical-index-mark-end text:id="IMark138617064"/> [a_numeric]</text:h>
            <text:p text:style-name="P1"><text:span text:style-name="T1">Routing:</text:span> TOS</text:p>
            <text:p text:style-name="P1">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5">Code</text:p>
          </table:table-cell>
          <table:table-cell table:style-name="Table36.B2" office:value-type="string">
            <text:p text:style-name="P15">Result</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1/2” .to_n</text:p>
          </table:table-cell>
          <table:table-cell table:style-name="Table36.B2" office:value-type="string">
            <text:p text:style-name="Table_20_Contents">1/2</text:p>
          </table:table-cell>
        </table:table-row>
        <table:table-row>
          <table:table-cell table:style-name="Table36.A2" office:value-type="string">
            <text:p text:style-name="Snippet">“1+2i” .to_n</text:p>
          </table:table-cell>
          <table:table-cell table:style-name="Table36.B2" office:value-type="string">
            <text:p text:style-name="Table_20_Contents">1+2i</text:p>
          </table:table-cell>
        </table:table-row>
        <table:table-row>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138617064"/>.to_n!<text:alphabetical-index-mark-end text:id="IMark138617064"/> [a_numeric]</text:h>
            <text:p text:style-name="P1"><text:span text:style-name="T1">Routing:</text:span> TOS</text:p>
            <text:p text:style-name="P1">Try to convert the object into the appropriate type of Numeric value. If this is not possible, raise an error. Contrast with .to_n</text:p>
          </table:table-cell>
          <table:covered-table-cell/>
        </table:table-row>
        <table:table-row>
          <table:table-cell table:style-name="Table37.A2" office:value-type="string">
            <text:p text:style-name="P15">Code</text:p>
          </table:table-cell>
          <table:table-cell table:style-name="Table37.B2" office:value-type="string">
            <text:p text:style-name="P15">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1">Cannot convert a String instance to a Numeric instance</text:p>
          </table:table-cell>
        </table:table-row>
      </table:table>
      <text:p text:style-name="Text_20_body"><text:soft-page-break/></text:p>
      <table:table table:name="Table38" table:style-name="Table38">
        <table:table-column table:style-name="Table38.A"/>
        <table:table-column table:style-name="Table38.B"/>
        <table:table-row>
          <table:table-cell table:style-name="Table38.A1" table:number-columns-spanned="2" office:value-type="string">
            <text:h text:style-name="Heading_20_3" text:outline-level="3">[an_object] <text:alphabetical-index-mark-start text:id="IMark138617064"/>.to_r<text:alphabetical-index-mark-end text:id="IMark138617064"/> [a_rational or nil]</text:h>
            <text:p text:style-name="P1"><text:span text:style-name="T1">Routing:</text:span> TOS</text:p>
            <text:p text:style-name="P1">Try to convert the object into a Rational. If this is not possible, return nil. Contrast with .to_r!</text:p>
          </table:table-cell>
          <table:covered-table-cell/>
        </table:table-row>
        <table:table-row>
          <table:table-cell table:style-name="Table38.A2" office:value-type="string">
            <text:p text:style-name="P15">Code</text:p>
          </table:table-cell>
          <table:table-cell table:style-name="Table38.B2" office:value-type="string">
            <text:p text:style-name="P15">Result</text:p>
          </table:table-cell>
        </table:table-row>
        <table:table-row>
          <table:table-cell table:style-name="Table38.A2" office:value-type="string">
            <text:p text:style-name="Snippet">2 .to_r</text:p>
          </table:table-cell>
          <table:table-cell table:style-name="Table38.B2" office:value-type="string">
            <text:p text:style-name="Table_20_Contents">2/1</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5/2” .to_r</text:p>
          </table:table-cell>
          <table:table-cell table:style-name="Table38.B2" office:value-type="string">
            <text:p text:style-name="Table_20_Contents">5/2</text:p>
          </table:table-cell>
        </table:table-row>
        <table:table-row>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138617064"/>.to_r!<text:alphabetical-index-mark-end text:id="IMark138617064"/> [a_rational]</text:h>
            <text:p text:style-name="P1"><text:span text:style-name="T1">Routing:</text:span> TOS</text:p>
            <text:p text:style-name="P1">Try to convert the object into a Rational. If this is not possible, raise an error. Contrast with .to_r!</text:p>
          </table:table-cell>
          <table:covered-table-cell/>
        </table:table-row>
        <table:table-row>
          <table:table-cell table:style-name="Table39.A2" office:value-type="string">
            <text:p text:style-name="P15">Code</text:p>
          </table:table-cell>
          <table:table-cell table:style-name="Table39.B2" office:value-type="string">
            <text:p text:style-name="P15">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1">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138617064"/>.to_s<text:alphabetical-index-mark-end text:id="IMark138617064"/> [a_string]</text:h>
            <text:p text:style-name="P1"><text:span text:style-name="T1">Routing:</text:span> TOS</text:p>
            <text:p text:style-name="P1">Convert the object to a string.</text:p>
          </table:table-cell>
          <table:covered-table-cell/>
        </table:table-row>
        <table:table-row>
          <table:table-cell table:style-name="Table40.A2" office:value-type="string">
            <text:p text:style-name="P15">Code</text:p>
          </table:table-cell>
          <table:table-cell table:style-name="Table40.B2" office:value-type="string">
            <text:p text:style-name="P15">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ext:soft-page-break/>
        <table:table-row>
          <table:table-cell table:style-name="Table41.A1" table:number-columns-spanned="2" office:value-type="string">
            <text:h text:style-name="Heading_20_3" text:outline-level="3">[an_object] <text:alphabetical-index-mark-start text:id="IMark138617064"/>.to_x<text:alphabetical-index-mark-end text:id="IMark138617064"/> [a_complex or nil]</text:h>
            <text:p text:style-name="P1"><text:span text:style-name="T1">Routing:</text:span> TOS</text:p>
            <text:p text:style-name="P1">Try to convert the object into a Complex. If this is not possible, return nil. Contrast with .to_x!</text:p>
          </table:table-cell>
          <table:covered-table-cell/>
        </table:table-row>
        <table:table-row>
          <table:table-cell table:style-name="Table41.A2" office:value-type="string">
            <text:p text:style-name="P15">Code</text:p>
          </table:table-cell>
          <table:table-cell table:style-name="Table41.B2" office:value-type="string">
            <text:p text:style-name="P15">Result</text:p>
          </table:table-cell>
        </table:table-row>
        <table:table-row>
          <table:table-cell table:style-name="Table41.A2" office:value-type="string">
            <text:p text:style-name="Snippet">5 .to_x</text:p>
          </table:table-cell>
          <table:table-cell table:style-name="Table41.B2" office:value-type="string">
            <text:p text:style-name="P2">5+0i</text:p>
          </table:table-cell>
        </table:table-row>
        <table:table-row>
          <table:table-cell table:style-name="Table41.A2" office:value-type="string">
            <text:p text:style-name="Snippet">5.2 .to_x</text:p>
          </table:table-cell>
          <table:table-cell table:style-name="Table41.B2" office:value-type="string">
            <text:p text:style-name="P2">5.2+0i</text:p>
          </table:table-cell>
        </table:table-row>
        <table:table-row>
          <table:table-cell table:style-name="Table41.A2" office:value-type="string">
            <text:p text:style-name="Snippet">“5” .to_x</text:p>
          </table:table-cell>
          <table:table-cell table:style-name="Table41.B2" office:value-type="string">
            <text:p text:style-name="P2">5+0i</text:p>
          </table:table-cell>
        </table:table-row>
        <table:table-row>
          <table:table-cell table:style-name="Table41.A2" office:value-type="string">
            <text:p text:style-name="Snippet">1+2i .to_x</text:p>
          </table:table-cell>
          <table:table-cell table:style-name="Table41.B2" office:value-type="string">
            <text:p text:style-name="P2">1+2i</text:p>
          </table:table-cell>
        </table:table-row>
        <table:table-row>
          <table:table-cell table:style-name="Table41.A2" office:value-type="string">
            <text:p text:style-name="Snippet">“apple” .to_x</text:p>
          </table:table-cell>
          <table:table-cell table:style-name="Table41.B2" office:value-type="string">
            <text:p text:style-name="P2">nil</text:p>
          </table:table-cell>
        </table:table-row>
      </table:table>
      <text:p text:style-name="P1"/>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138617064"/>.to_x!<text:alphabetical-index-mark-end text:id="IMark138617064"/> [a_complex]</text:h>
            <text:p text:style-name="P1"><text:span text:style-name="T1">Routing:</text:span> TOS</text:p>
            <text:p text:style-name="P1">Try to convert the object into a Complex. If this is not possible, raise an error. Contrast with .to_x</text:p>
          </table:table-cell>
          <table:covered-table-cell/>
        </table:table-row>
        <table:table-row table:style-name="Table42.1">
          <table:table-cell table:style-name="Table42.A2" office:value-type="string">
            <text:p text:style-name="P15">Code</text:p>
          </table:table-cell>
          <table:table-cell table:style-name="Table42.B2" office:value-type="string">
            <text:p text:style-name="P15">Result</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5.2 .to_x!</text:p>
          </table:table-cell>
          <table:table-cell table:style-name="Table42.B2" office:value-type="string">
            <text:p text:style-name="P2">5.2+0i</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1+2i .to_x!</text:p>
          </table:table-cell>
          <table:table-cell table:style-name="Table42.B2" office:value-type="string">
            <text:p text:style-name="P2">1+2i</text:p>
          </table:table-cell>
        </table:table-row>
        <table:table-row table:style-name="Table42.1">
          <table:table-cell table:style-name="Table42.A2" office:value-type="string">
            <text:p text:style-name="Snippet">“apple” .to_x!</text:p>
          </table:table-cell>
          <table:table-cell table:style-name="Table42.B2" office:value-type="string">
            <text:p text:style-name="P22">Cannot convert a String instance to a Complex instance</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38617064"/>&lt;&gt;<text:alphabetical-index-mark-end text:id="IMark138617064"/>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5">Code</text:p>
          </table:table-cell>
          <table:table-cell table:style-name="Table23.B2" office:value-type="string">
            <text:p text:style-name="P15">Result</text:p>
          </table:table-cell>
        </table:table-row>
        <table:table-row table:style-name="Table23.2">
          <table:table-cell table:style-name="Table23.A2" office:value-type="string">
            <text:p text:style-name="Snippet"/>
          </table:table-cell>
          <table:table-cell table:style-name="Table23.B2" office:value-type="string">
            <text:p text:style-name="P2"/>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38617064"/>=<text:alphabetical-index-mark-end text:id="IMark138617064"/>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5">Code</text:p>
          </table:table-cell>
          <table:table-cell table:style-name="Table43.B2" office:value-type="string">
            <text:p text:style-name="P15">Result</text:p>
          </table:table-cell>
        </table:table-row>
        <table:table-row table:style-name="Table43.2">
          <table:table-cell table:style-name="Table43.A2" office:value-type="string">
            <text:p text:style-name="Snippet"/>
          </table:table-cell>
          <table:table-cell table:style-name="Table43.B2" office:value-type="string">
            <text:p text:style-name="P2"/>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38617064"/>^^<text:alphabetical-index-mark-end text:id="IMark138617064"/>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15">Code</text:p>
          </table:table-cell>
          <table:table-cell table:style-name="Table44.B2" office:value-type="string">
            <text:p text:style-name="P15">Result</text:p>
          </table:table-cell>
        </table:table-row>
        <table:table-row table:style-name="Table44.2">
          <table:table-cell table:style-name="Table44.A2" office:value-type="string">
            <text:p text:style-name="Snippet"/>
          </table:table-cell>
          <table:table-cell table:style-name="Table44.B2" office:value-type="string">
            <text:p text:style-name="P2"/>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38617064"/>distinct?<text:alphabetical-index-mark-end text:id="IMark138617064"/>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5">Code</text:p>
          </table:table-cell>
          <table:table-cell table:style-name="Table46.B2" office:value-type="string">
            <text:p text:style-name="P15">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138617064"/>identical?<text:alphabetical-index-mark-end text:id="IMark138617064"/>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5">Code</text:p>
          </table:table-cell>
          <table:table-cell table:style-name="Table47.B2" office:value-type="string">
            <text:p text:style-name="P15">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ext:soft-page-break/>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38617064"/>max<text:alphabetical-index-mark-end text:id="IMark138617064"/>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5">Code</text:p>
          </table:table-cell>
          <table:table-cell table:style-name="Table48.B2" office:value-type="string">
            <text:p text:style-name="P15">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2">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38617064"/>min<text:alphabetical-index-mark-end text:id="IMark138617064"/>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5">Code</text:p>
          </table:table-cell>
          <table:table-cell table:style-name="Table49.B2" office:value-type="string">
            <text:p text:style-name="P15">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2">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138617064"/>nil&lt;&gt;<text:alphabetical-index-mark-end text:id="IMark138617064"/>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5">Code</text:p>
          </table:table-cell>
          <table:table-cell table:style-name="Table45.B2" office:value-type="string">
            <text:p text:style-name="P15">Result</text:p>
          </table:table-cell>
        </table:table-row>
        <table:table-row table:style-name="Table45.2">
          <table:table-cell table:style-name="Table45.A2" office:value-type="string">
            <text:p text:style-name="Snippet"/>
          </table:table-cell>
          <table:table-cell table:style-name="Table45.B2" office:value-type="string">
            <text:p text:style-name="P2"/>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 text:outline-level="3">[an_object] <text:alphabetical-index-mark-start text:id="IMark138617064"/>nil=<text:alphabetical-index-mark-end text:id="IMark138617064"/>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5">Code</text:p>
          </table:table-cell>
          <table:table-cell table:style-name="Table50.B2" office:value-type="string">
            <text:p text:style-name="P15">Result</text:p>
          </table:table-cell>
        </table:table-row>
        <table:table-row table:style-name="Table50.2">
          <table:table-cell table:style-name="Table50.A2" office:value-type="string">
            <text:p text:style-name="Snippet"/>
          </table:table-cell>
          <table:table-cell table:style-name="Table50.B2" office:value-type="string">
            <text:p text:style-name="P2"/>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38617064"/>not<text:alphabetical-index-mark-end text:id="IMark138617064"/>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5">Code</text:p>
          </table:table-cell>
          <table:table-cell table:style-name="Table51.B2" office:value-type="string">
            <text:p text:style-name="P15">Result</text:p>
          </table:table-cell>
        </table:table-row>
        <table:table-row table:style-name="Table51.2">
          <table:table-cell table:style-name="Table51.A2" office:value-type="string">
            <text:p text:style-name="Snippet"/>
          </table:table-cell>
          <table:table-cell table:style-name="Table51.B2" office:value-type="string">
            <text:p text:style-name="P2"/>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138617064"/>||<text:alphabetical-index-mark-end text:id="IMark138617064"/> [true]</text:h>
            <text:p text:style-name="P1"><text:span text:style-name="T1">Routing:</text:span> NOS.</text:p>
            <text:p text:style-name="P1">Logical, inclusive OR for the case where the first operand is true. This is true.</text:p>
          </table:table-cell>
          <table:covered-table-cell/>
        </table:table-row>
        <table:table-row table:style-name="Table52.1">
          <table:table-cell table:style-name="Table52.A2" office:value-type="string">
            <text:p text:style-name="P15">Code</text:p>
          </table:table-cell>
          <table:table-cell table:style-name="Table52.B2" office:value-type="string">
            <text:p text:style-name="P15">Result</text:p>
          </table:table-cell>
        </table:table-row>
        <table:table-row table:style-name="Table52.1">
          <table:table-cell table:style-name="Table52.A2" office:value-type="string">
            <text:p text:style-name="Snippet"/>
          </table:table-cell>
          <table:table-cell table:style-name="Table52.B2" office:value-type="string">
            <text:p text:style-name="P2"/>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38363080"/>OutStream<text:alphabetical-index-mark-end text:id="IMark138363080"/></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append</text:p>
      <text:p text:style-name="Text_20_body">.create</text:p>
      <text:h text:style-name="Heading_20_2" text:outline-level="2">Instance Methods</text:h>
      <text:p text:style-name="Text_20_body"/>
      <text:p text:style-name="Text_20_body">.</text:p>
      <text:p text:style-name="Text_20_body">.close</text:p>
      <text:p text:style-name="Text_20_body">.cr</text:p>
      <text:p text:style-name="Text_20_body">.emit</text:p>
      <text:p text:style-name="Text_20_body">.space</text:p>
      <text:p text:style-name="Text_20_body">.spaces</text:p>
      <text:p text:style-name="Text_20_body">~</text:p>
      <text:p text:style-name="Text_20_body">~"</text:p>
      <text:p text:style-name="Text_20_body">~cr</text:p>
      <text:p text:style-name="Text_20_body">~emit</text:p>
      <text:p text:style-name="Text_20_body">~space</text:p>
      <text:p text:style-name="Text_20_body">~spaces</text:p>
      <text:h text:style-name="Heading_20_2" text:outline-level="2">Class Stubs</text:h>
      <text:p text:style-name="Text_20_body">.new</text:p>
      <text:h text:style-name="Heading_20_2" text:outline-level="2"><text:soft-page-break/>See Also</text:h>
      <text:p text:style-name="Text_20_body"/>
      <text:h text:style-name="Heading_20_1" text:outline-level="1"><text:alphabetical-index-mark-start text:id="IMark138363080"/>Procedure<text:alphabetical-index-mark-end text:id="IMark138363080"/></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p text:style-name="Text_20_body">.call</text:p>
      <text:h text:style-name="Heading_20_2" text:outline-level="2">See Also</text:h>
      <text:p text:style-name="Text_20_body">In VirtualMachine see:</text:p>
      <text:p text:style-name="Code">{{</text:p>
      <text:p text:style-name="Text_20_body"/>
      <text:h text:style-name="Heading_20_1" text:outline-level="1"><text:alphabetical-index-mark-start text:id="IMark138363080"/>Queue<text:alphabetical-index-mark-end text:id="IMark138363080"/></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end</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38363080"/>Rational<text:alphabetical-index-mark-end text:id="IMark138363080"/></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1">Rational numbers<text:note text:id="ftn68" text:note-class="footnote"><text:note-citation>70</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4">Literal<text:note text:id="ftn69" text:note-class="footnote"><text:note-citation>71</text:note-citation><text:note-body><text:p text:style-name="Footnote">No spaces are permitted within the literal.</text:p></text:note-body></text:note></text:p>
          </table:table-cell>
          <table:table-cell table:style-name="Table6.B1" office:value-type="string">
            <text:p text:style-name="P14">Value<text:note text:id="ftn70" text:note-class="footnote"><text:note-citation>7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3">1/2</text:p>
          </table:table-cell>
          <table:table-cell table:style-name="Table6.B2" office:value-type="string">
            <text:p text:style-name="P13">1/2</text:p>
          </table:table-cell>
        </table:table-row>
        <table:table-row>
          <table:table-cell table:style-name="Table6.A2" office:value-type="string">
            <text:p text:style-name="P23">1.2/3</text:p>
          </table:table-cell>
          <table:table-cell table:style-name="Table6.B2" office:value-type="string">
            <text:p text:style-name="P13">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38365960"/>.split<text:alphabetical-index-mark-end text:id="IMark13836596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5">Code</text:p>
          </table:table-cell>
          <table:table-cell table:style-name="Table18.B2" office:value-type="string">
            <text:p text:style-name="P15">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38365720"/>Stack<text:alphabetical-index-mark-end text:id="IMark138365720"/></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138365720"/>String<text:alphabetical-index-mark-end text:id="IMark138365720"/></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38365720"/>Thread<text:alphabetical-index-mark-end text:id="IMark138365720"/></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38365720"/><text:alphabetical-index-mark-start text:id="IMark138365672"/><text:alphabetical-index-mark-start text:id="IMark138363176"/>TrueClass<text:alphabetical-index-mark-end text:id="IMark138363176"/><text:alphabetical-index-mark-end text:id="IMark138365672"/><text:alphabetical-index-mark-end text:id="IMark138365720"/></text:h>
      <text:p text:style-name="P1"/>
      <text:p text:style-name="P1">Inheritance: TrueClass <text:span text:style-name="T9">←</text:span> Object</text:p>
      <text:p text:style-name="Code"/>
      <text:p text:style-name="Code">No unique methods defined.</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52"/>
      <text:h text:style-name="Heading_20_1" text:outline-level="1"><text:alphabetical-index-mark-start text:id="IMark138365720"/>VirtualMachine<text:alphabetical-index-mark-end text:id="IMark138365720"/></text:h>
      <text:p text:style-name="Text_20_body"/>
      <text:p text:style-name="Text_20_body">Inheritance: VirtualMachine <text:span text:style-name="T9">←</text:span> Object</text:p>
      <text:p text:style-name="Code"/>
      <text:p text:style-name="Code">VirtualMachine Shared Methods =</text:p>
      <text:p text:style-name="Code">!: <text:s text:c="7"/>)noshow <text:s text:c="2"/>.:: <text:s text:c="6"/>: <text:s text:c="8"/>drop <text:s text:c="5"/>over <text:s text:c="5"/>tuck</text:p>
      <text:p text:style-name="Code">" <text:s text:c="8"/>)quit <text:s text:c="4"/>.append{ <text:s/>?dup <text:s text:c="5"/>dup <text:s text:c="6"/>pause <text:s text:c="4"/>val#:</text:p>
      <text:p text:style-name="Code">)" <text:s text:c="7"/>)restart <text:s/>.create{ <text:s/>[ <text:s text:c="8"/>e <text:s text:c="8"/>pi <text:s text:c="7"/>val$:</text:p>
      <text:p text:style-name="Code">)classes <text:s/>)show <text:s text:c="4"/>.dump <text:s text:c="4"/>accept <text:s text:c="3"/>epsilon <text:s text:c="2"/>pick <text:s text:c="5"/>var#:</text:p>
      <text:p text:style-name="Code">)context <text:s/>)start <text:s text:c="3"/>.each{ <text:s text:c="3"/>accept" <text:s text:c="2"/>f" <text:s text:c="7"/>rational <text:s/>var$:</text:p>
      <text:p text:style-name="Code">)context! )threads <text:s/>.elapsed <text:s/>begin <text:s text:c="4"/>false <text:s text:c="4"/>rot <text:s text:c="6"/>vm</text:p>
      <text:p text:style-name="Code">)debug <text:s text:c="3"/>)time <text:s text:c="4"/>.map{ <text:s text:c="4"/>class: <text:s text:c="3"/>if <text:s text:c="7"/>self <text:s text:c="5"/>{</text:p>
      <text:p text:style-name="Code">)elapsed <text:s/>)unmap" <text:s text:c="2"/>.new{ <text:s text:c="4"/>clear <text:s text:c="4"/>infinity <text:s/>space <text:s text:c="4"/>{{</text:p>
      <text:p text:style-name="Code">)entries <text:s/>)version <text:s/>.open{ <text:s text:c="3"/>clone <text:s text:c="4"/>load" <text:s text:c="4"/>spaces</text:p>
      <text:p text:style-name="Code">)globals <text:s/>)vm <text:s text:c="6"/>.restart <text:s/>complex <text:s text:c="2"/>max_float swap</text:p>
      <text:p text:style-name="Code">)irb <text:s text:c="5"/>)vm! <text:s text:c="5"/>.select{ <text:s/>copy <text:s text:c="5"/>min_float switch</text:p>
      <text:p text:style-name="Code">)load" <text:s text:c="3"/>)words <text:s text:c="3"/>.start <text:s text:c="3"/>cr <text:s text:c="7"/>nan <text:s text:c="6"/>throw"</text:p>
      <text:p text:style-name="Code">)map" <text:s text:c="4"/>-infinity .vm_name <text:s/>do <text:s text:c="7"/>nil <text:s text:c="6"/>true</text:p>
      <text:p text:style-name="Code">)nodebug <text:s/>.: <text:s text:c="7"/>.with{ <text:s text:c="3"/>dpr <text:s text:c="6"/>nip <text:s text:c="6"/>try</text:p>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
      <table:table table:name="Table53" table:style-name="Table53">
        <table:table-column table:style-name="Table53.A"/>
        <table:table-column table:style-name="Table53.B"/>
        <table:table-column table:style-name="Table53.C"/>
        <text:soft-page-break/>
        <table:table-row table:style-name="Table53.1">
          <table:table-cell table:style-name="Table53.A1" table:number-columns-spanned="3" office:value-type="string">
            <text:h text:style-name="Heading_20_3" text:outline-level="3">[a_class] <text:alphabetical-index-mark-start text:id="IMark138365960"/>.:<text:alphabetical-index-mark-end text:id="IMark138365960"/> method_name … ; []</text:h>
            <text:p text:style-name="Text_20_body">Routing: VM</text:p>
            <text:p text:style-name="P1">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Object .: .one 1 ;</text:p>
          </table:table-cell>
          <table:covered-table-cell/>
          <table:table-cell table:style-name="Table53.C2" office:value-type="string">
            <text:p text:style-name="P2">(Creates a public method .one)</text:p>
          </table:table-cell>
        </table:table-row>
        <table:table-row table:style-name="Table53.1">
          <table:table-cell table:style-name="Table53.A2" table:number-columns-spanned="2" office:value-type="string">
            <text:p text:style-name="Snippet">Object .: ~two 2 ;</text:p>
          </table:table-cell>
          <table:covered-table-cell/>
          <table:table-cell table:style-name="Table53.C2" office:value-type="string">
            <text:p text:style-name="P2">(Creates a private method ~two)</text:p>
          </table:table-cell>
        </table:table-row>
        <table:table-row table:style-name="Table53.1">
          <table:table-cell table:style-name="Table53.A2" table:number-columns-spanned="2" office:value-type="string">
            <text:p text:style-name="Snippet">MyClass .: + (omitted) ;</text:p>
          </table:table-cell>
          <table:covered-table-cell/>
          <table:table-cell table:style-name="Table53.C2" office:value-type="string">
            <text:p text:style-name="P2">(Creates a dyadic (NOS) method +)</text:p>
          </table:table-cell>
        </table:table-row>
        <table:table-row table:style-name="Table53.1">
          <table:table-cell table:style-name="Table53.A2" table:number-columns-spanned="2" office:value-type="string">
            <text:p text:style-name="Snippet">Object .: BAD <text:s/>;</text:p>
          </table:table-cell>
          <table:covered-table-cell/>
          <table:table-cell table:style-name="Table53.C2" office:value-type="string">
            <text:p text:style-name="P18">F10: Invalid name for a method: BAD</text:p>
          </table:table-cell>
        </table:table-row>
        <table:table-row table:style-name="Table53.1">
          <table:table-cell table:style-name="Table53.A2" table:number-columns-spanned="2" office:value-type="string">
            <text:p text:style-name="Snippet">String .: twaddle<text:span text:style-name="T13">" (stuff) ;</text:span></text:p>
          </table:table-cell>
          <table:covered-table-cell/>
          <table:table-cell table:style-name="Table53.C2" office:value-type="string">
            <text:p text:style-name="P18">(Creates a method with an embedded string.</text:p>
          </table:table-cell>
        </table:table-row>
        <table:table-row table:style-name="Table53.1">
          <table:table-cell table:style-name="Table53.A2" table:number-columns-spanned="2" office:value-type="string">
            <text:p text:style-name="Snippet">55 .: foobar (stuff) ;</text:p>
          </table:table-cell>
          <table:covered-table-cell/>
          <table:table-cell table:style-name="Table53.C2" office:value-type="string">
            <text:p text:style-name="P18">F13: The target of .: must be a class</text:p>
          </table:table-cell>
        </table:table-row>
        <table:table-row table:style-name="Table53.1">
          <table:table-cell table:style-name="Table53.A2" table:number-columns-spanned="2" office:value-type="string">
            <text:p text:style-name="Snippet">Object .: twiddle<text:span text:style-name="T13">" (stuff) ;</text:span></text:p>
          </table:table-cell>
          <table:covered-table-cell/>
          <table:table-cell table:style-name="Table53.C2" office:value-type="string">
            <text:p text:style-name="P18">F13: Creating a string method twiddle" on a Object</text:p>
          </table:table-cell>
        </table:table-row>
        <table:table-row table:style-name="Table53.1">
          <table:table-cell table:style-name="Table53.A10" table:number-columns-spanned="3" office:value-type="string">
            <text:h text:style-name="Heading_20_4" text:outline-level="4">Local Methods: </text:h>
          </table:table-cell>
          <table:covered-table-cell/>
          <table:covered-table-cell/>
        </table:table-row>
        <table:table-row table:style-name="Table53.1">
          <table:table-cell table:style-name="Table53.C2" table:number-columns-spanned="3" office:value-type="string">
            <text:h text:style-name="Heading_20_4" text:outline-level="4">[undefined] <text:alphabetical-index-mark-start text:id="IMark138365000"/>super<text:alphabetical-index-mark-end text:id="IMark138365000"/> [undefined]</text:h>
            <text:p text:style-name="Text_20_body">Routing:<text:span text:style-name="T12">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class: MyClass</text:p>
            <text:p text:style-name="Snippet">MyClass .: .name "Hi from " super + ;</text:p>
            <text:p text:style-name="Snippet">MyClass .new .name .</text:p>
          </table:table-cell>
          <table:covered-table-cell/>
          <table:table-cell table:style-name="Table53.C13" office:value-type="string">
            <text:p text:style-name="P2">Hi from MyClass instance</text:p>
          </table:table-cell>
        </table:table-row>
        <table:table-row table:style-name="Table53.1">
          <table:table-cell table:style-name="Table53.A2" table:number-columns-spanned="2" office:value-type="string">
            <text:p text:style-name="Snippet">class TestClass</text:p>
            <text:p text:style-name="Snippet">TestClass .: .broken super ;</text:p>
            <text:p text:style-name="Snippet">TestClass .new .broken</text:p>
          </table:table-cell>
          <table:covered-table-cell/>
          <table:table-cell table:style-name="Table53.C13" office:value-type="string">
            <text:p text:style-name="P24">F20: A TestClass instance does not understand .broken (:_309).</text:p>
          </table:table-cell>
        </table:table-row>
        <table:table-row table:style-name="Table53.1">
          <table:table-cell table:style-name="Table53.C2" table:number-columns-spanned="3" office:value-type="string">
            <text:h text:style-name="Heading_20_4" text:outline-level="4">[value] <text:alphabetical-index-mark-start text:id="IMark138365000"/>val:<text:alphabetical-index-mark-end text:id="IMark138365000"/> local_name []</text:h>
            <text:p text:style-name="Text_20_body">Routing:<text:span text:style-name="T12"> Compiler Context.</text:span></text:p>
            <text:p text:style-name="P1">This method defines a local value in the current method. </text:p>
            <text:p text:style-name="P1">See Data Storage in fOOrth, above, for more details on values and variables.</text:p>
          </table:table-cell>
          <table:covered-table-cell/>
          <table:covered-table-cell/>
        </table:table-row>
        <text:soft-page-break/>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10 val: limit</text:p>
          </table:table-cell>
          <table:covered-table-cell/>
          <table:table-cell table:style-name="Table53.C2" office:value-type="string">
            <text:p text:style-name="P2">(Creates a valu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38365000"/>var:<text:alphabetical-index-mark-end text:id="IMark138365000"/> local_name []</text:h>
            <text:p text:style-name="Text_20_body">Routing:<text:span text:style-name="T12"> Compiler Context.</text:span></text:p>
            <text:p text:style-name="P1">This method defines a local variable in the current method. </text:p>
            <text:p text:style-name="P1">See Data Storage in fOOrth, above, for more details on values and variables.</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10 var: limit</text:p>
          </table:table-cell>
          <table:covered-table-cell/>
          <table:table-cell table:style-name="Table53.C2" office:value-type="string">
            <text:p text:style-name="P2">(Creates a variabl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38365000"/>val@:<text:alphabetical-index-mark-end text:id="IMark138365000"/> @instance_name []</text:h>
            <text:p text:style-name="Text_20_body">Routing:<text:span text:style-name="T12">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53.1">
          <table:table-cell table:style-name="Table53.A2" office:value-type="string">
            <text:p text:style-name="P15">Code</text:p>
          </table:table-cell>
          <table:table-cell table:style-name="Table53.C2" table:number-columns-spanned="2" office:value-type="string">
            <text:p text:style-name="P15">Result</text:p>
          </table:table-cell>
          <table:covered-table-cell/>
        </table:table-row>
        <table:table-row table:style-name="Table53.1">
          <table:table-cell table:style-name="Table53.A2" office:value-type="string">
            <text:p text:style-name="Snippet">10 val@: @limit</text:p>
          </table:table-cell>
          <table:table-cell table:style-name="Table53.C2" table:number-columns-spanned="2" office:value-type="string">
            <text:p text:style-name="P2">(Creates an instance value named @limit set to 10)</text:p>
          </table:table-cell>
          <table:covered-table-cell/>
        </table:table-row>
        <table:table-row table:style-name="Table53.1">
          <table:table-cell table:style-name="Table53.C2" table:number-columns-spanned="3" office:value-type="string">
            <text:h text:style-name="Heading_20_4" text:outline-level="4">[value] <text:alphabetical-index-mark-start text:id="IMark138365000"/>var@:<text:alphabetical-index-mark-end text:id="IMark138365000"/> @instance_name []</text:h>
            <text:p text:style-name="Text_20_body">Routing:<text:span text:style-name="T12">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53.1">
          <table:table-cell table:style-name="Table53.A2" office:value-type="string">
            <text:p text:style-name="P15">Code</text:p>
          </table:table-cell>
          <table:table-cell table:style-name="Table53.C2" table:number-columns-spanned="2" office:value-type="string">
            <text:p text:style-name="P15">Result</text:p>
          </table:table-cell>
          <table:covered-table-cell/>
        </table:table-row>
        <table:table-row table:style-name="Table53.1">
          <table:table-cell table:style-name="Table53.A2" office:value-type="string">
            <text:p text:style-name="Snippet">10 var@: @limit</text:p>
          </table:table-cell>
          <table:table-cell table:style-name="Table53.C2" table:number-columns-spanned="2" office:value-type="string">
            <text:p text:style-name="P2">(Creates an instance variable named @limit initially set to 10)</text:p>
          </table:table-cell>
          <table:covered-table-cell/>
        </table:table-row>
        <table:table-row table:style-name="Table53.1">
          <table:table-cell table:style-name="Table53.C2" table:number-columns-spanned="3" office:value-type="string">
            <text:h text:style-name="Heading_20_4" text:outline-level="4">[] ... <text:alphabetical-index-mark-start text:id="IMark138365000"/>;<text:alphabetical-index-mark-end text:id="IMark138365000"/> []</text:h>
            <text:p text:style-name="Text_20_body">Routing:<text:span text:style-name="T12"> Compiler Context.</text:span></text:p>
            <text:p text:style-name="P1">Close off the method definition.</text:p>
          </table:table-cell>
          <table:covered-table-cell/>
          <table:covered-table-cell/>
        </table:table-row>
      </table:table>
      <text:p text:style-name="Text_20_body"/>
      <table:table table:name="Table13" table:style-name="Table13">
        <table:table-column table:style-name="Table13.A"/>
        <table:table-row table:style-name="Table13.1">
          <table:table-cell table:style-name="Table13.A1" office:value-type="string">
            <text:h text:style-name="Heading_20_3" text:outline-level="3">[an_object] <text:alphabetical-index-mark-start text:id="IMark138365000"/>.::<text:alphabetical-index-mark-end text:id="IMark138365000"/>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P54"/>
          </table:table-cell>
        </table:table-row>
        <text:soft-page-break/>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38365000"/>inst:<text:alphabetical-index-mark-end text:id="IMark138365000"/> []</text:h>
            <text:p text:style-name="P1"><text:span text:style-name="T1">Routing:</text:span> Compiler Context.</text:p>
            <text:p text:style-name="P1">Create an instance variable on the receiver object. This takes the form:</text:p>
            <text:p text:style-name="Code">&lt;initial value&gt; inst: &lt;variable name&gt;</text:p>
            <text:p text:style-name="Code"/>
            <text:p text:style-name="P1">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38365000"/>local:<text:alphabetical-index-mark-end text:id="IMark138365000"/> []</text:h>
            <text:p text:style-name="P1"><text:span text:style-name="T1">Routing:</text:span> Compiler Context.</text:p>
            <text:p text:style-name="P1">Create a local variable on the current execution context. This takes the form:</text:p>
            <text:p text:style-name="Code">&lt;initial value&gt; local: &lt;variable name&gt;</text:p>
            <text:p text:style-name="Code"/>
            <text:p text:style-name="P1">See section TBD for more about local variables.</text:p>
          </table:table-cell>
        </table:table-row>
        <table:table-row table:style-name="Table13.1">
          <table:table-cell table:style-name="Table13.A1" office:value-type="string">
            <text:h text:style-name="Heading_20_4" text:outline-level="4">[] <text:alphabetical-index-mark-start text:id="IMark138365000"/>super<text:alphabetical-index-mark-end text:id="IMark138365000"/> []</text:h>
            <text:p text:style-name="P1"><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38365000"/>;<text:alphabetical-index-mark-end text:id="IMark138365000"/>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select{</text:p>
      <text:p text:style-name="Text_20_body">.vm_name</text:p>
      <text:p text:style-name="Text_20_body">.with{</text:p>
      <text:p text:style-name="Text_20_body"><text:soft-page-break/>:</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in_float</text:p>
      <text:p text:style-name="Text_20_body">nan</text:p>
      <text:p text:style-name="Text_20_body">nil</text:p>
      <text:p text:style-name="Text_20_body">nip</text:p>
      <text:p text:style-name="Text_20_body">over</text:p>
      <text:p text:style-name="Text_20_body">pause</text:p>
      <text:p text:style-name="Text_20_body">pi</text:p>
      <text:p text:style-name="Text_20_body">pick</text:p>
      <text:p text:style-name="Text_20_body">rational</text:p>
      <text:p text:style-name="Text_20_body"><text:soft-page-break/>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38365720"/>Commands<text:alphabetical-index-mark-end text:id="IMark138365720"/></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quit</text:p>
      <text:p text:style-name="Text_20_body">)restart</text:p>
      <text:p text:style-name="Text_20_body">)show</text:p>
      <text:p text:style-name="Text_20_body">)start</text:p>
      <text:p text:style-name="Text_20_body">)threads</text:p>
      <text:p text:style-name="Text_20_body"><text:soft-page-break/>)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gets <text:s text:c="9"/>.right <text:s text:c="8"/>0&gt;=</text:p>
      <text:p text:style-name="Code">!: <text:s text:c="12"/>.[]@ <text:s text:c="10"/>.hypot <text:s text:c="8"/>.right? <text:s text:c="7"/>1+</text:p>
      <text:p text:style-name="Code">" <text:s text:c="13"/>.abs <text:s text:c="10"/>.imaginary <text:s text:c="4"/>.rjust <text:s text:c="8"/>1-</text:p>
      <text:p text:style-name="Code">&amp;&amp; <text:s text:c="12"/>.acos <text:s text:c="9"/>.init <text:s text:c="9"/>.round <text:s text:c="8"/>2*</text:p>
      <text:p text:style-name="Code">)" <text:s text:c="12"/>.acosh <text:s text:c="8"/>.is_class? <text:s text:c="4"/>.rstrip <text:s text:c="7"/>2+</text:p>
      <text:p text:style-name="Code">)classes <text:s text:c="6"/>.alive? <text:s text:c="7"/>.join <text:s text:c="9"/>.select{ <text:s text:c="6"/>2-</text:p>
      <text:p text:style-name="Code">)context <text:s text:c="6"/>.angle <text:s text:c="8"/>.keys <text:s text:c="9"/>.shuffle <text:s text:c="6"/>2/</text:p>
      <text:p text:style-name="Code">)context! <text:s text:c="5"/>.append <text:s text:c="7"/>.lcm <text:s text:c="10"/>.sin <text:s text:c="10"/>:</text:p>
      <text:p text:style-name="Code">)debug <text:s text:c="8"/>.append{ <text:s text:c="6"/>.left <text:s text:c="9"/>.sinh <text:s text:c="9"/>&lt;</text:p>
      <text:p text:style-name="Code">)elapsed <text:s text:c="6"/>.asin <text:s text:c="9"/>.left? <text:s text:c="8"/>.sleep <text:s text:c="8"/>&lt;&lt;</text:p>
      <text:p text:style-name="Code"><text:alphabetical-index-mark-start text:id="IMark138365720"/>)entries<text:alphabetical-index-mark-end text:id="IMark138365720"/> <text:s text:c="6"/>.asinh <text:s text:c="8"/>.length <text:s text:c="7"/>.sort <text:s text:c="9"/>&lt;=</text:p>
      <text:p text:style-name="Code">)globals <text:s text:c="6"/>.atan <text:s text:c="9"/>.lines <text:s text:c="8"/>.space <text:s text:c="8"/>&lt;=&gt;</text:p>
      <text:p text:style-name="Code">)irb <text:s text:c="10"/>.atan2 <text:s text:c="8"/>.list <text:s text:c="9"/>.spaces <text:s text:c="7"/>&lt;&gt;</text:p>
      <text:p text:style-name="Code">)load" <text:s text:c="8"/>.atanh <text:s text:c="8"/>.ljust <text:s text:c="8"/>.split <text:s text:c="8"/>=</text:p>
      <text:p text:style-name="Code">)map" <text:s text:c="9"/>.c2p <text:s text:c="10"/>.ln <text:s text:c="11"/>.sqr <text:s text:c="10"/>&gt;</text:p>
      <text:p text:style-name="Code">)methods <text:s text:c="6"/>.call <text:s text:c="9"/>.load <text:s text:c="9"/>.sqrt <text:s text:c="9"/>&gt;=</text:p>
      <text:p text:style-name="Code">)nodebug <text:s text:c="6"/>.cbrt <text:s text:c="9"/>.log10 <text:s text:c="8"/>.start <text:s text:c="8"/>&gt;&gt;</text:p>
      <text:p text:style-name="Code">)noshow <text:s text:c="7"/>.ceil <text:s text:c="9"/>.log2 <text:s text:c="9"/>.status <text:s text:c="7"/>?dup</text:p>
      <text:p text:style-name="Code">)quit <text:s text:c="9"/>.cjust <text:s text:c="8"/>.lstrip <text:s text:c="7"/>.strip <text:s text:c="8"/>@</text:p>
      <text:p text:style-name="Code">)restart <text:s text:c="6"/>.class <text:s text:c="8"/>.magnitude <text:s text:c="4"/>.strlen <text:s text:c="7"/>Array</text:p>
      <text:p text:style-name="Code">)show <text:s text:c="9"/>.clear <text:s text:c="8"/>.main <text:s text:c="9"/>.strmax <text:s text:c="7"/>Bignum</text:p>
      <text:p text:style-name="Code">)start <text:s text:c="8"/>.clone <text:s text:c="8"/>.map{ <text:s text:c="9"/>.strmax2 <text:s text:c="6"/>Class</text:p>
      <text:p text:style-name="Code">)stubs <text:s text:c="8"/>.clone_exclude .max <text:s text:c="10"/>.subclass: <text:s text:c="4"/>Complex</text:p>
      <text:p text:style-name="Code">)threads <text:s text:c="6"/>.close <text:s text:c="8"/>.mid <text:s text:c="10"/>.tan <text:s text:c="10"/>FalseClass</text:p>
      <text:p text:style-name="Code">)time <text:s text:c="9"/>.conjugate <text:s text:c="4"/>.mid? <text:s text:c="9"/>.tanh <text:s text:c="9"/>Fixnum</text:p>
      <text:p text:style-name="Code">)unmap" <text:s text:c="7"/>.copy <text:s text:c="9"/>.midlr <text:s text:c="8"/>.throw <text:s text:c="8"/>Float</text:p>
      <text:p text:style-name="Code">)version <text:s text:c="6"/>.cos <text:s text:c="10"/>.min <text:s text:c="10"/>.to_f <text:s text:c="9"/>Hash</text:p>
      <text:p text:style-name="Code">)vm <text:s text:c="11"/>.cosh <text:s text:c="9"/>.name <text:s text:c="9"/>.to_f! <text:s text:c="8"/>InStream</text:p>
      <text:p text:style-name="Code">)vm! <text:s text:c="10"/>.cr <text:s text:c="11"/>.new <text:s text:c="10"/>.to_i <text:s text:c="9"/>Integer</text:p>
      <text:p text:style-name="Code">)words <text:s text:c="8"/>.create <text:s text:c="7"/>.new_size <text:s text:c="5"/>.to_i! <text:s text:c="8"/>NilClass</text:p>
      <text:p text:style-name="Code">* <text:s text:c="13"/>.create{ <text:s text:c="6"/>.new_value <text:s text:c="4"/>.to_lower <text:s text:c="5"/>Numeric</text:p>
      <text:p text:style-name="Code">** <text:s text:c="12"/>.cube <text:s text:c="9"/>.new_values <text:s text:c="3"/>.to_n <text:s text:c="9"/>Object</text:p>
      <text:p text:style-name="Code">+ <text:s text:c="13"/>.current <text:s text:c="6"/>.new{ <text:s text:c="9"/>.to_n! <text:s text:c="8"/>OutStream</text:p>
      <text:p text:style-name="Code">- <text:s text:c="13"/>.d2r <text:s text:c="10"/>.numerator <text:s text:c="4"/>.to_r <text:s text:c="9"/>Procedure</text:p>
      <text:p text:style-name="Code">-infinity <text:s text:c="5"/>.denominator <text:s text:c="2"/>.odd? <text:s text:c="9"/>.to_r! <text:s text:c="8"/>Queue</text:p>
      <text:p text:style-name="Code">. <text:s text:c="13"/>.dump <text:s text:c="9"/>.open <text:s text:c="9"/>.to_s <text:s text:c="9"/>Rational</text:p>
      <text:p text:style-name="Code">." <text:s text:c="12"/>.e** <text:s text:c="10"/>.open{ <text:s text:c="8"/>.to_upper <text:s text:c="5"/>Stack</text:p>
      <text:p text:style-name="Code">.+left <text:s text:c="8"/>.each{ <text:s text:c="8"/>.p2c <text:s text:c="10"/>.to_x <text:s text:c="9"/>String</text:p>
      <text:p text:style-name="Code">.+mid <text:s text:c="9"/>.elapsed <text:s text:c="6"/>.parent_class <text:s/>.to_x! <text:s text:c="8"/>Thread</text:p>
      <text:p text:style-name="Code">.+midlr <text:s text:c="7"/>.emit <text:s text:c="9"/>.peek <text:s text:c="9"/>.values <text:s text:c="7"/>TrueClass</text:p>
      <text:p text:style-name="Code">.+right <text:s text:c="7"/>.empty? <text:s text:c="7"/>.pend <text:s text:c="9"/>.vm <text:s text:c="11"/>VirtualMachine</text:p>
      <text:p text:style-name="Code">.-left <text:s text:c="8"/>.eval <text:s text:c="9"/>.polar <text:s text:c="8"/>.vm_name <text:s text:c="6"/>[</text:p>
      <text:p text:style-name="Code">.-mid <text:s text:c="9"/>.even? <text:s text:c="8"/>.pop <text:s text:c="10"/>.with{ <text:s text:c="8"/>^^</text:p>
      <text:p text:style-name="Code">.-midlr <text:s text:c="7"/>.exit <text:s text:c="9"/>.posn <text:s text:c="9"/>/ <text:s text:c="13"/>accept</text:p>
      <text:p text:style-name="Code">.-right <text:s text:c="7"/>.floor <text:s text:c="8"/>.pp <text:s text:c="11"/>0&lt; <text:s text:c="12"/>accept"</text:p>
      <text:p text:style-name="Code">.1/x <text:s text:c="10"/>.fmt <text:s text:c="10"/>.push <text:s text:c="9"/>0&lt;= <text:s text:c="11"/>and</text:p>
      <text:p text:style-name="Code">.10** <text:s text:c="9"/>.fmt" <text:s text:c="9"/>.r2d <text:s text:c="10"/>0&lt;=&gt; <text:s text:c="10"/>begin</text:p>
      <text:p text:style-name="Code">.2** <text:s text:c="10"/>.gcd <text:s text:c="10"/>.real <text:s text:c="9"/>0&lt;&gt; <text:s text:c="11"/>class:</text:p>
      <text:p text:style-name="Code">.: <text:s text:c="12"/>.get_all <text:s text:c="6"/>.restart <text:s text:c="6"/>0= <text:s text:c="12"/>clear</text:p>
      <text:p text:style-name="Code">.:: <text:s text:c="11"/>.getc <text:s text:c="9"/>.reverse <text:s text:c="6"/>0&gt; <text:s text:c="12"/>clone</text:p>
      <text:p text:style-name="Code"/>
      <text:p text:style-name="Code"/>
      <text:p text:style-name="Code"><text:soft-page-break/></text:p>
      <text:p text:style-name="Code">com <text:s text:c="11"/>identical? <text:s text:c="4"/>nil= <text:s text:c="10"/>swap <text:s text:c="10"/>{{</text:p>
      <text:p text:style-name="Code">complex <text:s text:c="7"/>if <text:s text:c="12"/>nip <text:s text:c="11"/>switch <text:s text:c="8"/>||</text:p>
      <text:p text:style-name="Code">copy <text:s text:c="10"/>infinity <text:s text:c="6"/>not <text:s text:c="11"/>throw" <text:s text:c="8"/>~</text:p>
      <text:p text:style-name="Code">cr <text:s text:c="12"/>load" <text:s text:c="9"/>or <text:s text:c="12"/>true <text:s text:c="10"/>~"</text:p>
      <text:p text:style-name="Code">distinct? <text:s text:c="5"/>max <text:s text:c="11"/>over <text:s text:c="10"/>try <text:s text:c="11"/>~cr</text:p>
      <text:p text:style-name="Code">do <text:s text:c="12"/>max_float <text:s text:c="5"/>pause <text:s text:c="9"/>tuck <text:s text:c="10"/>~emit</text:p>
      <text:p text:style-name="Code">dpr <text:s text:c="11"/>min <text:s text:c="11"/>pi <text:s text:c="12"/>val#: <text:s text:c="9"/>~getc</text:p>
      <text:p text:style-name="Code">drop <text:s text:c="10"/>min_float <text:s text:c="5"/>pick <text:s text:c="10"/>val$: <text:s text:c="9"/>~gets</text:p>
      <text:p text:style-name="Code">dup <text:s text:c="11"/>mod <text:s text:c="11"/>rational <text:s text:c="6"/>var#: <text:s text:c="9"/>~space</text:p>
      <text:p text:style-name="Code">e <text:s text:c="13"/>nan <text:s text:c="11"/>rot <text:s text:c="11"/>var$: <text:s text:c="9"/>~spaces</text:p>
      <text:p text:style-name="Code">epsilon <text:s text:c="7"/>neg <text:s text:c="11"/>self <text:s text:c="10"/>vm</text:p>
      <text:p text:style-name="Code">f" <text:s text:c="12"/>nil <text:s text:c="11"/>space <text:s text:c="9"/>xor</text:p>
      <text:p text:style-name="Code">false <text:s text:c="9"/>nil&lt;&gt; <text:s text:c="9"/>spaces <text:s text:c="8"/>{</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1" text:note-class="footnote"><text:note-citation>73</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4">Expression Character</text:p>
          </table:table-cell>
          <table:table-cell table:style-name="Table4.B1" office:value-type="string">
            <text:p text:style-name="P15">Description</text:p>
          </table:table-cell>
        </table:table-row>
        <table:table-row>
          <table:table-cell table:style-name="Table4.A2" office:value-type="string">
            <text:p text:style-name="P19">.</text:p>
          </table:table-cell>
          <table:table-cell table:style-name="Table4.B2" office:value-type="string">
            <text:p text:style-name="P2">Any character except newline</text:p>
          </table:table-cell>
        </table:table-row>
        <table:table-row>
          <table:table-cell table:style-name="Table4.A2" office:value-type="string">
            <text:p text:style-name="P19">[A-Z]</text:p>
          </table:table-cell>
          <table:table-cell table:style-name="Table4.B2" office:value-type="string">
            <text:p text:style-name="P2">Any uppercase alphabetical character.</text:p>
          </table:table-cell>
        </table:table-row>
        <table:table-row>
          <table:table-cell table:style-name="Table4.A2" office:value-type="string">
            <text:p text:style-name="P19">[A-Za-z0-9_]</text:p>
          </table:table-cell>
          <table:table-cell table:style-name="Table4.B2" office:value-type="string">
            <text:p text:style-name="P2">Any alphanumeric or underscore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d</text:p>
          </table:table-cell>
          <table:table-cell table:style-name="Table4.B2" office:value-type="string">
            <text:p text:style-name="P2">A digit (0..9)</text:p>
          </table:table-cell>
        </table:table-row>
        <table:table-row>
          <table:table-cell table:style-name="Table4.A2" office:value-type="string">
            <text:p text:style-name="P19">X*</text:p>
          </table:table-cell>
          <table:table-cell table:style-name="Table4.B2" office:value-type="string">
            <text:p text:style-name="P2">0 or more repetitions of the X expression.</text:p>
          </table:table-cell>
        </table:table-row>
        <table:table-row>
          <table:table-cell table:style-name="Table4.A2" office:value-type="string">
            <text:p text:style-name="P19">X+</text:p>
          </table:table-cell>
          <table:table-cell table:style-name="Table4.B2" office:value-type="string">
            <text:p text:style-name="P2">1 or more repetitions of the X expression.</text:p>
          </table:table-cell>
        </table:table-row>
        <table:table-row>
          <table:table-cell table:style-name="Table4.A2" office:value-type="string">
            <text:p text:style-name="P19">^</text:p>
          </table:table-cell>
          <table:table-cell table:style-name="Table4.B2" office:value-type="string">
            <text:p text:style-name="P2">The beginning of the line or string.</text:p>
          </table:table-cell>
        </table:table-row>
        <table:table-row>
          <table:table-cell table:style-name="Table4.A2" office:value-type="string">
            <text:p text:style-name="P19">$</text:p>
          </table:table-cell>
          <table:table-cell table:style-name="Table4.B2" office:value-type="string">
            <text:p text:style-name="P2">The end of the line or string</text:p>
          </table:table-cell>
        </table:table-row>
        <table:table-row>
          <table:table-cell table:style-name="Table4.A2" office:value-type="string">
            <text:p text:style-name="P17">other</text:p>
          </table:table-cell>
          <table:table-cell table:style-name="Table4.B2" office:value-type="string">
            <text:p text:style-name="P2">Non-regex commands are expressions for themselves.</text:p>
          </table:table-cell>
        </table:table-row>
      </table:table>
      <text:p text:style-name="P1"/>
      <text:p text:style-name="P1"/>
      <text:alphabetical-index text:style-name="Sect3"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2" text:name="Alphabetical Index1_Head">
            <text:p text:style-name="Index_20_Heading">Index</text:p>
          </text:index-title>
          <text:p text:style-name="P63">2</text:p>
          <text:p text:style-name="P62">2*<text:tab/>88</text:p>
          <text:p text:style-name="P62">2/<text:tab/>88</text:p>
          <text:p text:style-name="P63">A</text:p>
          <text:p text:style-name="P62">again<text:tab/>25</text:p>
          <text:p text:style-name="P62">and<text:tab/>89</text:p>
          <text:p text:style-name="P62">Archive<text:tab/>12</text:p>
          <text:p text:style-name="P62">Array<text:tab/>60</text:p>
          <text:p text:style-name="P63">B</text:p>
          <text:p text:style-name="P62">begin<text:tab/>25</text:p>
          <text:p text:style-name="P62">Boolean<text:tab/>58</text:p>
          <text:p text:style-name="P62">bounce<text:tab/>36, 38</text:p>
          <text:p text:style-name="P63">C</text:p>
          <text:p text:style-name="P62">catch<text:tab/>35, 38</text:p>
          <text:p text:style-name="P62">Class<text:tab/>71</text:p>
          <text:p text:style-name="P62">Classes<text:tab/>47</text:p>
          <text:p text:style-name="P62">clone<text:tab/>30</text:p>
          <text:p text:style-name="P62">com<text:tab/>89</text:p>
          <text:p text:style-name="P62">Commands<text:tab/>72, 137</text:p>
          <text:p text:style-name="P62">Complex<text:tab/>74</text:p>
          <text:p text:style-name="P62">copy<text:tab/>30</text:p>
          <text:p text:style-name="P63">D</text:p>
          <text:p text:style-name="P62">Declarations<text:tab/>26</text:p>
          <text:p text:style-name="P62">Demo.rb<text:tab/>11</text:p>
          <text:p text:style-name="P62">distinct?<text:tab/>118</text:p>
          <text:p text:style-name="P62">do<text:tab/>23</text:p>
          <text:p text:style-name="P62">do_map_name<text:tab/>54</text:p>
          <text:p text:style-name="P62">dpr<text:tab/>93</text:p>
          <text:p text:style-name="P62">drop<text:tab/>19</text:p>
          <text:p text:style-name="P62">Duck Typing<text:tab/>26</text:p>
          <text:p text:style-name="P62">dup<text:tab/>19, 30</text:p>
          <text:p text:style-name="P63">E</text:p>
          <text:p text:style-name="P62">e<text:tab/>93</text:p>
          <text:p text:style-name="P62">else<text:tab/>21</text:p>
          <text:p text:style-name="P63">F</text:p>
          <text:p text:style-name="P62">FalseClass<text:tab/>58, 77</text:p>
          <text:p text:style-name="P62">finally<text:tab/>37p.</text:p>
          <text:p text:style-name="P62">Float<text:tab/>79</text:p>
          <text:p text:style-name="P63">H</text:p>
          <text:p text:style-name="P62">Hash<text:tab/>80</text:p>
          <text:p text:style-name="P63">I</text:p>
          <text:p text:style-name="P62">i<text:tab/>23</text:p>
          <text:p text:style-name="P62">identical?<text:tab/>118</text:p>
          <text:p text:style-name="P62">if<text:tab/>21</text:p>
          <text:p text:style-name="P62">Inheritance<text:tab/>48</text:p>
          <text:p text:style-name="P62">inst:<text:tab/>135</text:p>
          <text:p text:style-name="P62">InStream<text:tab/>83</text:p>
          <text:p text:style-name="P62">Integer<text:tab/>86</text:p>
          <text:p text:style-name="P63">J</text:p>
          <text:p text:style-name="P62">j<text:tab/>23</text:p>
          <text:p text:style-name="P63">K</text:p>
          <text:p text:style-name="P62">Known Issues<text:tab/>11</text:p>
          <text:p text:style-name="P63">L</text:p>
          <text:p text:style-name="P62">Late Binding<text:tab/>48</text:p>
          <text:p text:style-name="P62">local:<text:tab/>135</text:p>
          <text:p text:style-name="P62">loop<text:tab/>23</text:p>
          <text:p text:style-name="P63">M</text:p>
          <text:p text:style-name="P62">max<text:tab/>119</text:p>
          <text:p text:style-name="P62">Method Mapping<text:tab/>49</text:p>
          <text:p text:style-name="P62">Methods<text:tab/>48</text:p>
          <text:p text:style-name="P62">min<text:tab/>119</text:p>
          <text:p text:style-name="P62">Mutation<text:tab/>28</text:p>
          <text:p text:style-name="P63">N</text:p>
          <text:p text:style-name="P62">nil&lt;&gt;<text:tab/>119</text:p>
          <text:p text:style-name="P62">nil=<text:tab/>120</text:p>
          <text:p text:style-name="P62">NilClass<text:tab/>58, 91</text:p>
          <text:p text:style-name="P62">nip<text:tab/>19</text:p>
          <text:p text:style-name="P62">not<text:tab/>120</text:p>
          <text:p text:style-name="P62">Numeric<text:tab/>59, 93</text:p>
          <text:p text:style-name="P63">O</text:p>
          <text:p text:style-name="P62">Object<text:tab/>58, 111</text:p>
          <text:p text:style-name="P62">or<text:tab/>90</text:p>
          <text:p text:style-name="P62">OutStream<text:tab/>121</text:p>
          <text:p text:style-name="P62">over<text:tab/>19</text:p>
          <text:p text:style-name="P63">P</text:p>
          <text:p text:style-name="P62">pi<text:tab/>94</text:p>
          <text:p text:style-name="P62">pick<text:tab/>19</text:p>
          <text:p text:style-name="P62">Polymorphism<text:tab/>48</text:p>
          <text:p text:style-name="P62">Procedure<text:tab/>123</text:p>
          <text:p text:style-name="P62">Prototypes<text:tab/>48</text:p>
          <text:p text:style-name="P63">Q</text:p>
          <text:p text:style-name="P62">Queue<text:tab/>124</text:p>
          <text:p text:style-name="P63">R</text:p>
          <text:p text:style-name="P62">Rake<text:tab/>11</text:p>
          <text:p text:style-name="P62">Rational<text:tab/>125</text:p>
          <text:p text:style-name="P62">Referencing<text:tab/>27</text:p>
          <text:p text:style-name="P62">repeat<text:tab/>25</text:p>
          <text:p text:style-name="P62">Routing<text:tab/>51</text:p>
          <text:p text:style-name="P63">S</text:p>
          <text:p text:style-name="P62">Scoping<text:tab/>26</text:p>
          <text:p text:style-name="P62">self<text:tab/>56</text:p>
          <text:p text:style-name="P62">Stack<text:tab/>127</text:p>
          <text:p text:style-name="P62">String<text:tab/>128</text:p>
          <text:p text:style-name="P62">super<text:tab/>133, 135</text:p>
          <text:p text:style-name="P62">swap<text:tab/>20</text:p>
          <text:p text:style-name="P62">switch<text:tab/>21</text:p>
          <text:p text:style-name="P62">SymbolMap<text:tab/>49</text:p>
          <text:p text:style-name="P63">T</text:p>
          <text:p text:style-name="P62">Testing<text:tab/>11</text:p>
          <text:p text:style-name="P62">Thanks<text:tab/>9</text:p>
          <text:p text:style-name="P62">then<text:tab/>21</text:p>
          <text:p text:style-name="P62">Thread<text:tab/>130</text:p>
          <text:p text:style-name="P62">throw"<text:tab/>39</text:p>
          <text:p text:style-name="P62">TrueClass<text:tab/>58, 131</text:p>
          <text:p text:style-name="P62">try<text:tab/>35, 38</text:p>
          <text:p text:style-name="P62">tuck<text:tab/>20</text:p>
          <text:p text:style-name="P62">Typing<text:tab/>26</text:p>
          <text:p text:style-name="P63">U</text:p>
          <text:p text:style-name="P62">until<text:tab/>25</text:p>
          <text:p text:style-name="P63">V</text:p>
          <text:p text:style-name="P62">val:<text:tab/>26, 133</text:p>
          <text:p text:style-name="P62">val@:<text:tab/>27, 134</text:p>
          <text:p text:style-name="P62">val#:<text:tab/>27</text:p>
          <text:p text:style-name="P62">val$:<text:tab/>27</text:p>
          <text:p text:style-name="P62">var:<text:tab/>26, 134</text:p>
          <text:p text:style-name="P62">var@:<text:tab/>27, 134</text:p>
          <text:p text:style-name="P62">var#:<text:tab/>27</text:p>
          <text:p text:style-name="P62">var$:<text:tab/>27</text:p>
          <text:p text:style-name="P62">VirtualMachine<text:tab/>132</text:p>
          <text:p text:style-name="P63">X</text:p>
          <text:p text:style-name="P62">x<text:tab/>61</text:p>
          <text:p text:style-name="P62">xor<text:tab/>90</text:p>
          <text:p text:style-name="P63">^</text:p>
          <text:p text:style-name="P62">^^<text:tab/>78, 91, 118</text:p>
          <text:p text:style-name="P63">-</text:p>
          <text:p text:style-name="P62">-<text:tab/>95</text:p>
          <text:p text:style-name="P62">-&gt;<text:tab/>80</text:p>
          <text:p text:style-name="P62">-i<text:tab/>23</text:p>
          <text:p text:style-name="P62">-j<text:tab/>23</text:p>
          <text:p text:style-name="P63">;</text:p>
          <text:p text:style-name="P62">;<text:tab/>134p.</text:p>
          <text:p text:style-name="P63">:</text:p>
          <text:p text:style-name="P62">:<text:tab/>53</text:p>
          <text:p text:style-name="P63">!</text:p>
          <text:p text:style-name="P62">!<text:tab/>63</text:p>
          <text:p text:style-name="P63">?</text:p>
          <text:p text:style-name="P62">?"<text:tab/>36, 38</text:p>
          <text:p text:style-name="P63">.</text:p>
          <text:p text:style-name="P62">.<text:tab/>111</text:p>
          <text:p text:style-name="P62">.-left<text:tab/>64</text:p>
          <text:p text:style-name="P62">.-mid<text:tab/>65</text:p>
          <text:p text:style-name="P62">.-midlr<text:tab/>65</text:p>
          <text:p text:style-name="P62">.-right<text:tab/>65</text:p>
          <text:p text:style-name="P62">.:<text:tab/>53, 133</text:p>
          <text:p text:style-name="P62">.::<text:tab/>53, 134</text:p>
          <text:p text:style-name="P62">.[]!<text:tab/>65, 81</text:p>
          <text:p text:style-name="P62">.[]@<text:tab/>66, 81</text:p>
          <text:p text:style-name="P62">.+left<text:tab/>63</text:p>
          <text:p text:style-name="P62">.+mid<text:tab/>64</text:p>
          <text:p text:style-name="P62">.+midlr<text:tab/>64</text:p>
          <text:p text:style-name="P62">.+right<text:tab/>64</text:p>
          <text:p text:style-name="P62">.1/x<text:tab/>95</text:p>
          <text:p text:style-name="P62">.10**<text:tab/>96</text:p>
          <text:p text:style-name="P62">.2**<text:tab/>96</text:p>
          <text:p text:style-name="P62">.abs<text:tab/>96</text:p>
          <text:p text:style-name="P62">.acos<text:tab/>97</text:p>
          <text:p text:style-name="P62">.acosh<text:tab/>97</text:p>
          <text:p text:style-name="P62">.angle<text:tab/>97</text:p>
          <text:p text:style-name="P62">.asin<text:tab/>98</text:p>
          <text:p text:style-name="P62"><text:soft-page-break/>.asinh<text:tab/>98</text:p>
          <text:p text:style-name="P62">.atan<text:tab/>98</text:p>
          <text:p text:style-name="P62">.atan2<text:tab/>98</text:p>
          <text:p text:style-name="P62">.atanh<text:tab/>99</text:p>
          <text:p text:style-name="P62">.c2p<text:tab/>99</text:p>
          <text:p text:style-name="P62">.cbrt<text:tab/>75, 99</text:p>
          <text:p text:style-name="P62">.ceil<text:tab/>100</text:p>
          <text:p text:style-name="P62">.class<text:tab/>112</text:p>
          <text:p text:style-name="P62">.clone<text:tab/>30, 112</text:p>
          <text:p text:style-name="P62">.clone_exclude<text:tab/>32</text:p>
          <text:p text:style-name="P62">.close<text:tab/>84</text:p>
          <text:p text:style-name="P62">.conjugate<text:tab/>100</text:p>
          <text:p text:style-name="P62">.copy<text:tab/>30, 112</text:p>
          <text:p text:style-name="P62">.cos<text:tab/>100</text:p>
          <text:p text:style-name="P62">.cosh<text:tab/>100</text:p>
          <text:p text:style-name="P62">.e**<text:tab/>75</text:p>
          <text:p text:style-name="P62">.even?<text:tab/>87</text:p>
          <text:p text:style-name="P62">.gcd<text:tab/>87</text:p>
          <text:p text:style-name="P62">.get_all<text:tab/>83</text:p>
          <text:p text:style-name="P62">.getc<text:tab/>84</text:p>
          <text:p text:style-name="P62">.gets<text:tab/>84</text:p>
          <text:p text:style-name="P62">.init<text:tab/>27, 113</text:p>
          <text:p text:style-name="P62">.is_class?<text:tab/>71, 113</text:p>
          <text:p text:style-name="P62">.keys<text:tab/>81</text:p>
          <text:p text:style-name="P62">.lcm<text:tab/>87</text:p>
          <text:p text:style-name="P62">.left<text:tab/>66</text:p>
          <text:p text:style-name="P62">.length<text:tab/>66</text:p>
          <text:p text:style-name="P62">.max<text:tab/>67</text:p>
          <text:p text:style-name="P62">.mid<text:tab/>67</text:p>
          <text:p text:style-name="P62">.midlr<text:tab/>67</text:p>
          <text:p text:style-name="P62">.min<text:tab/>68</text:p>
          <text:p text:style-name="P62">.name<text:tab/>113</text:p>
          <text:p text:style-name="P62">.new<text:tab/>61, 71</text:p>
          <text:p text:style-name="P62">.new_size<text:tab/>62</text:p>
          <text:p text:style-name="P62">.new_value<text:tab/>62</text:p>
          <text:p text:style-name="P62">.new_values<text:tab/>62</text:p>
          <text:p text:style-name="P62">.new{<text:tab/>61</text:p>
          <text:p text:style-name="P62">.odd?<text:tab/>87</text:p>
          <text:p text:style-name="P62">.open<text:tab/>83</text:p>
          <text:p text:style-name="P62">.open{<text:tab/>84</text:p>
          <text:p text:style-name="P62">.parent_class<text:tab/>72</text:p>
          <text:p text:style-name="P62">.pp<text:tab/>68, 81</text:p>
          <text:p text:style-name="P62">.reverse<text:tab/>68</text:p>
          <text:p text:style-name="P62">.right<text:tab/>68</text:p>
          <text:p text:style-name="P62">.shuffle<text:tab/>69</text:p>
          <text:p text:style-name="P62">.sort<text:tab/>69</text:p>
          <text:p text:style-name="P62">.split<text:tab/>75, 125</text:p>
          <text:p text:style-name="P62">.sqrt<text:tab/>75</text:p>
          <text:p text:style-name="P62">.strlen<text:tab/>113</text:p>
          <text:p text:style-name="P62">.strmax<text:tab/>69</text:p>
          <text:p text:style-name="P62">.strmax2<text:tab/>82</text:p>
          <text:p text:style-name="P62">.subclass:<text:tab/>72</text:p>
          <text:p text:style-name="P62">.throw<text:tab/>39</text:p>
          <text:p text:style-name="P62">.to_f<text:tab/>114</text:p>
          <text:p text:style-name="P62">.to_f!<text:tab/>114</text:p>
          <text:p text:style-name="P62">.to_i<text:tab/>114</text:p>
          <text:p text:style-name="P62">.to_i!<text:tab/>114</text:p>
          <text:p text:style-name="P62">.to_n<text:tab/>115</text:p>
          <text:p text:style-name="P62">.to_n!<text:tab/>115</text:p>
          <text:p text:style-name="P62">.to_r<text:tab/>116</text:p>
          <text:p text:style-name="P62">.to_r!<text:tab/>116</text:p>
          <text:p text:style-name="P62">.to_s<text:tab/>72, 116</text:p>
          <text:p text:style-name="P62">.to_x<text:tab/>117</text:p>
          <text:p text:style-name="P62">.to_x!<text:tab/>117</text:p>
          <text:p text:style-name="P62">.values<text:tab/>82</text:p>
          <text:p text:style-name="P62">.with{<text:tab/>57</text:p>
          <text:p text:style-name="P63">)</text:p>
          <text:p text:style-name="P62">)entries<text:tab/>139</text:p>
          <text:p text:style-name="P62">)methods<text:tab/>73, 111</text:p>
          <text:p text:style-name="P62">)stubs<text:tab/>73</text:p>
          <text:p text:style-name="P63">{</text:p>
          <text:p text:style-name="P62">{<text:tab/>80</text:p>
          <text:p text:style-name="P63">}</text:p>
          <text:p text:style-name="P62">}<text:tab/>61, 80</text:p>
          <text:p text:style-name="P63">@</text:p>
          <text:p text:style-name="P62">@<text:tab/>70</text:p>
          <text:p text:style-name="P63">*</text:p>
          <text:p text:style-name="P62">*<text:tab/>94</text:p>
          <text:p text:style-name="P62">**<text:tab/>94</text:p>
          <text:p text:style-name="P63">&amp;</text:p>
          <text:p text:style-name="P62">&amp;&amp;<text:tab/>77, 91, 111</text:p>
          <text:p text:style-name="P63">+</text:p>
          <text:p text:style-name="P62">+<text:tab/>63, 95</text:p>
          <text:p text:style-name="P62">+loop<text:tab/>23</text:p>
          <text:p text:style-name="P63">&lt;</text:p>
          <text:p text:style-name="P62">&lt;&lt;<text:tab/>70, 88</text:p>
          <text:p text:style-name="P62">&lt;&gt;<text:tab/>117</text:p>
          <text:p text:style-name="P63">=</text:p>
          <text:p text:style-name="P62">=<text:tab/>118</text:p>
          <text:p text:style-name="P63">&gt;</text:p>
          <text:p text:style-name="P62">&gt;&gt;<text:tab/>89</text:p>
          <text:p text:style-name="P63">|</text:p>
          <text:p text:style-name="P62">||<text:tab/>78, 92, 120</text:p>
          <text:p text:style-name="P63">~</text:p>
          <text:p text:style-name="P62">~getc<text:tab/>85</text:p>
          <text:p text:style-name="P62">~gets<text:tab/>85</text:p>
        </text:index-body>
      </text:alphabetical-index>
      <text:p text:style-name="P1"/>
      <text:h text:style-name="Heading_20_1" text:outline-level="1">Edit History:</text:h>
      <text:p text:style-name="Text_20_body"/>
      <text:p text:style-name="P1">PCC – December 14, 2014 – Initial draft of User's Guide started. </text:p>
      <text:p text:style-name="P1"/>
      <text:p text:style-name="P1"/>
      <text:p text:style-name="P1"/>
      <text:p text:style-name="P1">–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16181000"/></text:p>
            <text:p text:style-name="Text_20_body">Routing:</text:p>
            <text:p text:style-name="P1">description</text:p>
          </table:table-cell>
          <table:covered-table-cell/>
        </table:table-row>
        <table:table-row table:style-name="Table58.1">
          <table:table-cell table:style-name="Table58.A2" office:value-type="string">
            <text:p text:style-name="P15">Code</text:p>
          </table:table-cell>
          <table:table-cell table:style-name="Table58.B2" office:value-type="string">
            <text:p text:style-name="P15">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2">[before] word [after] (h4)</text:p>
            <text:p text:style-name="Text_20_body">Routing:<text:span text:style-name="T12"> Compiler Context.</text:span></text:p>
            <text:p text:style-name="P1">description</text:p>
          </table:table-cell>
          <table:covered-table-cell/>
        </table:table-row>
        <table:table-row table:style-name="Table61.2">
          <table:table-cell table:style-name="Table61.A2" office:value-type="string">
            <text:p text:style-name="P15">Code</text:p>
          </table:table-cell>
          <table:table-cell table:style-name="Table61.B2" office:value-type="string">
            <text:p text:style-name="P15">Result</text:p>
          </table:table-cell>
        </table:table-row>
        <table:table-row table:style-name="Table61.2">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5">Code</text:p>
          </table:table-cell>
          <table:table-cell table:style-name="Table102.B1" office:value-type="string">
            <text:p text:style-name="P15">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44</text:page-number> of <text:page-count>144</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7DT12H15M52S</meta:editing-duration>
    <meta:editing-cycles>2047</meta:editing-cycles>
    <meta:generator>OpenOffice/4.1.1$Win32 OpenOffice.org_project/411m6$Build-9775</meta:generator>
    <dc:date>2015-04-26T16:24:24.23</dc:date>
    <dc:creator>Peter Camilleri</dc:creator>
    <meta:printed-by>Peter Camilleri</meta:printed-by>
    <meta:print-date>2015-02-10T10:49:15.76</meta:print-date>
    <meta:document-statistic meta:table-count="202" meta:image-count="0" meta:object-count="0" meta:page-count="144" meta:paragraph-count="4581" meta:word-count="25962" meta:character-count="150282"/>
    <meta:template xlink:type="simple" xlink:actuate="onRequest" xlink:title="MyDefault" xlink:href="../../../../OpenOffice.org/3/user/template/MyDefault.ott" meta:date="2014-06-26T22:09:00.24"/>
  </office:meta>
</office:document-meta>
</file>